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POCALC.XLS/script-lb.xml" manifest:media-type="text/xml"/>
  <manifest:file-entry manifest:full-path="Basic/SPOCALC.XLS/Sheet1.xml" manifest:media-type="text/xml"/>
  <manifest:file-entry manifest:full-path="Basic/SPOCALC.XLS/Module1.xml" manifest:media-type="text/xml"/>
  <manifest:file-entry manifest:full-path="Basic/SPOCALC.XLS/Sheet3.xml" manifest:media-type="text/xml"/>
  <manifest:file-entry manifest:full-path="Basic/SPOCALC.XLS/Sheet4.xml" manifest:media-type="text/xml"/>
  <manifest:file-entry manifest:full-path="Basic/SPOCALC.XLS/Sheet2.xml" manifest:media-type="text/xml"/>
  <manifest:file-entry manifest:full-path="Basic/SPOCALC.XLS/ThisWorkbook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9.1pt"/>
    </style:style>
    <style:style style:name="co2" style:family="table-column">
      <style:table-column-properties fo:break-before="auto" style:column-width="53.86pt"/>
    </style:style>
    <style:style style:name="co3" style:family="table-column">
      <style:table-column-properties fo:break-before="auto" style:column-width="11.85pt"/>
    </style:style>
    <style:style style:name="co4" style:family="table-column">
      <style:table-column-properties fo:break-before="auto" style:column-width="220.34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48.3pt"/>
    </style:style>
    <style:style style:name="co7" style:family="table-column">
      <style:table-column-properties fo:break-before="auto" style:column-width="52.24pt"/>
    </style:style>
    <style:style style:name="co8" style:family="table-column">
      <style:table-column-properties fo:break-before="auto" style:column-width="59.41pt"/>
    </style:style>
    <style:style style:name="co9" style:family="table-column">
      <style:table-column-properties fo:break-before="auto" style:column-width="89.55pt"/>
    </style:style>
    <style:style style:name="co10" style:family="table-column">
      <style:table-column-properties fo:break-before="auto" style:column-width="96.66pt"/>
    </style:style>
    <style:style style:name="co11" style:family="table-column">
      <style:table-column-properties fo:break-before="auto" style:column-width="47.51pt"/>
    </style:style>
    <style:style style:name="co12" style:family="table-column">
      <style:table-column-properties fo:break-before="auto" style:column-width="13.41pt"/>
    </style:style>
    <style:style style:name="co13" style:family="table-column">
      <style:table-column-properties fo:break-before="auto" style:column-width="101.45pt"/>
    </style:style>
    <style:style style:name="co14" style:family="table-column">
      <style:table-column-properties fo:break-before="auto" style:column-width="55.45pt"/>
    </style:style>
    <style:style style:name="co15" style:family="table-column">
      <style:table-column-properties fo:break-before="auto" style:column-width="50.71pt"/>
    </style:style>
    <style:style style:name="co16" style:family="table-column">
      <style:table-column-properties fo:break-before="auto" style:column-width="35.6pt"/>
    </style:style>
    <style:style style:name="co17" style:family="table-column">
      <style:table-column-properties fo:break-before="auto" style:column-width="53.04pt"/>
    </style:style>
    <style:style style:name="co18" style:family="table-column">
      <style:table-column-properties fo:break-before="auto" style:column-width="45.16pt"/>
    </style:style>
    <style:style style:name="co19" style:family="table-column">
      <style:table-column-properties fo:break-before="auto" style:column-width="46.69pt"/>
    </style:style>
    <style:style style:name="co20" style:family="table-column">
      <style:table-column-properties fo:break-before="auto" style:column-width="407.45pt"/>
    </style:style>
    <style:style style:name="co21" style:family="table-column">
      <style:table-column-properties fo:break-before="auto" style:column-width="64.94pt"/>
    </style:style>
    <style:style style:name="co22" style:family="table-column">
      <style:table-column-properties fo:break-before="auto" style:column-width="245.76pt"/>
    </style:style>
    <style:style style:name="co23" style:family="table-column">
      <style:table-column-properties fo:break-before="auto" style:column-width="38.01pt"/>
    </style:style>
    <style:style style:name="co24" style:family="table-column">
      <style:table-column-properties fo:break-before="auto" style:column-width="43.54pt"/>
    </style:style>
    <style:style style:name="co25" style:family="table-column">
      <style:table-column-properties fo:break-before="auto" style:column-width="44.36pt"/>
    </style:style>
    <style:style style:name="co26" style:family="table-column">
      <style:table-column-properties fo:break-before="auto" style:column-width="22.14pt"/>
    </style:style>
    <style:style style:name="co27" style:family="table-column">
      <style:table-column-properties fo:break-before="auto" style:column-width="28.49pt"/>
    </style:style>
    <style:style style:name="co28" style:family="table-column">
      <style:table-column-properties fo:break-before="auto" style:column-width="296.45pt"/>
    </style:style>
    <style:style style:name="co29" style:family="table-column">
      <style:table-column-properties fo:break-before="auto" style:column-width="258.41pt"/>
    </style:style>
    <style:style style:name="co30" style:family="table-column">
      <style:table-column-properties fo:break-before="auto" style:column-width="73.7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8.24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calculator">
      <style:table-properties table:display="true" style:writing-mode="lr-tb"/>
    </style:style>
    <style:style style:name="ta3" style:family="table" style:master-page-name="PageStyle_5f_rims">
      <style:table-properties table:display="true" style:writing-mode="lr-tb"/>
    </style:style>
    <style:style style:name="ta4" style:family="table" style:master-page-name="PageStyle_5f_hubs">
      <style:table-properties table:display="true" style:writing-mode="lr-tb"/>
    </style:style>
    <style:style style:name="ta5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none" fo:background-color="#ffffff" style:diagonal-bl-tr="none" style:diagonal-tl-br="none" fo:border-left="0.74pt solid #2e3436" fo:padding="2.01pt" fo:border-right="none" style:rotation-align="none" fo:border-top="0.74pt solid #2e3436"/>
    </style:style>
    <style:style style:name="ce2" style:family="table-cell" style:parent-style-name="Default">
      <style:table-cell-properties fo:border-bottom="none" fo:background-color="#ffffff" style:diagonal-bl-tr="none" style:diagonal-tl-br="none" fo:border-left="0.74pt solid #2e3436" fo:padding="2.01pt" fo:border-right="none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0.74pt solid #2e3436" fo:padding="2.01pt" fo:border-right="none" style:rotation-align="none" fo:border-top="none"/>
    </style:style>
    <style:style style:name="ce4" style:family="table-cell" style:parent-style-name="Default">
      <style:table-cell-properties fo:border-bottom="0.74pt solid #2e3436" fo:background-color="#ffffff" style:diagonal-bl-tr="none" style:diagonal-tl-br="none" fo:border-left="0.74pt solid #2e3436" fo:padding="2.01pt" fo:border-right="none" style:rotation-align="none" fo:border-top="none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padding="2.01pt" fo:border-right="none" style:rotation-align="none" fo:border-top="0.74pt solid #2e3436"/>
    </style:style>
    <style:style style:name="ce7" style:family="table-cell" style:parent-style-name="Default">
      <style:table-cell-properties fo:background-color="#ffffff" style:diagonal-bl-tr="none" style:diagonal-tl-br="none" fo:border="none" fo:padding="2.01pt" style:rotation-align="none"/>
    </style:style>
    <style:style style:name="ce8" style:family="table-cell" style:parent-style-name="Default">
      <style:table-cell-properties fo:border-bottom="0.74pt solid #2e3436" fo:background-color="#ffffff" style:diagonal-bl-tr="none" style:diagonal-tl-br="none" fo:border-left="none" fo:padding="2.01pt" fo:border-right="none" style:rotation-align="none" fo:border-top="none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padding="2.01pt" fo:border-right="0.74pt solid #2e3436" style:rotation-align="none" fo:border-top="0.74pt solid #2e3436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none" fo:padding="2.01pt" fo:border-right="0.74pt solid #2e3436" style:rotation-align="none" fo:border-top="none"/>
    </style:style>
    <style:style style:name="ce11" style:family="table-cell" style:parent-style-name="Default">
      <style:table-cell-properties fo:border-bottom="0.74pt solid #2e3436" fo:background-color="#ffffff" style:diagonal-bl-tr="none" style:diagonal-tl-br="none" fo:border-left="none" fo:padding="2.01pt" fo:border-right="0.74pt solid #2e3436" style:rotation-align="none" fo:border-top="none"/>
    </style:style>
    <style:style style:name="ce12" style:family="table-cell" style:parent-style-name="Default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fo:background-color="transparent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cell-protect="none" style:print-content="tru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2e3436" style:cell-protect="protected" style:print-content="true" style:diagonal-bl-tr="none" style:diagonal-tl-br="none" style:text-align-source="fix" style:repeat-content="false" fo:background-color="transparent" fo:wrap-option="no-wrap" fo:border-left="1.76pt solid #2e3436" style:direction="ltr" fo:padding="2.01pt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2e3436" style:cell-protect="protected" style:print-content="true" style:diagonal-bl-tr="none" style:diagonal-tl-br="none" fo:background-color="transparent" fo:border-left="1.76pt solid #2e3436" fo:padding="2.01pt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2e3436" style:cell-protect="protected" style:print-content="true" style:diagonal-bl-tr="none" style:diagonal-tl-br="none" fo:background-color="transparent" fo:border-left="1.76pt solid #2e3436" fo:padding="2.01pt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2e3436" style:cell-protect="protected" style:print-content="true" style:diagonal-bl-tr="none" style:diagonal-tl-br="none" fo:background-color="transparent" fo:border-left="1.76pt solid #2e3436" fo:padding="2.01pt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">
      <style:table-cell-properties style:glyph-orientation-vertical="0" fo:border-bottom="0.74pt solid #2e3436" fo:background-color="#ffff99" style:cell-protect="none" style:print-content="true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4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0.74pt solid #2e3436" fo:padding="2.01pt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2e3436" fo:background-color="#c0c0c0" style:cell-protect="protected" style:print-content="true" style:diagonal-bl-tr="none" style:diagonal-tl-br="none" fo:border-left="0.74pt solid #2e3436" fo:padding="2.01pt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121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2e343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0c0c0" style:cell-protect="protected" style:print-content="true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3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34">
      <style:table-cell-properties style:glyph-orientation-vertical="0" fo:border-bottom="1.76pt solid #2e3436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2e3436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1.76pt solid #2e3436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3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3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34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2e3436" fo:background-color="#c0c0c0" style:cell-protect="protected" style:print-content="true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fo:background-color="transparent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2e3436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2.01pt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34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2.01pt" fo:border-right="1.76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34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2.01pt" fo:border-right="1.76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2.01pt" fo:border-right="1.76pt solid #2e3436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2e3436" fo:background-color="#c0c0c0" style:cell-protect="protected" style:print-content="true" style:diagonal-bl-tr="none" style:diagonal-tl-br="none" fo:border-left="none" fo:padding="2.01pt" fo:border-right="1.76pt solid #2e3436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cell-protect="protected" style:print-content="true" style:diagonal-bl-tr="none" style:diagonal-tl-br="none" fo:border-left="none" fo:padding="2.01pt" fo:border-right="none" style:rotation-align="none" fo:border-top="0.74pt solid #2e3436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49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49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49">
      <style:table-cell-properties fo:border-bottom="none" style:cell-protect="protected" style:print-content="true" style:diagonal-bl-tr="none" style:diagonal-tl-br="none" fo:border-left="none" fo:padding="2.01pt" fo:border-right="none" style:rotation-align="none" fo:border-top="0.74pt solid #2e3436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cell-protect="protected" style:print-content="true" style:diagonal-bl-tr="none" style:diagonal-tl-br="none" fo:border-left="none" fo:padding="2.01pt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5f_BuiltIn_5f_Percent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cell-protect="protected" style:print-content="true" style:diagonal-bl-tr="none" style:diagonal-tl-br="none" fo:border-left="none" fo:padding="2.01pt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34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cell-protect="protected" style:print-content="true" style:diagonal-bl-tr="none" style:diagonal-tl-br="none" fo:border-left="0.74pt solid #2e3436" fo:padding="2.01pt" fo:border-right="none" style:rotation-align="none" fo:border-top="0.74pt solid #2e3436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cell-protect="protected" style:print-content="true" style:diagonal-bl-tr="none" style:diagonal-tl-br="none" fo:border-left="0.74pt solid #2e3436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34">
      <style:table-cell-properties fo:border-bottom="none" style:cell-protect="protected" style:print-content="true" style:diagonal-bl-tr="none" style:diagonal-tl-br="none" fo:border-left="0.74pt solid #2e3436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34">
      <style:table-cell-properties fo:border-bottom="0.74pt solid #2e3436" style:cell-protect="protected" style:print-content="true" style:diagonal-bl-tr="none" style:diagonal-tl-br="none" fo:border-left="0.74pt solid #2e3436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cell-protect="protected" style:print-content="true" style:diagonal-bl-tr="none" style:diagonal-tl-br="none" fo:border="0.74pt solid #2e3436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cell-protect="protected" style:print-content="true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2e3436" style:cell-protect="protected" style:print-content="true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49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c0c0c0" style:cell-protect="protected" style:print-content="true" style:diagonal-bl-tr="none" style:diagonal-tl-br="none" fo:border="0.74pt solid #2e3436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2e3436" style:cell-protect="protected" style:print-content="true" style:diagonal-bl-tr="none" style:diagonal-tl-br="none" fo:border-left="none" fo:padding="2.01pt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2e3436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2e3436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2e3436" fo:background-color="#ffffff" style:diagonal-bl-tr="none" style:diagonal-tl-br="none" style:text-align-source="value-type" style:repeat-content="false" fo:wrap-option="no-wrap" fo:border-left="0.74pt solid #2e3436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no-wrap" fo:border-left="0.74pt solid #2e3436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2e3436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order-bottom="none" fo:background-color="#ffffff" style:diagonal-bl-tr="none" style:diagonal-tl-br="none" fo:border-left="none" fo:padding="2.01pt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ffffff" style:diagonal-bl-tr="none" style:diagonal-tl-br="none" fo:border-left="none" fo:padding="2.01pt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2e3436" fo:background-color="#ffffff" style:diagonal-bl-tr="none" style:diagonal-tl-br="none" fo:border-left="none" fo:padding="2.01pt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wrap" fo:border-left="none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cell-protect="none" style:print-content="tru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122">
      <style:table-cell-properties style:cell-protect="none" style:print-content="tru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137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02" style:family="table-cell" style:parent-style-name="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134">
      <style:table-cell-properties fo:border-bottom="none" fo:background-color="#ffffff" style:diagonal-bl-tr="none" style:diagonal-tl-br="none" fo:border-left="0.74pt solid #2e3436" fo:padding="2.01pt" fo:border-right="none" style:rotation-align="none" fo:border-top="0.74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134">
      <style:table-cell-properties fo:border-bottom="none" fo:background-color="#ffffff" style:diagonal-bl-tr="none" style:diagonal-tl-br="none" fo:border-left="0.74pt solid #2e3436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 style:data-style-name="N134">
      <style:table-cell-properties fo:border-bottom="0.74pt solid #2e3436" fo:background-color="#ffffff" style:diagonal-bl-tr="none" style:diagonal-tl-br="none" fo:border-left="0.74pt solid #2e3436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ffffff" style:diagonal-bl-tr="none" style:diagonal-tl-br="none" fo:border-left="0.74pt solid #2e3436" fo:padding="2.01pt" fo:border-right="none" style:rotation-align="none" fo:border-top="0.74pt solid #2e3436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34">
      <style:table-cell-properties style:cell-protect="none" style:print-content="tru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34">
      <style:table-cell-properties fo:border-bottom="none" fo:background-color="#ffffff" style:diagonal-bl-tr="none" style:diagonal-tl-br="none" fo:border-left="none" fo:padding="2.01pt" fo:border-right="none" style:rotation-align="none" fo:border-top="0.74pt solid #2e3436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34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34">
      <style:table-cell-properties fo:border-bottom="0.74pt solid #2e3436" fo:background-color="#ffffff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134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fo:border-bottom="none" fo:background-color="#ffffff" style:diagonal-bl-tr="none" style:diagonal-tl-br="none" fo:border-left="none" fo:padding="2.01pt" fo:border-right="none" style:rotation-align="none" fo:border-top="0.74pt solid #2e3436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2e3436" fo:background-color="#ffffff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2e3436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0123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27" style:family="table-cell" style:parent-style-name="Default" style:data-style-name="N1012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28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2e3436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fo:border-bottom="0.74pt solid #2e3436" style:diagonal-bl-tr="none" style:diagonal-tl-br="none" fo:border-left="0.74pt solid #2e3436" fo:padding="2.01pt" fo:border-right="0.74pt solid #2e3436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137">
      <style:table-cell-properties style:cell-protect="none" style:print-content="tru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122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9.5pt" fo:font-style="normal" fo:text-shadow="none" style:text-underline-style="solid" style:text-underline-width="auto" style:text-underline-color="font-color" fo:font-weight="normal" style:font-size-asian="9.5pt" style:font-style-asian="normal" style:font-weight-asian="normal" style:font-size-complex="9.5pt" style:font-style-complex="normal" style:font-weight-complex="normal"/>
    </style:style>
    <style:style style:name="ce141" style:family="table-cell" style:parent-style-name="Default" style:data-style-name="N150">
      <style:table-cell-properties style:cell-protect="none" style:print-content="tru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9pt" fo:min-width="76.96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5.13pt" fo:min-width="99.98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6.63pt" fo:min-width="76.9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5.16pt" fo:min-width="99.98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5.92pt" fo:min-width="75.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6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16pt" fo:min-width="87.62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7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16pt" fo:min-width="87.22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8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9.92pt" fo:min-width="57.12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9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54.88pt" fo:min-width="123.96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10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16pt" fo:min-width="97.71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1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16pt" fo:min-width="117.6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font-style="normal" fo:text-shadow="none" style:text-underline-style="none" fo:font-weight="normal" style:font-size-asian="8pt" style:font-style-asian="normal" style:font-weight-asian="normal" style:font-family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fo:font-family="Tahoma" fo:font-size="8pt" fo:font-style="normal" fo:text-shadow="none" style:text-underline-style="none" fo:font-weight="bold" style:font-size-asian="8pt" style:font-style-asian="normal" style:font-weight-asian="bold" style:font-family-complex="Tahoma" style:font-size-complex="8pt" style:font-style-complex="normal" style:font-weight-complex="bold"/>
    </style:style>
    <style:style style:name="T5" style:family="text">
      <style:text-properties style:font-name="Arial"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solid" style:text-underline-width="auto" style:text-underline-color="font-color" fo:font-weight="normal" fo:font-size="10pt"/>
    </style:style>
    <style:style style:name="T6" style:family="text">
      <style:text-properties style:font-name="Arial"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fo:font-weight="normal" fo:font-size="10pt" style:text-underline-style="none" style:text-underline-color="font-color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fo:font-weight="normal" fo:font-size="10pt" style:text-underline-style="solid" style:text-underline-width="auto" style:text-underline-color="font-color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Times New Roman"/>
    </style:style>
    <style:style style:name="T1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Arial"/>
    </style:style>
    <style:style style:name="T13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fo:color="#0000ff" style:font-name="Arial" fo:font-size="9.5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style-complex="normal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name="Arial"/>
    </style:style>
    <style:style style:name="T16" style:family="text">
      <style:text-properties style:font-style-complex="normal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name="Ari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number-columns-repeated="8" table:default-cell-style-name="ce5"/>
        <table:table-column table:style-name="co2" table:default-cell-style-name="ce5"/>
        <table:table-column table:style-name="co1" table:number-columns-repeated="248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pocalc.xls is an Excel spreadsheet I made. <text:s/>It works like any other Excel spreadsheet.</text:p>
          </table:table-cell>
          <table:table-cell table:style-name="ce6" table:number-columns-repeated="7"/>
          <table: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There is no program beyond the built-in brains of Excel, just some formulas that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automatically work on the numbers you enter to instantly give you the spoke lengths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you need.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Spocalc.xls contains four Excel worksheets: "instructions" (this sheet), "calculator",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"hubs" and "rims". <text:s/>Once you've opened spocalc.xls in Excel, you can look at any worksheet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by clicking on its tab at the bottom of the screen.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Instructions on how to use the macros to enter hub and rim data are on the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"hubs" and "rims" worksheets.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3"/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The "calculator" worksheet is where you enter the rim and hub dimensions and view the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results of the calculations. If you click on a cell containing the spoke length, you can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view the formulas in the Formula Bar near the top of the worksheet. 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The "rims" worksheet is a list of dimensions you can use for rims, or you can measure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your own rim and add it to the list if you want.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The "hubs" worksheet is a list of hubs you can choose from, or again, you can measure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your own hub and add it to the list if you want.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Here's how to use the macros: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1. Make sure you enable the macros. (Often Excel prompts you to disable them in case 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they harbor a virus.) You can enable the macros when you open the file by clicking on 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the "Enable Macros" button when Excel asks.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2. Click on the "hubs" tab at the bottom of the workbook. Spocalc shows the hubs database.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3. Select the name of the front hub you want by clicking on the cell containing the name of 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the hub (in column I, the "Select a Hub" column). 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3"/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4. Click on "Enter Front Hub Dimensions" in the "Tools" menu.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Of course, if you select a rear hub click on "Enter Rear Hub Dimensions". 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Same for the rims.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Please e-mail me, Damon Rinard, at drinard@yahoo.com if you have additions,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corrections, questions or other feedback.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Thank you Sheldon Brown, Doug Milliken, Greg Johnson, Larry Friedman, and Clark Rasmussen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or your invaluable help in developing this spreadsheet.</text:p>
          </table:table-cell>
          <table:table-cell table:style-name="ce8" table:number-columns-repeated="7"/>
          <table:table-cell table:style-name="ce11"/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or" table:style-name="ta2">
        <office:forms form:automatic-focus="false" form:apply-design-mode="false"/>
        <table:table-column table:style-name="co3" table:default-cell-style-name="ce14"/>
        <table:table-column table:style-name="co4" table:default-cell-style-name="ce14"/>
        <table:table-column table:style-name="co5" table:default-cell-style-name="ce23"/>
        <table:table-column table:style-name="co6" table:default-cell-style-name="ce23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3" table:default-cell-style-name="ce14"/>
        <table:table-column table:style-name="co15" table:number-columns-repeated="243" table:default-cell-style-name="ce14"/>
        <table:table-column table:style-name="co15" table:number-columns-repeated="767" table:default-cell-style-name="Default"/>
        <table:table-row table:style-name="ro1">
          <table:table-cell table:style-name="ce12"/>
          <table:table-cell table:style-name="ce12" office:value-type="string" calcext:value-type="string">
            <text:p>Spocalc2004</text:p>
          </table:table-cell>
          <table:table-cell/>
          <table:table-cell table:style-name="ce12" office:value-type="string" calcext:value-type="string">
            <text:p>http://www.damonrinard.com/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3"/>
          <table:table-cell table:style-name="ce13" office:value-type="string" calcext:value-type="string">
            <text:p>Click on the tabs (bottom of screen) for hub and rim dimensions. <text:s/>You can edit or add to those dimensions.</text:p>
          </table:table-cell>
          <table:table-cell table:style-name="ce13" table:number-columns-repeated="4"/>
          <table:table-cell table:style-name="ce12" table:number-columns-repeated="101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nter "N, total number of spokes" by typing the total number into the appropriate cells (C10, C23).</text:p>
          </table:table-cell>
          <table:table-cell table:style-name="ce13" table:number-columns-repeated="4"/>
          <table:table-cell table:style-name="ce12" table:number-columns-repeated="101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nter rim and hub dimensions by typing them in the yellow "Input" cells (column C)…</text:p>
          </table:table-cell>
          <table:table-cell table:style-name="ce13" table:number-columns-repeated="4"/>
          <table:table-cell table:style-name="ce12" table:number-columns-repeated="1018"/>
        </table:table-row>
        <table:table-row table:style-name="ro1">
          <table:table-cell table:style-name="ce13"/>
          <table:table-cell table:style-name="ce13" office:value-type="string" calcext:value-type="string">
            <text:p>...or follow the directions on the "hubs" and "rims" sheets to make the macros enter them for you.</text:p>
          </table:table-cell>
          <table:table-cell table:style-name="ce13" table:number-columns-repeated="4"/>
          <table:table-cell table:style-name="ce12" table:number-columns-repeated="101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(Optional) Enter "X, number of cross" by typing in cells C18 &amp; C31. You may enter a decimal value if desired.</text:p>
          </table:table-cell>
          <table:table-cell table:style-name="ce13" table:number-columns-repeated="4"/>
          <table:table-cell table:style-name="ce12" table:number-columns-repeated="101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Spoke lengths for various cross patterns are immediately displayed in columns E and F.</text:p>
          </table:table-cell>
          <table:table-cell table:style-name="ce13" table:number-columns-repeated="4"/>
          <table:table-cell table:style-name="ce12" table:number-columns-repeated="1018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(Optional) Print this page by choosing <text:span text:style-name="T5">P</text:span><text:span text:style-name="T6">rint from the </text:span><text:span text:style-name="T7">F</text:span><text:span text:style-name="T6">ile menu.</text:span></text:p>
          </table:table-cell>
          <table:table-cell table:style-name="ce13" table:number-columns-repeated="4"/>
          <table:table-cell table:style-name="ce12" table:number-columns-repeated="1018"/>
        </table:table-row>
        <table:table-row table:style-name="ro2">
          <table:table-cell table:style-name="ce12"/>
          <table:table-cell table:style-name="ce15" office:value-type="string" calcext:value-type="string">
            <text:p>Front Wheel</text:p>
          </table:table-cell>
          <table:table-cell table:style-name="ce24" office:value-type="string" calcext:value-type="string">
            <office:annotation draw:style-name="gr1" draw:text-style-name="P2" svg:width="91.13pt" svg:height="56.27pt" svg:x="290.81pt" svg:y="105.76pt" draw:caption-point-x="10.8pt" draw:caption-point-y="-2.75pt">
              <dc:date>2017-11-16T00:00:00</dc:date>
              <text:p text:style-name="P1"><text:span text:style-name="T1">Enter your components' dimensions in this column.</text:span></text:p>
            </office:annotation>
            <text:p>Input Data</text:p>
          </table:table-cell>
          <table:table-cell table:style-name="ce33" office:value-type="string" calcext:value-type="string" table:number-columns-spanned="3" table:number-rows-spanned="1">
            <office:annotation draw:style-name="gr2" draw:text-style-name="P2" svg:width="114.15pt" svg:height="52.5pt" svg:x="484.07pt" svg:y="94.54pt" draw:caption-point-x="-22.51pt" draw:caption-point-y="8.48pt">
              <dc:date>2017-11-16T00:00:00</dc:date>
              <text:p text:style-name="P1"><text:span text:style-name="T2">Spocalc2002.xls continuously re-calculates the correct lengths for the cross numbers indicated in column D.</text:span></text:p>
            </office:annotation>
            <text:p>Output Data</text:p>
          </table:table-cell>
          <table:covered-table-cell table:style-name="ce40"/>
          <table:covered-table-cell table:style-name="ce47"/>
          <table:table-cell table:style-name="ce53" office:value-type="string" calcext:value-type="string">
            <text:p>Reference information:</text:p>
          </table:table-cell>
          <table:table-cell table:style-name="ce53"/>
          <table:table-cell table:style-name="ce61"/>
          <table:table-cell table:style-name="ce12"/>
          <table:table-cell table:style-name="ce69" office:value-type="string" calcext:value-type="string">
            <text:p>Note:</text:p>
          </table:table-cell>
          <table:table-cell table:style-name="ce53" table:number-columns-repeated="2"/>
          <table:table-cell table:style-name="ce61"/>
          <table:table-cell table:style-name="ce12" table:number-columns-repeated="1010"/>
        </table:table-row>
        <table:table-row table:style-name="ro1">
          <table:table-cell table:style-name="ce12"/>
          <table:table-cell table:style-name="ce16" office:value-type="string" calcext:value-type="string">
            <text:p>N, total number of spokes</text:p>
          </table:table-cell>
          <table:table-cell table:style-name="ce25" office:value-type="float" office:value="32" calcext:value-type="float">
            <text:p>32</text:p>
          </table:table-cell>
          <table:table-cell table:style-name="ce34" office:value-type="string" calcext:value-type="string">
            <text:p>cross</text:p>
          </table:table-cell>
          <table:table-cell table:style-name="ce34" office:value-type="string" calcext:value-type="string">
            <text:p>left length</text:p>
          </table:table-cell>
          <table:table-cell table:style-name="ce48" office:value-type="string" calcext:value-type="string">
            <text:p>right length</text:p>
          </table:table-cell>
          <table:table-cell table:style-name="ce54" office:value-type="string" calcext:value-type="string">
            <text:p>left bracing angle</text:p>
          </table:table-cell>
          <table:table-cell table:style-name="ce54" office:value-type="string" calcext:value-type="string">
            <text:p>right bracing angle</text:p>
          </table:table-cell>
          <table:table-cell table:style-name="ce62"/>
          <table:table-cell table:style-name="ce54"/>
          <table:table-cell table:style-name="ce70" office:value-type="string" calcext:value-type="string">
            <text:p>If paired hub spoke holes are <text:span text:style-name="T8">15</text:span><text:span text:style-name="T9"> degrees apart, then:</text:span></text:p>
          </table:table-cell>
          <table:table-cell table:style-name="ce75" table:number-columns-repeated="2"/>
          <table:table-cell table:style-name="ce66"/>
          <table:table-cell table:style-name="ce12" table:number-columns-repeated="1010"/>
        </table:table-row>
        <table:table-row table:style-name="ro3">
          <table:table-cell table:style-name="ce12"/>
          <table:table-cell table:style-name="ce17" office:value-type="string" calcext:value-type="string">
            <text:p>ERD, effective rim diameter</text:p>
          </table:table-cell>
          <table:table-cell table:style-name="ce26" office:value-type="float" office:value="596" calcext:value-type="float">
            <text:p>596.0</text:p>
          </table:table-cell>
          <table:table-cell table:style-name="ce35" office:value-type="float" office:value="0" calcext:value-type="float">
            <text:p>0</text:p>
          </table:table-cell>
          <table:table-cell table:style-name="ce41" table:formula="of:=SQRT(([.C$15]/2*SIN(2*PI()*[.D11]/([.C$10]/2)))^2+([.C$11]/2-(([.C$15]/2)*COS(2*PI()*[.D11]/([.C$10]/2))))^2+[.D$19]^2)-[.C$17]/2" office:value-type="float" office:value="279.534523170913" calcext:value-type="float">
            <text:p>279.5</text:p>
          </table:table-cell>
          <table:table-cell table:style-name="ce49" table:formula="of:=SQRT(([.C$16]/2*SIN(2*PI()*[.D11]/([.C10]/2)))^2+([.C$11]/2-(([.C$16]/2)*COS(2*PI()*[.D11]/([.C10]/2))))^2+[.D$20]^2)-[.C$17]/2" office:value-type="float" office:value="279.540823536585" calcext:value-type="float">
            <text:p>279.5</text:p>
          </table:table-cell>
          <table:table-cell table:style-name="ce55" table:formula="of:=CONCATENATE(ROUND(DEGREES(ASIN([.$D$19]/[.E11]))-3.5/2;1);&quot; heads out; &quot;;ROUND(DEGREES(ASIN([.$D$19]/[.E11]))+3.5/2;1);&quot; heads in&quot;)" office:value-type="string" office:string-value="5.5 heads out; 9 heads in" calcext:value-type="string">
            <text:p>5.5 heads out; 9 heads in</text:p>
          </table:table-cell>
          <table:table-cell table:style-name="ce55" table:formula="of:=CONCATENATE(ROUND(DEGREES(ASIN([.$D$20]/[.F11]))-3.5/2;1);&quot; heads out; &quot;;ROUND(DEGREES(ASIN([.$D$20]/[.F11]))+3.5/2;1);&quot; heads in&quot;)" office:value-type="string" office:string-value="5.5 heads out; 9 heads in" calcext:value-type="string">
            <text:p>5.5 heads out; 9 heads in</text:p>
          </table:table-cell>
          <table:table-cell table:style-name="ce63" office:value-type="string" calcext:value-type="string">
            <text:p>Tension L/R</text:p>
          </table:table-cell>
          <table:table-cell table:style-name="ce12"/>
          <table:table-cell table:style-name="ce70" office:value-type="string" calcext:value-type="string">
            <text:p>For 24 paired spokes laced 2x, enter 2.25 cross.</text:p>
          </table:table-cell>
          <table:table-cell table:style-name="ce75" table:number-columns-repeated="2"/>
          <table:table-cell table:style-name="ce66"/>
          <table:table-cell table:style-name="ce12" table:number-columns-repeated="1010"/>
        </table:table-row>
        <table:table-row table:style-name="ro1">
          <table:table-cell table:style-name="ce12"/>
          <table:table-cell table:style-name="ce17" office:value-type="string" calcext:value-type="string">
            <text:p>OSB, offset spoke bed</text:p>
          </table:table-cell>
          <table:table-cell table:style-name="ce26" office:value-type="float" office:value="0" calcext:value-type="float">
            <text:p>0.0</text:p>
          </table:table-cell>
          <table:table-cell table:style-name="ce35" office:value-type="float" office:value="1" calcext:value-type="float">
            <text:p>1</text:p>
          </table:table-cell>
          <table:table-cell table:style-name="ce41" table:formula="of:=SQRT(([.C$15]/2*SIN(2*PI()*[.D12]/([.C$10]/2)))^2+([.C$11]/2-(([.C$15]/2)*COS(2*PI()*[.D12]/([.C$10]/2))))^2+[.D$19]^2)-[.C$17]/2" office:value-type="float" office:value="281.105764328598" calcext:value-type="float">
            <text:p>281.1</text:p>
          </table:table-cell>
          <table:table-cell table:style-name="ce49" table:formula="of:=SQRT(([.C$16]/2*SIN(2*PI()*[.D12]/([.C10]/2)))^2+([.C$11]/2-(([.C$16]/2)*COS(2*PI()*[.D12]/([.C10]/2))))^2+[.D$20]^2)-[.C$17]/2" office:value-type="float" office:value="281.112029628838" calcext:value-type="float">
            <text:p>281.1</text:p>
          </table:table-cell>
          <table:table-cell table:style-name="ce56" table:formula="of:=DEGREES(ASIN([.$D$19]/[.E12]))" office:value-type="float" office:value="7.22426459543834" calcext:value-type="float">
            <text:p>7.2º</text:p>
          </table:table-cell>
          <table:table-cell table:style-name="ce56" table:formula="of:=DEGREES(ASIN([.$D$20]/[.F12]))" office:value-type="float" office:value="7.2343753018808" calcext:value-type="float">
            <text:p>7.2º</text:p>
          </table:table-cell>
          <table:table-cell table:style-name="ce64" table:formula="of:=SIN(RADIANS([.G12]))/SIN(RADIANS([.H12]))" office:value-type="percentage" office:value="0.998609827194403" calcext:value-type="percentage">
            <text:p>100%</text:p>
          </table:table-cell>
          <table:table-cell table:style-name="ce68"/>
          <table:table-cell table:style-name="ce70" office:value-type="string" calcext:value-type="string">
            <text:p>For 24 paired spokes laced 1x, enter 1.25 cross.</text:p>
          </table:table-cell>
          <table:table-cell table:style-name="ce75" table:number-columns-repeated="2"/>
          <table:table-cell table:style-name="ce66"/>
          <table:table-cell table:style-name="ce12" table:number-columns-repeated="1010"/>
        </table:table-row>
        <table:table-row table:style-name="ro1">
          <table:table-cell table:style-name="ce12"/>
          <table:table-cell table:style-name="ce17" office:value-type="string" calcext:value-type="string">
            <text:p>WL, width from center to left flange</text:p>
          </table:table-cell>
          <table:table-cell table:style-name="ce26" office:value-type="float" office:value="35.35" calcext:value-type="float">
            <text:p>35.4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SQRT(([.C$15]/2*SIN(2*PI()*[.D13]/([.C$10]/2)))^2+([.C$11]/2-(([.C$15]/2)*COS(2*PI()*[.D13]/([.C$10]/2))))^2+[.D$19]^2)-[.C$17]/2" office:value-type="float" office:value="285.533111950905" calcext:value-type="float">
            <text:p>285.5</text:p>
          </table:table-cell>
          <table:table-cell table:style-name="ce49" table:formula="of:=SQRT(([.C$16]/2*SIN(2*PI()*[.D13]/([.C10]/2)))^2+([.C$11]/2-(([.C$16]/2)*COS(2*PI()*[.D13]/([.C10]/2))))^2+[.D$20]^2)-[.C$17]/2" office:value-type="float" office:value="285.53928051289" calcext:value-type="float">
            <text:p>285.5</text:p>
          </table:table-cell>
          <table:table-cell table:style-name="ce56" table:formula="of:=DEGREES(ASIN([.$D$19]/[.E13]))" office:value-type="float" office:value="7.11166495037495" calcext:value-type="float">
            <text:p>7.1º</text:p>
          </table:table-cell>
          <table:table-cell table:style-name="ce56" table:formula="of:=DEGREES(ASIN([.$D$20]/[.F13]))" office:value-type="float" office:value="7.12162132056048" calcext:value-type="float">
            <text:p>7.1º</text:p>
          </table:table-cell>
          <table:table-cell table:style-name="ce64" table:formula="of:=SIN(RADIANS([.G13]))/SIN(RADIANS([.H13]))" office:value-type="percentage" office:value="0.998609143773827" calcext:value-type="percentage">
            <text:p>100%</text:p>
          </table:table-cell>
          <table:table-cell table:style-name="ce68"/>
          <table:table-cell table:style-name="ce70" office:value-type="string" calcext:value-type="string">
            <text:p>For 20 paired spokes laced 2x, enter 2.29 cross.</text:p>
          </table:table-cell>
          <table:table-cell table:style-name="ce75" table:number-columns-repeated="2"/>
          <table:table-cell table:style-name="ce66"/>
          <table:table-cell table:style-name="ce12" table:number-columns-repeated="1010"/>
        </table:table-row>
        <table:table-row table:style-name="ro1">
          <table:table-cell table:style-name="ce12"/>
          <table:table-cell table:style-name="ce17" office:value-type="string" calcext:value-type="string">
            <text:p>WR, width from center to right flange</text:p>
          </table:table-cell>
          <table:table-cell table:style-name="ce26" office:value-type="float" office:value="35.4" calcext:value-type="float">
            <text:p>35.4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SQRT(([.C$15]/2*SIN(2*PI()*[.D14]/([.C$10]/2)))^2+([.C$11]/2-(([.C$15]/2)*COS(2*PI()*[.D14]/([.C$10]/2))))^2+[.D$19]^2)-[.C$17]/2" office:value-type="float" office:value="292.034250470597" calcext:value-type="float">
            <text:p>292.0</text:p>
          </table:table-cell>
          <table:table-cell table:style-name="ce49" table:formula="of:=SQRT(([.C$16]/2*SIN(2*PI()*[.D14]/([.C10]/2)))^2+([.C$11]/2-(([.C$16]/2)*COS(2*PI()*[.D14]/([.C10]/2))))^2+[.D$20]^2)-[.C$17]/2" office:value-type="float" office:value="292.040282275565" calcext:value-type="float">
            <text:p>292.0</text:p>
          </table:table-cell>
          <table:table-cell table:style-name="ce56" table:formula="of:=DEGREES(ASIN([.$D$19]/[.E14]))" office:value-type="float" office:value="6.9525574742873" calcext:value-type="float">
            <text:p>7º</text:p>
          </table:table-cell>
          <table:table-cell table:style-name="ce56" table:formula="of:=DEGREES(ASIN([.$D$20]/[.F14]))" office:value-type="float" office:value="6.96229550272469" calcext:value-type="float">
            <text:p>7º</text:p>
          </table:table-cell>
          <table:table-cell table:style-name="ce64" table:formula="of:=SIN(RADIANS([.G14]))/SIN(RADIANS([.H14]))" office:value-type="percentage" office:value="0.998608195892167" calcext:value-type="percentage">
            <text:p>100%</text:p>
          </table:table-cell>
          <table:table-cell table:style-name="ce68"/>
          <table:table-cell table:style-name="ce70" office:value-type="string" calcext:value-type="string">
            <text:p>For 20 paired spokes laced 1x, enter 1.29 cross.</text:p>
          </table:table-cell>
          <table:table-cell table:style-name="ce75" table:number-columns-repeated="2"/>
          <table:table-cell table:style-name="ce66"/>
          <table:table-cell table:style-name="ce12" table:number-columns-repeated="1010"/>
        </table:table-row>
        <table:table-row table:style-name="ro1">
          <table:table-cell table:style-name="ce12"/>
          <table:table-cell table:style-name="ce17" office:value-type="string" calcext:value-type="string">
            <text:p>dL, left flange diameter</text:p>
          </table:table-cell>
          <table:table-cell table:style-name="ce26" office:value-type="float" office:value="39" calcext:value-type="float">
            <text:p>39.0</text:p>
          </table:table-cell>
          <table:table-cell table:style-name="ce35" office:value-type="float" office:value="4" calcext:value-type="float">
            <text:p>4</text:p>
          </table:table-cell>
          <table:table-cell table:style-name="ce41" table:formula="of:=SQRT(([.C$15]/2*SIN(2*PI()*[.D15]/([.C$10]/2)))^2+([.C$11]/2-(([.C$15]/2)*COS(2*PI()*[.D15]/([.C$10]/2))))^2+[.D$19]^2)-[.C$17]/2" office:value-type="float" office:value="299.522251421474" calcext:value-type="float">
            <text:p>299.5</text:p>
          </table:table-cell>
          <table:table-cell table:style-name="ce49" table:formula="of:=SQRT(([.C$16]/2*SIN(2*PI()*[.D15]/([.C10]/2)))^2+([.C$11]/2-(([.C$16]/2)*COS(2*PI()*[.D15]/([.C10]/2))))^2+[.D$20]^2)-[.C$17]/2" office:value-type="float" office:value="299.528133037134" calcext:value-type="float">
            <text:p>299.5</text:p>
          </table:table-cell>
          <table:table-cell table:style-name="ce56" table:formula="of:=DEGREES(ASIN([.$D$19]/[.E15]))" office:value-type="float" office:value="6.77791884411991" calcext:value-type="float">
            <text:p>6.8º</text:p>
          </table:table-cell>
          <table:table-cell table:style-name="ce56" table:formula="of:=DEGREES(ASIN([.$D$20]/[.F15]))" office:value-type="float" office:value="6.78741687558229" calcext:value-type="float">
            <text:p>6.8º</text:p>
          </table:table-cell>
          <table:table-cell table:style-name="ce64" table:formula="of:=SIN(RADIANS([.G15]))/SIN(RADIANS([.H15]))" office:value-type="percentage" office:value="0.998607179542895" calcext:value-type="percentage">
            <text:p>100%</text:p>
          </table:table-cell>
          <table:table-cell table:style-name="ce68"/>
          <table:table-cell table:style-name="ce71" office:value-type="string" calcext:value-type="string">
            <text:p>For 16 paired spokes laced 1x, enter 1.33 cross.</text:p>
          </table:table-cell>
          <table:table-cell table:style-name="ce75" table:number-columns-repeated="2"/>
          <table:table-cell table:style-name="ce66"/>
          <table:table-cell table:style-name="ce12" table:number-columns-repeated="1010"/>
        </table:table-row>
        <table:table-row table:style-name="ro1">
          <table:table-cell table:style-name="ce12"/>
          <table:table-cell table:style-name="ce17" office:value-type="string" calcext:value-type="string">
            <text:p>dR, right flange diameter</text:p>
          </table:table-cell>
          <table:table-cell table:style-name="ce26" office:value-type="float" office:value="39" calcext:value-type="float">
            <text:p>39.0</text:p>
          </table:table-cell>
          <table:table-cell table:style-name="ce36" table:formula="of:=[.C18]" office:value-type="float" office:value="3" calcext:value-type="float">
            <text:p>3.00</text:p>
          </table:table-cell>
          <table:table-cell table:style-name="ce42" table:formula="of:=SQRT(([.C$15]/2*SIN(2*PI()*[.D16]/([.C$10]/2)))^2+([.C$11]/2-(([.C$15]/2)*COS(2*PI()*[.D16]/([.C$10]/2))))^2+[.D$19]^2)-[.C$17]/2" office:value-type="float" office:value="292.034250470597" calcext:value-type="float">
            <text:p>292.0</text:p>
          </table:table-cell>
          <table:table-cell table:style-name="ce50" table:formula="of:=SQRT(([.C$16]/2*SIN(2*PI()*[.D16]/([.C10]/2)))^2+([.C$11]/2-(([.C$16]/2)*COS(2*PI()*[.D16]/([.C10]/2))))^2+[.D$20]^2)-[.C$17]/2" office:value-type="float" office:value="292.040282275565" calcext:value-type="float">
            <text:p>292.0</text:p>
          </table:table-cell>
          <table:table-cell table:style-name="ce57" table:formula="of:=DEGREES(ASIN([.$D$19]/[.E16]))" office:value-type="float" office:value="6.9525574742873" calcext:value-type="float">
            <text:p>7º</text:p>
          </table:table-cell>
          <table:table-cell table:style-name="ce57" table:formula="of:=DEGREES(ASIN([.$D$20]/[.F16]))" office:value-type="float" office:value="6.96229550272469" calcext:value-type="float">
            <text:p>7º</text:p>
          </table:table-cell>
          <table:table-cell table:style-name="ce65" table:formula="of:=SIN(RADIANS([.G16]))/SIN(RADIANS([.H16]))" office:value-type="percentage" office:value="0.998608195892167" calcext:value-type="percentage">
            <text:p>100%</text:p>
          </table:table-cell>
          <table:table-cell table:style-name="ce68"/>
          <table:table-cell table:style-name="ce70"/>
          <table:table-cell table:style-name="ce75" table:number-columns-repeated="2"/>
          <table:table-cell table:style-name="ce66"/>
          <table:table-cell table:style-name="ce12" table:number-columns-repeated="1010"/>
        </table:table-row>
        <table:table-row table:style-name="ro1">
          <table:table-cell table:style-name="ce12"/>
          <table:table-cell table:style-name="ce17" office:value-type="string" calcext:value-type="string">
            <text:p>S, spoke hole diameter</text:p>
          </table:table-cell>
          <table:table-cell table:style-name="ce26" office:value-type="float" office:value="2.4" calcext:value-type="float">
            <text:p>2.4</text:p>
          </table:table-cell>
          <table:table-cell table:style-name="ce37"/>
          <table:table-cell table:style-name="ce43"/>
          <table:table-cell table:style-name="ce51"/>
          <table:table-cell table:style-name="ce58" table:number-columns-repeated="2"/>
          <table:table-cell table:style-name="ce12" table:number-columns-repeated="2"/>
          <table:table-cell table:style-name="ce70" office:value-type="string" calcext:value-type="string">
            <text:p>If paired hub spoke holes are <text:span text:style-name="T8">20</text:span><text:span text:style-name="T9"> degrees apart, then:</text:span></text:p>
          </table:table-cell>
          <table:table-cell table:style-name="ce75" table:number-columns-repeated="2"/>
          <table:table-cell table:style-name="ce66"/>
          <table:table-cell table:style-name="ce12" table:number-columns-repeated="1010"/>
        </table:table-row>
        <table:table-row table:style-name="ro1">
          <table:table-cell table:style-name="ce12"/>
          <table:table-cell table:style-name="ce17" office:value-type="string" calcext:value-type="string">
            <text:p>X, cross number (decimal allowed)(optional)</text:p>
          </table:table-cell>
          <table:table-cell table:style-name="ce27" office:value-type="float" office:value="3" calcext:value-type="float">
            <text:p>3.00</text:p>
          </table:table-cell>
          <table:table-cell table:style-name="ce37"/>
          <table:table-cell table:style-name="ce44"/>
          <table:table-cell table:style-name="ce51"/>
          <table:table-cell table:style-name="ce58" table:number-columns-repeated="2"/>
          <table:table-cell table:style-name="ce12" table:number-columns-repeated="2"/>
          <table:table-cell table:style-name="ce72" office:value-type="string" calcext:value-type="string">
            <text:p>For 16 paired spokes laced 1x, enter 1.275 cross.</text:p>
          </table:table-cell>
          <table:table-cell table:style-name="ce76" table:number-columns-repeated="2"/>
          <table:table-cell table:style-name="ce80"/>
          <table:table-cell table:style-name="ce12" table:number-columns-repeated="1010"/>
        </table:table-row>
        <table:table-row table:style-name="ro1">
          <table:table-cell table:style-name="ce12"/>
          <table:table-cell table:style-name="ce17" office:value-type="string" calcext:value-type="string">
            <text:p>WL_effective = W + OSB</text:p>
          </table:table-cell>
          <table:table-cell table:style-name="ce28"/>
          <table:table-cell table:style-name="ce38" table:formula="of:=[.C13]+[.C12]" office:value-type="float" office:value="35.35" calcext:value-type="float">
            <text:p>35.4</text:p>
          </table:table-cell>
          <table:table-cell table:style-name="ce37"/>
          <table:table-cell table:style-name="ce51"/>
          <table:table-cell table:style-name="ce58" table:number-columns-repeated="2"/>
          <table:table-cell table:style-name="ce12" table:number-columns-repeated="1016"/>
        </table:table-row>
        <table:table-row table:style-name="ro2">
          <table:table-cell table:style-name="ce12"/>
          <table:table-cell table:style-name="ce18" office:value-type="string" calcext:value-type="string">
            <text:p>WR_effective = W - OSB</text:p>
          </table:table-cell>
          <table:table-cell table:style-name="ce29"/>
          <table:table-cell table:style-name="ce39" table:formula="of:=[.C14]-[.C12]" office:value-type="float" office:value="35.4" calcext:value-type="float">
            <text:p>35.4</text:p>
          </table:table-cell>
          <table:table-cell table:style-name="ce45"/>
          <table:table-cell table:style-name="ce52"/>
          <table:table-cell table:style-name="ce58" table:number-columns-repeated="2"/>
          <table:table-cell table:style-name="ce12" table:number-columns-repeated="1016"/>
        </table:table-row>
        <table:table-row table:style-name="ro2">
          <table:table-cell table:style-name="ce12"/>
          <table:table-cell table:style-name="ce19" table:number-columns-repeated="5"/>
          <table:table-cell table:style-name="ce58" table:number-columns-repeated="2"/>
          <table:table-cell table:style-name="ce12" table:number-columns-repeated="1016"/>
        </table:table-row>
        <table:table-row table:style-name="ro2">
          <table:table-cell table:style-name="ce12"/>
          <table:table-cell table:style-name="ce15" office:value-type="string" calcext:value-type="string">
            <text:p>Rear Wheel</text:p>
          </table:table-cell>
          <table:table-cell table:style-name="ce24" office:value-type="string" calcext:value-type="string">
            <office:annotation draw:style-name="gr3" draw:text-style-name="P2" svg:width="91.08pt" svg:height="54pt" svg:x="313.8pt" svg:y="262.52pt" draw:caption-point-x="-12.19pt" draw:caption-point-y="21.26pt">
              <dc:date>2017-11-16T00:00:00</dc:date>
              <text:p text:style-name="P1"><text:span text:style-name="T1">Enter your components' dimensions in this column.</text:span></text:p>
            </office:annotation>
            <text:p>Input Data</text:p>
          </table:table-cell>
          <table:table-cell table:style-name="ce33" office:value-type="string" calcext:value-type="string" table:number-columns-spanned="3" table:number-rows-spanned="1">
            <office:annotation draw:style-name="gr4" draw:text-style-name="P2" svg:width="114.15pt" svg:height="52.53pt" svg:x="484.07pt" svg:y="262.52pt" draw:caption-point-x="-22.51pt" draw:caption-point-y="21.26pt">
              <dc:date>2017-11-16T00:00:00</dc:date>
              <text:p text:style-name="P1"><text:span text:style-name="T2">Spocalc2002.xls continuously re-calculates the correct lengths for the cross numbers indicated in column D.</text:span></text:p>
            </office:annotation>
            <text:p>Output Data</text:p>
          </table:table-cell>
          <table:covered-table-cell table:style-name="ce40"/>
          <table:covered-table-cell table:style-name="ce47"/>
          <table:table-cell table:style-name="ce59" office:value-type="string" calcext:value-type="string">
            <text:p>Reference information:</text:p>
          </table:table-cell>
          <table:table-cell table:style-name="ce59"/>
          <table:table-cell table:style-name="ce61"/>
          <table:table-cell table:style-name="ce12" table:number-columns-repeated="4"/>
          <table:table-cell table:style-name="ce81"/>
          <table:table-cell table:style-name="ce82"/>
          <table:table-cell table:style-name="ce12" table:number-columns-repeated="1009"/>
        </table:table-row>
        <table:table-row table:style-name="ro1">
          <table:table-cell table:style-name="ce12"/>
          <table:table-cell table:style-name="ce16" office:value-type="string" calcext:value-type="string">
            <text:p>N, total number of spokes</text:p>
          </table:table-cell>
          <table:table-cell table:style-name="ce25" office:value-type="float" office:value="36" calcext:value-type="float">
            <text:p>36</text:p>
          </table:table-cell>
          <table:table-cell table:style-name="ce34" office:value-type="string" calcext:value-type="string">
            <text:p>cross</text:p>
          </table:table-cell>
          <table:table-cell table:style-name="ce34" office:value-type="string" calcext:value-type="string">
            <text:p>left length</text:p>
          </table:table-cell>
          <table:table-cell table:style-name="ce48" office:value-type="string" calcext:value-type="string">
            <text:p>right length</text:p>
          </table:table-cell>
          <table:table-cell table:style-name="ce60" office:value-type="string" calcext:value-type="string">
            <text:p>left bracing angle</text:p>
          </table:table-cell>
          <table:table-cell table:style-name="ce60" office:value-type="string" calcext:value-type="string">
            <text:p>right bracing angle</text:p>
          </table:table-cell>
          <table:table-cell table:style-name="ce66"/>
          <table:table-cell table:style-name="ce12" table:number-columns-repeated="1015"/>
        </table:table-row>
        <table:table-row table:style-name="ro3">
          <table:table-cell table:style-name="ce12"/>
          <table:table-cell table:style-name="ce17" office:value-type="string" calcext:value-type="string">
            <text:p>ERD, effective rim diameter</text:p>
          </table:table-cell>
          <table:table-cell table:style-name="ce26" office:value-type="float" office:value="612" calcext:value-type="float">
            <text:p>612.0</text:p>
          </table:table-cell>
          <table:table-cell table:style-name="ce35" office:value-type="float" office:value="0" calcext:value-type="float">
            <text:p>0</text:p>
          </table:table-cell>
          <table:table-cell table:style-name="ce41" table:formula="of:=SQRT(([.C$28]/2*SIN(2*PI()*[.D24]/([.C$23]/2)))^2+([.C$24]/2-(([.C$28]/2)*COS(2*PI()*[.D24]/([.C$23]/2))))^2+[.D$32]^2)-[.C$30]/2" office:value-type="float" office:value="231.787298603205" calcext:value-type="float">
            <text:p>231.8</text:p>
          </table:table-cell>
          <table:table-cell table:style-name="ce49" table:formula="of:=SQRT(([.C$29]/2*SIN(2*PI()*[.D24]/([.C$23]/2)))^2+([.C$24]/2-(([.C$29]/2)*COS(2*PI()*[.D24]/([.C$23]/2))))^2+[.D$33]^2)-[.C$30]/2" office:value-type="float" office:value="231.787298603205" calcext:value-type="float">
            <text:p>231.8</text:p>
          </table:table-cell>
          <table:table-cell table:style-name="ce55" table:formula="of:=CONCATENATE(ROUND(DEGREES(ASIN([.$D$32]/[.E24]))-3.5/2;1);&quot; heads out; &quot;;ROUND(DEGREES(ASIN([.$D$32]/[.E24]))+3.5/2;1);&quot; heads in&quot;)" office:value-type="string" office:string-value="3.9 heads out; 7.4 heads in" calcext:value-type="string">
            <text:p>3.9 heads out; 7.4 heads in</text:p>
          </table:table-cell>
          <table:table-cell table:style-name="ce55" table:formula="of:=CONCATENATE(ROUND(DEGREES(ASIN([.$D$33]/[.F24]))-3.5/2;1);&quot; heads out; &quot;;ROUND(DEGREES(ASIN([.$D$33]/[.F24]))+3.5/2;1);&quot; heads in&quot;)" office:value-type="string" office:string-value="3.9 heads out; 7.4 heads in" calcext:value-type="string">
            <text:p>3.9 heads out; 7.4 heads in</text:p>
          </table:table-cell>
          <table:table-cell table:style-name="ce63" office:value-type="string" calcext:value-type="string">
            <text:p>Tension R/L</text:p>
          </table:table-cell>
          <table:table-cell table:style-name="ce12"/>
          <table:table-cell table:style-name="ce73" office:value-type="string" calcext:value-type="string">
            <text:p>Tension ratio calc</text:p>
          </table:table-cell>
          <table:table-cell table:style-name="ce73" office:value-type="string" calcext:value-type="string">
            <office:annotation draw:style-name="gr5" draw:text-style-name="P2" svg:width="89.57pt" svg:height="53.29pt" svg:x="845.26pt" svg:y="302.97pt" draw:caption-point-x="20.3pt" draw:caption-point-y="7.06pt">
              <dc:date>2017-11-16T00:00:00</dc:date>
              <text:p text:style-name="P1"><text:span text:style-name="T1">Enter your bracing angles in this column.</text:span></text:p>
            </office:annotation>
            <text:p>Input</text:p>
          </table:table-cell>
          <table:table-cell table:style-name="ce73" office:value-type="string" calcext:value-type="string">
            <text:p>Output</text:p>
          </table:table-cell>
          <table:table-cell table:style-name="ce12" table:number-columns-repeated="1011"/>
        </table:table-row>
        <table:table-row table:style-name="ro1">
          <table:table-cell table:style-name="ce12"/>
          <table:table-cell table:style-name="ce17" office:value-type="string" calcext:value-type="string">
            <text:p>OSB, offset spoke bed</text:p>
          </table:table-cell>
          <table:table-cell table:style-name="ce26" office:value-type="float" office:value="0" calcext:value-type="float">
            <text:p>0.0</text:p>
          </table:table-cell>
          <table:table-cell table:style-name="ce35" office:value-type="float" office:value="1" calcext:value-type="float">
            <text:p>1</text:p>
          </table:table-cell>
          <table:table-cell table:style-name="ce41" table:formula="of:=SQRT(([.C$28]/2*SIN(2*PI()*[.D25]/([.C$23]/2)))^2+([.C$24]/2-(([.C$28]/2)*COS(2*PI()*[.D25]/([.C$23]/2))))^2+[.D$32]^2)-[.C$30]/2" office:value-type="float" office:value="237.573001382972" calcext:value-type="float">
            <text:p>237.6</text:p>
          </table:table-cell>
          <table:table-cell table:style-name="ce49" table:formula="of:=SQRT(([.C$29]/2*SIN(2*PI()*[.D25]/([.C$23]/2)))^2+([.C$24]/2-(([.C$29]/2)*COS(2*PI()*[.D25]/([.C$23]/2))))^2+[.D$33]^2)-[.C$30]/2" office:value-type="float" office:value="237.573001382972" calcext:value-type="float">
            <text:p>237.6</text:p>
          </table:table-cell>
          <table:table-cell table:style-name="ce56" table:formula="of:=DEGREES(ASIN([.$D$32]/[.E25]))" office:value-type="float" office:value="5.55564057722858" calcext:value-type="float">
            <text:p>5.6º</text:p>
          </table:table-cell>
          <table:table-cell table:style-name="ce56" table:formula="of:=DEGREES(ASIN([.$D$33]/[.F25]))" office:value-type="float" office:value="5.55564057722858" calcext:value-type="float">
            <text:p>5.6º</text:p>
          </table:table-cell>
          <table:table-cell table:style-name="ce64" table:formula="of:=SIN(RADIANS([.H25]))/SIN(RADIANS([.G25]))" office:value-type="percentage" office:value="1" calcext:value-type="percentage">
            <text:p>100%</text:p>
          </table:table-cell>
          <table:table-cell table:style-name="ce68"/>
          <table:table-cell table:style-name="ce74" office:value-type="string" calcext:value-type="string">
            <text:p>left bracing angle</text:p>
          </table:table-cell>
          <table:table-cell table:style-name="ce77" office:value-type="float" office:value="6.5" calcext:value-type="float">
            <text:p>6.5º</text:p>
          </table:table-cell>
          <table:table-cell table:style-name="ce78"/>
          <table:table-cell table:style-name="ce12" table:number-columns-repeated="1011"/>
        </table:table-row>
        <table:table-row table:style-name="ro1">
          <table:table-cell table:style-name="ce12"/>
          <table:table-cell table:style-name="ce17" office:value-type="string" calcext:value-type="string">
            <text:p>WL, width from center to left flange</text:p>
          </table:table-cell>
          <table:table-cell table:style-name="ce26" office:value-type="float" office:value="23" calcext:value-type="float">
            <text:p>23.0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SQRT(([.C$28]/2*SIN(2*PI()*[.D26]/([.C$23]/2)))^2+([.C$24]/2-(([.C$28]/2)*COS(2*PI()*[.D26]/([.C$23]/2))))^2+[.D$32]^2)-[.C$30]/2" office:value-type="float" office:value="253.499718971844" calcext:value-type="float">
            <text:p>253.5</text:p>
          </table:table-cell>
          <table:table-cell table:style-name="ce49" table:formula="of:=SQRT(([.C$29]/2*SIN(2*PI()*[.D26]/([.C$23]/2)))^2+([.C$24]/2-(([.C$29]/2)*COS(2*PI()*[.D26]/([.C$23]/2))))^2+[.D$33]^2)-[.C$30]/2" office:value-type="float" office:value="253.499718971844" calcext:value-type="float">
            <text:p>253.5</text:p>
          </table:table-cell>
          <table:table-cell table:style-name="ce56" table:formula="of:=DEGREES(ASIN([.$D$32]/[.E26]))" office:value-type="float" office:value="5.20559813992933" calcext:value-type="float">
            <text:p>5.2º</text:p>
          </table:table-cell>
          <table:table-cell table:style-name="ce56" table:formula="of:=DEGREES(ASIN([.$D$33]/[.F26]))" office:value-type="float" office:value="5.20559813992933" calcext:value-type="float">
            <text:p>5.2º</text:p>
          </table:table-cell>
          <table:table-cell table:style-name="ce64" table:formula="of:=SIN(RADIANS([.H26]))/SIN(RADIANS([.G26]))" office:value-type="percentage" office:value="1" calcext:value-type="percentage">
            <text:p>100%</text:p>
          </table:table-cell>
          <table:table-cell table:style-name="ce68"/>
          <table:table-cell table:style-name="ce74" office:value-type="string" calcext:value-type="string">
            <text:p>right bracing angle</text:p>
          </table:table-cell>
          <table:table-cell table:style-name="ce77" office:value-type="float" office:value="4.6" calcext:value-type="float">
            <text:p>4.6º</text:p>
          </table:table-cell>
          <table:table-cell table:style-name="ce78"/>
          <table:table-cell table:style-name="ce12" table:number-columns-repeated="1011"/>
        </table:table-row>
        <table:table-row table:style-name="ro1">
          <table:table-cell table:style-name="ce12"/>
          <table:table-cell table:style-name="ce17" office:value-type="string" calcext:value-type="string">
            <text:p>WR, width from center to right flange</text:p>
          </table:table-cell>
          <table:table-cell table:style-name="ce26" office:value-type="float" office:value="23" calcext:value-type="float">
            <text:p>23.0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SQRT(([.C$28]/2*SIN(2*PI()*[.D27]/([.C$23]/2)))^2+([.C$24]/2-(([.C$28]/2)*COS(2*PI()*[.D27]/([.C$23]/2))))^2+[.D$32]^2)-[.C$30]/2" office:value-type="float" office:value="276.133332832803" calcext:value-type="float">
            <text:p>276.1</text:p>
          </table:table-cell>
          <table:table-cell table:style-name="ce49" table:formula="of:=SQRT(([.C$29]/2*SIN(2*PI()*[.D27]/([.C$23]/2)))^2+([.C$24]/2-(([.C$29]/2)*COS(2*PI()*[.D27]/([.C$23]/2))))^2+[.D$33]^2)-[.C$30]/2" office:value-type="float" office:value="276.133332832803" calcext:value-type="float">
            <text:p>276.1</text:p>
          </table:table-cell>
          <table:table-cell table:style-name="ce56" table:formula="of:=DEGREES(ASIN([.$D$32]/[.E27]))" office:value-type="float" office:value="4.77787833309157" calcext:value-type="float">
            <text:p>4.8º</text:p>
          </table:table-cell>
          <table:table-cell table:style-name="ce56" table:formula="of:=DEGREES(ASIN([.$D$33]/[.F27]))" office:value-type="float" office:value="4.77787833309157" calcext:value-type="float">
            <text:p>4.8º</text:p>
          </table:table-cell>
          <table:table-cell table:style-name="ce64" table:formula="of:=SIN(RADIANS([.H27]))/SIN(RADIANS([.G27]))" office:value-type="percentage" office:value="1" calcext:value-type="percentage">
            <text:p>100%</text:p>
          </table:table-cell>
          <table:table-cell table:style-name="ce68"/>
          <table:table-cell table:style-name="ce74" office:value-type="string" calcext:value-type="string">
            <text:p>Tension L/R</text:p>
          </table:table-cell>
          <table:table-cell table:style-name="ce78"/>
          <table:table-cell table:style-name="ce79" table:formula="of:=SIN(RADIANS([.L26]))/SIN(RADIANS([.L25]))" office:value-type="percentage" office:value="0.708450949928733" calcext:value-type="percentage">
            <text:p>71%</text:p>
          </table:table-cell>
          <table:table-cell table:style-name="ce12" table:number-columns-repeated="1011"/>
        </table:table-row>
        <table:table-row table:style-name="ro1">
          <table:table-cell table:style-name="ce12"/>
          <table:table-cell table:style-name="ce17" office:value-type="string" calcext:value-type="string">
            <text:p>dL, left flange diameter</text:p>
          </table:table-cell>
          <table:table-cell table:style-name="ce26" office:value-type="float" office:value="148" calcext:value-type="float">
            <text:p>148.0</text:p>
          </table:table-cell>
          <table:table-cell table:style-name="ce35" office:value-type="float" office:value="4" calcext:value-type="float">
            <text:p>4</text:p>
          </table:table-cell>
          <table:table-cell table:style-name="ce41" table:formula="of:=SQRT(([.C$28]/2*SIN(2*PI()*[.D28]/([.C$23]/2)))^2+([.C$24]/2-(([.C$28]/2)*COS(2*PI()*[.D28]/([.C$23]/2))))^2+[.D$32]^2)-[.C$30]/2" office:value-type="float" office:value="301.596895230534" calcext:value-type="float">
            <text:p>301.6</text:p>
          </table:table-cell>
          <table:table-cell table:style-name="ce49" table:formula="of:=SQRT(([.C$29]/2*SIN(2*PI()*[.D28]/([.C$23]/2)))^2+([.C$24]/2-(([.C$29]/2)*COS(2*PI()*[.D28]/([.C$23]/2))))^2+[.D$33]^2)-[.C$30]/2" office:value-type="float" office:value="301.596895230534" calcext:value-type="float">
            <text:p>301.6</text:p>
          </table:table-cell>
          <table:table-cell table:style-name="ce56" table:formula="of:=DEGREES(ASIN([.$D$32]/[.E28]))" office:value-type="float" office:value="4.37366441223001" calcext:value-type="float">
            <text:p>4.4º</text:p>
          </table:table-cell>
          <table:table-cell table:style-name="ce56" table:formula="of:=DEGREES(ASIN([.$D$33]/[.F28]))" office:value-type="float" office:value="4.37366441223001" calcext:value-type="float">
            <text:p>4.4º</text:p>
          </table:table-cell>
          <table:table-cell table:style-name="ce64" table:formula="of:=SIN(RADIANS([.H28]))/SIN(RADIANS([.G28]))" office:value-type="percentage" office:value="1" calcext:value-type="percentage">
            <text:p>100%</text:p>
          </table:table-cell>
          <table:table-cell table:style-name="ce68"/>
          <table:table-cell table:style-name="ce67"/>
          <table:table-cell table:style-name="ce12" table:number-columns-repeated="1013"/>
        </table:table-row>
        <table:table-row table:style-name="ro1">
          <table:table-cell table:style-name="ce12"/>
          <table:table-cell table:style-name="ce17" office:value-type="string" calcext:value-type="string">
            <text:p>dR, right flange diameter</text:p>
          </table:table-cell>
          <table:table-cell table:style-name="ce26" office:value-type="float" office:value="148" calcext:value-type="float">
            <text:p>148.0</text:p>
          </table:table-cell>
          <table:table-cell table:style-name="ce36" table:formula="of:=[.C31]" office:value-type="float" office:value="1" calcext:value-type="float">
            <text:p>1.00</text:p>
          </table:table-cell>
          <table:table-cell table:style-name="ce42" table:formula="of:=SQRT(([.C$28]/2*SIN(2*PI()*[.D29]/([.C$23]/2)))^2+([.C$24]/2-(([.C$28]/2)*COS(2*PI()*[.D29]/([.C$23]/2))))^2+[.D$32]^2)-[.C$30]/2" office:value-type="float" office:value="237.573001382972" calcext:value-type="float">
            <text:p>237.6</text:p>
          </table:table-cell>
          <table:table-cell table:style-name="ce50" table:formula="of:=SQRT(([.C$29]/2*SIN(2*PI()*[.D29]/([.C$23]/2)))^2+([.C$24]/2-(([.C$29]/2)*COS(2*PI()*[.D29]/([.C$23]/2))))^2+[.D$33]^2)-[.C$30]/2" office:value-type="float" office:value="237.573001382972" calcext:value-type="float">
            <text:p>237.6</text:p>
          </table:table-cell>
          <table:table-cell table:style-name="ce57" table:formula="of:=DEGREES(ASIN([.$D$32]/[.E29]))" office:value-type="float" office:value="5.55564057722858" calcext:value-type="float">
            <text:p>5.6º</text:p>
          </table:table-cell>
          <table:table-cell table:style-name="ce57" table:formula="of:=DEGREES(ASIN([.$D$33]/[.F29]))" office:value-type="float" office:value="5.55564057722858" calcext:value-type="float">
            <text:p>5.6º</text:p>
          </table:table-cell>
          <table:table-cell table:style-name="ce65" table:formula="of:=SIN(RADIANS([.H29]))/SIN(RADIANS([.G29]))" office:value-type="percentage" office:value="1" calcext:value-type="percentage">
            <text:p>100%</text:p>
          </table:table-cell>
          <table:table-cell table:style-name="ce68"/>
          <table:table-cell table:style-name="ce67"/>
          <table:table-cell table:style-name="ce12" table:number-columns-repeated="1013"/>
        </table:table-row>
        <table:table-row table:style-name="ro1">
          <table:table-cell table:style-name="ce12"/>
          <table:table-cell table:style-name="ce17" office:value-type="string" calcext:value-type="string">
            <text:p>S, spoke hole diameter</text:p>
          </table:table-cell>
          <table:table-cell table:style-name="ce26" table:formula="of:=1.35*2" office:value-type="float" office:value="2.7" calcext:value-type="float">
            <text:p>2.7</text:p>
          </table:table-cell>
          <table:table-cell table:style-name="ce37" table:number-columns-repeated="2"/>
          <table:table-cell table:style-name="ce51"/>
          <table:table-cell table:style-name="ce12" table:number-columns-repeated="2"/>
          <table:table-cell table:style-name="ce67" table:number-columns-repeated="3"/>
          <table:table-cell table:style-name="ce12" table:number-columns-repeated="1013"/>
        </table:table-row>
        <table:table-row table:style-name="ro1">
          <table:table-cell table:style-name="ce12"/>
          <table:table-cell table:style-name="ce17" office:value-type="string" calcext:value-type="string">
            <text:p>X, cross number (decimal allowed)(optional)</text:p>
          </table:table-cell>
          <table:table-cell table:style-name="ce27" office:value-type="float" office:value="1" calcext:value-type="float">
            <text:p>1.00</text:p>
          </table:table-cell>
          <table:table-cell table:style-name="ce37" table:number-columns-repeated="2"/>
          <table:table-cell table:style-name="ce51"/>
          <table:table-cell table:style-name="ce12" table:number-columns-repeated="1018"/>
        </table:table-row>
        <table:table-row table:style-name="ro1">
          <table:table-cell table:style-name="ce12"/>
          <table:table-cell table:style-name="ce17" office:value-type="string" calcext:value-type="string">
            <text:p>WL_effective = W - OSB</text:p>
          </table:table-cell>
          <table:table-cell table:style-name="ce28"/>
          <table:table-cell table:style-name="ce38" table:formula="of:=[.C26]-[.C25]" office:value-type="float" office:value="23" calcext:value-type="float">
            <text:p>23.0</text:p>
          </table:table-cell>
          <table:table-cell table:style-name="ce37"/>
          <table:table-cell table:style-name="ce51"/>
          <table:table-cell table:style-name="ce12" table:number-columns-repeated="1018"/>
        </table:table-row>
        <table:table-row table:style-name="ro2">
          <table:table-cell table:style-name="ce12"/>
          <table:table-cell table:style-name="ce18" office:value-type="string" calcext:value-type="string">
            <text:p>WR_effective = W + OSB</text:p>
          </table:table-cell>
          <table:table-cell table:style-name="ce29"/>
          <table:table-cell table:style-name="ce39" table:formula="of:=[.C27]+[.C25]" office:value-type="float" office:value="23" calcext:value-type="float">
            <text:p>23.0</text:p>
          </table:table-cell>
          <table:table-cell table:style-name="ce45"/>
          <table:table-cell table:style-name="ce52"/>
          <table:table-cell table:style-name="ce12" table:number-columns-repeated="1018"/>
        </table:table-row>
        <table:table-row table:style-name="ro1">
          <table:table-cell table:style-name="ce12" table:number-columns-repeated="3"/>
          <table:table-cell table:style-name="ce19" table:number-columns-repeated="3"/>
          <table:table-cell table:style-name="ce12" table:number-columns-repeated="1018"/>
        </table:table-row>
        <table:table-row table:style-name="ro1">
          <table:table-cell table:style-name="ce12"/>
          <table:table-cell table:style-name="ce20" office:value-type="string" calcext:value-type="string">
            <text:p>Front hub is</text:p>
          </table:table-cell>
          <table:table-cell table:style-name="ce14" office:value-type="string" calcext:value-type="string">
            <text:p>Campagnolo Record OS</text:p>
          </table:table-cell>
          <table:table-cell table:style-name="ce20"/>
          <table:table-cell table:style-name="ce19" table:number-columns-repeated="2"/>
          <table:table-cell table:style-name="ce12"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Front rim is</text:p>
          </table:table-cell>
          <table:table-cell table:style-name="ce14" office:value-type="string" calcext:value-type="string">
            <text:p>Zipp 250 24.8mm deep carbon tubular</text:p>
          </table:table-cell>
          <table:table-cell table:style-name="ce21"/>
          <table:table-cell table:style-name="ce13" table:number-columns-repeated="2"/>
          <table:table-cell table:style-name="ce12"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Rear hub is</text:p>
          </table:table-cell>
          <table:table-cell table:style-name="ce30" office:value-type="string" calcext:value-type="string">
            <text:p>Bontrager Road PN 230416 Power Tap 16H. Use 1x.</text:p>
          </table:table-cell>
          <table:table-cell table:style-name="ce21"/>
          <table:table-cell table:style-name="ce13" table:number-columns-repeated="2"/>
          <table:table-cell table:style-name="ce12"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Rear rim is</text:p>
          </table:table-cell>
          <table:table-cell table:style-name="ce14" office:value-type="string" calcext:value-type="string">
            <text:p>Rolf Vector Pro, Trek made. For Greer internal nipples, no washers</text:p>
          </table:table-cell>
          <table:table-cell table:style-name="ce21"/>
          <table:table-cell table:style-name="ce13" table:number-columns-repeated="2"/>
          <table:table-cell table:style-name="ce12"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Today is</text:p>
          </table:table-cell>
          <table:table-cell table:style-name="ce31" table:formula="of:=TODAY()" office:value-type="date" office:date-value="2017-11-16" calcext:value-type="date">
            <text:p>11/16/2017</text:p>
          </table:table-cell>
          <table:table-cell table:style-name="ce21"/>
          <table:table-cell table:style-name="ce13" table:number-columns-repeated="2"/>
          <table:table-cell table:style-name="ce12" table:number-columns-repeated="1018"/>
        </table:table-row>
        <table:table-row table:style-name="ro1">
          <table:table-cell/>
          <table:table-cell table:style-name="ce22" office:value-type="string" calcext:value-type="string">
            <text:p>Notes:</text:p>
          </table:table-cell>
          <table:table-cell table:style-name="ce32" table:number-columns-repeated="2"/>
          <table:table-cell table:style-name="ce46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2" table:number-columns-repeated="2"/>
          <table:table-cell table:style-name="ce46" table:number-columns-repeated="2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32"/>
          <table:table-cell table:style-name="ce46" table:number-columns-repeated="2"/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instructions.$A$1" table:cell-range-address="$calculator.$C$24"/>
          <table:named-expression table:name="solver_cvg" table:base-cell-address="$instructions.$A$1" table:expression="0.001"/>
          <table:named-expression table:name="solver_drv" table:base-cell-address="$instructions.$A$1" table:expression="1"/>
          <table:named-expression table:name="solver_est" table:base-cell-address="$instructions.$A$1" table:expression="1"/>
          <table:named-expression table:name="solver_itr" table:base-cell-address="$instructions.$A$1" table:expression="100"/>
          <table:named-expression table:name="solver_lin" table:base-cell-address="$instructions.$A$1" table:expression="2"/>
          <table:named-expression table:name="solver_neg" table:base-cell-address="$instructions.$A$1" table:expression="2"/>
          <table:named-expression table:name="solver_num" table:base-cell-address="$instructions.$A$1" table:expression="0"/>
          <table:named-expression table:name="solver_nwt" table:base-cell-address="$instructions.$A$1" table:expression="1"/>
          <table:named-range table:name="solver_opt" table:base-cell-address="$instructions.$A$1" table:cell-range-address="$calculator.$E$29"/>
          <table:named-expression table:name="solver_pre" table:base-cell-address="$instructions.$A$1" table:expression="0.000001"/>
          <table:named-expression table:name="solver_scl" table:base-cell-address="$instructions.$A$1" table:expression="2"/>
          <table:named-expression table:name="solver_sho" table:base-cell-address="$instructions.$A$1" table:expression="2"/>
          <table:named-expression table:name="solver_tim" table:base-cell-address="$instructions.$A$1" table:expression="100"/>
          <table:named-expression table:name="solver_tol" table:base-cell-address="$instructions.$A$1" table:expression="0.05"/>
          <table:named-expression table:name="solver_typ" table:base-cell-address="$instructions.$A$1" table:expression="3"/>
          <table:named-expression table:name="solver_val" table:base-cell-address="$instructions.$A$1" table:expression="257"/>
        </table:named-expressions>
      </table:table>
      <table:table table:name="rims" table:style-name="ta3"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15" table:number-columns-repeated="250" table:default-cell-style-name="ce98"/>
        <table:table-column table:style-name="co15" table:number-columns-repeated="767" table:default-cell-style-name="Default"/>
        <table:table-row table:style-name="ro4">
          <table:table-cell table:style-name="ce83" office:value-type="string" calcext:value-type="string">
            <text:p>ERD<text:span text:style-name="T10"> is the Effective Rim Diameter.  </text:span></text:p>
          </table:table-cell>
          <table:table-cell table:style-name="ce83"/>
          <table:table-cell table:style-name="ce88" table:number-columns-repeated="2"/>
          <table:table-cell table:style-name="ce92"/>
          <table:table-cell table:style-name="ce98" table:number-columns-repeated="2"/>
          <table:table-cell table:number-columns-repeated="1017"/>
        </table:table-row>
        <table:table-row table:style-name="ro4">
          <table:table-cell table:style-name="ce84" office:value-type="string" calcext:value-type="string">
            <text:p>ERD<text:span text:style-name="T10"> is measured to the end of the spoke, usually flush with the head of the nipple.</text:span></text:p>
          </table:table-cell>
          <table:table-cell table:style-name="ce84"/>
          <table:table-cell table:style-name="ce89" table:number-columns-repeated="2"/>
          <table:table-cell table:style-name="ce93"/>
          <table:table-cell table:style-name="ce98" table:number-columns-repeated="2"/>
          <table:table-cell table:number-columns-repeated="1017"/>
        </table:table-row>
        <table:table-row table:style-name="ro4">
          <table:table-cell table:style-name="ce84" office:value-type="string" calcext:value-type="string">
            <text:p>OSB <text:span text:style-name="T10">is the lateral spoke bed offset (from wheel center). Non-zero for asymmetric rims.</text:span></text:p>
          </table:table-cell>
          <table:table-cell table:style-name="ce84"/>
          <table:table-cell table:style-name="ce89" table:number-columns-repeated="2"/>
          <table:table-cell table:style-name="ce93"/>
          <table:table-cell table:style-name="ce98" table:number-columns-repeated="2"/>
          <table:table-cell table:number-columns-repeated="1017"/>
        </table:table-row>
        <table:table-row table:style-name="ro4">
          <table:table-cell table:style-name="ce84" office:value-type="string" calcext:value-type="string">
            <text:p>size<text:span text:style-name="T10"> is the nominal size of the wheel, and usually does not correspond to any particular dimension.</text:span></text:p>
          </table:table-cell>
          <table:table-cell table:style-name="ce84"/>
          <table:table-cell table:style-name="ce89" table:number-columns-repeated="2"/>
          <table:table-cell table:style-name="ce93"/>
          <table:table-cell table:style-name="ce98" table:number-columns-repeated="2"/>
          <table:table-cell table:number-columns-repeated="1017"/>
        </table:table-row>
        <table:table-row table:style-name="ro4">
          <table:table-cell table:style-name="ce84" office:value-type="string" calcext:value-type="string">
            <text:p>ISO <text:span text:style-name="T10">is the diameter of the bead seat of the rim, in millimeters. </text:span></text:p>
          </table:table-cell>
          <table:table-cell table:style-name="ce84"/>
          <table:table-cell table:style-name="ce89" table:number-columns-repeated="2"/>
          <table:table-cell table:style-name="ce93"/>
          <table:table-cell table:style-name="ce98" table:number-columns-repeated="2"/>
          <table:table-cell table:number-columns-repeated="1017"/>
        </table:table-row>
        <table:table-row table:style-name="ro4">
          <table:table-cell table:style-name="ce85" office:value-type="string" calcext:value-type="string">
            <text:p>(See http://www.sheldonbrown.com/tire_sizing.html for more on ISO dimension.)</text:p>
          </table:table-cell>
          <table:table-cell table:style-name="ce85"/>
          <table:table-cell table:style-name="ce90" table:number-columns-repeated="2"/>
          <table:table-cell table:style-name="ce94"/>
          <table:table-cell table:style-name="ce98" table:number-columns-repeated="2"/>
          <table:table-cell table:number-columns-repeated="1017"/>
        </table:table-row>
        <table:table-row table:style-name="ro4">
          <table:table-cell table:style-name="ce85" table:number-columns-repeated="2"/>
          <table:table-cell table:style-name="ce90" table:number-columns-repeated="2"/>
          <table:table-cell table:style-name="ce94"/>
          <table:table-cell table:style-name="ce98" table:number-columns-repeated="2"/>
          <table:table-cell table:number-columns-repeated="1017"/>
        </table:table-row>
        <table:table-row table:style-name="ro5">
          <table:table-cell table:style-name="ce86" office:value-type="string" calcext:value-type="string">
            <text:p>ERD</text:p>
          </table:table-cell>
          <table:table-cell table:style-name="ce86" office:value-type="string" calcext:value-type="string">
            <text:p>OSB, mm</text:p>
          </table:table-cell>
          <table:table-cell table:style-name="ce91" office:value-type="string" calcext:value-type="string">
            <text:p>size</text:p>
          </table:table-cell>
          <table:table-cell table:style-name="ce91" office:value-type="string" calcext:value-type="string">
            <text:p>ISO, mm</text:p>
          </table:table-cell>
          <table:table-cell table:style-name="ce95" office:value-type="string" calcext:value-type="string">
            <text:p>Select a Rim:<text:span text:style-name="T10"> select a cell in this column, then choose "Enter Front Rim Dims" or "Enter Rear Rim Dims"  from the "Tools" menu.</text:span></text:p>
          </table:table-cell>
          <table:table-cell table:style-name="ce98" office:value-type="string" calcext:value-type="string">
            <text:p>date</text:p>
          </table:table-cell>
          <table:table-cell table:style-name="ce98" office:value-type="string" calcext:value-type="string">
            <text:p>by</text:p>
          </table:table-cell>
          <table:table-cell table:style-name="ce103" table:number-columns-repeated="1017"/>
        </table:table-row>
        <table:table-row table:style-name="ro1">
          <table:table-cell table:style-name="ce26" office:value-type="float" office:value="604" calcext:value-type="float">
            <text:p>60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aero (with washers)</text:p>
          </table:table-cell>
          <table:table-cell table:number-columns-repeated="2"/>
          <table:table-cell table:style-name="ce103" table:number-columns-repeated="1017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Crono</text:p>
          </table:table-cell>
          <table:table-cell table:number-columns-repeated="1019"/>
        </table:table-row>
        <table:table-row table:style-name="ro1">
          <table:table-cell table:style-name="ce26" office:value-type="float" office:value="601.5" calcext:value-type="float">
            <text:p>601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Excellence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Formula 20 Crono - MEASURE TO BE SURE</text:p>
          </table:table-cell>
          <table:table-cell table:number-columns-repeated="1019"/>
        </table:table-row>
        <table:table-row table:style-name="ro1">
          <table:table-cell table:style-name="ce26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Crono F.20 - MEASURE TO BE SURE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Metamorphosis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Montreal - MEASURE TO BE SURE!</text:p>
          </table:table-cell>
          <table:table-cell table:number-columns-repeated="1019"/>
        </table:table-row>
        <table:table-row table:style-name="ro1">
          <table:table-cell table:style-name="ce26" office:value-type="float" office:value="610.5" calcext:value-type="float">
            <text:p>610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Montreal - MEASURE TO BE SURE!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Nemesis</text:p>
          </table:table-cell>
          <table:table-cell table:number-columns-repeated="1019"/>
        </table:table-row>
        <table:table-row table:style-name="ro1">
          <table:table-cell table:style-name="ce26" office:value-type="float" office:value="610.5" calcext:value-type="float">
            <text:p>610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Nemesis 2000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Synthesis</text:p>
          </table:table-cell>
          <table:table-cell table:number-columns-repeated="1019"/>
        </table:table-row>
        <table:table-row table:style-name="ro1">
          <table:table-cell table:style-name="ce26" office:value-type="float" office:value="594" calcext:value-type="float">
            <text:p>59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Thesis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05" calcext:value-type="float">
            <text:p>60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Tour de France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567" calcext:value-type="float">
            <text:p>56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erican Classic carbon fiber V rim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16B Gold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16B Red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16BGOLDNEW track, classic tub, 335g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09" calcext:value-type="float">
            <text:p>6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ADX-1</text:p>
          </table:table-cell>
          <table:table-cell table:number-columns-repeated="1019"/>
        </table:table-row>
        <table:table-row table:style-name="ro1">
          <table:table-cell table:style-name="ce26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ADX-2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ADX-4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ADX-5</text:p>
          </table:table-cell>
          <table:table-cell table:number-columns-repeated="1019"/>
        </table:table-row>
        <table:table-row table:style-name="ro1">
          <table:table-cell table:style-name="ce26" office:value-type="float" office:value="606.3" calcext:value-type="float">
            <text:p>606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NEWADX-1S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19" calcext:value-type="float">
            <text:p>61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Pro Staff 340</text:p>
          </table:table-cell>
          <table:table-cell table:number-columns-repeated="1019"/>
        </table:table-row>
        <table:table-row table:style-name="ro1">
          <table:table-cell table:style-name="ce26" office:value-type="float" office:value="619" calcext:value-type="float">
            <text:p>61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Pro Staff 400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R-50, classic tub, 415g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81.4" calcext:value-type="float">
            <text:p>581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SA-230S Super Aero (30mm deep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Tita-Ace</text:p>
          </table:table-cell>
          <table:table-cell table:number-columns-repeated="1019"/>
        </table:table-row>
        <table:table-row table:style-name="ro1">
          <table:table-cell table:style-name="ce26" table:formula="of:=592+3" office:value-type="float" office:value="595" calcext:value-type="float">
            <text:p>5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Bontrager PN 220042 Race X-Lite alu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57+30" office:value-type="float" office:value="587" calcext:value-type="float">
            <text:p>58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Bontrager PN 221065 Race X-Lite OCLV Carbon Aero</text:p>
          </table:table-cell>
          <table:table-cell table:style-name="ce100" office:value-type="date" office:date-value="2002-02-18" calcext:value-type="date">
            <text:p>18-Feb-2002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table:formula="of:=595+3" office:value-type="float" office:value="598" calcext:value-type="float">
            <text:p>598.0</text:p>
          </table:table-cell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Bontrager PN 221636 Race X-Lite alu OSB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92+3" office:value-type="float" office:value="595" calcext:value-type="float">
            <text:p>5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Bontrager PN 231573 Race X-Lite alu, new wider rim</text:p>
          </table:table-cell>
          <table:table-cell table:style-name="ce100" office:value-type="date" office:date-value="2002-06-05" calcext:value-type="date">
            <text:p>5-Jun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95+3" office:value-type="float" office:value="598" calcext:value-type="float">
            <text:p>598.0</text:p>
          </table:table-cell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Bontrager PN 231574 Race X-Lite alu OSB, new wider rim</text:p>
          </table:table-cell>
          <table:table-cell table:style-name="ce100" office:value-type="date" office:date-value="2002-06-05" calcext:value-type="date">
            <text:p>5-Jun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Barcelona '92 (12mm tall)</text:p>
          </table:table-cell>
          <table:table-cell table:style-name="ce99"/>
          <table:table-cell table:number-columns-repeated="1018"/>
        </table:table-row>
        <table:table-row table:style-name="ro1">
          <table:table-cell table:style-name="ce26" office:value-type="float" office:value="609" calcext:value-type="float">
            <text:p>6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Barcelona '92 (15mm tall)</text:p>
          </table:table-cell>
          <table:table-cell table:style-name="ce99" office:value-type="date" office:date-value="2006-12-02" calcext:value-type="date">
            <text:p>2-Dec-06</text:p>
          </table:table-cell>
          <table:table-cell office:value-type="string" calcext:value-type="string">
            <text:p>Knoch, Andreas &lt;A.Knoch@FAZ-INSTITUT.DE&gt;</text:p>
          </table:table-cell>
          <table:table-cell table:number-columns-repeated="1017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Delta (box section)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Lambda (box section)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Los Angeles '84 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Omega (box section)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Record (box section)</text:p>
          </table:table-cell>
          <table:table-cell table:number-columns-repeated="1019"/>
        </table:table-row>
        <table:table-row table:style-name="ro1">
          <table:table-cell table:style-name="ce26" office:value-type="float" office:value="602" calcext:value-type="float">
            <text:p>6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Seoul '88 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Sigma (box section)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strada </text:p>
          </table:table-cell>
          <table:table-cell table:number-columns-repeated="1019"/>
        </table:table-row>
        <table:table-row table:style-name="ro1">
          <table:table-cell table:style-name="ce26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V profile 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Victory (box section)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amme Ergal (Yellow Label)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amme Ergal-Iride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amme Hard Silver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amme Master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amme Red Label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amme Speedy (track)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amme Super Corsa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R Alkor</text:p>
          </table:table-cell>
          <table:table-cell table:number-columns-repeated="1019"/>
        </table:table-row>
        <table:table-row table:style-name="ro1">
          <table:table-cell table:style-name="ce26" office:value-type="float" office:value="562" calcext:value-type="float">
            <text:p>56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R Antara 2000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R Isidis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R Pulsar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R Quasar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R Sirus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R ST120 (400g)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R ST120L (340g)</text:p>
          </table:table-cell>
          <table:table-cell table:number-columns-repeated="1019"/>
        </table:table-row>
        <table:table-row table:style-name="ro1">
          <table:table-cell table:style-name="ce26" office:value-type="float" office:value="572" calcext:value-type="float">
            <text:p>57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LEW Composite</text:p>
          </table:table-cell>
          <table:table-cell/>
          <table:table-cell office:value-type="string" calcext:value-type="string">
            <text:p>www.bicycleracewheel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trix Iso 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Argent 10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Argent 12 SSC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Argent 7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Argent 8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Bleu SSC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CX18</text:p>
          </table:table-cell>
          <table:table-cell table:number-columns-repeated="1019"/>
        </table:table-row>
        <table:table-row table:style-name="ro1">
          <table:table-cell table:style-name="ce26" table:formula="of:=584+3" office:value-type="float" office:value="587" calcext:value-type="float">
            <text:p>58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CXP30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GEL280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GL330</text:p>
          </table:table-cell>
          <table:table-cell table:number-columns-repeated="1019"/>
        </table:table-row>
        <table:table-row table:style-name="ro1">
          <table:table-cell table:style-name="ce26" table:formula="of:=609+3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GP4 new angular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GP4 old rounder</text:p>
          </table:table-cell>
          <table:table-cell table:number-columns-repeated="1019"/>
        </table:table-row>
        <table:table-row table:style-name="ro1">
          <table:table-cell table:style-name="ce26" office:value-type="float" office:value="604" calcext:value-type="float">
            <text:p>60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Mach 2CD2 </text:p>
          </table:table-cell>
          <table:table-cell table:number-columns-repeated="1019"/>
        </table:table-row>
        <table:table-row table:style-name="ro1">
          <table:table-cell table:style-name="ce26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Mach2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Montlhery Pro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OR7</text:p>
          </table:table-cell>
          <table:table-cell table:number-columns-repeated="1019"/>
        </table:table-row>
        <table:table-row table:style-name="ro1">
          <table:table-cell table:style-name="ce26" table:formula="of:=612+3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Paris Roubaix SSC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Piste (track)</text:p>
          </table:table-cell>
          <table:table-cell table:number-columns-repeated="1019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Reflex -- MEASURE TO BE SURE!!!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Reflex -- MEASURE TO BE SURE!!!</text:p>
          </table:table-cell>
          <table:table-cell table:number-columns-repeated="1019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Reflex -- MEASURE TO BE SURE!!!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Reflex -- MEASURE TO BE SURE!!!</text:p>
          </table:table-cell>
          <table:table-cell table:number-columns-repeated="1019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Reflex -- MEASURE TO BE SURE!!!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Reflex -- MEASURE TO BE SURE!!!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Nisi AN-85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Nisi Countach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Nisi G-27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Nisi Sludi Mod 290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Nisi Sludi Mod 320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Nisi Solidal</text:p>
          </table:table-cell>
          <table:table-cell table:number-columns-repeated="1019"/>
        </table:table-row>
        <table:table-row table:style-name="ro1">
          <table:table-cell table:style-name="ce26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Performance A19T </text:p>
          </table:table-cell>
          <table:table-cell table:number-columns-repeated="1019"/>
        </table:table-row>
        <table:table-row table:style-name="ro1">
          <table:table-cell table:style-name="ce26" office:value-type="float" office:value="608.1" calcext:value-type="float">
            <text:p>608.1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Rolf Vector Pro, Araya made. For Greer internal nipples + 4mm washers</text:p>
          </table:table-cell>
          <table:table-cell table:style-name="ce100" office:value-type="date" office:date-value="2002-03-03" calcext:value-type="date">
            <text:p>3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603.7" calcext:value-type="float">
            <text:p>603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Rolf Vector Pro, Trek made. For Greer internal nipples, no washers</text:p>
          </table:table-cell>
          <table:table-cell table:style-name="ce100" office:value-type="date" office:date-value="2002-03-03" calcext:value-type="date">
            <text:p>3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608" calcext:value-type="float">
            <text:p>60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aavedra aero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aturae: <text:s/>All greay anodized models</text:p>
          </table:table-cell>
          <table:table-cell table:number-columns-repeated="1019"/>
        </table:table-row>
        <table:table-row table:style-name="ro1">
          <table:table-cell table:style-name="ce26" office:value-type="float" office:value="556" calcext:value-type="float">
            <text:p>55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Buzz Road (carbon, alu brake track)</text:p>
          </table:table-cell>
          <table:table-cell table:number-columns-repeated="1019"/>
        </table:table-row>
        <table:table-row table:style-name="ro1">
          <table:table-cell table:style-name="ce26" office:value-type="float" office:value="556" calcext:value-type="float">
            <text:p>55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Buzz Special Event (carbon, no brake track)</text:p>
          </table:table-cell>
          <table:table-cell table:number-columns-repeated="1019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tubular)</text:p>
          </table:table-cell>
          <table:table-cell table:number-columns-repeated="1019"/>
        </table:table-row>
        <table:table-row table:style-name="ro1">
          <table:table-cell table:style-name="ce26" office:value-type="float" office:value="604" calcext:value-type="float">
            <text:p>60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9A</text:p>
          </table:table-cell>
          <table:table-cell table:number-columns-repeated="1019"/>
        </table:table-row>
        <table:table-row table:style-name="ro1">
          <table:table-cell table:style-name="ce26" office:value-type="float" office:value="602" calcext:value-type="float">
            <text:p>6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9A<text:span text:style-name="T11">II</text:span><text:span text:style-name="T12"> (632 mm OD)</text:span>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20B</text:p>
          </table:table-cell>
          <table:table-cell table:number-columns-repeated="1019"/>
        </table:table-row>
        <table:table-row table:style-name="ro1">
          <table:table-cell table:style-name="ce26" office:value-type="float" office:value="602" calcext:value-type="float">
            <text:p>6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Velocity Escape 19mm x 19mm</text:p>
          </table:table-cell>
          <table:table-cell table:number-columns-repeated="1019"/>
        </table:table-row>
        <table:table-row table:style-name="ro1">
          <table:table-cell table:style-name="ce26" office:value-type="float" office:value="582" calcext:value-type="float">
            <text:p>58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Velocity Pro/Elite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lber Aspin 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lber Profil 18 </text:p>
          </table:table-cell>
          <table:table-cell table:number-columns-repeated="1019"/>
        </table:table-row>
        <table:table-row table:style-name="ro1">
          <table:table-cell table:style-name="ce26" office:value-type="float" office:value="600" calcext:value-type="float">
            <text:p>6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lber Profil 20 </text:p>
          </table:table-cell>
          <table:table-cell table:number-columns-repeated="1019"/>
        </table:table-row>
        <table:table-row table:style-name="ro1">
          <table:table-cell table:style-name="ce26" office:value-type="float" office:value="608" calcext:value-type="float">
            <text:p>60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lber Profil A 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lber/Super Champion Arc-en-ciel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lber/Super Champion Aspin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lber/Super Champion Aubisque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lber/Super Champion Competition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lber/Super Champion Medaile d'Or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pp 140 12mm deep box section aluminum tubular</text:p>
          </table:table-cell>
          <table:table-cell table:number-columns-repeated="1019"/>
        </table:table-row>
        <table:table-row table:style-name="ro1">
          <table:table-cell table:style-name="ce26" office:value-type="float" office:value="596" calcext:value-type="float">
            <text:p>59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pp 250 24.8mm deep carbon tubular</text:p>
          </table:table-cell>
          <table:table-cell table:style-name="ce99" office:value-type="date" office:date-value="2005-06-16" calcext:value-type="date">
            <text:p>16-Jun-05</text:p>
          </table:table-cell>
          <table:table-cell office:value-type="string" calcext:value-type="string">
            <text:p>Zipp</text:p>
          </table:table-cell>
          <table:table-cell table:number-columns-repeated="1017"/>
        </table:table-row>
        <table:table-row table:style-name="ro1">
          <table:table-cell table:style-name="ce26" office:value-type="float" office:value="569" calcext:value-type="float">
            <text:p>56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pp 280 38mm deep carbon tubular </text:p>
          </table:table-cell>
          <table:table-cell table:style-name="ce99" office:value-type="date" office:date-value="2005-06-17" calcext:value-type="date">
            <text:p>17-Jun-05</text:p>
          </table:table-cell>
          <table:table-cell table:style-name="ce101" office:value-type="string" calcext:value-type="string">
            <text:p><text:span text:style-name="T14"><text:a xlink:href="mailto:Kuthan.Kan@egco.com" xlink:type="simple">Kuthan.Kan@egco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566" calcext:value-type="float">
            <text:p>56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pp 340 38mm deep carbon tubular</text:p>
          </table:table-cell>
          <table:table-cell table:number-columns-repeated="1019"/>
        </table:table-row>
        <table:table-row table:style-name="ro1">
          <table:table-cell table:style-name="ce26" office:value-type="float" office:value="530" calcext:value-type="float">
            <text:p>53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pp 360 58mm deep carbon tubular</text:p>
          </table:table-cell>
          <table:table-cell table:style-name="ce99" office:value-type="date" office:date-value="2005-06-17" calcext:value-type="date">
            <text:p>17-Jun-05</text:p>
          </table:table-cell>
          <table:table-cell table:style-name="ce101" office:value-type="string" calcext:value-type="string">
            <text:p><text:span text:style-name="T14"><text:a xlink:href="mailto:Kuthan.Kan@egco.com" xlink:type="simple">Kuthan.Kan@egco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484" calcext:value-type="float">
            <text:p>48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pp 420 82mm deep carbon tubular</text:p>
          </table:table-cell>
          <table:table-cell table:style-name="ce99" office:value-type="date" office:date-value="2005-06-17" calcext:value-type="date">
            <text:p>17-Jun-05</text:p>
          </table:table-cell>
          <table:table-cell table:style-name="ce101" office:value-type="string" calcext:value-type="string">
            <text:p><text:span text:style-name="T14"><text:a xlink:href="mailto:Kuthan.Kan@egco.com" xlink:type="simple">Kuthan.Kan@egco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530" calcext:value-type="float">
            <text:p>53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pp 440 58mm deep carbon tubular</text:p>
          </table:table-cell>
          <table:table-cell table:number-columns-repeated="1019"/>
        </table:table-row>
        <table:table-row table:style-name="ro1">
          <table:table-cell table:style-name="ce26" office:value-type="float" office:value="532" calcext:value-type="float">
            <text:p>53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cel </text:p>
          </table:table-cell>
          <table:table-cell table:number-columns-repeated="1019"/>
        </table:table-row>
        <table:table-row table:style-name="ro1">
          <table:table-cell table:style-name="ce26" office:value-type="float" office:value="559" calcext:value-type="float">
            <text:p>55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Crono F.20 - MEASURE TO BE SURE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560" calcext:value-type="float">
            <text:p>56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brosio Montreal - MEASURE TO BE SURE!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520" calcext:value-type="float">
            <text:p>52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merican Classic carbon fiber V rim</text:p>
          </table:table-cell>
          <table:table-cell table:number-columns-repeated="1019"/>
        </table:table-row>
        <table:table-row table:style-name="ro1">
          <table:table-cell table:style-name="ce26" office:value-type="float" office:value="558" calcext:value-type="float">
            <text:p>55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ADX-4</text:p>
          </table:table-cell>
          <table:table-cell table:number-columns-repeated="1019"/>
        </table:table-row>
        <table:table-row table:style-name="ro1">
          <table:table-cell table:style-name="ce26" office:value-type="float" office:value="553.3" calcext:value-type="float">
            <text:p>553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NEWADX-1S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63.4" calcext:value-type="float">
            <text:p>563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R-50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30" calcext:value-type="float">
            <text:p>53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SA-230S Super Aero (30mm deep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68" calcext:value-type="float">
            <text:p>56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Campagnolo strada </text:p>
          </table:table-cell>
          <table:table-cell table:number-columns-repeated="1019"/>
        </table:table-row>
        <table:table-row table:style-name="ro1">
          <table:table-cell table:style-name="ce26" office:value-type="float" office:value="565" calcext:value-type="float">
            <text:p>56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R Alkor</text:p>
          </table:table-cell>
          <table:table-cell/>
          <table:table-cell office:value-type="string" calcext:value-type="string">
            <text:p>Mark Hoskin, FiRUSA@aol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11" calcext:value-type="float">
            <text:p>5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FiR Antara 2000</text:p>
          </table:table-cell>
          <table:table-cell table:number-columns-repeated="1019"/>
        </table:table-row>
        <table:table-row table:style-name="ro1">
          <table:table-cell table:style-name="ce26" office:value-type="float" office:value="522" calcext:value-type="float">
            <text:p>5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LEW Composite</text:p>
          </table:table-cell>
          <table:table-cell/>
          <table:table-cell office:value-type="string" calcext:value-type="string">
            <text:p>www.lew-usa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77" calcext:value-type="float">
            <text:p>57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CX18 </text:p>
          </table:table-cell>
          <table:table-cell table:number-columns-repeated="1019"/>
        </table:table-row>
        <table:table-row table:style-name="ro1">
          <table:table-cell table:style-name="ce26" office:value-type="float" office:value="576" calcext:value-type="float">
            <text:p>57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GL330 </text:p>
          </table:table-cell>
          <table:table-cell table:number-columns-repeated="1019"/>
        </table:table-row>
        <table:table-row table:style-name="ro1">
          <table:table-cell table:style-name="ce26" office:value-type="float" office:value="563" calcext:value-type="float">
            <text:p>56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Mach 2 </text:p>
          </table:table-cell>
          <table:table-cell table:number-columns-repeated="1019"/>
        </table:table-row>
        <table:table-row table:style-name="ro1">
          <table:table-cell table:style-name="ce26" office:value-type="float" office:value="557" calcext:value-type="float">
            <text:p>55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Mach 2CD2 </text:p>
          </table:table-cell>
          <table:table-cell table:number-columns-repeated="1019"/>
        </table:table-row>
        <table:table-row table:style-name="ro1">
          <table:table-cell table:style-name="ce26" office:value-type="float" office:value="530.4" calcext:value-type="float">
            <text:p>530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Rolf Vector Carbon, Lew made. For Greer internal nipples + 2.5mm washers</text:p>
          </table:table-cell>
          <table:table-cell table:style-name="ce100" office:value-type="date" office:date-value="2002-05-06" calcext:value-type="date">
            <text:p>6-May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53" calcext:value-type="float">
            <text:p>55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Rolf Vector Pro, Araya made. For Greer internal nipples + 4mm washers</text:p>
          </table:table-cell>
          <table:table-cell table:style-name="ce100" office:value-type="date" office:date-value="2002-03-03" calcext:value-type="date">
            <text:p>3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53" calcext:value-type="float">
            <text:p>55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Rolf Vector Pro, Trek made. For Greer internal nipples, no washers</text:p>
          </table:table-cell>
          <table:table-cell table:style-name="ce100" office:value-type="date" office:date-value="2002-03-03" calcext:value-type="date">
            <text:p>3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58" calcext:value-type="float">
            <text:p>55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aavedra aero</text:p>
          </table:table-cell>
          <table:table-cell table:number-columns-repeated="1019"/>
        </table:table-row>
        <table:table-row table:style-name="ro1">
          <table:table-cell table:style-name="ce26" office:value-type="float" office:value="507" calcext:value-type="float">
            <text:p>5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Buzz Road (carbon, alu brake track)</text:p>
          </table:table-cell>
          <table:table-cell table:number-columns-repeated="1019"/>
        </table:table-row>
        <table:table-row table:style-name="ro1">
          <table:table-cell table:style-name="ce26" office:value-type="float" office:value="507" calcext:value-type="float">
            <text:p>5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Buzz Special Event (carbon, no brake track)</text:p>
          </table:table-cell>
          <table:table-cell table:number-columns-repeated="1019"/>
        </table:table-row>
        <table:table-row table:style-name="ro1">
          <table:table-cell table:style-name="ce26" office:value-type="float" office:value="560" calcext:value-type="float">
            <text:p>56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582 mm OD)</text:p>
          </table:table-cell>
          <table:table-cell table:number-columns-repeated="1019"/>
        </table:table-row>
        <table:table-row table:style-name="ro1">
          <table:table-cell table:style-name="ce26" office:value-type="float" office:value="552" calcext:value-type="float">
            <text:p>55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9A, M19A<text:span text:style-name="T11">II</text:span><text:span text:style-name="T12"> (582 mm OD)</text:span></text:p>
          </table:table-cell>
          <table:table-cell table:number-columns-repeated="1019"/>
        </table:table-row>
        <table:table-row table:style-name="ro1">
          <table:table-cell table:style-name="ce26" office:value-type="float" office:value="560" calcext:value-type="float">
            <text:p>56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20B (582 mm OD)</text:p>
          </table:table-cell>
          <table:table-cell table:number-columns-repeated="1019"/>
        </table:table-row>
        <table:table-row table:style-name="ro1">
          <table:table-cell table:style-name="ce26" office:value-type="float" office:value="554" calcext:value-type="float">
            <text:p>55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Velocity Escape 19mm x 19mm</text:p>
          </table:table-cell>
          <table:table-cell table:number-columns-repeated="1019"/>
        </table:table-row>
        <table:table-row table:style-name="ro1">
          <table:table-cell table:style-name="ce26" office:value-type="float" office:value="531" calcext:value-type="float">
            <text:p>53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Velocity Pro/Elite</text:p>
          </table:table-cell>
          <table:table-cell table:number-columns-repeated="1019"/>
        </table:table-row>
        <table:table-row table:style-name="ro1">
          <table:table-cell table:style-name="ce26" office:value-type="float" office:value="558" calcext:value-type="float">
            <text:p>55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lber Profil 18 </text:p>
          </table:table-cell>
          <table:table-cell table:number-columns-repeated="1019"/>
        </table:table-row>
        <table:table-row table:style-name="ro1">
          <table:table-cell table:style-name="ce26" office:value-type="float" office:value="550" calcext:value-type="float">
            <text:p>55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lber Profil 20 </text:p>
          </table:table-cell>
          <table:table-cell table:number-columns-repeated="1019"/>
        </table:table-row>
        <table:table-row table:style-name="ro1">
          <table:table-cell table:style-name="ce26" office:value-type="float" office:value="521" calcext:value-type="float">
            <text:p>52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pp 245 38mm deep carbon tubular</text:p>
          </table:table-cell>
          <table:table-cell table:style-name="ce99" office:value-type="date" office:date-value="2005-11-05" calcext:value-type="date">
            <text:p>5-Nov-05</text:p>
          </table:table-cell>
          <table:table-cell table:style-name="ce101" office:value-type="string" calcext:value-type="string">
            <text:p><text:span text:style-name="T14"><text:a xlink:href="mailto:Kuthan.Kan@egco.com" xlink:type="simple">Kuthan.Kan@egco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520" calcext:value-type="float">
            <text:p>52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pp 310 38mm deep carbon tubular</text:p>
          </table:table-cell>
          <table:table-cell table:number-columns-repeated="1019"/>
        </table:table-row>
        <table:table-row table:style-name="ro1">
          <table:table-cell table:style-name="ce26" office:value-type="float" office:value="484" calcext:value-type="float">
            <text:p>48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pp 330 58mm deep carbon tubular</text:p>
          </table:table-cell>
          <table:table-cell table:style-name="ce99" office:value-type="date" office:date-value="2005-11-05" calcext:value-type="date">
            <text:p>5-Nov-05</text:p>
          </table:table-cell>
          <table:table-cell table:style-name="ce101" office:value-type="string" calcext:value-type="string">
            <text:p><text:span text:style-name="T14"><text:a xlink:href="mailto:Kuthan.Kan@egco.com" xlink:type="simple">Kuthan.Kan@egco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482" calcext:value-type="float">
            <text:p>48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pp 400 58mm deep carbon tubular</text:p>
          </table:table-cell>
          <table:table-cell table:number-columns-repeated="1019"/>
        </table:table-row>
        <table:table-row table:style-name="ro1">
          <table:table-cell table:style-name="ce26" table:formula="of:=24.5*25.4" office:value-type="float" office:value="622.3" calcext:value-type="float">
            <text:p>622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8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od, unknown make, vintage 1900 or so.</text:p>
          </table:table-cell>
          <table:table-cell table:number-columns-repeated="1019"/>
        </table:table-row>
        <table:table-row table:style-name="ro1">
          <table:table-cell table:style-name="ce26" office:value-type="float" office:value="481" calcext:value-type="float">
            <text:p>48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cel </text:p>
          </table:table-cell>
          <table:table-cell table:style-name="ce98" table:number-columns-repeated="2"/>
          <table:table-cell table:number-columns-repeated="1017"/>
        </table:table-row>
        <table:table-row table:style-name="ro1">
          <table:table-cell table:style-name="ce26" office:value-type="float" office:value="506" calcext:value-type="float">
            <text:p>50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ADX-4</text:p>
          </table:table-cell>
          <table:table-cell table:number-columns-repeated="1019"/>
        </table:table-row>
        <table:table-row table:style-name="ro1">
          <table:table-cell table:style-name="ce26" office:value-type="float" office:value="503.2" calcext:value-type="float">
            <text:p>503.2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NEWADX-1S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478.2" calcext:value-type="float">
            <text:p>478.2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SA-230S Super Aero (30mm deep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17" calcext:value-type="float">
            <text:p>5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CX18 </text:p>
          </table:table-cell>
          <table:table-cell table:number-columns-repeated="1019"/>
        </table:table-row>
        <table:table-row table:style-name="ro1">
          <table:table-cell table:style-name="ce26" office:value-type="float" office:value="517" calcext:value-type="float">
            <text:p>5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GL330 </text:p>
          </table:table-cell>
          <table:table-cell table:number-columns-repeated="1019"/>
        </table:table-row>
        <table:table-row table:style-name="ro1">
          <table:table-cell table:style-name="ce26" office:value-type="float" office:value="504" calcext:value-type="float">
            <text:p>50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Mavic Mach 2 </text:p>
          </table:table-cell>
          <table:table-cell table:number-columns-repeated="1019"/>
        </table:table-row>
        <table:table-row table:style-name="ro1">
          <table:table-cell table:style-name="ce26" office:value-type="float" office:value="509" calcext:value-type="float">
            <text:p>5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512" calcext:value-type="float">
            <text:p>5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509" calcext:value-type="float">
            <text:p>5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512" calcext:value-type="float">
            <text:p>5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509" calcext:value-type="float">
            <text:p>5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512" calcext:value-type="float">
            <text:p>5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502" calcext:value-type="float">
            <text:p>5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9A </text:p>
          </table:table-cell>
          <table:table-cell table:number-columns-repeated="1019"/>
        </table:table-row>
        <table:table-row table:style-name="ro1">
          <table:table-cell table:style-name="ce26" office:value-type="float" office:value="503" calcext:value-type="float">
            <text:p>5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9A<text:span text:style-name="T11">II</text:span><text:span text:style-name="T12"> (532 mm OD)</text:span></text:p>
          </table:table-cell>
          <table:table-cell table:number-columns-repeated="1019"/>
        </table:table-row>
        <table:table-row table:style-name="ro1">
          <table:table-cell table:style-name="ce26" office:value-type="float" office:value="511" calcext:value-type="float">
            <text:p>5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Wolber Profil 18 </text:p>
          </table:table-cell>
          <table:table-cell table:number-columns-repeated="1019"/>
        </table:table-row>
        <table:table-row table:style-name="ro1">
          <table:table-cell table:style-name="ce26" office:value-type="float" office:value="409" calcext:value-type="float">
            <text:p>4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raya NEWADX-1S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411" calcext:value-type="float">
            <text:p>4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441" calcext:value-type="float">
            <text:p>4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411" calcext:value-type="float">
            <text:p>4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441" calcext:value-type="float">
            <text:p>4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411" calcext:value-type="float">
            <text:p>4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441" calcext:value-type="float">
            <text:p>4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7A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402" calcext:value-type="float">
            <text:p>4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9A, M19A<text:span text:style-name="T11">II</text:span><text:span text:style-name="T12"> (432 mm OD)</text:span></text:p>
          </table:table-cell>
          <table:table-cell table:number-columns-repeated="1019"/>
        </table:table-row>
        <table:table-row table:style-name="ro1">
          <table:table-cell table:style-name="ce26" office:value-type="float" office:value="352" calcext:value-type="float">
            <text:p>35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18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9A, M19A<text:span text:style-name="T11">II</text:span><text:span text:style-name="T12"> (382 mm OD)</text:span></text:p>
          </table:table-cell>
          <table:table-cell table:number-columns-repeated="1019"/>
        </table:table-row>
        <table:table-row table:style-name="ro1">
          <table:table-cell table:style-name="ce26" office:value-type="float" office:value="298" calcext:value-type="float">
            <text:p>29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16"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Sun M19A, M19A<text:span text:style-name="T11">II</text:span><text:span text:style-name="T12"> (331 mm OD)</text:span>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mbrosio Aero Elite (rim washers)</text:p>
          </table:table-cell>
          <table:table-cell table:number-columns-repeated="1019"/>
        </table:table-row>
        <table:table-row table:style-name="ro1">
          <table:table-cell table:style-name="ce26" office:value-type="float" office:value="620" calcext:value-type="float">
            <text:p>62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mbrosio Elite (single eyelets)</text:p>
          </table:table-cell>
          <table:table-cell table:number-columns-repeated="1019"/>
        </table:table-row>
        <table:table-row table:style-name="ro1">
          <table:table-cell table:style-name="ce26" office:value-type="float" office:value="623" calcext:value-type="float">
            <text:p>62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raya 16A(3)</text:p>
          </table:table-cell>
          <table:table-cell table:number-columns-repeated="1019"/>
        </table:table-row>
        <table:table-row table:style-name="ro1">
          <table:table-cell table:style-name="ce26" office:value-type="float" office:value="622" calcext:value-type="float">
            <text:p>6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raya 16A(5)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raya 20A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raya ADX-1W </text:p>
          </table:table-cell>
          <table:table-cell table:number-columns-repeated="1019"/>
        </table:table-row>
        <table:table-row table:style-name="ro1">
          <table:table-cell table:style-name="ce26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raya ADX-2W</text:p>
          </table:table-cell>
          <table:table-cell table:number-columns-repeated="1019"/>
        </table:table-row>
        <table:table-row table:style-name="ro1">
          <table:table-cell table:style-name="ce26" office:value-type="float" office:value="616.4" calcext:value-type="float">
            <text:p>616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raya LP-60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22" calcext:value-type="float">
            <text:p>6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raya SP-30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raya SS-40</text:p>
          </table:table-cell>
          <table:table-cell table:number-columns-repeated="1019"/>
        </table:table-row>
        <table:table-row table:style-name="ro1">
          <table:table-cell table:style-name="ce26" office:value-type="float" office:value="621" calcext:value-type="float">
            <text:p>62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raya SS-45</text:p>
          </table:table-cell>
          <table:table-cell table:number-columns-repeated="1019"/>
        </table:table-row>
        <table:table-row table:style-name="ro1">
          <table:table-cell table:style-name="ce26" office:value-type="float" office:value="616.4" calcext:value-type="float">
            <text:p>616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raya TF-110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18.4" calcext:value-type="float">
            <text:p>618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raya W/O-2 steel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23" calcext:value-type="float">
            <text:p>62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unlop Special Lightweight</text:p>
          </table:table-cell>
          <table:table-cell table:style-name="ce100" office:value-type="date" office:date-value="2007-02-11" calcext:value-type="date">
            <text:p>11-Feb-2007</text:p>
          </table:table-cell>
          <table:table-cell office:value-type="string" calcext:value-type="string">
            <text:p>"Sheldon Brown" &lt;CaptBike@sheldonbrown.com&gt;</text:p>
          </table:table-cell>
          <table:table-cell table:number-columns-repeated="1017"/>
        </table:table-row>
        <table:table-row table:style-name="ro1">
          <table:table-cell table:style-name="ce26" office:value-type="float" office:value="609" calcext:value-type="float">
            <text:p>6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Fiamme 71-Sport</text:p>
          </table:table-cell>
          <table:table-cell table:number-columns-repeated="1019"/>
        </table:table-row>
        <table:table-row table:style-name="ro1">
          <table:table-cell table:style-name="ce26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Fiamme 80-Elan</text:p>
          </table:table-cell>
          <table:table-cell table:number-columns-repeated="1019"/>
        </table:table-row>
        <table:table-row table:style-name="ro1">
          <table:table-cell table:style-name="ce26" table:formula="of:=610*630/622" office:value-type="float" office:value="617.845659163987" calcext:value-type="float">
            <text:p>617.8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atrix Aurora </text:p>
          </table:table-cell>
          <table:table-cell table:number-columns-repeated="1019"/>
        </table:table-row>
        <table:table-row table:style-name="ro1">
          <table:table-cell table:style-name="ce26" office:value-type="float" office:value="605" calcext:value-type="float">
            <text:p>60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atrix ISO C</text:p>
          </table:table-cell>
          <table:table-cell table:number-columns-repeated="1019"/>
        </table:table-row>
        <table:table-row table:style-name="ro1">
          <table:table-cell table:style-name="ce26" office:value-type="float" office:value="609" calcext:value-type="float">
            <text:p>6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atrix ISO C<text:span text:style-name="T13">II</text:span>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atrix Titan</text:p>
          </table:table-cell>
          <table:table-cell table:number-columns-repeated="1019"/>
        </table:table-row>
        <table:table-row table:style-name="ro1">
          <table:table-cell table:style-name="ce26" office:value-type="float" office:value="622" calcext:value-type="float">
            <text:p>6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atrix Titan T (touring)</text:p>
          </table:table-cell>
          <table:table-cell table:number-columns-repeated="1019"/>
        </table:table-row>
        <table:table-row table:style-name="ro1">
          <table:table-cell table:style-name="ce26" office:value-type="float" office:value="620" calcext:value-type="float">
            <text:p>62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avic E2, G40, Mod E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avic MA single eyelets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avic MA2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avic MA40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avic Mod 3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avic Mod 4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erformance TR22 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Rigida 1320 </text:p>
          </table:table-cell>
          <table:table-cell table:number-columns-repeated="1019"/>
        </table:table-row>
        <table:table-row table:style-name="ro1">
          <table:table-cell table:style-name="ce26" table:formula="of:=618.2+3" office:value-type="float" office:value="621.2" calcext:value-type="float">
            <text:p>621.2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Rigida AS 23 X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621" calcext:value-type="float">
            <text:p>62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Rigida steel Superchromix 1.25 </text:p>
          </table:table-cell>
          <table:table-cell table:number-columns-repeated="1019"/>
        </table:table-row>
        <table:table-row table:style-name="ro1">
          <table:table-cell table:style-name="ce26" office:value-type="float" office:value="622" calcext:value-type="float">
            <text:p>6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pecialized Saturae C20</text:p>
          </table:table-cell>
          <table:table-cell table:number-columns-repeated="1019"/>
        </table:table-row>
        <table:table-row table:style-name="ro1">
          <table:table-cell table:style-name="ce26" office:value-type="float" office:value="622" calcext:value-type="float">
            <text:p>6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pecialized Saturae C22</text:p>
          </table:table-cell>
          <table:table-cell table:number-columns-repeated="1019"/>
        </table:table-row>
        <table:table-row table:style-name="ro1">
          <table:table-cell table:style-name="ce26" office:value-type="float" office:value="622" calcext:value-type="float">
            <text:p>6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pecialized Saturae HC19</text:p>
          </table:table-cell>
          <table:table-cell table:number-columns-repeated="1019"/>
        </table:table-row>
        <table:table-row table:style-name="ro1">
          <table:table-cell table:style-name="ce26" office:value-type="float" office:value="619" calcext:value-type="float">
            <text:p>61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C16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CR16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CRE16</text:p>
          </table:table-cell>
          <table:table-cell table:number-columns-repeated="1019"/>
        </table:table-row>
        <table:table-row table:style-name="ro1">
          <table:table-cell table:style-name="ce26" office:value-type="float" office:value="617" calcext:value-type="float">
            <text:p>6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CRT16II</text:p>
          </table:table-cell>
          <table:table-cell table:number-columns-repeated="1019"/>
        </table:table-row>
        <table:table-row table:style-name="ro1">
          <table:table-cell table:style-name="ce26" office:value-type="float" office:value="619" calcext:value-type="float">
            <text:p>61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table:style-name="ce5" office:value-type="string" calcext:value-type="string">
            <text:p>Sun D253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L13</text:p>
          </table:table-cell>
          <table:table-cell table:number-columns-repeated="1019"/>
        </table:table-row>
        <table:table-row table:style-name="ro1">
          <table:table-cell table:style-name="ce26" office:value-type="float" office:value="620" calcext:value-type="float">
            <text:p>62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L17, L20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M13</text:p>
          </table:table-cell>
          <table:table-cell table:number-columns-repeated="1019"/>
        </table:table-row>
        <table:table-row table:style-name="ro1">
          <table:table-cell table:style-name="ce26" office:value-type="float" office:value="619" calcext:value-type="float">
            <text:p>61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M13II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M13L 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M14A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M14A (old)</text:p>
          </table:table-cell>
          <table:table-cell table:number-columns-repeated="1019"/>
        </table:table-row>
        <table:table-row table:style-name="ro1">
          <table:table-cell table:style-name="ce26" office:value-type="float" office:value="620" calcext:value-type="float">
            <text:p>62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M17</text:p>
          </table:table-cell>
          <table:table-cell table:number-columns-repeated="1019"/>
        </table:table-row>
        <table:table-row table:style-name="ro1">
          <table:table-cell table:style-name="ce26" office:value-type="float" office:value="620" calcext:value-type="float">
            <text:p>62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M20</text:p>
          </table:table-cell>
          <table:table-cell table:number-columns-repeated="1019"/>
        </table:table-row>
        <table:table-row table:style-name="ro1">
          <table:table-cell table:style-name="ce26" office:value-type="float" office:value="619" calcext:value-type="float">
            <text:p>61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table:style-name="ce5" office:value-type="string" calcext:value-type="string">
            <text:p>Sun M20A</text:p>
          </table:table-cell>
          <table:table-cell table:number-columns-repeated="1019"/>
        </table:table-row>
        <table:table-row table:style-name="ro1">
          <table:table-cell table:style-name="ce26" office:value-type="float" office:value="619" calcext:value-type="float">
            <text:p>61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n M25 </text:p>
          </table:table-cell>
          <table:table-cell table:number-columns-repeated="1019"/>
        </table:table-row>
        <table:table-row table:style-name="ro1">
          <table:table-cell table:style-name="ce26" office:value-type="float" office:value="623" calcext:value-type="float">
            <text:p>62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uper Champ Competition</text:p>
          </table:table-cell>
          <table:table-cell table:number-columns-repeated="1019"/>
        </table:table-row>
        <table:table-row table:style-name="ro1">
          <table:table-cell table:style-name="ce26" office:value-type="float" office:value="619" calcext:value-type="float">
            <text:p>61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Velocity Twin Hollow</text:p>
          </table:table-cell>
          <table:table-cell table:number-columns-repeated="1019"/>
        </table:table-row>
        <table:table-row table:style-name="ro1">
          <table:table-cell table:style-name="ce26" office:value-type="float" office:value="621" calcext:value-type="float">
            <text:p>62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einmann 2115 </text:p>
          </table:table-cell>
          <table:table-cell table:number-columns-repeated="1019"/>
        </table:table-row>
        <table:table-row table:style-name="ro1">
          <table:table-cell table:style-name="ce26" office:value-type="float" office:value="624" calcext:value-type="float">
            <text:p>62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einmann A129 </text:p>
          </table:table-cell>
          <table:table-cell table:number-columns-repeated="1019"/>
        </table:table-row>
        <table:table-row table:style-name="ro1">
          <table:table-cell table:style-name="ce26" office:value-type="float" office:value="620" calcext:value-type="float">
            <text:p>62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olber M58, GTA , GTX </text:p>
          </table:table-cell>
          <table:table-cell table:number-columns-repeated="1019"/>
        </table:table-row>
        <table:table-row table:style-name="ro1">
          <table:table-cell table:style-name="ce26" office:value-type="float" office:value="620" calcext:value-type="float">
            <text:p>62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olber/Super Champion Gentleman 81</text:p>
          </table:table-cell>
          <table:table-cell table:number-columns-repeated="1019"/>
        </table:table-row>
        <table:table-row table:style-name="ro1">
          <table:table-cell table:style-name="ce26" office:value-type="float" office:value="622" calcext:value-type="float">
            <text:p>6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olber/Super Champion Gentleman GTA2</text:p>
          </table:table-cell>
          <table:table-cell table:number-columns-repeated="1019"/>
        </table:table-row>
        <table:table-row table:style-name="ro1">
          <table:table-cell table:style-name="ce26" office:value-type="float" office:value="622" calcext:value-type="float">
            <text:p>6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olber/Super Champion Gentleman GTX</text:p>
          </table:table-cell>
          <table:table-cell table:number-columns-repeated="1019"/>
        </table:table-row>
        <table:table-row table:style-name="ro1">
          <table:table-cell table:style-name="ce26" office:value-type="float" office:value="622" calcext:value-type="float">
            <text:p>6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olber/Super Champion Module 58</text:p>
          </table:table-cell>
          <table:table-cell table:number-columns-repeated="1019"/>
        </table:table-row>
        <table:table-row table:style-name="ro1">
          <table:table-cell table:style-name="ce26" office:value-type="float" office:value="622" calcext:value-type="float">
            <text:p>6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olber/Super Champion Module 59</text:p>
          </table:table-cell>
          <table:table-cell table:number-columns-repeated="1019"/>
        </table:table-row>
        <table:table-row table:style-name="ro1">
          <table:table-cell table:style-name="ce26" office:value-type="float" office:value="622" calcext:value-type="float">
            <text:p>6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7"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olber/Super Champion T430 Alpine</text:p>
          </table:table-cell>
          <table:table-cell table:number-columns-repeated="1019"/>
        </table:table-row>
        <table:table-row table:style-name="ro1">
          <table:table-cell table:style-name="ce26" office:value-type="float" office:value="600" calcext:value-type="float">
            <text:p>6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lesa 913 - MEASURE TO BE SURE!</text:p>
          </table:table-cell>
          <table:table-cell table:style-name="ce100" office:value-type="date" office:date-value="2004-12-28" calcext:value-type="date">
            <text:p>28-Dec-2004</text:p>
          </table:table-cell>
          <table:table-cell office:value-type="string" calcext:value-type="string">
            <text:p>unknown</text:p>
          </table:table-cell>
          <table:table-cell table:number-columns-repeated="1017"/>
        </table:table-row>
        <table:table-row table:style-name="ro1">
          <table:table-cell table:style-name="ce26" office:value-type="float" office:value="600" calcext:value-type="float">
            <text:p>6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lex DA22</text:p>
          </table:table-cell>
          <table:table-cell table:style-name="ce100" office:value-type="date" office:date-value="2004-01-22" calcext:value-type="date">
            <text:p>22-Jan-2004</text:p>
          </table:table-cell>
          <table:table-cell office:value-type="string" calcext:value-type="string">
            <text:p>shane.halpin@london-fire.gov.uk</text:p>
          </table:table-cell>
          <table:table-cell table:number-columns-repeated="1017"/>
        </table:table-row>
        <table:table-row table:style-name="ro1">
          <table:table-cell table:style-name="ce26" office:value-type="float" office:value="606" calcext:value-type="float">
            <text:p>60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lex DV15</text:p>
          </table:table-cell>
          <table:table-cell table:style-name="ce100" office:value-type="date" office:date-value="2004-01-26" calcext:value-type="date">
            <text:p>26-Jan-2004</text:p>
          </table:table-cell>
          <table:table-cell office:value-type="string" calcext:value-type="string">
            <text:p>Dane Jackson &lt;dane@unixbigots.org&gt;</text:p>
          </table:table-cell>
          <table:table-cell table:number-columns-repeated="1017"/>
        </table:table-row>
        <table:table-row table:style-name="ro1">
          <table:table-cell table:style-name="ce26" table:formula="of:=580.8+3" office:value-type="float" office:value="583.8" calcext:value-type="float">
            <text:p>583.8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lex G6000 22mm wide x 29mm deep, 686g</text:p>
          </table:table-cell>
          <table:table-cell table:style-name="ce100" office:value-type="date" office:date-value="2003-09-15" calcext:value-type="date">
            <text:p>15-Sep-2003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601" calcext:value-type="float">
            <text:p>60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lex R390 (19.6mm wide, 19.1mm tall, double eyelets, 480g)</text:p>
          </table:table-cell>
          <table:table-cell table:style-name="ce100" office:value-type="date" office:date-value="2003-04-18" calcext:value-type="date">
            <text:p>18-Apr-2003</text:p>
          </table:table-cell>
          <table:table-cell office:value-type="string" calcext:value-type="string">
            <text:p>"Raul Cabrera" &lt;r-cabrera@tamu.edu&gt;</text:p>
          </table:table-cell>
          <table:table-cell table:number-columns-repeated="1017"/>
        </table:table-row>
        <table:table-row table:style-name="ro1">
          <table:table-cell table:style-name="ce26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lex R390 19.6w x 19.1h, double eyelets (MEASURE TO BE SURE!)</text:p>
          </table:table-cell>
          <table:table-cell table:style-name="ce100" office:value-type="date" office:date-value="2003-04-18" calcext:value-type="date">
            <text:p>18-Apr-2003</text:p>
          </table:table-cell>
          <table:table-cell office:value-type="string" calcext:value-type="string">
            <text:p>vheidner@charter.net</text:p>
          </table:table-cell>
          <table:table-cell table:number-columns-repeated="1017"/>
        </table:table-row>
        <table:table-row table:style-name="ro1">
          <table:table-cell table:style-name="ce26" office:value-type="float" office:value="605" calcext:value-type="float">
            <text:p>60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Aero Elite</text:p>
          </table:table-cell>
          <table:table-cell table:number-columns-repeated="1019"/>
        </table:table-row>
        <table:table-row table:style-name="ro1">
          <table:table-cell table:style-name="ce26" office:value-type="float" office:value="601" calcext:value-type="float">
            <text:p>60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Area 4 (Touring/Trekking)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B.8 (Touring/Trekking)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01" calcext:value-type="float">
            <text:p>60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Balance 20w x 22h - MEASURE ERD TO BE SURE!</text:p>
          </table:table-cell>
          <table:table-cell table:style-name="ce100" office:value-type="date" office:date-value="2004-09-09" calcext:value-type="date">
            <text:p>9-Sep-2004</text:p>
          </table:table-cell>
          <table:table-cell office:value-type="string" calcext:value-type="string">
            <text:p>morgan@hahaha.org</text:p>
          </table:table-cell>
          <table:table-cell table:number-columns-repeated="1017"/>
        </table:table-row>
        <table:table-row table:style-name="ro1">
          <table:table-cell table:style-name="ce26" office:value-type="float" office:value="594" calcext:value-type="float">
            <text:p>59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Balance 20w x 22h - MEASURE ERD TO BE SURE!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02.5" calcext:value-type="float">
            <text:p>602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C.C.28 (Touring/Trekking)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588" calcext:value-type="float">
            <text:p>58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Camel (Touring/Trekking)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style-name="ce103" table:number-columns-repeated="1017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Elite</text:p>
          </table:table-cell>
          <table:table-cell table:number-columns-repeated="1019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Elite City 22</text:p>
          </table:table-cell>
          <table:table-cell table:number-columns-repeated="1019"/>
        </table:table-row>
        <table:table-row table:style-name="ro1">
          <table:table-cell table:style-name="ce26" office:value-type="float" office:value="608" calcext:value-type="float">
            <text:p>60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Elite Prisma</text:p>
          </table:table-cell>
          <table:table-cell table:number-columns-repeated="1019"/>
        </table:table-row>
        <table:table-row table:style-name="ro1">
          <table:table-cell table:style-name="ce26" office:value-type="float" office:value="606" calcext:value-type="float">
            <text:p>60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Eurosport (Touring/Trekking)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06" calcext:value-type="float">
            <text:p>60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Evolution</text:p>
          </table:table-cell>
          <table:table-cell table:style-name="ce99" office:value-type="date" office:date-value="2005-11-05" calcext:value-type="date">
            <text:p>5-Nov-05</text:p>
          </table:table-cell>
          <table:table-cell table:style-name="ce101" office:value-type="string" calcext:value-type="string">
            <text:p><text:span text:style-name="T14"><text:a xlink:href="mailto:David.Kahn@tomy.co.uk" xlink:type="simple">David.Kahn@tomy.co.uk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606" calcext:value-type="float">
            <text:p>60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Excellence - MEASURE TO BE SURE</text:p>
          </table:table-cell>
          <table:table-cell table:number-columns-repeated="1019"/>
        </table:table-row>
        <table:table-row table:style-name="ro1">
          <table:table-cell table:style-name="ce26" office:value-type="float" office:value="601.5" calcext:value-type="float">
            <text:p>601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Excellence - MEASURE TO BE SURE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00" calcext:value-type="float">
            <text:p>6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Excellight S.S.C.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00.5" calcext:value-type="float">
            <text:p>600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Excursion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590" calcext:value-type="float">
            <text:p>59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FCS 28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598" calcext:value-type="float">
            <text:p>59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Keba (Touring/Trekking) - MEASURE TO BE SURE!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08.4" calcext:value-type="float">
            <text:p>608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Nexus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Super Elite</text:p>
          </table:table-cell>
          <table:table-cell table:number-columns-repeated="1019"/>
        </table:table-row>
        <table:table-row table:style-name="ro1">
          <table:table-cell table:style-name="ce26" office:value-type="float" office:value="601" calcext:value-type="float">
            <text:p>60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The Frog (Touring/Trekking)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528" calcext:value-type="float">
            <text:p>52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erican Classic carbon fiber V rim by Zipp</text:p>
          </table:table-cell>
          <table:table-cell table:number-columns-repeated="1019"/>
        </table:table-row>
        <table:table-row table:style-name="ro1">
          <table:table-cell table:style-name="ce26" office:value-type="float" office:value="590.5" calcext:value-type="float">
            <text:p>590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erican Classic CR-350, new 24mm deep model</text:p>
          </table:table-cell>
          <table:table-cell table:style-name="ce100" office:value-type="date" office:date-value="2003-07-25" calcext:value-type="date">
            <text:p>25-Jul-2003</text:p>
          </table:table-cell>
          <table:table-cell office:value-type="string" calcext:value-type="string">
            <text:p>American Classic</text:p>
          </table:table-cell>
          <table:table-cell table:number-columns-repeated="1017"/>
        </table:table-row>
        <table:table-row table:style-name="ro1">
          <table:table-cell table:style-name="ce26" office:value-type="float" office:value="598" calcext:value-type="float">
            <text:p>59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erican Classic Design's "CR350"</text:p>
          </table:table-cell>
          <table:table-cell table:style-name="ce100" office:value-type="date" office:date-value="2003-04-17" calcext:value-type="date">
            <text:p>17-Apr-2003</text:p>
          </table:table-cell>
          <table:table-cell office:value-type="string" calcext:value-type="string">
            <text:p>http://www.amclassic.com/Rims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15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16A(3)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16A(5)</text:p>
          </table:table-cell>
          <table:table-cell table:number-columns-repeated="1019"/>
        </table:table-row>
        <table:table-row table:style-name="ro1">
          <table:table-cell table:style-name="ce26" office:value-type="float" office:value="616" calcext:value-type="float">
            <text:p>61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18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20A</text:p>
          </table:table-cell>
          <table:table-cell table:number-columns-repeated="1019"/>
        </table:table-row>
        <table:table-row table:style-name="ro1">
          <table:table-cell table:style-name="ce26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ADX-1W</text:p>
          </table:table-cell>
          <table:table-cell table:number-columns-repeated="1019"/>
        </table:table-row>
        <table:table-row table:style-name="ro1">
          <table:table-cell table:style-name="ce26" office:value-type="float" office:value="602" calcext:value-type="float">
            <text:p>6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ADX-2W</text:p>
          </table:table-cell>
          <table:table-cell table:number-columns-repeated="1019"/>
        </table:table-row>
        <table:table-row table:style-name="ro1">
          <table:table-cell table:style-name="ce26" office:value-type="float" office:value="600.3" calcext:value-type="float">
            <text:p>600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ADX-510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CT19</text:p>
          </table:table-cell>
          <table:table-cell table:number-columns-repeated="1019"/>
        </table:table-row>
        <table:table-row table:style-name="ro1">
          <table:table-cell table:style-name="ce26" office:value-type="float" office:value="609" calcext:value-type="float">
            <text:p>6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CTL185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CTL-370</text:p>
          </table:table-cell>
          <table:table-cell table:number-columns-repeated="1019"/>
        </table:table-row>
        <table:table-row table:style-name="ro1">
          <table:table-cell table:style-name="ce26" office:value-type="float" office:value="609" calcext:value-type="float">
            <text:p>6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CTL385 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PX35</text:p>
          </table:table-cell>
          <table:table-cell table:number-columns-repeated="1019"/>
        </table:table-row>
        <table:table-row table:style-name="ro1">
          <table:table-cell table:style-name="ce26" office:value-type="float" office:value="610.4" calcext:value-type="float">
            <text:p>610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PX-645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06.3" calcext:value-type="float">
            <text:p>606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RC-540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table:formula="of:=610.4+2" office:value-type="float" office:value="612.4" calcext:value-type="float">
            <text:p>612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RT-520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80" calcext:value-type="float">
            <text:p>58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SA-530C Super Aero clincher (30mm deep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SP-20</text:p>
          </table:table-cell>
          <table:table-cell table:number-columns-repeated="1019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SP-30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SS-40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SS-45</text:p>
          </table:table-cell>
          <table:table-cell table:number-columns-repeated="1019"/>
        </table:table-row>
        <table:table-row table:style-name="ro1">
          <table:table-cell table:style-name="ce26" office:value-type="float" office:value="610.4" calcext:value-type="float">
            <text:p>610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TX-310F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TX350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VX300 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raya VX400</text:p>
          </table:table-cell>
          <table:table-cell table:number-columns-repeated="1019"/>
        </table:table-row>
        <table:table-row table:style-name="ro1">
          <table:table-cell table:style-name="ce26" table:formula="of:=592+3" office:value-type="float" office:value="595" calcext:value-type="float">
            <text:p>5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20421 Race X-Lite road 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95+3" office:value-type="float" office:value="598" calcext:value-type="float">
            <text:p>598.0</text:p>
          </table:table-cell>
          <table:table-cell table:style-name="ce26" table:formula="of:=0.06*25.4" office:value-type="float" office:value="1.524" calcext:value-type="float">
            <text:p>1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20429 Race Lite road OSB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604.1" calcext:value-type="float">
            <text:p>604.1</text:p>
          </table:table-cell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20437 Select OSB</text:p>
          </table:table-cell>
          <table:table-cell table:style-name="ce100" office:value-type="date" office:date-value="2002-08-30" calcext:value-type="date">
            <text:p>30-Aug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604+3" office:value-type="float" office:value="607" calcext:value-type="float">
            <text:p>607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20472 Race Tubeless 29" OSB rim brake compatible 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80" calcext:value-type="float">
            <text:p>58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21715 Race Lite Tandem</text:p>
          </table:table-cell>
          <table:table-cell table:style-name="ce100" office:value-type="date" office:date-value="2002-12-03" calcext:value-type="date">
            <text:p>3-Dec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604+3" office:value-type="float" office:value="607" calcext:value-type="float">
            <text:p>607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21850 Race Lite Tubeless 29" OSB rim brake compatible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98" calcext:value-type="float">
            <text:p>59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31404 Race X-Light Aero aluminum clincher</text:p>
          </table:table-cell>
          <table:table-cell table:style-name="ce100" office:value-type="date" office:date-value="2002-12-03" calcext:value-type="date">
            <text:p>3-Dec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93.64" calcext:value-type="float">
            <text:p>593.6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40064 RXXXL OCLV Carbon Tubular Front/Rear with SS washer (.82mm thick)</text:p>
          </table:table-cell>
          <table:table-cell table:style-name="ce100" office:value-type="date" office:date-value="2003-04-17" calcext:value-type="date">
            <text:p>17-Apr-2003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office:value-type="float" office:value="591.99" calcext:value-type="float">
            <text:p>59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40064 RXXXL OCLV Carbon Tubular Front/Rear with SS washer (.82mm thick)</text:p>
          </table:table-cell>
          <table:table-cell table:style-name="ce100" office:value-type="date" office:date-value="2003-04-17" calcext:value-type="date">
            <text:p>17-Apr-2003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table:formula="of:=593+3" office:value-type="float" office:value="596" calcext:value-type="float">
            <text:p>59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42752, R455 (04 Select Rd. extrusion)</text:p>
          </table:table-cell>
          <table:table-cell table:style-name="ce100" office:value-type="date" office:date-value="2003-07-30" calcext:value-type="date">
            <text:p>30-Jul-2003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table:formula="of:=604+3" office:value-type="float" office:value="607" calcext:value-type="float">
            <text:p>607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43628 Race Lite OSB 29"</text:p>
          </table:table-cell>
          <table:table-cell table:style-name="ce100" office:value-type="date" office:date-value="2004-03-08" calcext:value-type="date">
            <text:p>8-Mar-2004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7" office:value-type="float" office:value="589.18" calcext:value-type="float">
            <text:p>589.18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50032 RXXXL OCLV Carbon Clincher Front w/SS washer (.82mm thick)</text:p>
          </table:table-cell>
          <table:table-cell table:style-name="ce100" office:value-type="date" office:date-value="2004-03-05" calcext:value-type="date">
            <text:p>5-Mar-2004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7" office:value-type="float" office:value="589.18" calcext:value-type="float">
            <text:p>589.18</text:p>
          </table:table-cell>
          <table:table-cell table:style-name="ce26" office:value-type="float" office:value="2" calcext:value-type="float">
            <text:p>2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250033 RXXXL OCLV Carbon Clincher OSB Rear w/SS washer (.82mm thick)</text:p>
          </table:table-cell>
          <table:table-cell table:style-name="ce100" office:value-type="date" office:date-value="2004-03-05" calcext:value-type="date">
            <text:p>5-Mar-2004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table:formula="of:=604+3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981886 Clyde (24mm wide)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604+3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992115, 994103 Fairlane symmetric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604+3" office:value-type="float" office:value="607" calcext:value-type="float">
            <text:p>607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PN 992116, 994305 Fairlane OSB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90.5" calcext:value-type="float">
            <text:p>590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RXL Carbon Clincher Front PROTOTYPE</text:p>
          </table:table-cell>
          <table:table-cell table:style-name="ce100" office:value-type="date" office:date-value="2002-07-02" calcext:value-type="date">
            <text:p>2-Jul-2002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office:value-type="float" office:value="593.5" calcext:value-type="float">
            <text:p>593.5</text:p>
          </table:table-cell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RXL Carbon Clincher Rear OSB PROTOTYPE</text:p>
          </table:table-cell>
          <table:table-cell table:style-name="ce100" office:value-type="date" office:date-value="2002-02-13" calcext:value-type="date">
            <text:p>13-Feb-2002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office:value-type="float" office:value="586.15" calcext:value-type="float">
            <text:p>586.2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ontrager RXL OCLV Carbon Tubular Front/Rear Prototype</text:p>
          </table:table-cell>
          <table:table-cell table:style-name="ce100" office:value-type="date" office:date-value="2002-07-22" calcext:value-type="date">
            <text:p>22-Jul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Amber </text:p>
          </table:table-cell>
          <table:table-cell table:number-columns-repeated="1019"/>
        </table:table-row>
        <table:table-row table:style-name="ro1">
          <table:table-cell table:style-name="ce26" office:value-type="float" office:value="575" calcext:value-type="float">
            <text:p>57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Atlanta '96 (about 30mm tall)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Delta XL, Omega XL, Lambda, Omicron box (very low profile)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Gamma box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Helsinki '52</text:p>
          </table:table-cell>
          <table:table-cell table:number-columns-repeated="1019"/>
        </table:table-row>
        <table:table-row table:style-name="ro1">
          <table:table-cell table:style-name="ce26" office:value-type="float" office:value="600" calcext:value-type="float">
            <text:p>6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Lambda "V" profile <text:s/>(about 21mm tall)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Melbourne '56</text:p>
          </table:table-cell>
          <table:table-cell table:number-columns-repeated="1019"/>
        </table:table-row>
        <table:table-row table:style-name="ro1">
          <table:table-cell table:style-name="ce26" office:value-type="float" office:value="600" calcext:value-type="float">
            <text:p>6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Mexico '68 "V" profile (about 23mm tall)</text:p>
          </table:table-cell>
          <table:table-cell table:style-name="ce99" office:value-type="date" office:date-value="2005-08-29" calcext:value-type="date">
            <text:p>29-Aug-05</text:p>
          </table:table-cell>
          <table:table-cell table:style-name="ce101" office:value-type="string" calcext:value-type="string">
            <text:p><text:span text:style-name="T14"><text:a xlink:href="mailto:nick@nickpashley.com" xlink:type="simple">nick@nickpashley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608" calcext:value-type="float">
            <text:p>60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Montreal '76 box style</text:p>
          </table:table-cell>
          <table:table-cell table:number-columns-repeated="1019"/>
        </table:table-row>
        <table:table-row table:style-name="ro1">
          <table:table-cell table:style-name="ce26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Montreal '76, new style (beveled semi-aero)</text:p>
          </table:table-cell>
          <table:table-cell table:number-columns-repeated="1019"/>
        </table:table-row>
        <table:table-row table:style-name="ro1">
          <table:table-cell table:style-name="ce26" office:value-type="float" office:value="601" calcext:value-type="float">
            <text:p>60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Moskva '80 </text:p>
          </table:table-cell>
          <table:table-cell table:number-columns-repeated="1019"/>
        </table:table-row>
        <table:table-row table:style-name="ro1">
          <table:table-cell table:style-name="ce26" office:value-type="float" office:value="618" calcext:value-type="float">
            <text:p>6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Munchen '72</text:p>
          </table:table-cell>
          <table:table-cell table:number-columns-repeated="1019"/>
        </table:table-row>
        <table:table-row table:style-name="ro1">
          <table:table-cell table:style-name="ce26" office:value-type="float" office:value="600" calcext:value-type="float">
            <text:p>6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Omega "V" profile (about 21mm tall)</text:p>
          </table:table-cell>
          <table:table-cell table:number-columns-repeated="1019"/>
        </table:table-row>
        <table:table-row table:style-name="ro1">
          <table:table-cell table:style-name="ce26" office:value-type="float" office:value="608" calcext:value-type="float">
            <text:p>60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Omega 19 box style (about 19mm wide)</text:p>
          </table:table-cell>
          <table:table-cell table:number-columns-repeated="1019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Omega Strada and Strada Hardox box style (about 20mm wide)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Roma '60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Strada </text:p>
          </table:table-cell>
          <table:table-cell table:number-columns-repeated="1019"/>
        </table:table-row>
        <table:table-row table:style-name="ro1">
          <table:table-cell table:style-name="ce26" office:value-type="float" office:value="609" calcext:value-type="float">
            <text:p>6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Tokyo '64 </text:p>
          </table:table-cell>
          <table:table-cell table:number-columns-repeated="1019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Topaz 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XL Strada </text:p>
          </table:table-cell>
          <table:table-cell table:number-columns-repeated="1019"/>
        </table:table-row>
        <table:table-row table:style-name="ro1">
          <table:table-cell table:style-name="ce26" office:value-type="float" office:value="600" calcext:value-type="float">
            <text:p>6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Ypsilon "V" profile (about 21mm tall)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ampagnolo Ypsilon box</text:p>
          </table:table-cell>
          <table:table-cell table:number-columns-repeated="1019"/>
        </table:table-row>
        <table:table-row table:style-name="ro1">
          <table:table-cell table:style-name="ce26" table:formula="of:=AVERAGE(597;596;596;597;596.5)" office:value-type="float" office:value="596.5" calcext:value-type="float">
            <text:p>596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da Vinci V22 http://www.davincitandems.com/</text:p>
          </table:table-cell>
          <table:table-cell table:style-name="ce100" office:value-type="date" office:date-value="2002-07-15" calcext:value-type="date">
            <text:p>15-Jul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99" calcext:value-type="float">
            <text:p>59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DT Swiss RR 1.1</text:p>
          </table:table-cell>
          <table:table-cell table:style-name="ce100" office:value-type="date" office:date-value="2005-11-05" calcext:value-type="date">
            <text:p>5-Nov-2005</text:p>
          </table:table-cell>
          <table:table-cell office:value-type="string" calcext:value-type="string">
            <text:p>http://www.dtswis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600" calcext:value-type="float">
            <text:p>6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DT Swiss TK 7.1</text:p>
          </table:table-cell>
          <table:table-cell table:style-name="ce100" office:value-type="date" office:date-value="2005-11-05" calcext:value-type="date">
            <text:p>5-Nov-2005</text:p>
          </table:table-cell>
          <table:table-cell office:value-type="string" calcext:value-type="string">
            <text:p>http://www.dtswis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amme 80-Elan</text:p>
          </table:table-cell>
          <table:table-cell table:number-columns-repeated="1019"/>
        </table:table-row>
        <table:table-row table:style-name="ro1">
          <table:table-cell table:style-name="ce26" office:value-type="float" office:value="562" calcext:value-type="float">
            <text:p>56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Antara 2000</text:p>
          </table:table-cell>
          <table:table-cell table:number-columns-repeated="1019"/>
        </table:table-row>
        <table:table-row table:style-name="ro1">
          <table:table-cell table:style-name="ce26" office:value-type="float" office:value="600" calcext:value-type="float">
            <text:p>6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EA10 </text:p>
          </table:table-cell>
          <table:table-cell table:number-columns-repeated="1019"/>
        </table:table-row>
        <table:table-row table:style-name="ro1">
          <table:table-cell table:style-name="ce26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EA50</text:p>
          </table:table-cell>
          <table:table-cell table:number-columns-repeated="1019"/>
        </table:table-row>
        <table:table-row table:style-name="ro1">
          <table:table-cell table:style-name="ce26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EA60 </text:p>
          </table:table-cell>
          <table:table-cell table:number-columns-repeated="1019"/>
        </table:table-row>
        <table:table-row table:style-name="ro1">
          <table:table-cell table:style-name="ce26" office:value-type="float" office:value="608" calcext:value-type="float">
            <text:p>60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EA61</text:p>
          </table:table-cell>
          <table:table-cell table:number-columns-repeated="1019"/>
        </table:table-row>
        <table:table-row table:style-name="ro1">
          <table:table-cell table:style-name="ce26" office:value-type="float" office:value="609" calcext:value-type="float">
            <text:p>6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EA65 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EL20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EL45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ES35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EU90</text:p>
          </table:table-cell>
          <table:table-cell table:number-columns-repeated="1019"/>
        </table:table-row>
        <table:table-row table:style-name="ro1">
          <table:table-cell table:style-name="ce26" office:value-type="float" office:value="606" calcext:value-type="float">
            <text:p>60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MT 232</text:p>
          </table:table-cell>
          <table:table-cell table:number-columns-repeated="1019"/>
        </table:table-row>
        <table:table-row table:style-name="ro1">
          <table:table-cell table:style-name="ce26" office:value-type="float" office:value="585" calcext:value-type="float">
            <text:p>58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Net97</text:p>
          </table:table-cell>
          <table:table-cell table:number-columns-repeated="1019"/>
        </table:table-row>
        <table:table-row table:style-name="ro1">
          <table:table-cell table:style-name="ce26" office:value-type="float" office:value="591" calcext:value-type="float">
            <text:p>59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Net97 (MEASURE TO BE SURE!)</text:p>
          </table:table-cell>
          <table:table-cell table:style-name="ce100" office:value-type="date" office:date-value="2003-12-19" calcext:value-type="date">
            <text:p>19-Dec-2003</text:p>
          </table:table-cell>
          <table:table-cell office:value-type="string" calcext:value-type="string">
            <text:p>Bruce Lange &lt;brucelange@comcast.net&gt;</text:p>
          </table:table-cell>
          <table:table-cell table:number-columns-repeated="1017"/>
        </table:table-row>
        <table:table-row table:style-name="ro1">
          <table:table-cell table:style-name="ce26" office:value-type="float" office:value="585" calcext:value-type="float">
            <text:p>58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Net97 (MEAS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SC150 actual weight 380gms!</text:p>
          </table:table-cell>
          <table:table-cell table:number-columns-repeated="1019"/>
        </table:table-row>
        <table:table-row table:style-name="ro1">
          <table:table-cell table:style-name="ce26" office:value-type="float" office:value="605" calcext:value-type="float">
            <text:p>60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SC170</text:p>
          </table:table-cell>
          <table:table-cell table:number-columns-repeated="1019"/>
        </table:table-row>
        <table:table-row table:style-name="ro1">
          <table:table-cell table:style-name="ce26" office:value-type="float" office:value="600" calcext:value-type="float">
            <text:p>6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SC200</text:p>
          </table:table-cell>
          <table:table-cell table:number-columns-repeated="1019"/>
        </table:table-row>
        <table:table-row table:style-name="ro1">
          <table:table-cell table:style-name="ce26" office:value-type="float" office:value="582" calcext:value-type="float">
            <text:p>58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SC350</text:p>
          </table:table-cell>
          <table:table-cell table:number-columns-repeated="1019"/>
        </table:table-row>
        <table:table-row table:style-name="ro1">
          <table:table-cell table:style-name="ce26" office:value-type="float" office:value="582" calcext:value-type="float">
            <text:p>58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iR SRG30 (30mm deep aero rim, 500gms)</text:p>
          </table:table-cell>
          <table:table-cell table:number-columns-repeated="1019"/>
        </table:table-row>
        <table:table-row table:style-name="ro1">
          <table:table-cell table:style-name="ce26" office:value-type="float" office:value="604" calcext:value-type="float">
            <text:p>60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RD Cadence</text:p>
          </table:table-cell>
          <table:table-cell table:style-name="ce99" office:value-type="date" office:date-value="2006-12-02" calcext:value-type="date">
            <text:p>2-Dec-06</text:p>
          </table:table-cell>
          <table:table-cell office:value-type="string" calcext:value-type="string">
            <text:p>http://www.interlocracing.com/rims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04" calcext:value-type="float">
            <text:p>604.0</text:p>
          </table:table-cell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RD Cadence VSR (virtual symmetry rim)</text:p>
          </table:table-cell>
          <table:table-cell table:style-name="ce99" office:value-type="date" office:date-value="2006-12-02" calcext:value-type="date">
            <text:p>2-Dec-06</text:p>
          </table:table-cell>
          <table:table-cell office:value-type="string" calcext:value-type="string">
            <text:p>http://www.interlocracing.com/rims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76" calcext:value-type="float">
            <text:p>57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RD Cadence Aero (30 mm deep)</text:p>
          </table:table-cell>
          <table:table-cell table:style-name="ce99" office:value-type="date" office:date-value="2006-12-02" calcext:value-type="date">
            <text:p>2-Dec-06</text:p>
          </table:table-cell>
          <table:table-cell office:value-type="string" calcext:value-type="string">
            <text:p>http://www.interlocracing.com/rims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RD Clyde 24 mm wide</text:p>
          </table:table-cell>
          <table:table-cell table:style-name="ce99" office:value-type="date" office:date-value="2006-12-02" calcext:value-type="date">
            <text:p>2-Dec-06</text:p>
          </table:table-cell>
          <table:table-cell office:value-type="string" calcext:value-type="string">
            <text:p>http://www.interlocracing.com/rims.html</text:p>
          </table:table-cell>
          <table:table-cell table:number-columns-repeated="1017"/>
        </table:table-row>
        <table:table-row table:style-name="ro1">
          <table:table-cell table:style-name="ce26" table:formula="of:=610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Aurora</text:p>
          </table:table-cell>
          <table:table-cell table:number-columns-repeated="1019"/>
        </table:table-row>
        <table:table-row table:style-name="ro1">
          <table:table-cell table:style-name="ce26" table:formula="of:=603+3" office:value-type="float" office:value="606" calcext:value-type="float">
            <text:p>606.0</text:p>
          </table:table-cell>
          <table:table-cell table:style-name="ce26" office:value-type="float" office:value="2" calcext:value-type="float">
            <text:p>2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Aurora OSB (offset spoke bed)</text:p>
          </table:table-cell>
          <table:table-cell table:style-name="ce99" office:value-type="date" office:date-value="2005-01-24" calcext:value-type="date">
            <text:p>24-Jan-05</text:p>
          </table:table-cell>
          <table:table-cell office:value-type="string" calcext:value-type="string">
            <text:p>bontrager.com tech support </text:p>
          </table:table-cell>
          <table:table-cell table:number-columns-repeated="1017"/>
        </table:table-row>
        <table:table-row table:style-name="ro1">
          <table:table-cell table:style-name="ce26" office:value-type="float" office:value="597" calcext:value-type="float">
            <text:p>59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ISO C</text:p>
          </table:table-cell>
          <table:table-cell table:number-columns-repeated="1019"/>
        </table:table-row>
        <table:table-row table:style-name="ro1">
          <table:table-cell table:style-name="ce26" office:value-type="float" office:value="601" calcext:value-type="float">
            <text:p>60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ISO C<text:span text:style-name="T13">II</text:span></text:p>
          </table:table-cell>
          <table:table-cell table:number-columns-repeated="1019"/>
        </table:table-row>
        <table:table-row table:style-name="ro1">
          <table:table-cell table:style-name="ce26" office:value-type="float" office:value="603.9" calcext:value-type="float">
            <text:p>603.9</text:p>
          </table:table-cell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PN 970704 ISO 3</text:p>
          </table:table-cell>
          <table:table-cell table:style-name="ce100" office:value-type="date" office:date-value="2002-03-09" calcext:value-type="date">
            <text:p>9-Mar-2002</text:p>
          </table:table-cell>
          <table:table-cell office:value-type="string" calcext:value-type="string">
            <text:p>DGR: measured from built wheel</text:p>
          </table:table-cell>
          <table:table-cell table:number-columns-repeated="1017"/>
        </table:table-row>
        <table:table-row table:style-name="ro1">
          <table:table-cell table:style-name="ce26" office:value-type="float" office:value="603.9" calcext:value-type="float">
            <text:p>603.9</text:p>
          </table:table-cell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PN 970704 ISO 3</text:p>
          </table:table-cell>
          <table:table-cell table:style-name="ce100" office:value-type="date" office:date-value="2002-03-09" calcext:value-type="date">
            <text:p>9-Mar-2002</text:p>
          </table:table-cell>
          <table:table-cell office:value-type="string" calcext:value-type="string">
            <text:p>DGR: measured from built wheel</text:p>
          </table:table-cell>
          <table:table-cell table:number-columns-repeated="1017"/>
        </table:table-row>
        <table:table-row table:style-name="ro1">
          <table:table-cell table:style-name="ce26" office:value-type="float" office:value="603.9" calcext:value-type="float">
            <text:p>603.9</text:p>
          </table:table-cell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PN 970704 ISO 3</text:p>
          </table:table-cell>
          <table:table-cell table:style-name="ce100" office:value-type="date" office:date-value="2002-03-09" calcext:value-type="date">
            <text:p>9-Mar-2002</text:p>
          </table:table-cell>
          <table:table-cell office:value-type="string" calcext:value-type="string">
            <text:p>DGR: measured from built wheel</text:p>
          </table:table-cell>
          <table:table-cell table:number-columns-repeated="1017"/>
        </table:table-row>
        <table:table-row table:style-name="ro1">
          <table:table-cell table:style-name="ce26" table:formula="of:=592+3" office:value-type="float" office:value="595" calcext:value-type="float">
            <text:p>5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PN 970704 ISO 3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92+3" office:value-type="float" office:value="595" calcext:value-type="float">
            <text:p>5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PN 970704 ISO 3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92+3" office:value-type="float" office:value="595" calcext:value-type="float">
            <text:p>5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PN 970704 ISO 3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Titan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<text:span text:style-name="T10">Titan S</text:span>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Titan T (touring)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trix Titan-<text:span text:style-name="T13">II</text:span>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192 </text:p>
          </table:table-cell>
          <table:table-cell table:number-columns-repeated="1019"/>
        </table:table-row>
        <table:table-row table:style-name="ro1">
          <table:table-cell table:style-name="ce26" office:value-type="float" office:value="605" calcext:value-type="float">
            <text:p>60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195</text:p>
          </table:table-cell>
          <table:table-cell table:number-columns-repeated="1019"/>
        </table:table-row>
        <table:table-row table:style-name="ro1">
          <table:table-cell table:style-name="ce26" office:value-type="float" office:value="604" calcext:value-type="float">
            <text:p>60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A 119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602.5" calcext:value-type="float">
            <text:p>602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A 317 Disc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604.5" calcext:value-type="float">
            <text:p>604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A 319 D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602.5" calcext:value-type="float">
            <text:p>602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A 319 D 05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600.5" calcext:value-type="float">
            <text:p>600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A 719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601" calcext:value-type="float">
            <text:p>60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CXP10 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600" calcext:value-type="float">
            <text:p>6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CXP10 </text:p>
          </table:table-cell>
          <table:table-cell table:number-columns-repeated="1019"/>
        </table:table-row>
        <table:table-row table:style-name="ro1">
          <table:table-cell table:style-name="ce26" table:formula="of:=598.5+3" office:value-type="float" office:value="601.5" calcext:value-type="float">
            <text:p>601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CXP11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94+3" office:value-type="float" office:value="597" calcext:value-type="float">
            <text:p>59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CXP12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84+3" office:value-type="float" office:value="587" calcext:value-type="float">
            <text:p>58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CXP14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98.5+3" office:value-type="float" office:value="601.5" calcext:value-type="float">
            <text:p>601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CXP21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598.5" calcext:value-type="float">
            <text:p>598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CXP22N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99.5" calcext:value-type="float">
            <text:p>599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CXP22S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table:formula="of:=595+3" office:value-type="float" office:value="598" calcext:value-type="float">
            <text:p>59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CXP23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84+3" office:value-type="float" office:value="587" calcext:value-type="float">
            <text:p>58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CXP30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95+3" office:value-type="float" office:value="598" calcext:value-type="float">
            <text:p>59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CXP33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E2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G40</text:p>
          </table:table-cell>
          <table:table-cell table:number-columns-repeated="1019"/>
        </table:table-row>
        <table:table-row table:style-name="ro1">
          <table:table-cell table:style-name="ce26" office:value-type="float" office:value="612.5" calcext:value-type="float">
            <text:p>612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MA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table:formula="of:=610+3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MA2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607.5" calcext:value-type="float">
            <text:p>607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MA3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MA3</text:p>
          </table:table-cell>
          <table:table-cell table:number-columns-repeated="1019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MA40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Mod 3</text:p>
          </table:table-cell>
          <table:table-cell table:number-columns-repeated="1019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Mod 3D Argent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Mod 4</text:p>
          </table:table-cell>
          <table:table-cell table:number-columns-repeated="1019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Mod 50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Mod E</text:p>
          </table:table-cell>
          <table:table-cell table:number-columns-repeated="1019"/>
        </table:table-row>
        <table:table-row table:style-name="ro1">
          <table:table-cell table:style-name="ce26" office:value-type="float" office:value="602" calcext:value-type="float">
            <text:p>6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Open 20 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601" calcext:value-type="float">
            <text:p>60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Open 20 </text:p>
          </table:table-cell>
          <table:table-cell table:number-columns-repeated="1019"/>
        </table:table-row>
        <table:table-row table:style-name="ro1">
          <table:table-cell table:style-name="ce26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Open 20D 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602" calcext:value-type="float">
            <text:p>6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Open 20D </text:p>
          </table:table-cell>
          <table:table-cell table:number-columns-repeated="1019"/>
        </table:table-row>
        <table:table-row table:style-name="ro1">
          <table:table-cell table:style-name="ce26" office:value-type="float" office:value="608" calcext:value-type="float">
            <text:p>60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Open 4CD</text:p>
          </table:table-cell>
          <table:table-cell table:style-name="ce100" office:value-type="date" office:date-value="2001-10-11" calcext:value-type="date">
            <text:p>11-Oct-2001</text:p>
          </table:table-cell>
          <table:table-cell office:value-type="string" calcext:value-type="string">
            <text:p>Martin Staines mstaines@superform-aluminium.com</text:p>
          </table:table-cell>
          <table:table-cell table:number-columns-repeated="1017"/>
        </table:table-row>
        <table:table-row table:style-name="ro1">
          <table:table-cell table:style-name="ce26" table:formula="of:=602+3" office:value-type="float" office:value="605" calcext:value-type="float">
            <text:p>60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Open Pro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604+3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Open SUP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602+3" office:value-type="float" office:value="605" calcext:value-type="float">
            <text:p>60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Reflex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600+3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T138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606+3" office:value-type="float" office:value="609" calcext:value-type="float">
            <text:p>6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T215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600+3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T217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602.5+3" office:value-type="float" office:value="605.5" calcext:value-type="float">
            <text:p>605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T221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600+3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T223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604.5" calcext:value-type="float">
            <text:p>604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T224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table:formula="of:=603.5+3" office:value-type="float" office:value="606.5" calcext:value-type="float">
            <text:p>606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T238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608+3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T261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601.5" calcext:value-type="float">
            <text:p>601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T519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600.5" calcext:value-type="float">
            <text:p>600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avic T520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Nashbar UC13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Nisi Mixer</text:p>
          </table:table-cell>
          <table:table-cell table:style-name="ce100" office:value-type="date" office:date-value="2004-02-18" calcext:value-type="date">
            <text:p>18-Feb-2004</text:p>
          </table:table-cell>
          <table:table-cell office:value-type="string" calcext:value-type="string">
            <text:p>Jon Senior &lt;jon@restlesslemon.co.uk&gt;</text:p>
          </table:table-cell>
          <table:table-cell table:number-columns-repeated="1017"/>
        </table:table-row>
        <table:table-row table:style-name="ro1">
          <table:table-cell table:style-name="ce26" office:value-type="float" office:value="604" calcext:value-type="float">
            <text:p>60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NOTUBES ZTR 355 29'er</text:p>
          </table:table-cell>
          <table:table-cell table:style-name="ce100" office:value-type="date" office:date-value="2006-12-02" calcext:value-type="date">
            <text:p>2-Dec-2006</text:p>
          </table:table-cell>
          <table:table-cell office:value-type="string" calcext:value-type="string">
            <text:p>http://www.notubes.com/support_wheelset.php</text:p>
          </table:table-cell>
          <table:table-cell table:number-columns-repeated="1017"/>
        </table:table-row>
        <table:table-row table:style-name="ro1">
          <table:table-cell table:style-name="ce26" office:value-type="float" office:value="417" calcext:value-type="float">
            <text:p>4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NOTUBES ZTR Olympic 29'er</text:p>
          </table:table-cell>
          <table:table-cell table:style-name="ce100" office:value-type="date" office:date-value="2006-12-02" calcext:value-type="date">
            <text:p>2-Dec-2006</text:p>
          </table:table-cell>
          <table:table-cell office:value-type="string" calcext:value-type="string">
            <text:p>http://www.notubes.com/support_wheelset.php</text:p>
          </table:table-cell>
          <table:table-cell table:number-columns-repeated="1017"/>
        </table:table-row>
        <table:table-row table:style-name="ro1">
          <table:table-cell table:style-name="ce26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Performance C19 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Performance C19SL </text:p>
          </table:table-cell>
          <table:table-cell table:number-columns-repeated="1019"/>
        </table:table-row>
        <table:table-row table:style-name="ro1">
          <table:table-cell table:style-name="ce26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1320 </text:p>
          </table:table-cell>
          <table:table-cell table:number-columns-repeated="1019"/>
        </table:table-row>
        <table:table-row table:style-name="ro1">
          <table:table-cell table:style-name="ce26" table:formula="of:=602+3" office:value-type="float" office:value="605" calcext:value-type="float">
            <text:p>60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ARIES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610.7+3" office:value-type="float" office:value="613.7" calcext:value-type="float">
            <text:p>613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AS 23 X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609+3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AS 26 F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602" calcext:value-type="float">
            <text:p>6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CHP-6</text:p>
          </table:table-cell>
          <table:table-cell table:number-columns-repeated="1019"/>
        </table:table-row>
        <table:table-row table:style-name="ro1">
          <table:table-cell table:style-name="ce26" table:formula="of:=605+3" office:value-type="float" office:value="608" calcext:value-type="float">
            <text:p>60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CHRINA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78+3" office:value-type="float" office:value="581" calcext:value-type="float">
            <text:p>58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DP 18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81.34+3" office:value-type="float" office:value="584.34" calcext:value-type="float">
            <text:p>584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DP 2000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92.6+3" office:value-type="float" office:value="595.6" calcext:value-type="float">
            <text:p>595.6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DP 25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89.4+3" office:value-type="float" office:value="592.4" calcext:value-type="float">
            <text:p>592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DPX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605+3" office:value-type="float" office:value="608" calcext:value-type="float">
            <text:p>60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EXCEL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606" calcext:value-type="float">
            <text:p>60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HLC2000 </text:p>
          </table:table-cell>
          <table:table-cell table:number-columns-repeated="1019"/>
        </table:table-row>
        <table:table-row table:style-name="ro1">
          <table:table-cell table:style-name="ce26" table:formula="of:=607.7+3" office:value-type="float" office:value="610.7" calcext:value-type="float">
            <text:p>610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LIBRA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609.5+3" office:value-type="float" office:value="612.5" calcext:value-type="float">
            <text:p>612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M 19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609.5+3" office:value-type="float" office:value="612.5" calcext:value-type="float">
            <text:p>612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M 21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97.8+3" office:value-type="float" office:value="600.8" calcext:value-type="float">
            <text:p>600.8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NOVA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92.4" office:value-type="float" office:value="592.4" calcext:value-type="float">
            <text:p>592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OLYMPUS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607.7+3" office:value-type="float" office:value="610.7" calcext:value-type="float">
            <text:p>610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ORION/MENSA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601.8+3" office:value-type="float" office:value="604.8" calcext:value-type="float">
            <text:p>604.8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PHOENIX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Score </text:p>
          </table:table-cell>
          <table:table-cell table:number-columns-repeated="1019"/>
        </table:table-row>
        <table:table-row table:style-name="ro1">
          <table:table-cell table:style-name="ce26" table:formula="of:=600+3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SHC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600+3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SHP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607.7+3" office:value-type="float" office:value="610.7" calcext:value-type="float">
            <text:p>610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SIRIUS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601.3+3" office:value-type="float" office:value="604.3" calcext:value-type="float">
            <text:p>604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TUB 25/ TUB 26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600+3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VELA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89.4+3" office:value-type="float" office:value="592.4" calcext:value-type="float">
            <text:p>592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X PLORER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96.84+3" office:value-type="float" office:value="599.84" calcext:value-type="float">
            <text:p>599.8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 ZAC 2000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604+3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gida/Weinmann ZAC 19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587" calcext:value-type="float">
            <text:p>58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nard/Hollenbeck carbon clincher proto #1</text:p>
          </table:table-cell>
          <table:table-cell table:number-columns-repeated="1019"/>
        </table:table-row>
        <table:table-row table:style-name="ro1">
          <table:table-cell table:style-name="ce26" table:formula="of:=599+3" office:value-type="float" office:value="602" calcext:value-type="float">
            <text:p>6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Aero Road Comp centered holes (ERD is nipple contact dia + 3mm for nipples)</text:p>
          </table:table-cell>
          <table:table-cell table:style-name="ce100" office:value-type="date" office:date-value="2004-03-17" calcext:value-type="date">
            <text:p>17-Mar-2004</text:p>
          </table:table-cell>
          <table:table-cell office:value-type="string" calcext:value-type="string">
            <text:p>http://www.ritcheylogic.com/trpdfcharts/rims.pdf</text:p>
          </table:table-cell>
          <table:table-cell table:number-columns-repeated="1017"/>
        </table:table-row>
        <table:table-row table:style-name="ro1">
          <table:table-cell table:style-name="ce26" table:formula="of:=599+3" office:value-type="float" office:value="602" calcext:value-type="float">
            <text:p>602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Aero Road Comp OCR (ERD is nipple contact dia + 3mm for nipples)</text:p>
          </table:table-cell>
          <table:table-cell table:style-name="ce100" office:value-type="date" office:date-value="2004-03-17" calcext:value-type="date">
            <text:p>17-Mar-2004</text:p>
          </table:table-cell>
          <table:table-cell office:value-type="string" calcext:value-type="string">
            <text:p>http://www.ritcheylogic.com/trpdfcharts/rims.pdf</text:p>
          </table:table-cell>
          <table:table-cell table:number-columns-repeated="1017"/>
        </table:table-row>
        <table:table-row table:style-name="ro1">
          <table:table-cell table:style-name="ce26" table:formula="of:=599+3" office:value-type="float" office:value="602" calcext:value-type="float">
            <text:p>6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Aero Road Pro centered holes (ERD is nipple contact dia + 3mm for nipples)</text:p>
          </table:table-cell>
          <table:table-cell table:style-name="ce100" office:value-type="date" office:date-value="2004-03-17" calcext:value-type="date">
            <text:p>17-Mar-2004</text:p>
          </table:table-cell>
          <table:table-cell office:value-type="string" calcext:value-type="string">
            <text:p>http://www.ritcheylogic.com/trpdfcharts/rims.pdf</text:p>
          </table:table-cell>
          <table:table-cell table:number-columns-repeated="1017"/>
        </table:table-row>
        <table:table-row table:style-name="ro1">
          <table:table-cell table:style-name="ce26" table:formula="of:=599+3" office:value-type="float" office:value="602" calcext:value-type="float">
            <text:p>602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Aero Road Pro OCR (ERD is nipple contact dia + 3mm for nipples)</text:p>
          </table:table-cell>
          <table:table-cell table:style-name="ce100" office:value-type="date" office:date-value="2004-03-17" calcext:value-type="date">
            <text:p>17-Mar-2004</text:p>
          </table:table-cell>
          <table:table-cell office:value-type="string" calcext:value-type="string">
            <text:p>http://www.ritcheylogic.com/trpdfcharts/rims.pdf</text:p>
          </table:table-cell>
          <table:table-cell table:number-columns-repeated="1017"/>
        </table:table-row>
        <table:table-row table:style-name="ro1">
          <table:table-cell table:style-name="ce26" table:formula="of:=599+3" office:value-type="float" office:value="602" calcext:value-type="float">
            <text:p>6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Aero Road WCS centered holes (ERD is nipple contact dia + 3mm for nipples)</text:p>
          </table:table-cell>
          <table:table-cell table:style-name="ce100" office:value-type="date" office:date-value="2004-03-17" calcext:value-type="date">
            <text:p>17-Mar-2004</text:p>
          </table:table-cell>
          <table:table-cell office:value-type="string" calcext:value-type="string">
            <text:p>http://www.ritcheylogic.com/trpdfcharts/rims.pdf</text:p>
          </table:table-cell>
          <table:table-cell table:number-columns-repeated="1017"/>
        </table:table-row>
        <table:table-row table:style-name="ro1">
          <table:table-cell table:style-name="ce26" table:formula="of:=599+3" office:value-type="float" office:value="602" calcext:value-type="float">
            <text:p>602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Aero Road WCS OCR (ERD is nipple contact dia + 3mm for nipples)</text:p>
          </table:table-cell>
          <table:table-cell table:style-name="ce100" office:value-type="date" office:date-value="2004-03-17" calcext:value-type="date">
            <text:p>17-Mar-2004</text:p>
          </table:table-cell>
          <table:table-cell office:value-type="string" calcext:value-type="string">
            <text:p>http://www.ritcheylogic.com/trpdfcharts/rims.pdf</text:p>
          </table:table-cell>
          <table:table-cell table:number-columns-repeated="1017"/>
        </table:table-row>
        <table:table-row table:style-name="ro1">
          <table:table-cell table:style-name="ce26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Rock 450CE</text:p>
          </table:table-cell>
          <table:table-cell table:number-columns-repeated="1019"/>
        </table:table-row>
        <table:table-row table:style-name="ro1">
          <table:table-cell table:style-name="ce26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Rock 490</text:p>
          </table:table-cell>
          <table:table-cell table:number-columns-repeated="1019"/>
        </table:table-row>
        <table:table-row table:style-name="ro1">
          <table:table-cell table:style-name="ce26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Rock 490C</text:p>
          </table:table-cell>
          <table:table-cell table:number-columns-repeated="1019"/>
        </table:table-row>
        <table:table-row table:style-name="ro1">
          <table:table-cell table:style-name="ce26" table:formula="of:=602+3" office:value-type="float" office:value="605" calcext:value-type="float">
            <text:p>60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Rock 700 Pro (ERD is Nipple Seat Dia + 3mm for nipples)</text:p>
          </table:table-cell>
          <table:table-cell table:number-columns-repeated="1019"/>
        </table:table-row>
        <table:table-row table:style-name="ro1">
          <table:table-cell table:style-name="ce26" office:value-type="float" office:value="596" calcext:value-type="float">
            <text:p>59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Trekking Comp</text:p>
          </table:table-cell>
          <table:table-cell table:style-name="ce100" office:value-type="date" office:date-value="2004-03-17" calcext:value-type="date">
            <text:p>17-Mar-2004</text:p>
          </table:table-cell>
          <table:table-cell office:value-type="string" calcext:value-type="string">
            <text:p>http://www.ritcheylogic.com/trpdfcharts/rims.pdf</text:p>
          </table:table-cell>
          <table:table-cell table:number-columns-repeated="1017"/>
        </table:table-row>
        <table:table-row table:style-name="ro1">
          <table:table-cell table:style-name="ce26" office:value-type="float" office:value="594" calcext:value-type="float">
            <text:p>594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Trekking Comp OCR</text:p>
          </table:table-cell>
          <table:table-cell table:style-name="ce100" office:value-type="date" office:date-value="2004-03-17" calcext:value-type="date">
            <text:p>17-Mar-2004</text:p>
          </table:table-cell>
          <table:table-cell office:value-type="string" calcext:value-type="string">
            <text:p>http://www.ritcheylogic.com/trpdfcharts/rims.pdf</text:p>
          </table:table-cell>
          <table:table-cell table:number-columns-repeated="1017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Vantage Comp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tchey Vantage Cross-Sport </text:p>
          </table:table-cell>
          <table:table-cell table:number-columns-repeated="1019"/>
        </table:table-row>
        <table:table-row table:style-name="ro1">
          <table:table-cell table:style-name="ce26" table:formula="of:=592+3" office:value-type="float" office:value="595" calcext:value-type="float">
            <text:p>5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olf Sestriere</text:p>
          </table:table-cell>
          <table:table-cell table:style-name="ce100" office:value-type="date" office:date-value="2002-07-25" calcext:value-type="date">
            <text:p>25-Jul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92+3" office:value-type="float" office:value="595" calcext:value-type="float">
            <text:p>5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olf Vector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80" calcext:value-type="float">
            <text:p>58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olf Vector Comp, Trek made</text:p>
          </table:table-cell>
          <table:table-cell table:style-name="ce100" office:value-type="date" office:date-value="2002-04-15" calcext:value-type="date">
            <text:p>15-Ap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604.1" calcext:value-type="float">
            <text:p>604.1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olf Vector Pro, Araya made. For Greer internal nipples + 4mm washers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98" calcext:value-type="float">
            <text:p>59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olf Vector Pro, Trek made. For Greer internal nipples, no washers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604" calcext:value-type="float">
            <text:p>60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alsa Delgado Cross 22.5w x 18h</text:p>
          </table:table-cell>
          <table:table-cell table:style-name="ce100" office:value-type="date" office:date-value="2004-06-10" calcext:value-type="date">
            <text:p>10-Jun-2004</text:p>
          </table:table-cell>
          <table:table-cell table:style-name="ce101" office:value-type="string" calcext:value-type="string">
            <text:p><text:span text:style-name="T14"><text:a xlink:href="http://www.salsacycles.com/comps_rims.html" xlink:type="simple">http://www.salsacycles.com/comps_rims.html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pecialized C20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pecialized C22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pecialized HC19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pecialized HC20</text:p>
          </table:table-cell>
          <table:table-cell table:number-columns-repeated="1019"/>
        </table:table-row>
        <table:table-row table:style-name="ro1">
          <table:table-cell table:style-name="ce26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0 degree XC</text:p>
          </table:table-cell>
          <table:table-cell table:number-columns-repeated="1019"/>
        </table:table-row>
        <table:table-row table:style-name="ro1">
          <table:table-cell table:style-name="ce26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Ascent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AT18 </text:p>
          </table:table-cell>
          <table:table-cell table:number-columns-repeated="1019"/>
        </table:table-row>
        <table:table-row table:style-name="ro1">
          <table:table-cell table:style-name="ce26" office:value-type="float" office:value="528" calcext:value-type="float">
            <text:p>52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Buzz Clincher (carbon, alu brake track)</text:p>
          </table:table-cell>
          <table:table-cell table:number-columns-repeated="1019"/>
        </table:table-row>
        <table:table-row table:style-name="ro1">
          <table:table-cell table:style-name="ce26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CR16</text:p>
          </table:table-cell>
          <table:table-cell table:number-columns-repeated="1019"/>
        </table:table-row>
        <table:table-row table:style-name="ro1">
          <table:table-cell table:style-name="ce26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CR17A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CR18, single eyelets</text:p>
          </table:table-cell>
          <table:table-cell/>
          <table:table-cell office:value-type="string" calcext:value-type="string">
            <text:p>www.sunrim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608" calcext:value-type="float">
            <text:p>60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CR20 </text:p>
          </table:table-cell>
          <table:table-cell table:number-columns-repeated="1019"/>
        </table:table-row>
        <table:table-row table:style-name="ro1">
          <table:table-cell table:style-name="ce26" office:value-type="float" office:value="609" calcext:value-type="float">
            <text:p>6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CRE16</text:p>
          </table:table-cell>
          <table:table-cell table:number-columns-repeated="1019"/>
        </table:table-row>
        <table:table-row table:style-name="ro1">
          <table:table-cell table:style-name="ce26" office:value-type="float" office:value="609" calcext:value-type="float">
            <text:p>6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CRT16II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L13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L17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L18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L20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L25</text:p>
          </table:table-cell>
          <table:table-cell table:number-columns-repeated="1019"/>
        </table:table-row>
        <table:table-row table:style-name="ro1">
          <table:table-cell table:style-name="ce26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M13</text:p>
          </table:table-cell>
          <table:table-cell table:number-columns-repeated="1019"/>
        </table:table-row>
        <table:table-row table:style-name="ro1">
          <table:table-cell table:style-name="ce26" office:value-type="float" office:value="610" calcext:value-type="float">
            <text:p>6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M13II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M13L </text:p>
          </table:table-cell>
          <table:table-cell table:number-columns-repeated="1019"/>
        </table:table-row>
        <table:table-row table:style-name="ro1">
          <table:table-cell table:style-name="ce26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M14A</text:p>
          </table:table-cell>
          <table:table-cell table:number-columns-repeated="1019"/>
        </table:table-row>
        <table:table-row table:style-name="ro1">
          <table:table-cell table:style-name="ce26" office:value-type="float" office:value="606" calcext:value-type="float">
            <text:p>60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M14A (old)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M17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M20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M20B 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M25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M25 </text:p>
          </table:table-cell>
          <table:table-cell table:number-columns-repeated="1019"/>
        </table:table-row>
        <table:table-row table:style-name="ro1">
          <table:table-cell table:style-name="ce26" office:value-type="float" office:value="601" calcext:value-type="float">
            <text:p>60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ME14A</text:p>
          </table:table-cell>
          <table:table-cell table:number-columns-repeated="1019"/>
        </table:table-row>
        <table:table-row table:style-name="ro1">
          <table:table-cell table:style-name="ce26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Rhyno </text:p>
          </table:table-cell>
          <table:table-cell table:number-columns-repeated="1019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Rhyno Lite (newer version)</text:p>
          </table:table-cell>
          <table:table-cell table:number-columns-repeated="1019"/>
        </table:table-row>
        <table:table-row table:style-name="ro1">
          <table:table-cell table:style-name="ce26" office:value-type="float" office:value="603" calcext:value-type="float">
            <text:p>60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SST20</text:p>
          </table:table-cell>
          <table:table-cell table:number-columns-repeated="1019"/>
        </table:table-row>
        <table:table-row table:style-name="ro1">
          <table:table-cell table:style-name="ce26" office:value-type="float" office:value="592" calcext:value-type="float">
            <text:p>59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un Venus (medium deep aero)</text:p>
          </table:table-cell>
          <table:table-cell table:number-columns-repeated="1019"/>
        </table:table-row>
        <table:table-row table:style-name="ro1">
          <table:table-cell table:style-name="ce26" office:value-type="float" office:value="606" calcext:value-type="float">
            <text:p>60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orelli Master</text:p>
          </table:table-cell>
          <table:table-cell/>
          <table:table-cell office:value-type="string" calcext:value-type="string">
            <text:p>Southerlands</text:p>
          </table:table-cell>
          <table:table-cell table:number-columns-repeated="1017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orelli Master, new style</text:p>
          </table:table-cell>
          <table:table-cell table:style-name="ce100" office:value-type="date" office:date-value="2002-04-03" calcext:value-type="date">
            <text:p>3-Apr-2002</text:p>
          </table:table-cell>
          <table:table-cell office:value-type="string" calcext:value-type="string">
            <text:p>http://www.rivendellbicycles.com/Webalog/wheels/18094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96" calcext:value-type="float">
            <text:p>59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elocity Aero (20mm wide x 21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602" calcext:value-type="float">
            <text:p>6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elocity Aerohead (20mm wide x 19mm deep, 2001)</text:p>
          </table:table-cell>
          <table:table-cell table:number-columns-repeated="1019"/>
        </table:table-row>
        <table:table-row table:style-name="ro1">
          <table:table-cell table:style-name="ce26" office:value-type="float" office:value="598" calcext:value-type="float">
            <text:p>59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elocity Aerohead (20mm wide x 21mm deep, 2000 and earlier)</text:p>
          </table:table-cell>
          <table:table-cell table:number-columns-repeated="1019"/>
        </table:table-row>
        <table:table-row table:style-name="ro1">
          <table:table-cell table:style-name="ce26" office:value-type="float" office:value="598" calcext:value-type="float">
            <text:p>598.0</text:p>
          </table:table-cell>
          <table:table-cell table:style-name="ce26" office:value-type="float" office:value="4" calcext:value-type="float">
            <text:p>4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elocity Aerohead OC (Off Center)</text:p>
          </table:table-cell>
          <table:table-cell table:style-name="ce100" office:value-type="date" office:date-value="2003-07-29" calcext:value-type="date">
            <text:p>29-Jul-2003</text:p>
          </table:table-cell>
          <table:table-cell table:style-name="ce101" office:value-type="string" calcext:value-type="string">
            <text:p><text:span text:style-name="T14"><text:a xlink:href="mailto:velocity@velocityusa.com" xlink:type="simple">velocity@velocityusa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582" calcext:value-type="float">
            <text:p>58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elocity Deep V (19mm wide x 30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596" calcext:value-type="float">
            <text:p>59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elocity Dyad (24mm wide x 22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591" calcext:value-type="float">
            <text:p>59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elocity Fusion (19mm wide x 25mm deep) Measured 596.4. MEASURE TO BE SURE!</text:p>
          </table:table-cell>
          <table:table-cell table:style-name="ce100" office:value-type="date" office:date-value="2002-09-18" calcext:value-type="date">
            <text:p>18-Sep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612" calcext:value-type="float">
            <text:p>61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elocity Glider (26mm wide x 14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elocity Razor (20mm wide x 16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611" calcext:value-type="float">
            <text:p>6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elocity Twin Hollow (22mm wide x 14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585" calcext:value-type="float">
            <text:p>58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eulta Airline 3 </text:p>
          </table:table-cell>
          <table:table-cell table:style-name="ce100" office:value-type="date" office:date-value="2002-02-28" calcext:value-type="date">
            <text:p>28-Feb-2002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office:value-type="float" office:value="595.9" calcext:value-type="float">
            <text:p>595.9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uelta Airline 2 622x13</text:p>
          </table:table-cell>
          <table:table-cell table:style-name="ce100" office:value-type="date" office:date-value="2001-07-17" calcext:value-type="date">
            <text:p>17-Jul-2001</text:p>
          </table:table-cell>
          <table:table-cell office:value-type="string" calcext:value-type="string">
            <text:p>Vuelta fax</text:p>
          </table:table-cell>
          <table:table-cell table:number-columns-repeated="1017"/>
        </table:table-row>
        <table:table-row table:style-name="ro1">
          <table:table-cell table:style-name="ce26" office:value-type="float" office:value="599.3" calcext:value-type="float">
            <text:p>599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uelta Stylus 622x13</text:p>
          </table:table-cell>
          <table:table-cell table:style-name="ce100" office:value-type="date" office:date-value="2001-07-17" calcext:value-type="date">
            <text:p>17-Jul-2001</text:p>
          </table:table-cell>
          <table:table-cell office:value-type="string" calcext:value-type="string">
            <text:p>Vuelta fax</text:p>
          </table:table-cell>
          <table:table-cell table:number-columns-repeated="1017"/>
        </table:table-row>
        <table:table-row table:style-name="ro1">
          <table:table-cell table:style-name="ce26" office:value-type="float" office:value="607" calcext:value-type="float">
            <text:p>6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uelta Vision</text:p>
          </table:table-cell>
          <table:table-cell table:style-name="ce100" office:value-type="date" office:date-value="2002-02-28" calcext:value-type="date">
            <text:p>28-Feb-2002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office:value-type="float" office:value="619" calcext:value-type="float">
            <text:p>61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Weinmann A129 </text:p>
          </table:table-cell>
          <table:table-cell table:number-columns-repeated="1019"/>
        </table:table-row>
        <table:table-row table:style-name="ro1">
          <table:table-cell table:style-name="ce26" office:value-type="float" office:value="609" calcext:value-type="float">
            <text:p>6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Wheelsmith Rimfire </text:p>
          </table:table-cell>
          <table:table-cell table:number-columns-repeated="1019"/>
        </table:table-row>
        <table:table-row table:style-name="ro1">
          <table:table-cell table:style-name="ce26" office:value-type="float" office:value="602" calcext:value-type="float">
            <text:p>6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Wolber TX Profil aero</text:p>
          </table:table-cell>
          <table:table-cell table:number-columns-repeated="1019"/>
        </table:table-row>
        <table:table-row table:style-name="ro1">
          <table:table-cell table:style-name="ce26" office:value-type="float" office:value="613" calcext:value-type="float">
            <text:p>61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Wolber/Super Champion Gentleman 81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Wolber/Super Champion Gentleman GTA2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Wolber/Super Champion Gentleman GTX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Wolber/Super Champion Module 58</text:p>
          </table:table-cell>
          <table:table-cell table:number-columns-repeated="1019"/>
        </table:table-row>
        <table:table-row table:style-name="ro1">
          <table:table-cell table:style-name="ce26" office:value-type="float" office:value="615" calcext:value-type="float">
            <text:p>61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Wolber/Super Champion Module 59</text:p>
          </table:table-cell>
          <table:table-cell table:number-columns-repeated="1019"/>
        </table:table-row>
        <table:table-row table:style-name="ro1">
          <table:table-cell table:style-name="ce26" office:value-type="float" office:value="614" calcext:value-type="float">
            <text:p>61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Wolber/Super Champion T430 Alpine</text:p>
          </table:table-cell>
          <table:table-cell table:number-columns-repeated="1019"/>
        </table:table-row>
        <table:table-row table:style-name="ro1">
          <table:table-cell table:style-name="ce26" office:value-type="float" office:value="606" calcext:value-type="float">
            <text:p>60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table:style-name="ce96" office:value-type="string" calcext:value-type="string">
            <text:p>WTB SpeedMaster 21x11.3 700c (32h, 21mm wide) </text:p>
          </table:table-cell>
          <table:table-cell table:style-name="ce100" office:value-type="date" office:date-value="2002-06-17" calcext:value-type="date">
            <text:p>17-Jun-2002</text:p>
          </table:table-cell>
          <table:table-cell office:value-type="string" calcext:value-type="string">
            <text:p>thaft@wtb.com</text:p>
          </table:table-cell>
          <table:table-cell table:number-columns-repeated="1017"/>
        </table:table-row>
        <table:table-row table:style-name="ro1">
          <table:table-cell table:style-name="ce26" office:value-type="float" office:value="605" calcext:value-type="float">
            <text:p>60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Zipp 110 17mm deep box section aluminum clincher</text:p>
          </table:table-cell>
          <table:table-cell table:number-columns-repeated="1019"/>
        </table:table-row>
        <table:table-row table:style-name="ro1">
          <table:table-cell table:style-name="ce26" office:value-type="float" office:value="584" calcext:value-type="float">
            <text:p>58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Zipp 310 30mm deep aluminum clincher </text:p>
          </table:table-cell>
          <table:table-cell table:number-columns-repeated="1019"/>
        </table:table-row>
        <table:table-row table:style-name="ro1">
          <table:table-cell table:style-name="ce26" office:value-type="float" office:value="567" calcext:value-type="float">
            <text:p>56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Zipp 415 40mm deep carbon/aluminum clincher</text:p>
          </table:table-cell>
          <table:table-cell table:style-name="ce99" office:value-type="date" office:date-value="2005-11-05" calcext:value-type="date">
            <text:p>5-Nov-05</text:p>
          </table:table-cell>
          <table:table-cell table:style-name="ce101" office:value-type="string" calcext:value-type="string">
            <text:p><text:span text:style-name="T14"><text:a xlink:href="mailto:Kuthan.Kan@egco.com" xlink:type="simple">Kuthan.Kan@egco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477" calcext:value-type="float">
            <text:p>47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Zipp 520 82mm deep carbon/aluminum clincher</text:p>
          </table:table-cell>
          <table:table-cell table:style-name="ce99" office:value-type="date" office:date-value="2005-11-05" calcext:value-type="date">
            <text:p>5-Nov-05</text:p>
          </table:table-cell>
          <table:table-cell table:style-name="ce101" office:value-type="string" calcext:value-type="string">
            <text:p><text:span text:style-name="T14"><text:a xlink:href="mailto:Kuthan.Kan@egco.com" xlink:type="simple">Kuthan.Kan@egco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529" calcext:value-type="float">
            <text:p>52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Zipp 505 58mm deep carbon/aluminum clincher</text:p>
          </table:table-cell>
          <table:table-cell table:style-name="ce99" office:value-type="date" office:date-value="2005-11-05" calcext:value-type="date">
            <text:p>5-Nov-05</text:p>
          </table:table-cell>
          <table:table-cell table:style-name="ce101" office:value-type="string" calcext:value-type="string">
            <text:p><text:span text:style-name="T14"><text:a xlink:href="mailto:Kuthan.Kan@egco.com" xlink:type="simple">Kuthan.Kan@egco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528" calcext:value-type="float">
            <text:p>52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70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Zipp 530 58mm deep carbon/aluminum clincher</text:p>
          </table:table-cell>
          <table:table-cell table:number-columns-repeated="1019"/>
        </table:table-row>
        <table:table-row table:style-name="ro1">
          <table:table-cell table:style-name="ce26" table:formula="of:=578+3" office:value-type="float" office:value="581" calcext:value-type="float">
            <text:p>58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Rigida AS 23 X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494+3" office:value-type="float" office:value="497" calcext:value-type="float">
            <text:p>49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Rigida AS 26 F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582" calcext:value-type="float">
            <text:p>58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x1 3/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Rigida steel 26x1 3/8</text:p>
          </table:table-cell>
          <table:table-cell table:number-columns-repeated="1019"/>
        </table:table-row>
        <table:table-row table:style-name="ro1">
          <table:table-cell table:style-name="ce26" office:value-type="float" office:value="576" calcext:value-type="float">
            <text:p>57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x1 3/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Sun CR20 </text:p>
          </table:table-cell>
          <table:table-cell table:number-columns-repeated="1019"/>
        </table:table-row>
        <table:table-row table:style-name="ro1">
          <table:table-cell table:style-name="ce26" office:value-type="float" office:value="578" calcext:value-type="float">
            <text:p>57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x1 3/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Sun L20</text:p>
          </table:table-cell>
          <table:table-cell table:number-columns-repeated="1019"/>
        </table:table-row>
        <table:table-row table:style-name="ro1">
          <table:table-cell table:style-name="ce26" office:value-type="float" office:value="570" calcext:value-type="float">
            <text:p>57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x1 3/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Sun M14A</text:p>
          </table:table-cell>
          <table:table-cell table:number-columns-repeated="1019"/>
        </table:table-row>
        <table:table-row table:style-name="ro1">
          <table:table-cell table:style-name="ce26" office:value-type="float" office:value="579" calcext:value-type="float">
            <text:p>57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x1 3/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Weinmann 2120 26x1 3/8</text:p>
          </table:table-cell>
          <table:table-cell table:number-columns-repeated="1019"/>
        </table:table-row>
        <table:table-row table:style-name="ro1">
          <table:table-cell table:style-name="ce26" office:value-type="float" office:value="572" calcext:value-type="float">
            <text:p>57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B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avic Module 3, Module 4 ArgentD</text:p>
          </table:table-cell>
          <table:table-cell table:number-columns-repeated="1019"/>
        </table:table-row>
        <table:table-row table:style-name="ro1">
          <table:table-cell table:style-name="ce26" table:formula="of:=570.5+3" office:value-type="float" office:value="573.5" calcext:value-type="float">
            <text:p>573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B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Rigida AS 26 F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574" calcext:value-type="float">
            <text:p>57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B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Wolber M58 </text:p>
          </table:table-cell>
          <table:table-cell table:number-columns-repeated="1019"/>
        </table:table-row>
        <table:table-row table:style-name="ro1">
          <table:table-cell table:style-name="ce26" office:value-type="float" office:value="543" calcext:value-type="float">
            <text:p>54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brosio Balance 20w x 22h - MEASURE ERD TO BE SURE!</text:p>
          </table:table-cell>
          <table:table-cell table:style-name="ce99" office:value-type="date" office:date-value="2006-11-20" calcext:value-type="date">
            <text:p>20-Nov-06</text:p>
          </table:table-cell>
          <table:table-cell office:value-type="string" calcext:value-type="string">
            <text:p>http://groups.google.com/group/rec.bicycles.tech/msg/0909c0f61e83da38</text:p>
          </table:table-cell>
          <table:table-cell table:number-columns-repeated="1017"/>
        </table:table-row>
        <table:table-row table:style-name="ro1">
          <table:table-cell table:style-name="ce26" office:value-type="float" office:value="482" calcext:value-type="float">
            <text:p>48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American Classic carbon fiber V rim</text:p>
          </table:table-cell>
          <table:table-cell table:number-columns-repeated="1019"/>
        </table:table-row>
        <table:table-row table:style-name="ro1">
          <table:table-cell table:style-name="ce26" table:formula="of:=600.3+571-622" office:value-type="float" office:value="549.3" calcext:value-type="float">
            <text:p>549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Araya ADX-510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47.2" calcext:value-type="float">
            <text:p>547.2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Araya RC-540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29" calcext:value-type="float">
            <text:p>52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Araya SA-530C Super Aero clincher (30mm deep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34" calcext:value-type="float">
            <text:p>53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ontrager carbon aero, back-calculated from 221441 using 255, 257 spokes.</text:p>
          </table:table-cell>
          <table:table-cell table:style-name="ce100" office:value-type="date" office:date-value="2002-12-19" calcext:value-type="date">
            <text:p>19-Dec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43+3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ontrager PN 220430 Race Lite road</text:p>
          </table:table-cell>
          <table:table-cell table:style-name="ce100" office:value-type="date" office:date-value="2002-03-22" calcext:value-type="date">
            <text:p>22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44+3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ontrager PN 231265 Race Lite OSB road</text:p>
          </table:table-cell>
          <table:table-cell table:style-name="ce100" office:value-type="date" office:date-value="2002-03-22" calcext:value-type="date">
            <text:p>22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25+2*(9+2)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table:style-name="ce97" office:value-type="string" calcext:value-type="string">
            <text:p>Bontrager PN 243756 RXL Aero Clincher</text:p>
          </table:table-cell>
          <table:table-cell table:style-name="ce100" office:value-type="date" office:date-value="2003-06-05" calcext:value-type="date">
            <text:p>5-Jun-2003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office:value-type="float" office:value="555" calcext:value-type="float">
            <text:p>55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ampagnolo Montreal '76 </text:p>
          </table:table-cell>
          <table:table-cell table:number-columns-repeated="1019"/>
        </table:table-row>
        <table:table-row table:style-name="ro1">
          <table:table-cell table:style-name="ce26" office:value-type="float" office:value="556" calcext:value-type="float">
            <text:p>55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ampagnolo Omega 19 </text:p>
          </table:table-cell>
          <table:table-cell table:number-columns-repeated="1019"/>
        </table:table-row>
        <table:table-row table:style-name="ro1">
          <table:table-cell table:style-name="ce26" office:value-type="float" office:value="511" calcext:value-type="float">
            <text:p>51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FiR Antara 2000</text:p>
          </table:table-cell>
          <table:table-cell table:number-columns-repeated="1019"/>
        </table:table-row>
        <table:table-row table:style-name="ro1">
          <table:table-cell table:style-name="ce26" office:value-type="float" office:value="525" calcext:value-type="float">
            <text:p>52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FiR SRG30 (30mm deep aero rim, 440gms)</text:p>
          </table:table-cell>
          <table:table-cell table:number-columns-repeated="1019"/>
        </table:table-row>
        <table:table-row table:style-name="ro1">
          <table:table-cell table:style-name="ce26" table:formula="of:=546+3" office:value-type="float" office:value="549" calcext:value-type="float">
            <text:p>54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vic CXP12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539.5" calcext:value-type="float">
            <text:p>539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vic CXP14 (ERD is Mavic's Nipple Seat Dia + 3mm for nipples)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table:formula="of:=537+3" office:value-type="float" office:value="540" calcext:value-type="float">
            <text:p>54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vic CXP14 (ERD is Mavic's Nipple Seat Dia + 3mm for nipples) MEASURE TO BE SURE!!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33+3" office:value-type="float" office:value="536" calcext:value-type="float">
            <text:p>53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vic CXP14 (ERD is Mavic's Nipple Seat Dia + 3mm for nipples) MEASURE TO BE SURE!!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47+3" office:value-type="float" office:value="550" calcext:value-type="float">
            <text:p>55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vic CXP33 (ERD is Mavic's Nipple Seat Dia + 3mm for nipples) 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559" calcext:value-type="float">
            <text:p>55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vic MA40 </text:p>
          </table:table-cell>
          <table:table-cell table:number-columns-repeated="1019"/>
        </table:table-row>
        <table:table-row table:style-name="ro1">
          <table:table-cell table:style-name="ce26" office:value-type="float" office:value="554" calcext:value-type="float">
            <text:p>55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vic Open 4CD</text:p>
          </table:table-cell>
          <table:table-cell table:number-columns-repeated="1019"/>
        </table:table-row>
        <table:table-row table:style-name="ro1">
          <table:table-cell table:style-name="ce26" table:formula="of:=551+3" office:value-type="float" office:value="554" calcext:value-type="float">
            <text:p>55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vic Open Pro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27.7+3" office:value-type="float" office:value="530.7" calcext:value-type="float">
            <text:p>530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Rigida DP 18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8.7+3" office:value-type="float" office:value="551.7" calcext:value-type="float">
            <text:p>551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Rigida NOVA R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551.7" calcext:value-type="float">
            <text:p>551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Rolf Vector Pro, Araya rim, including 9mm Greer nipple + 4mm washer</text:p>
          </table:table-cell>
          <table:table-cell table:style-name="ce100" office:value-type="date" office:date-value="2002-03-03" calcext:value-type="date">
            <text:p>3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Rolf Vector Pro, Trek made. For Greer internal nipples, no washers</text:p>
          </table:table-cell>
          <table:table-cell table:style-name="ce100" office:value-type="date" office:date-value="2006-07-07" calcext:value-type="date">
            <text:p>7-Jul-2006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52" calcext:value-type="float">
            <text:p>55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un Ascent</text:p>
          </table:table-cell>
          <table:table-cell table:number-columns-repeated="1019"/>
        </table:table-row>
        <table:table-row table:style-name="ro1">
          <table:table-cell table:style-name="ce26" office:value-type="float" office:value="560" calcext:value-type="float">
            <text:p>56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un M13II</text:p>
          </table:table-cell>
          <table:table-cell table:number-columns-repeated="1019"/>
        </table:table-row>
        <table:table-row table:style-name="ro1">
          <table:table-cell table:style-name="ce26" office:value-type="float" office:value="561" calcext:value-type="float">
            <text:p>56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un M13L </text:p>
          </table:table-cell>
          <table:table-cell table:number-columns-repeated="1019"/>
        </table:table-row>
        <table:table-row table:style-name="ro1">
          <table:table-cell table:style-name="ce26" office:value-type="float" office:value="552" calcext:value-type="float">
            <text:p>55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un M14A</text:p>
          </table:table-cell>
          <table:table-cell table:number-columns-repeated="1019"/>
        </table:table-row>
        <table:table-row table:style-name="ro1">
          <table:table-cell table:style-name="ce26" office:value-type="float" office:value="549" calcext:value-type="float">
            <text:p>54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un ME14A</text:p>
          </table:table-cell>
          <table:table-cell table:number-columns-repeated="1019"/>
        </table:table-row>
        <table:table-row table:style-name="ro1">
          <table:table-cell table:style-name="ce26" office:value-type="float" office:value="540" calcext:value-type="float">
            <text:p>54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un Venus (medium deep aero)</text:p>
          </table:table-cell>
          <table:table-cell table:number-columns-repeated="1019"/>
        </table:table-row>
        <table:table-row table:style-name="ro1">
          <table:table-cell table:style-name="ce26" office:value-type="float" office:value="558" calcext:value-type="float">
            <text:p>55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Velocity Aerohead (20mm wide x 19mm deep, 2001) MEASURE TO BE SURE!</text:p>
          </table:table-cell>
          <table:table-cell table:style-name="ce99" office:value-type="date" office:date-value="2006-12-02" calcext:value-type="date">
            <text:p>2-Dec-06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54" calcext:value-type="float">
            <text:p>55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Velocity Aerohead (20mm wide x 21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531" calcext:value-type="float">
            <text:p>53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Velocity Deep V (19mm wide x 30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556" calcext:value-type="float">
            <text:p>55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Velocity Razor (like Mavic Open Pro)</text:p>
          </table:table-cell>
          <table:table-cell table:number-columns-repeated="1019"/>
        </table:table-row>
        <table:table-row table:style-name="ro1">
          <table:table-cell table:style-name="ce26" office:value-type="float" office:value="518" calcext:value-type="float">
            <text:p>51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Zipp 370 40mm deep carbon/aluminum clincher</text:p>
          </table:table-cell>
          <table:table-cell table:style-name="ce99" office:value-type="date" office:date-value="2005-11-05" calcext:value-type="date">
            <text:p>5-Nov-05</text:p>
          </table:table-cell>
          <table:table-cell table:style-name="ce101" office:value-type="string" calcext:value-type="string">
            <text:p><text:span text:style-name="T14"><text:a xlink:href="mailto:Kuthan.Kan@egco.com" xlink:type="simple">Kuthan.Kan@egco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477" calcext:value-type="float">
            <text:p>47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Zipp 460 58mm deep carbon/aluminum clincher</text:p>
          </table:table-cell>
          <table:table-cell table:style-name="ce99" office:value-type="date" office:date-value="2005-11-05" calcext:value-type="date">
            <text:p>5-Nov-05</text:p>
          </table:table-cell>
          <table:table-cell table:style-name="ce101" office:value-type="string" calcext:value-type="string">
            <text:p><text:span text:style-name="T14"><text:a xlink:href="mailto:Kuthan.Kan@egco.com" xlink:type="simple">Kuthan.Kan@egco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482" calcext:value-type="float">
            <text:p>48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50C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Zipp 500 58mm deep carbon/aluminum clincher</text:p>
          </table:table-cell>
          <table:table-cell table:number-columns-repeated="1019"/>
        </table:table-row>
        <table:table-row table:style-name="ro1">
          <table:table-cell table:style-name="ce26" office:value-type="float" office:value="553" calcext:value-type="float">
            <text:p>55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lex DX32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Arseniy Vasilyev &lt;Trailmax@yandex.ru&gt;</text:p>
          </table:table-cell>
          <table:table-cell table:number-columns-repeated="1017"/>
        </table:table-row>
        <table:table-row table:style-name="ro1">
          <table:table-cell table:style-name="ce26" table:formula="of:=537.1+1.5" office:value-type="float" office:value="538.6" calcext:value-type="float">
            <text:p>538.6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Big Willie MG2000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table:formula="of:=547.8+1.5" office:value-type="float" office:value="549.3" calcext:value-type="float">
            <text:p>549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GP-710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table:formula="of:=497.2+1.5" office:value-type="float" office:value="498.7" calcext:value-type="float">
            <text:p>498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RB-17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RM14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RM17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RM20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RM25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RM395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RM400</text:p>
          </table:table-cell>
          <table:table-cell table:number-columns-repeated="1019"/>
        </table:table-row>
        <table:table-row table:style-name="ro1">
          <table:table-cell table:style-name="ce26" table:formula="of:=545.7+1.5" office:value-type="float" office:value="547.2" calcext:value-type="float">
            <text:p>547.2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RM-915DH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table:formula="of:=538.1+1.5" office:value-type="float" office:value="539.6" calcext:value-type="float">
            <text:p>539.6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RM-930DISC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table:formula="of:=547.8+1.5" office:value-type="float" office:value="549.3" calcext:value-type="float">
            <text:p>549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TM-840F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VP20</text:p>
          </table:table-cell>
          <table:table-cell table:number-columns-repeated="1019"/>
        </table:table-row>
        <table:table-row table:style-name="ro1">
          <table:table-cell table:style-name="ce26" office:value-type="float" office:value="543" calcext:value-type="float">
            <text:p>54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raya XA-1</text:p>
          </table:table-cell>
          <table:table-cell table:number-columns-repeated="1019"/>
        </table:table-row>
        <table:table-row table:style-name="ro1">
          <table:table-cell table:style-name="ce26" office:value-type="float" office:value="522" calcext:value-type="float">
            <text:p>5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tomic Trailpimp</text:p>
          </table:table-cell>
          <table:table-cell table:style-name="ce100" office:value-type="date" office:date-value="2003-10-06" calcext:value-type="date">
            <text:p>6-Oct-2003</text:p>
          </table:table-cell>
          <table:table-cell table:style-name="ce102" office:value-type="string" calcext:value-type="string">
            <text:p><text:span text:style-name="T14"><text:a xlink:href="mailto:barsiantony@hotmail.com" xlink:type="simple">barsiantony@hotmail.com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venir Duro 17 </text:p>
          </table:table-cell>
          <table:table-cell table:number-columns-repeated="1019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BCX Blue </text:p>
          </table:table-cell>
          <table:table-cell table:number-columns-repeated="1019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BCX Red</text:p>
          </table:table-cell>
          <table:table-cell table:number-columns-repeated="1019"/>
        </table:table-row>
        <table:table-row table:style-name="ro1">
          <table:table-cell table:style-name="ce26" office:value-type="float" office:value="553" calcext:value-type="float">
            <text:p>55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BCX1, BCX2, BCX3 </text:p>
          </table:table-cell>
          <table:table-cell table:number-columns-repeated="1019"/>
        </table:table-row>
        <table:table-row table:style-name="ro1">
          <table:table-cell table:style-name="ce26" table:formula="of:=536+3" office:value-type="float" office:value="539" calcext:value-type="float">
            <text:p>539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201752 Mustang OSB Disc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39+3" office:value-type="float" office:value="542" calcext:value-type="float">
            <text:p>54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211931 Mustang tubeless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39+3" office:value-type="float" office:value="542" calcext:value-type="float">
            <text:p>54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220459 Race Mod Tubeless front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36+3" office:value-type="float" office:value="539" calcext:value-type="float">
            <text:p>539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220481 Race Mod Disc specific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43" calcext:value-type="float">
            <text:p>543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231248 Race X-Lite OSB</text:p>
          </table:table-cell>
          <table:table-cell table:style-name="ce100" office:value-type="date" office:date-value="2002-06-14" calcext:value-type="date">
            <text:p>14-Jun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38" calcext:value-type="float">
            <text:p>53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231714 Race X-Lite symmetrical</text:p>
          </table:table-cell>
          <table:table-cell table:style-name="ce100" office:value-type="date" office:date-value="2002-06-14" calcext:value-type="date">
            <text:p>14-Jun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39" office:value-type="float" office:value="539" calcext:value-type="float">
            <text:p>53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982951 Valiant symmetrical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42+3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984037 Maverick symmetrical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42+3" office:value-type="float" office:value="545" calcext:value-type="float">
            <text:p>545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984038 Maverick OSB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42+3" office:value-type="float" office:value="545" calcext:value-type="float">
            <text:p>545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984039 Mustang OSB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42+3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984042 Clyde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42+3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984238 Mustang symmetrical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42+3" office:value-type="float" office:value="545" calcext:value-type="float">
            <text:p>545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984574 Valiant OSB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42+3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992201Corvair symmetrical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42+3" office:value-type="float" office:value="545" calcext:value-type="float">
            <text:p>545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993524 Corvair OSB</text:p>
          </table:table-cell>
          <table:table-cell table:style-name="ce100" office:value-type="date" office:date-value="2002-03-07" calcext:value-type="date">
            <text:p>7-Mar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42+3" office:value-type="float" office:value="545" calcext:value-type="float">
            <text:p>545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RaceLite Asym rear</text:p>
          </table:table-cell>
          <table:table-cell table:number-columns-repeated="1019"/>
        </table:table-row>
        <table:table-row table:style-name="ro1">
          <table:table-cell table:style-name="ce26" table:formula="of:=539+3" office:value-type="float" office:value="542" calcext:value-type="float">
            <text:p>54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RaceLite front</text:p>
          </table:table-cell>
          <table:table-cell table:number-columns-repeated="1019"/>
        </table:table-row>
        <table:table-row table:style-name="ro1">
          <table:table-cell table:style-name="ce26" office:value-type="float" office:value="537.5" calcext:value-type="float">
            <text:p>537.5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TubeLess Disc, OSB, SSD=534.5+3mm for eyelettes</text:p>
          </table:table-cell>
          <table:table-cell table:style-name="ce100" office:value-type="date" office:date-value="2002-03-18" calcext:value-type="date">
            <text:p>18-Mar-2002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office:value-type="float" office:value="542" calcext:value-type="float">
            <text:p>542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, PN 221723, Mustang OSB, Tubeless</text:p>
          </table:table-cell>
          <table:table-cell table:style-name="ce100" office:value-type="date" office:date-value="2003-08-06" calcext:value-type="date">
            <text:p>6-Aug-2003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office:value-type="float" office:value="539" calcext:value-type="float">
            <text:p>53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, PN 231323, Mustang, Front, Tubeless, lightweight extrusion</text:p>
          </table:table-cell>
          <table:table-cell table:style-name="ce100" office:value-type="date" office:date-value="2003-08-06" calcext:value-type="date">
            <text:p>6-Aug-2003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office:value-type="float" office:value="537" calcext:value-type="float">
            <text:p>537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, PN 231327, Mustang, Disc, Tubeless</text:p>
          </table:table-cell>
          <table:table-cell table:style-name="ce100" office:value-type="date" office:date-value="2003-08-06" calcext:value-type="date">
            <text:p>6-Aug-2003</text:p>
          </table:table-cell>
          <table:table-cell office:value-type="string" calcext:value-type="string">
            <text:p>dcg</text:p>
          </table:table-cell>
          <table:table-cell table:number-columns-repeated="1017"/>
        </table:table-row>
        <table:table-row table:style-name="ro1">
          <table:table-cell table:style-name="ce26" office:value-type="float" office:value="549" calcext:value-type="float">
            <text:p>54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/Mavic MA2, MA40 </text:p>
          </table:table-cell>
          <table:table-cell table:number-columns-repeated="1019"/>
        </table:table-row>
        <table:table-row table:style-name="ro1">
          <table:table-cell table:style-name="ce26" office:value-type="float" office:value="552" calcext:value-type="float">
            <text:p>55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/Weinmann BCR1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reezer Backdraft </text:p>
          </table:table-cell>
          <table:table-cell table:number-columns-repeated="1019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Aconcagua</text:p>
          </table:table-cell>
          <table:table-cell table:number-columns-repeated="1019"/>
        </table:table-row>
        <table:table-row table:style-name="ro1">
          <table:table-cell table:style-name="ce26" office:value-type="float" office:value="553" calcext:value-type="float">
            <text:p>55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Alpha XL</text:p>
          </table:table-cell>
          <table:table-cell table:number-columns-repeated="1019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Atek</text:p>
          </table:table-cell>
          <table:table-cell table:number-columns-repeated="1019"/>
        </table:table-row>
        <table:table-row table:style-name="ro1">
          <table:table-cell table:style-name="ce26" office:value-type="float" office:value="551" calcext:value-type="float">
            <text:p>55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Beta</text:p>
          </table:table-cell>
          <table:table-cell table:number-columns-repeated="1019"/>
        </table:table-row>
        <table:table-row table:style-name="ro1">
          <table:table-cell table:style-name="ce26" office:value-type="float" office:value="539" calcext:value-type="float">
            <text:p>53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Contax </text:p>
          </table:table-cell>
          <table:table-cell table:number-columns-repeated="1019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Everest</text:p>
          </table:table-cell>
          <table:table-cell table:number-columns-repeated="1019"/>
        </table:table-row>
        <table:table-row table:style-name="ro1">
          <table:table-cell table:style-name="ce26" office:value-type="float" office:value="519" calcext:value-type="float">
            <text:p>51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K2 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Kappa</text:p>
          </table:table-cell>
          <table:table-cell table:number-columns-repeated="1019"/>
        </table:table-row>
        <table:table-row table:style-name="ro1">
          <table:table-cell table:style-name="ce26" office:value-type="float" office:value="542" calcext:value-type="float">
            <text:p>54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Kilimangiaro</text:p>
          </table:table-cell>
          <table:table-cell table:number-columns-repeated="1019"/>
        </table:table-row>
        <table:table-row table:style-name="ro1">
          <table:table-cell table:style-name="ce26" office:value-type="float" office:value="542" calcext:value-type="float">
            <text:p>54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Mirox</text:p>
          </table:table-cell>
          <table:table-cell table:number-columns-repeated="1019"/>
        </table:table-row>
        <table:table-row table:style-name="ro1">
          <table:table-cell table:style-name="ce26" office:value-type="float" office:value="540" calcext:value-type="float">
            <text:p>54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Stheno</text:p>
          </table:table-cell>
          <table:table-cell table:number-columns-repeated="1019"/>
        </table:table-row>
        <table:table-row table:style-name="ro1">
          <table:table-cell table:style-name="ce26" office:value-type="float" office:value="540" calcext:value-type="float">
            <text:p>54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Thorr </text:p>
          </table:table-cell>
          <table:table-cell table:number-columns-repeated="1019"/>
        </table:table-row>
        <table:table-row table:style-name="ro1">
          <table:table-cell table:style-name="ce26" office:value-type="float" office:value="543" calcext:value-type="float">
            <text:p>54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Zark </text:p>
          </table:table-cell>
          <table:table-cell table:number-columns-repeated="1019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Campagnolo Zeta</text:p>
          </table:table-cell>
          <table:table-cell table:number-columns-repeated="1019"/>
        </table:table-row>
        <table:table-row table:style-name="ro1">
          <table:table-cell table:style-name="ce26" office:value-type="float" office:value="537" calcext:value-type="float">
            <text:p>53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DT Swiss E 540 Enduro disc</text:p>
          </table:table-cell>
          <table:table-cell table:style-name="ce99" office:value-type="date" office:date-value="2005-11-05" calcext:value-type="date">
            <text:p>5-Nov-05</text:p>
          </table:table-cell>
          <table:table-cell office:value-type="string" calcext:value-type="string">
            <text:p>dtswis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39" calcext:value-type="float">
            <text:p>53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DT Swiss EX 5.1d (disc brakes)</text:p>
          </table:table-cell>
          <table:table-cell table:style-name="ce99" office:value-type="date" office:date-value="2005-11-05" calcext:value-type="date">
            <text:p>5-Nov-05</text:p>
          </table:table-cell>
          <table:table-cell office:value-type="string" calcext:value-type="string">
            <text:p>dtswis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35" calcext:value-type="float">
            <text:p>53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DT Swiss FR 6.1d (disc brakes)</text:p>
          </table:table-cell>
          <table:table-cell table:style-name="ce99" office:value-type="date" office:date-value="2005-11-05" calcext:value-type="date">
            <text:p>5-Nov-05</text:p>
          </table:table-cell>
          <table:table-cell office:value-type="string" calcext:value-type="string">
            <text:p>dtswis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38" calcext:value-type="float">
            <text:p>53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DT Swiss XR 4.1 (rim or disc brakes)</text:p>
          </table:table-cell>
          <table:table-cell table:style-name="ce99" office:value-type="date" office:date-value="2005-11-05" calcext:value-type="date">
            <text:p>5-Nov-05</text:p>
          </table:table-cell>
          <table:table-cell office:value-type="string" calcext:value-type="string">
            <text:p>dtswis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38" calcext:value-type="float">
            <text:p>53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DT Swiss XR 4.1d (disc brakes)</text:p>
          </table:table-cell>
          <table:table-cell table:style-name="ce99" office:value-type="date" office:date-value="2005-11-05" calcext:value-type="date">
            <text:p>5-Nov-05</text:p>
          </table:table-cell>
          <table:table-cell office:value-type="string" calcext:value-type="string">
            <text:p>dtswis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38" calcext:value-type="float">
            <text:p>53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DT Swiss XR 4.1 ceramic</text:p>
          </table:table-cell>
          <table:table-cell table:style-name="ce99" office:value-type="date" office:date-value="2005-11-05" calcext:value-type="date">
            <text:p>5-Nov-05</text:p>
          </table:table-cell>
          <table:table-cell office:value-type="string" calcext:value-type="string">
            <text:p>dtswis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39" calcext:value-type="float">
            <text:p>53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DT Swiss X 450 MTB non disc</text:p>
          </table:table-cell>
          <table:table-cell table:style-name="ce99" office:value-type="date" office:date-value="2005-11-05" calcext:value-type="date">
            <text:p>5-Nov-05</text:p>
          </table:table-cell>
          <table:table-cell office:value-type="string" calcext:value-type="string">
            <text:p>dtswis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40" calcext:value-type="float">
            <text:p>54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DT Swiss X 450 MTB disc</text:p>
          </table:table-cell>
          <table:table-cell table:style-name="ce99" office:value-type="date" office:date-value="2005-11-05" calcext:value-type="date">
            <text:p>5-Nov-05</text:p>
          </table:table-cell>
          <table:table-cell office:value-type="string" calcext:value-type="string">
            <text:p>dtswis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FiR MS26, Downhill (same w/ machined sidewalls)</text:p>
          </table:table-cell>
          <table:table-cell table:number-columns-repeated="1019"/>
        </table:table-row>
        <table:table-row table:style-name="ro1">
          <table:table-cell table:style-name="ce26" office:value-type="float" office:value="543" calcext:value-type="float">
            <text:p>54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FiR MT 232</text:p>
          </table:table-cell>
          <table:table-cell table:number-columns-repeated="1019"/>
        </table:table-row>
        <table:table-row table:style-name="ro1">
          <table:table-cell table:style-name="ce26" office:value-type="float" office:value="535" calcext:value-type="float">
            <text:p>53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FiR W 400</text:p>
          </table:table-cell>
          <table:table-cell table:number-columns-repeated="1019"/>
        </table:table-row>
        <table:table-row table:style-name="ro1">
          <table:table-cell table:style-name="ce26" office:value-type="float" office:value="530" calcext:value-type="float">
            <text:p>53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IRD Tsunami</text:p>
          </table:table-cell>
          <table:table-cell table:style-name="ce99" office:value-type="date" office:date-value="2006-12-02" calcext:value-type="date">
            <text:p>2-Dec-06</text:p>
          </table:table-cell>
          <table:table-cell office:value-type="string" calcext:value-type="string">
            <text:p>http://www.interlocracing.com/rims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28" calcext:value-type="float">
            <text:p>52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IRD Tsunami disk</text:p>
          </table:table-cell>
          <table:table-cell table:style-name="ce99" office:value-type="date" office:date-value="2006-12-02" calcext:value-type="date">
            <text:p>2-Dec-06</text:p>
          </table:table-cell>
          <table:table-cell office:value-type="string" calcext:value-type="string">
            <text:p>http://www.interlocracing.com/rims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38" calcext:value-type="float">
            <text:p>53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K525</text:p>
          </table:table-cell>
          <table:table-cell table:number-columns-repeated="1019"/>
        </table:table-row>
        <table:table-row table:style-name="ro1">
          <table:table-cell table:style-name="ce26" table:formula="of:=2*256+AVERAGE(33;32.5;33;32.5;31.9;31.4;32.1;32.3)" office:value-type="float" office:value="544.3375" calcext:value-type="float">
            <text:p>544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trix 750 (22mm w x 20.5mm deep)</text:p>
          </table:table-cell>
          <table:table-cell table:style-name="ce100" office:value-type="date" office:date-value="2002-09-29" calcext:value-type="date">
            <text:p>29-Sep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35" calcext:value-type="float">
            <text:p>53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trix ISO C</text:p>
          </table:table-cell>
          <table:table-cell table:number-columns-repeated="1019"/>
        </table:table-row>
        <table:table-row table:style-name="ro1">
          <table:table-cell table:style-name="ce26" office:value-type="float" office:value="539" calcext:value-type="float">
            <text:p>53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trix ISO C<text:span text:style-name="T13">II</text:span></text:p>
          </table:table-cell>
          <table:table-cell table:number-columns-repeated="1019"/>
        </table:table-row>
        <table:table-row table:style-name="ro1">
          <table:table-cell table:style-name="ce26" office:value-type="float" office:value="551" calcext:value-type="float">
            <text:p>55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trix Lobo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trix Mt. Titan </text:p>
          </table:table-cell>
          <table:table-cell table:number-columns-repeated="1019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trix S T Comp </text:p>
          </table:table-cell>
          <table:table-cell table:number-columns-repeated="1019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trix Single Track</text:p>
          </table:table-cell>
          <table:table-cell table:number-columns-repeated="1019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trix Swami </text:p>
          </table:table-cell>
          <table:table-cell table:number-columns-repeated="1019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117</text:p>
          </table:table-cell>
          <table:table-cell table:number-columns-repeated="1019"/>
        </table:table-row>
        <table:table-row table:style-name="ro1">
          <table:table-cell table:style-name="ce26" table:formula="of:=541+3" office:value-type="float" office:value="544" calcext:value-type="float">
            <text:p>54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121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36+3" office:value-type="float" office:value="539" calcext:value-type="float">
            <text:p>53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217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540.5" calcext:value-type="float">
            <text:p>540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217D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table:formula="of:=540+3" office:value-type="float" office:value="543" calcext:value-type="float">
            <text:p>54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220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40.5+3" office:value-type="float" office:value="543.5" calcext:value-type="float">
            <text:p>543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221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41.5+3" office:value-type="float" office:value="544.5" calcext:value-type="float">
            <text:p>544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238 (ERD is Mavic's Nipple Seat Dia + 3mm for nipples)</text:p>
          </table:table-cell>
          <table:table-cell table:style-name="ce100" office:value-type="date" office:date-value="2001-12-10" calcext:value-type="date">
            <text:p>10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543" calcext:value-type="float">
            <text:p>54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238N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4.5" calcext:value-type="float">
            <text:p>534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D3.1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table:formula="of:=534.5+3" office:value-type="float" office:value="537.5" calcext:value-type="float">
            <text:p>537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D321 Disc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32+3" office:value-type="float" office:value="535" calcext:value-type="float">
            <text:p>53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D521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540" calcext:value-type="float">
            <text:p>54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Energie M217</text:p>
          </table:table-cell>
          <table:table-cell table:number-columns-repeated="1019"/>
        </table:table-row>
        <table:table-row table:style-name="ro1">
          <table:table-cell table:style-name="ce26" office:value-type="float" office:value="540" calcext:value-type="float">
            <text:p>54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Energie M7</text:p>
          </table:table-cell>
          <table:table-cell table:number-columns-repeated="1019"/>
        </table:table-row>
        <table:table-row table:style-name="ro1">
          <table:table-cell table:style-name="ce26" office:value-type="float" office:value="536.5" calcext:value-type="float">
            <text:p>536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EX 325 Disc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4.5" calcext:value-type="float">
            <text:p>534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EX 721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7" calcext:value-type="float">
            <text:p>53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EX 729 Disc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4.5" calcext:value-type="float">
            <text:p>534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EX 823 Disc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0.5" calcext:value-type="float">
            <text:p>530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EX 823 Disc 05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8.5" calcext:value-type="float">
            <text:p>538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F 219 Disc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8.5" calcext:value-type="float">
            <text:p>538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F519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43" calcext:value-type="float">
            <text:p>54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F519</text:p>
          </table:table-cell>
          <table:table-cell table:number-columns-repeated="1019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M230 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M231</text:p>
          </table:table-cell>
          <table:table-cell table:number-columns-repeated="1019"/>
        </table:table-row>
        <table:table-row table:style-name="ro1">
          <table:table-cell table:style-name="ce26" office:value-type="float" office:value="544" calcext:value-type="float">
            <text:p>54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M238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M261</text:p>
          </table:table-cell>
          <table:table-cell table:number-columns-repeated="1019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M281 </text:p>
          </table:table-cell>
          <table:table-cell table:number-columns-repeated="1019"/>
        </table:table-row>
        <table:table-row table:style-name="ro1">
          <table:table-cell table:style-name="ce26" office:value-type="float" office:value="550" calcext:value-type="float">
            <text:p>55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MA40</text:p>
          </table:table-cell>
          <table:table-cell table:number-columns-repeated="1019"/>
        </table:table-row>
        <table:table-row table:style-name="ro1">
          <table:table-cell table:style-name="ce26" office:value-type="float" office:value="542" calcext:value-type="float">
            <text:p>54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Oxygen M6 </text:p>
          </table:table-cell>
          <table:table-cell table:number-columns-repeated="1019"/>
        </table:table-row>
        <table:table-row table:style-name="ro1">
          <table:table-cell table:style-name="ce26" office:value-type="float" office:value="550" calcext:value-type="float">
            <text:p>55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Rando M4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Rando M5</text:p>
          </table:table-cell>
          <table:table-cell table:number-columns-repeated="1019"/>
        </table:table-row>
        <table:table-row table:style-name="ro1">
          <table:table-cell table:style-name="ce26" office:value-type="float" office:value="540.2" calcext:value-type="float">
            <text:p>540.2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T519</text:p>
          </table:table-cell>
          <table:table-cell table:number-columns-repeated="1019"/>
        </table:table-row>
        <table:table-row table:style-name="ro1">
          <table:table-cell table:style-name="ce26" table:formula="of:=540+3" office:value-type="float" office:value="543" calcext:value-type="float">
            <text:p>54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138 eyelets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40+3" office:value-type="float" office:value="543" calcext:value-type="float">
            <text:p>54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138N no eyelets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139N no eyelets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table:formula="of:=540.5+3" office:value-type="float" office:value="543.5" calcext:value-type="float">
            <text:p>543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221 eyelets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39.5+3" office:value-type="float" office:value="542.5" calcext:value-type="float">
            <text:p>542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221N no eyelets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39.5+3" office:value-type="float" office:value="542.5" calcext:value-type="float">
            <text:p>542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222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36+3" office:value-type="float" office:value="539" calcext:value-type="float">
            <text:p>53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223 Disc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540.5" calcext:value-type="float">
            <text:p>540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225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4.5" calcext:value-type="float">
            <text:p>534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3.1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4.5" calcext:value-type="float">
            <text:p>534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3.1 Disc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2" calcext:value-type="float">
            <text:p>53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3.1 UST disc specific. 16 to 18mm nipples required.</text:p>
          </table:table-cell>
          <table:table-cell table:style-name="ce100" office:value-type="date" office:date-value="2002-02-20" calcext:value-type="date">
            <text:p>20-Feb-2002</text:p>
          </table:table-cell>
          <table:table-cell office:value-type="string" calcext:value-type="string">
            <text:p>Mavic tech via charlieb@attbi.com</text:p>
          </table:table-cell>
          <table:table-cell table:number-columns-repeated="1017"/>
        </table:table-row>
        <table:table-row table:style-name="ro1">
          <table:table-cell table:style-name="ce26" table:formula="of:=538.5+3" office:value-type="float" office:value="541.5" calcext:value-type="float">
            <text:p>541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317 Disc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537.5+3" office:value-type="float" office:value="540.5" calcext:value-type="float">
            <text:p>540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517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618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C 317 Disc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C 717 Disc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C717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42.5" calcext:value-type="float">
            <text:p>542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M 117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M 117 Disc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8.5" calcext:value-type="float">
            <text:p>538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M 317 Disc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8.5" calcext:value-type="float">
            <text:p>538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M 321 Disc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40.5" calcext:value-type="float">
            <text:p>540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M 517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8.5" calcext:value-type="float">
            <text:p>538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M 719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4.5" calcext:value-type="float">
            <text:p>534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M 819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34.5" calcext:value-type="float">
            <text:p>534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vic XM 819 Disc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office:value-type="float" office:value="540" calcext:value-type="float">
            <text:p>54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NOTUBES ZTR 355</text:p>
          </table:table-cell>
          <table:table-cell table:style-name="ce100" office:value-type="date" office:date-value="2006-12-02" calcext:value-type="date">
            <text:p>2-Dec-2006</text:p>
          </table:table-cell>
          <table:table-cell office:value-type="string" calcext:value-type="string">
            <text:p>http://www.notubes.com/support_wheelset.php</text:p>
          </table:table-cell>
          <table:table-cell table:number-columns-repeated="1017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NOTUBES ZTR Freeride</text:p>
          </table:table-cell>
          <table:table-cell table:style-name="ce100" office:value-type="date" office:date-value="2006-12-02" calcext:value-type="date">
            <text:p>2-Dec-2006</text:p>
          </table:table-cell>
          <table:table-cell office:value-type="string" calcext:value-type="string">
            <text:p>http://www.notubes.com/support_wheelset.php</text:p>
          </table:table-cell>
          <table:table-cell table:number-columns-repeated="1017"/>
        </table:table-row>
        <table:table-row table:style-name="ro1">
          <table:table-cell table:style-name="ce26" office:value-type="float" office:value="536" calcext:value-type="float">
            <text:p>53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NOTUBES ZTR Olympic</text:p>
          </table:table-cell>
          <table:table-cell table:style-name="ce100" office:value-type="date" office:date-value="2006-12-02" calcext:value-type="date">
            <text:p>2-Dec-2006</text:p>
          </table:table-cell>
          <table:table-cell office:value-type="string" calcext:value-type="string">
            <text:p>http://www.notubes.com/support_wheelset.php</text:p>
          </table:table-cell>
          <table:table-cell table:number-columns-repeated="1017"/>
        </table:table-row>
        <table:table-row table:style-name="ro1">
          <table:table-cell table:style-name="ce26" table:formula="of:=538+3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ARIES (ERD is Rigida's Nipple Seat Dia + 3mm for nipples)</text:p>
          </table:table-cell>
          <table:table-cell/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5.4+3" office:value-type="float" office:value="548.4" calcext:value-type="float">
            <text:p>548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AS 26 F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5.4+3" office:value-type="float" office:value="548.4" calcext:value-type="float">
            <text:p>548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AS 26 FL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36.85+3" office:value-type="float" office:value="539.85" calcext:value-type="float">
            <text:p>539.9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DH 30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18+3" office:value-type="float" office:value="521" calcext:value-type="float">
            <text:p>52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DP 2000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16.6+3" office:value-type="float" office:value="519.6" calcext:value-type="float">
            <text:p>519.6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DP 22 (ERD is Rigida's Nipple Seat Dia + 3mm for nipples)</text:p>
          </table:table-cell>
          <table:table-cell/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29+3" office:value-type="float" office:value="532" calcext:value-type="float">
            <text:p>53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DP 25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31+3" office:value-type="float" office:value="534" calcext:value-type="float">
            <text:p>53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GENIUS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1.1+3" office:value-type="float" office:value="544.1" calcext:value-type="float">
            <text:p>544.1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GRIFFIN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36.6+3" office:value-type="float" office:value="539.6" calcext:value-type="float">
            <text:p>539.6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GRIZZLY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4.4+3" office:value-type="float" office:value="547.4" calcext:value-type="float">
            <text:p>547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LIBRA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6+3" office:value-type="float" office:value="549" calcext:value-type="float">
            <text:p>54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M 19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6+3" office:value-type="float" office:value="549" calcext:value-type="float">
            <text:p>54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M 21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4.1+3" office:value-type="float" office:value="547.1" calcext:value-type="float">
            <text:p>547.1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MENSA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4.1+3" office:value-type="float" office:value="547.1" calcext:value-type="float">
            <text:p>547.1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NORMA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28.9+3" office:value-type="float" office:value="531.9" calcext:value-type="float">
            <text:p>531.9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OLYMPUS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4.4+3" office:value-type="float" office:value="547.4" calcext:value-type="float">
            <text:p>547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ORION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38+3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PHOENIX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4.4+3" office:value-type="float" office:value="547.4" calcext:value-type="float">
            <text:p>547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SIRIUS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4+3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SLP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549" calcext:value-type="float">
            <text:p>54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steel Superchromix 1.75 </text:p>
          </table:table-cell>
          <table:table-cell table:number-columns-repeated="1019"/>
        </table:table-row>
        <table:table-row table:style-name="ro1">
          <table:table-cell table:style-name="ce26" table:formula="of:=540.4+3" office:value-type="float" office:value="543.4" calcext:value-type="float">
            <text:p>543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TAURUS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37.1+3" office:value-type="float" office:value="540.1" calcext:value-type="float">
            <text:p>540.1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TAURUS 2000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36.9+3" office:value-type="float" office:value="539.9" calcext:value-type="float">
            <text:p>539.9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TUB 25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36.9+3" office:value-type="float" office:value="539.9" calcext:value-type="float">
            <text:p>539.9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TUB 26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0.2+3" office:value-type="float" office:value="543.2" calcext:value-type="float">
            <text:p>543.2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TUCANA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34.2+3" office:value-type="float" office:value="537.2" calcext:value-type="float">
            <text:p>537.2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TURBO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26.4+3" office:value-type="float" office:value="529.4" calcext:value-type="float">
            <text:p>529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X PLORER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0.8+3" office:value-type="float" office:value="543.8" calcext:value-type="float">
            <text:p>543.8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XC 420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33.5+3" office:value-type="float" office:value="536.5" calcext:value-type="float">
            <text:p>536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 ZAC 2000+D574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1+3" office:value-type="float" office:value="544" calcext:value-type="float">
            <text:p>54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gida/Weinmann ZAC 19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43+3" office:value-type="float" office:value="546" calcext:value-type="float">
            <text:p>546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Disc OCR (ERD is Nipple Seat Dia + 3mm for nipples)</text:p>
          </table:table-cell>
          <table:table-cell table:number-columns-repeated="1019"/>
        </table:table-row>
        <table:table-row table:style-name="ro1">
          <table:table-cell table:style-name="ce26" table:formula="of:=542+3" office:value-type="float" office:value="545" calcext:value-type="float">
            <text:p>545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OCR Comp (ERD is Nipple Seat Dia + 3mm for nipples)</text:p>
          </table:table-cell>
          <table:table-cell table:number-columns-repeated="1019"/>
        </table:table-row>
        <table:table-row table:style-name="ro1">
          <table:table-cell table:style-name="ce26" table:formula="of:=542+3" office:value-type="float" office:value="545" calcext:value-type="float">
            <text:p>545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OCR Pro (ERD is Nipple Seat Dia + 3mm for nipples)</text:p>
          </table:table-cell>
          <table:table-cell table:number-columns-repeated="1019"/>
        </table:table-row>
        <table:table-row table:style-name="ro1">
          <table:table-cell table:style-name="ce26" table:formula="of:=542+3" office:value-type="float" office:value="545" calcext:value-type="float">
            <text:p>545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OCR WCS (ERD is Nipple Seat Dia + 3mm for nipples)</text:p>
          </table:table-cell>
          <table:table-cell table:number-columns-repeated="1019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Rock 395</text:p>
          </table:table-cell>
          <table:table-cell table:number-columns-repeated="1019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Rock 415</text:p>
          </table:table-cell>
          <table:table-cell table:number-columns-repeated="1019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Rock 440SC </text:p>
          </table:table-cell>
          <table:table-cell table:number-columns-repeated="1019"/>
        </table:table-row>
        <table:table-row table:style-name="ro1">
          <table:table-cell table:style-name="ce26" table:formula="of:=544+4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Rock Comp (ERD is Nipple Seat Dia + 3mm for nipples)</text:p>
          </table:table-cell>
          <table:table-cell table:number-columns-repeated="1019"/>
        </table:table-row>
        <table:table-row table:style-name="ro1">
          <table:table-cell table:style-name="ce26" table:formula="of:=544+4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Rock Pro (ERD is Nipple Seat Dia + 3mm for nipples)</text:p>
          </table:table-cell>
          <table:table-cell table:number-columns-repeated="1019"/>
        </table:table-row>
        <table:table-row table:style-name="ro1">
          <table:table-cell table:style-name="ce26" table:formula="of:=544+4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Rock WCS (ERD is Nipple Seat Dia + 3mm for nipples)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Vantage Comp</text:p>
          </table:table-cell>
          <table:table-cell table:number-columns-repeated="1019"/>
        </table:table-row>
        <table:table-row table:style-name="ro1">
          <table:table-cell table:style-name="ce26" office:value-type="float" office:value="549" calcext:value-type="float">
            <text:p>54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Vantage Cross-Sport </text:p>
          </table:table-cell>
          <table:table-cell table:number-columns-repeated="1019"/>
        </table:table-row>
        <table:table-row table:style-name="ro1">
          <table:table-cell table:style-name="ce26" office:value-type="float" office:value="544" calcext:value-type="float">
            <text:p>54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Vantage Expert </text:p>
          </table:table-cell>
          <table:table-cell table:number-columns-repeated="1019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Vantage Pro 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itchey Vantage Sport</text:p>
          </table:table-cell>
          <table:table-cell table:number-columns-repeated="1019"/>
        </table:table-row>
        <table:table-row table:style-name="ro1">
          <table:table-cell table:style-name="ce26" office:value-type="float" office:value="543" calcext:value-type="float">
            <text:p>54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alsa Delgado 22.5mm wide</text:p>
          </table:table-cell>
          <table:table-cell table:style-name="ce99" office:value-type="date" office:date-value="2005-11-05" calcext:value-type="date">
            <text:p>5-Nov-05</text:p>
          </table:table-cell>
          <table:table-cell office:value-type="string" calcext:value-type="string">
            <text:p>http://www.salsacycles.com/comps_rims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alsa Gordo 27mm wide</text:p>
          </table:table-cell>
          <table:table-cell table:style-name="ce99" office:value-type="date" office:date-value="2005-11-05" calcext:value-type="date">
            <text:p>5-Nov-05</text:p>
          </table:table-cell>
          <table:table-cell office:value-type="string" calcext:value-type="string">
            <text:p>http://www.salsacycles.com/comps_rims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44" calcext:value-type="float">
            <text:p>54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alsa Semi 24mm wide</text:p>
          </table:table-cell>
          <table:table-cell table:style-name="ce99" office:value-type="date" office:date-value="2005-11-05" calcext:value-type="date">
            <text:p>5-Nov-05</text:p>
          </table:table-cell>
          <table:table-cell office:value-type="string" calcext:value-type="string">
            <text:p>http://www.salsacycles.com/comps_rims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54" calcext:value-type="float">
            <text:p>554.0</text:p>
          </table:table-cell>
          <table:table-cell table:style-name="ce26" office:value-type="float" office:value="8.8" calcext:value-type="float">
            <text:p>8.8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now Cat ASYM (44mm wide) http://www.allweathersports.com/winter/snowcats.html</text:p>
          </table:table-cell>
          <table:table-cell table:style-name="ce100" office:value-type="date" office:date-value="2002-03-17" calcext:value-type="date">
            <text:p>17-Mar-2002</text:p>
          </table:table-cell>
          <table:table-cell office:value-type="string" calcext:value-type="string">
            <text:p>charlieb@prodigy.net</text:p>
          </table:table-cell>
          <table:table-cell table:number-columns-repeated="1017"/>
        </table:table-row>
        <table:table-row table:style-name="ro1">
          <table:table-cell table:style-name="ce26" office:value-type="float" office:value="554" calcext:value-type="float">
            <text:p>55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now Cat SYM (44mm wide) http://www.allweathersports.com/winter/snowcats.html</text:p>
          </table:table-cell>
          <table:table-cell table:style-name="ce100" office:value-type="date" office:date-value="2002-03-17" calcext:value-type="date">
            <text:p>17-Mar-2002</text:p>
          </table:table-cell>
          <table:table-cell office:value-type="string" calcext:value-type="string">
            <text:p>charlieb@prodigy.net</text:p>
          </table:table-cell>
          <table:table-cell table:number-columns-repeated="1017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pecialized GX23</text:p>
          </table:table-cell>
          <table:table-cell table:number-columns-repeated="1019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pecialized GX26</text:p>
          </table:table-cell>
          <table:table-cell table:number-columns-repeated="1019"/>
        </table:table-row>
        <table:table-row table:style-name="ro1">
          <table:table-cell table:style-name="ce26" office:value-type="float" office:value="555" calcext:value-type="float">
            <text:p>55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pecialized Saturne HX22</text:p>
          </table:table-cell>
          <table:table-cell table:number-columns-repeated="1019"/>
        </table:table-row>
        <table:table-row table:style-name="ro1">
          <table:table-cell table:style-name="ce26" office:value-type="float" office:value="544" calcext:value-type="float">
            <text:p>54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pecialized Saturne HX28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pecialized Saturne HX32</text:p>
          </table:table-cell>
          <table:table-cell table:number-columns-repeated="1019"/>
        </table:table-row>
        <table:table-row table:style-name="ro1">
          <table:table-cell table:style-name="ce26" office:value-type="float" office:value="555" calcext:value-type="float">
            <text:p>55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pecialized Saturne X22</text:p>
          </table:table-cell>
          <table:table-cell table:number-columns-repeated="1019"/>
        </table:table-row>
        <table:table-row table:style-name="ro1">
          <table:table-cell table:style-name="ce26" office:value-type="float" office:value="544" calcext:value-type="float">
            <text:p>54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pecialized Saturne X28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pecialized Saturne X32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pecialized X26</text:p>
          </table:table-cell>
          <table:table-cell table:number-columns-repeated="1019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pecialized XL21</text:p>
          </table:table-cell>
          <table:table-cell table:number-columns-repeated="1019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pecialized XL23 </text:p>
          </table:table-cell>
          <table:table-cell table:number-columns-repeated="1019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pecialized Z21 </text:p>
          </table:table-cell>
          <table:table-cell table:number-columns-repeated="1019"/>
        </table:table-row>
        <table:table-row table:style-name="ro1">
          <table:table-cell table:style-name="ce26" office:value-type="float" office:value="544" calcext:value-type="float">
            <text:p>54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0 degree Lite</text:p>
          </table:table-cell>
          <table:table-cell table:number-columns-repeated="1019"/>
        </table:table-row>
        <table:table-row table:style-name="ro1">
          <table:table-cell table:style-name="ce26" office:value-type="float" office:value="544" calcext:value-type="float">
            <text:p>54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0 degree XC</text:p>
          </table:table-cell>
          <table:table-cell table:number-columns-repeated="1019"/>
        </table:table-row>
        <table:table-row table:style-name="ro1">
          <table:table-cell table:style-name="ce26" office:value-type="float" office:value="549" calcext:value-type="float">
            <text:p>54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AT18 </text:p>
          </table:table-cell>
          <table:table-cell table:number-columns-repeated="1019"/>
        </table:table-row>
        <table:table-row table:style-name="ro1">
          <table:table-cell table:style-name="ce26" office:value-type="float" office:value="471" calcext:value-type="float">
            <text:p>47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Buzz MTB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C16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table:style-name="ce5" office:value-type="string" calcext:value-type="string">
            <text:p>Sun C20</text:p>
          </table:table-cell>
          <table:table-cell table:number-columns-repeated="1019"/>
        </table:table-row>
        <table:table-row table:style-name="ro1">
          <table:table-cell table:style-name="ce26" office:value-type="float" office:value="549" calcext:value-type="float">
            <text:p>54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C20 tandem 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CR16</text:p>
          </table:table-cell>
          <table:table-cell table:number-columns-repeated="1019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CR17A</text:p>
          </table:table-cell>
          <table:table-cell table:number-columns-repeated="1019"/>
        </table:table-row>
        <table:table-row table:style-name="ro1">
          <table:table-cell table:style-name="ce26" office:value-type="float" office:value="544" calcext:value-type="float">
            <text:p>54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CR18, single eyelets</text:p>
          </table:table-cell>
          <table:table-cell/>
          <table:table-cell office:value-type="string" calcext:value-type="string">
            <text:p>www.sunrim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CR20 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CRE16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CRT16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CRT16II</text:p>
          </table:table-cell>
          <table:table-cell table:number-columns-repeated="1019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CRT17A</text:p>
          </table:table-cell>
          <table:table-cell table:number-columns-repeated="1019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table:style-name="ce5" office:value-type="string" calcext:value-type="string">
            <text:p>Sun DoubleWide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table:style-name="ce5" office:value-type="string" calcext:value-type="string">
            <text:p>Sun DS1-XC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L18</text:p>
          </table:table-cell>
          <table:table-cell table:number-columns-repeated="1019"/>
        </table:table-row>
        <table:table-row table:style-name="ro1">
          <table:table-cell table:style-name="ce26" office:value-type="float" office:value="549" calcext:value-type="float">
            <text:p>54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L20 Style I</text:p>
          </table:table-cell>
          <table:table-cell table:number-columns-repeated="1019"/>
        </table:table-row>
        <table:table-row table:style-name="ro1">
          <table:table-cell table:style-name="ce26" office:value-type="float" office:value="550" calcext:value-type="float">
            <text:p>55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L25</text:p>
          </table:table-cell>
          <table:table-cell table:number-columns-repeated="1019"/>
        </table:table-row>
        <table:table-row table:style-name="ro1">
          <table:table-cell table:style-name="ce26" office:value-type="float" office:value="549" calcext:value-type="float">
            <text:p>54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M13L </text:p>
          </table:table-cell>
          <table:table-cell table:number-columns-repeated="1019"/>
        </table:table-row>
        <table:table-row table:style-name="ro1">
          <table:table-cell table:style-name="ce26" office:value-type="float" office:value="539" calcext:value-type="float">
            <text:p>53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M14A</text:p>
          </table:table-cell>
          <table:table-cell table:number-columns-repeated="1019"/>
        </table:table-row>
        <table:table-row table:style-name="ro1">
          <table:table-cell table:style-name="ce26" office:value-type="float" office:value="550" calcext:value-type="float">
            <text:p>55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M25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Mammoth BFR (Big Fat Rim)</text:p>
          </table:table-cell>
          <table:table-cell table:number-columns-repeated="1019"/>
        </table:table-row>
        <table:table-row table:style-name="ro1">
          <table:table-cell table:style-name="ce26" office:value-type="float" office:value="534" calcext:value-type="float">
            <text:p>53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ME14A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Phat Albert</text:p>
          </table:table-cell>
          <table:table-cell table:number-columns-repeated="1019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Rhyno </text:p>
          </table:table-cell>
          <table:table-cell table:number-columns-repeated="1019"/>
        </table:table-row>
        <table:table-row table:style-name="ro1">
          <table:table-cell table:style-name="ce26" office:value-type="float" office:value="553.4" calcext:value-type="float">
            <text:p>553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Rhyno Lite (Damon measured Nov. 06 2002)</text:p>
          </table:table-cell>
          <table:table-cell table:style-name="ce100" office:value-type="date" office:date-value="2002-11-06" calcext:value-type="date">
            <text:p>6-Nov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Rhyno Lite (newer version and XL-1.75 version)</text:p>
          </table:table-cell>
          <table:table-cell table:number-columns-repeated="1019"/>
        </table:table-row>
        <table:table-row table:style-name="ro1">
          <table:table-cell table:style-name="ce26" office:value-type="float" office:value="544" calcext:value-type="float">
            <text:p>54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Rhyno Lite (XL version)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Rhyno Lite MEASURE TO BE SURE!</text:p>
          </table:table-cell>
          <table:table-cell table:number-columns-repeated="1019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SST20</text:p>
          </table:table-cell>
          <table:table-cell table:number-columns-repeated="1019"/>
        </table:table-row>
        <table:table-row table:style-name="ro1">
          <table:table-cell table:style-name="ce26" office:value-type="float" office:value="544" calcext:value-type="float">
            <text:p>54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un Sub IV</text:p>
          </table:table-cell>
          <table:table-cell table:number-columns-repeated="1019"/>
        </table:table-row>
        <table:table-row table:style-name="ro1">
          <table:table-cell table:style-name="ce26" office:value-type="float" office:value="542" calcext:value-type="float">
            <text:p>54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ynchros Lil' Snapper</text:p>
          </table:table-cell>
          <table:table-cell table:style-name="ce100" office:value-type="date" office:date-value="2003-10-06" calcext:value-type="date">
            <text:p>6-Oct-2003</text:p>
          </table:table-cell>
          <table:table-cell table:style-name="ce101" office:value-type="string" calcext:value-type="string">
            <text:p><text:span text:style-name="T14"><text:a xlink:href="mailto:fox-muller@comcast.net" xlink:type="simple">fox-muller@comcast.net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Tioga XC</text:p>
          </table:table-cell>
          <table:table-cell table:style-name="ce100" office:value-type="date" office:date-value="2003-09-06" calcext:value-type="date">
            <text:p>6-Sep-2003</text:p>
          </table:table-cell>
          <table:table-cell table:style-name="ce101" office:value-type="string" calcext:value-type="string">
            <text:p><text:span text:style-name="T14"><text:a xlink:href="mailto:Kelly_Paasch@und.nodak.edu" xlink:type="simple">Kelly_Paasch@und.nodak.edu</text:a></text:span></text:p>
          </table:table-cell>
          <table:table-cell table:number-columns-repeated="1017"/>
        </table:table-row>
        <table:table-row table:style-name="ro1">
          <table:table-cell table:style-name="ce26" office:value-type="float" office:value="536" calcext:value-type="float">
            <text:p>53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elocity Aero Heat AT (24mm wide x 22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531" calcext:value-type="float">
            <text:p>53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elocity Cliff Hanger (28mm wide x 25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517" calcext:value-type="float">
            <text:p>51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elocity Deep V (24mm wide x 32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538" calcext:value-type="float">
            <text:p>53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elocity K525 (21mm wide x 21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542" calcext:value-type="float">
            <text:p>54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elocity Mt. GoAT (25mm wide x 18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540" calcext:value-type="float">
            <text:p>54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elocity Synergy (23mm wide x 20mm deep, symmetrical and asymmetrical)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elocity Triple V (26mm wide x 17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529.3" calcext:value-type="float">
            <text:p>529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uelta Airline 1</text:p>
          </table:table-cell>
          <table:table-cell table:style-name="ce100" office:value-type="date" office:date-value="2001-07-17" calcext:value-type="date">
            <text:p>17-Jul-2001</text:p>
          </table:table-cell>
          <table:table-cell office:value-type="string" calcext:value-type="string">
            <text:p>Vuelta fax</text:p>
          </table:table-cell>
          <table:table-cell table:number-columns-repeated="1017"/>
        </table:table-row>
        <table:table-row table:style-name="ro1">
          <table:table-cell table:style-name="ce26" office:value-type="float" office:value="540.9" calcext:value-type="float">
            <text:p>540.9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uelta Excalibur DiscDH 559x27</text:p>
          </table:table-cell>
          <table:table-cell table:style-name="ce100" office:value-type="date" office:date-value="2001-07-17" calcext:value-type="date">
            <text:p>17-Jul-2001</text:p>
          </table:table-cell>
          <table:table-cell office:value-type="string" calcext:value-type="string">
            <text:p>Vuelta fax</text:p>
          </table:table-cell>
          <table:table-cell table:number-columns-repeated="1017"/>
        </table:table-row>
        <table:table-row table:style-name="ro1">
          <table:table-cell table:style-name="ce26" office:value-type="float" office:value="543.6" calcext:value-type="float">
            <text:p>543.6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uelta Excalibur DiscFR 559x21</text:p>
          </table:table-cell>
          <table:table-cell table:style-name="ce100" office:value-type="date" office:date-value="2001-07-17" calcext:value-type="date">
            <text:p>17-Jul-2001</text:p>
          </table:table-cell>
          <table:table-cell office:value-type="string" calcext:value-type="string">
            <text:p>Vuelta fax</text:p>
          </table:table-cell>
          <table:table-cell table:number-columns-repeated="1017"/>
        </table:table-row>
        <table:table-row table:style-name="ro1">
          <table:table-cell table:style-name="ce26" office:value-type="float" office:value="543.5" calcext:value-type="float">
            <text:p>543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uelta Excalibur DiscXC 559x21</text:p>
          </table:table-cell>
          <table:table-cell table:style-name="ce100" office:value-type="date" office:date-value="2001-07-17" calcext:value-type="date">
            <text:p>17-Jul-2001</text:p>
          </table:table-cell>
          <table:table-cell office:value-type="string" calcext:value-type="string">
            <text:p>Vuelta fax</text:p>
          </table:table-cell>
          <table:table-cell table:number-columns-repeated="1017"/>
        </table:table-row>
        <table:table-row table:style-name="ro1">
          <table:table-cell table:style-name="ce26" office:value-type="float" office:value="547.1" calcext:value-type="float">
            <text:p>547.1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uelta Strong, no eyelets</text:p>
          </table:table-cell>
          <table:table-cell table:style-name="ce100" office:value-type="date" office:date-value="2001-07-17" calcext:value-type="date">
            <text:p>17-Jul-2001</text:p>
          </table:table-cell>
          <table:table-cell office:value-type="string" calcext:value-type="string">
            <text:p>Vuelta fax</text:p>
          </table:table-cell>
          <table:table-cell table:number-columns-repeated="1017"/>
        </table:table-row>
        <table:table-row table:style-name="ro1">
          <table:table-cell table:style-name="ce26" office:value-type="float" office:value="543.2" calcext:value-type="float">
            <text:p>543.2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uelta Vision 559x18</text:p>
          </table:table-cell>
          <table:table-cell table:style-name="ce100" office:value-type="date" office:date-value="2001-07-17" calcext:value-type="date">
            <text:p>17-Jul-2001</text:p>
          </table:table-cell>
          <table:table-cell office:value-type="string" calcext:value-type="string">
            <text:p>Vuelta fax</text:p>
          </table:table-cell>
          <table:table-cell table:number-columns-repeated="1017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Weinmann Mod 2719 </text:p>
          </table:table-cell>
          <table:table-cell table:number-columns-repeated="1019"/>
        </table:table-row>
        <table:table-row table:style-name="ro1">
          <table:table-cell table:style-name="ce26" office:value-type="float" office:value="551" calcext:value-type="float">
            <text:p>55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Wheelsmith Cowpie </text:p>
          </table:table-cell>
          <table:table-cell table:number-columns-repeated="1019"/>
        </table:table-row>
        <table:table-row table:style-name="ro1">
          <table:table-cell table:style-name="ce26" office:value-type="float" office:value="546" calcext:value-type="float">
            <text:p>54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Wheelsmith Speedcow </text:p>
          </table:table-cell>
          <table:table-cell table:number-columns-repeated="1019"/>
        </table:table-row>
        <table:table-row table:style-name="ro1">
          <table:table-cell table:style-name="ce26" office:value-type="float" office:value="551" calcext:value-type="float">
            <text:p>55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Wolber AT15</text:p>
          </table:table-cell>
          <table:table-cell table:number-columns-repeated="1019"/>
        </table:table-row>
        <table:table-row table:style-name="ro1">
          <table:table-cell table:style-name="ce26" office:value-type="float" office:value="550" calcext:value-type="float">
            <text:p>55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Wolber AT18</text:p>
          </table:table-cell>
          <table:table-cell table:number-columns-repeated="1019"/>
        </table:table-row>
        <table:table-row table:style-name="ro1">
          <table:table-cell table:style-name="ce26" office:value-type="float" office:value="547" calcext:value-type="float">
            <text:p>54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Wolber AT20 </text:p>
          </table:table-cell>
          <table:table-cell table:number-columns-repeated="1019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Wolber Canyon </text:p>
          </table:table-cell>
          <table:table-cell table:number-columns-repeated="1019"/>
        </table:table-row>
        <table:table-row table:style-name="ro1">
          <table:table-cell table:style-name="ce26" office:value-type="float" office:value="536" calcext:value-type="float">
            <text:p>53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table:style-name="ce96" office:value-type="string" calcext:value-type="string">
            <text:p>WTB Dual Duty 30x11.8 (32h, 30mm wide)</text:p>
          </table:table-cell>
          <table:table-cell table:style-name="ce100" office:value-type="date" office:date-value="2002-06-17" calcext:value-type="date">
            <text:p>17-Jun-2002</text:p>
          </table:table-cell>
          <table:table-cell office:value-type="string" calcext:value-type="string">
            <text:p>thaft@wtb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table:style-name="ce96" office:value-type="string" calcext:value-type="string">
            <text:p>WTB LaserBeam 22x11.8 (32h, 22mm wide)</text:p>
          </table:table-cell>
          <table:table-cell table:style-name="ce100" office:value-type="date" office:date-value="2002-06-17" calcext:value-type="date">
            <text:p>17-Jun-2002</text:p>
          </table:table-cell>
          <table:table-cell office:value-type="string" calcext:value-type="string">
            <text:p>thaft@wtb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38" calcext:value-type="float">
            <text:p>53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table:style-name="ce96" office:value-type="string" calcext:value-type="string">
            <text:p>WTB LaserBeam 25x11.3 (32h, 25mm wide)</text:p>
          </table:table-cell>
          <table:table-cell table:style-name="ce100" office:value-type="date" office:date-value="2002-06-17" calcext:value-type="date">
            <text:p>17-Jun-2002</text:p>
          </table:table-cell>
          <table:table-cell office:value-type="string" calcext:value-type="string">
            <text:p>thaft@wtb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40" calcext:value-type="float">
            <text:p>54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table:style-name="ce96" office:value-type="string" calcext:value-type="string">
            <text:p>WTB LaserDisc DH 36x0 (32h, 36mm wide)</text:p>
          </table:table-cell>
          <table:table-cell table:style-name="ce100" office:value-type="date" office:date-value="2002-06-17" calcext:value-type="date">
            <text:p>17-Jun-2002</text:p>
          </table:table-cell>
          <table:table-cell office:value-type="string" calcext:value-type="string">
            <text:p>thaft@wtb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42" calcext:value-type="float">
            <text:p>54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table:style-name="ce96" office:value-type="string" calcext:value-type="string">
            <text:p>WTB LaserDisc XC 24x0 (32h, 24mm wide)</text:p>
          </table:table-cell>
          <table:table-cell table:style-name="ce100" office:value-type="date" office:date-value="2002-06-17" calcext:value-type="date">
            <text:p>17-Jun-2002</text:p>
          </table:table-cell>
          <table:table-cell office:value-type="string" calcext:value-type="string">
            <text:p>thaft@wtb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48" calcext:value-type="float">
            <text:p>54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WTB PowerBeam </text:p>
          </table:table-cell>
          <table:table-cell table:number-columns-repeated="1019"/>
        </table:table-row>
        <table:table-row table:style-name="ro1">
          <table:table-cell table:style-name="ce26" office:value-type="float" office:value="545" calcext:value-type="float">
            <text:p>5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WTB PowerBeam (old)</text:p>
          </table:table-cell>
          <table:table-cell table:number-columns-repeated="1019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table:style-name="ce96" office:value-type="string" calcext:value-type="string">
            <text:p>WTB SpeedDisc XC 24x0 (32h, 24mm wide)</text:p>
          </table:table-cell>
          <table:table-cell table:style-name="ce100" office:value-type="date" office:date-value="2002-06-17" calcext:value-type="date">
            <text:p>17-Jun-2002</text:p>
          </table:table-cell>
          <table:table-cell office:value-type="string" calcext:value-type="string">
            <text:p>thaft@wtb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41" calcext:value-type="float">
            <text:p>5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table:style-name="ce96" office:value-type="string" calcext:value-type="string">
            <text:p>WTB SpeedMaster 23x11.3 (32h, 23mm wide) </text:p>
          </table:table-cell>
          <table:table-cell table:style-name="ce100" office:value-type="date" office:date-value="2002-06-17" calcext:value-type="date">
            <text:p>17-Jun-2002</text:p>
          </table:table-cell>
          <table:table-cell office:value-type="string" calcext:value-type="string">
            <text:p>thaft@wtb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52" calcext:value-type="float">
            <text:p>55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WTB SpeedMaster 25mm </text:p>
          </table:table-cell>
          <table:table-cell table:number-columns-repeated="1019"/>
        </table:table-row>
        <table:table-row table:style-name="ro1">
          <table:table-cell table:style-name="ce26" office:value-type="float" office:value="549" calcext:value-type="float">
            <text:p>54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6" MTB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WTB SpeedMaster II </text:p>
          </table:table-cell>
          <table:table-cell table:number-columns-repeated="1019"/>
        </table:table-row>
        <table:table-row table:style-name="ro1">
          <table:table-cell table:style-name="ce26" table:formula="of:=537+3" office:value-type="float" office:value="540" calcext:value-type="float">
            <text:p>540.0</text:p>
          </table:table-cell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26"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ntrager PN 230855 Race Lite Disc Tubeless OSB</text:p>
          </table:table-cell>
          <table:table-cell table:style-name="ce100" office:value-type="date" office:date-value="2004-03-08" calcext:value-type="date">
            <text:p>8-Mar-2004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table:formula="of:=529.2+3" office:value-type="float" office:value="532.2" calcext:value-type="float">
            <text:p>532.2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600A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igida AS 23 X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528.1+3" office:value-type="float" office:value="531.1" calcext:value-type="float">
            <text:p>531.1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3/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igida AS 23 X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528" calcext:value-type="float">
            <text:p>52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3/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Sun C20</text:p>
          </table:table-cell>
          <table:table-cell table:number-columns-repeated="1019"/>
        </table:table-row>
        <table:table-row table:style-name="ro1">
          <table:table-cell table:style-name="ce26" office:value-type="float" office:value="527" calcext:value-type="float">
            <text:p>52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3/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Sun CR16</text:p>
          </table:table-cell>
          <table:table-cell table:number-columns-repeated="1019"/>
        </table:table-row>
        <table:table-row table:style-name="ro1">
          <table:table-cell table:style-name="ce26" office:value-type="float" office:value="532" calcext:value-type="float">
            <text:p>53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3/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Sun CR18, single eyelets</text:p>
          </table:table-cell>
          <table:table-cell/>
          <table:table-cell office:value-type="string" calcext:value-type="string">
            <text:p>www.sunrim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529" calcext:value-type="float">
            <text:p>52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3/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Sun CR20 </text:p>
          </table:table-cell>
          <table:table-cell table:number-columns-repeated="1019"/>
        </table:table-row>
        <table:table-row table:style-name="ro1">
          <table:table-cell table:style-name="ce26" office:value-type="float" office:value="530" calcext:value-type="float">
            <text:p>53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3/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Sun L17</text:p>
          </table:table-cell>
          <table:table-cell table:number-columns-repeated="1019"/>
        </table:table-row>
        <table:table-row table:style-name="ro1">
          <table:table-cell table:style-name="ce26" office:value-type="float" office:value="529" calcext:value-type="float">
            <text:p>52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3/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Sun L20</text:p>
          </table:table-cell>
          <table:table-cell table:number-columns-repeated="1019"/>
        </table:table-row>
        <table:table-row table:style-name="ro1">
          <table:table-cell table:style-name="ce26" office:value-type="float" office:value="530" calcext:value-type="float">
            <text:p>53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3/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Sun M13II</text:p>
          </table:table-cell>
          <table:table-cell table:number-columns-repeated="1019"/>
        </table:table-row>
        <table:table-row table:style-name="ro1">
          <table:table-cell table:style-name="ce26" office:value-type="float" office:value="528" calcext:value-type="float">
            <text:p>52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3/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Sun M13L </text:p>
          </table:table-cell>
          <table:table-cell table:number-columns-repeated="1019"/>
        </table:table-row>
        <table:table-row table:style-name="ro1">
          <table:table-cell table:style-name="ce26" office:value-type="float" office:value="522" calcext:value-type="float">
            <text:p>52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3/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Sun M14A</text:p>
          </table:table-cell>
          <table:table-cell table:number-columns-repeated="1019"/>
        </table:table-row>
        <table:table-row table:style-name="ro1">
          <table:table-cell table:style-name="ce26" office:value-type="float" office:value="530" calcext:value-type="float">
            <text:p>53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3/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Wolber GTA</text:p>
          </table:table-cell>
          <table:table-cell table:number-columns-repeated="1019"/>
        </table:table-row>
        <table:table-row table:style-name="ro1">
          <table:table-cell table:style-name="ce26" table:formula="of:=506.6+1.5" office:value-type="float" office:value="508.1" calcext:value-type="float">
            <text:p>508.1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1/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raya 20A <text:s/>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500" calcext:value-type="float">
            <text:p>5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1/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avic Open 4 CD </text:p>
          </table:table-cell>
          <table:table-cell table:number-columns-repeated="1019"/>
        </table:table-row>
        <table:table-row table:style-name="ro1">
          <table:table-cell table:style-name="ce26" office:value-type="float" office:value="507" calcext:value-type="float">
            <text:p>5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1/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n L25, M25</text:p>
          </table:table-cell>
          <table:table-cell table:number-columns-repeated="1019"/>
        </table:table-row>
        <table:table-row table:style-name="ro1">
          <table:table-cell table:style-name="ce26" office:value-type="float" office:value="509" calcext:value-type="float">
            <text:p>50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1/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n M13II</text:p>
          </table:table-cell>
          <table:table-cell table:number-columns-repeated="1019"/>
        </table:table-row>
        <table:table-row table:style-name="ro1">
          <table:table-cell table:style-name="ce26" office:value-type="float" office:value="510" calcext:value-type="float">
            <text:p>51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1/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n M13L </text:p>
          </table:table-cell>
          <table:table-cell table:number-columns-repeated="1019"/>
        </table:table-row>
        <table:table-row table:style-name="ro1">
          <table:table-cell table:style-name="ce26" office:value-type="float" office:value="502" calcext:value-type="float">
            <text:p>50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1/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n M14A</text:p>
          </table:table-cell>
          <table:table-cell table:number-columns-repeated="1019"/>
        </table:table-row>
        <table:table-row table:style-name="ro1">
          <table:table-cell table:style-name="ce26" office:value-type="float" office:value="507" calcext:value-type="float">
            <text:p>5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1/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n M25 </text:p>
          </table:table-cell>
          <table:table-cell table:number-columns-repeated="1019"/>
        </table:table-row>
        <table:table-row table:style-name="ro1">
          <table:table-cell table:style-name="ce26" office:value-type="float" office:value="496" calcext:value-type="float">
            <text:p>49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x1 1/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n ME14A</text:p>
          </table:table-cell>
          <table:table-cell table:number-columns-repeated="1019"/>
        </table:table-row>
        <table:table-row table:style-name="ro1">
          <table:table-cell table:style-name="ce26" office:value-type="float" office:value="497" calcext:value-type="float">
            <text:p>49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raya 7X </text:p>
          </table:table-cell>
          <table:table-cell table:number-columns-repeated="1019"/>
        </table:table-row>
        <table:table-row table:style-name="ro1">
          <table:table-cell table:style-name="ce26" table:formula="of:=497.2+1.5" office:value-type="float" office:value="498.7" calcext:value-type="float">
            <text:p>498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raya RB-17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499" calcext:value-type="float">
            <text:p>49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raya RB-907X/Super7X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496" calcext:value-type="float">
            <text:p>49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raya RM20 </text:p>
          </table:table-cell>
          <table:table-cell table:number-columns-repeated="1019"/>
        </table:table-row>
        <table:table-row table:style-name="ro1">
          <table:table-cell table:style-name="ce26" table:formula="of:=497.2+1.5" office:value-type="float" office:value="498.7" calcext:value-type="float">
            <text:p>498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raya VP-20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table:formula="of:=492+3" office:value-type="float" office:value="495" calcext:value-type="float">
            <text:p>4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ontrager Mack</text:p>
          </table:table-cell>
          <table:table-cell table:style-name="ce100" office:value-type="date" office:date-value="2002-10-16" calcext:value-type="date">
            <text:p>16-Oct-2002</text:p>
          </table:table-cell>
          <table:table-cell office:value-type="string" calcext:value-type="string">
            <text:p>DGR</text:p>
          </table:table-cell>
          <table:table-cell table:number-columns-repeated="1017"/>
        </table:table-row>
        <table:table-row table:style-name="ro1">
          <table:table-cell table:style-name="ce26" office:value-type="float" office:value="492.5" calcext:value-type="float">
            <text:p>492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Mavic XY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table:formula="of:=494+3" office:value-type="float" office:value="497" calcext:value-type="float">
            <text:p>49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igida AS 26 FL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484.4+3" office:value-type="float" office:value="487.4" calcext:value-type="float">
            <text:p>487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igida DH 30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494.8+3" office:value-type="float" office:value="497.8" calcext:value-type="float">
            <text:p>497.8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igida M 19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494.8+3" office:value-type="float" office:value="497.8" calcext:value-type="float">
            <text:p>497.8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igida M 21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494" calcext:value-type="float">
            <text:p>49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un CR16</text:p>
          </table:table-cell>
          <table:table-cell table:number-columns-repeated="1019"/>
        </table:table-row>
        <table:table-row table:style-name="ro1">
          <table:table-cell table:style-name="ce26" office:value-type="float" office:value="493" calcext:value-type="float">
            <text:p>49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un CR18, single eyelets</text:p>
          </table:table-cell>
          <table:table-cell/>
          <table:table-cell office:value-type="string" calcext:value-type="string">
            <text:p>www.sunrim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493" calcext:value-type="float">
            <text:p>49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un CR20 </text:p>
          </table:table-cell>
          <table:table-cell table:number-columns-repeated="1019"/>
        </table:table-row>
        <table:table-row table:style-name="ro1">
          <table:table-cell table:style-name="ce26" office:value-type="float" office:value="493" calcext:value-type="float">
            <text:p>49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un CRE16, CRT16II</text:p>
          </table:table-cell>
          <table:table-cell table:number-columns-repeated="1019"/>
        </table:table-row>
        <table:table-row table:style-name="ro1">
          <table:table-cell table:style-name="ce26" office:value-type="float" office:value="492" calcext:value-type="float">
            <text:p>49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table:style-name="ce5" office:value-type="string" calcext:value-type="string">
            <text:p>Sun DS1-XC</text:p>
          </table:table-cell>
          <table:table-cell table:number-columns-repeated="1019"/>
        </table:table-row>
        <table:table-row table:style-name="ro1">
          <table:table-cell table:style-name="ce26" office:value-type="float" office:value="507" calcext:value-type="float">
            <text:p>50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table:style-name="ce5" office:value-type="string" calcext:value-type="string">
            <text:p>Sun ICI-1</text:p>
          </table:table-cell>
          <table:table-cell table:number-columns-repeated="1019"/>
        </table:table-row>
        <table:table-row table:style-name="ro1">
          <table:table-cell table:style-name="ce26" office:value-type="float" office:value="493" calcext:value-type="float">
            <text:p>49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un L18</text:p>
          </table:table-cell>
          <table:table-cell table:number-columns-repeated="1019"/>
        </table:table-row>
        <table:table-row table:style-name="ro1">
          <table:table-cell table:style-name="ce26" office:value-type="float" office:value="497" calcext:value-type="float">
            <text:p>49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un L20</text:p>
          </table:table-cell>
          <table:table-cell table:number-columns-repeated="1019"/>
        </table:table-row>
        <table:table-row table:style-name="ro1">
          <table:table-cell table:style-name="ce26" office:value-type="float" office:value="497" calcext:value-type="float">
            <text:p>49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un L25, M25</text:p>
          </table:table-cell>
          <table:table-cell table:number-columns-repeated="1019"/>
        </table:table-row>
        <table:table-row table:style-name="ro1">
          <table:table-cell table:style-name="ce26" office:value-type="float" office:value="491" calcext:value-type="float">
            <text:p>49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un M14A</text:p>
          </table:table-cell>
          <table:table-cell table:number-columns-repeated="1019"/>
        </table:table-row>
        <table:table-row table:style-name="ro1">
          <table:table-cell table:style-name="ce26" office:value-type="float" office:value="497" calcext:value-type="float">
            <text:p>49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un M25 </text:p>
          </table:table-cell>
          <table:table-cell table:number-columns-repeated="1019"/>
        </table:table-row>
        <table:table-row table:style-name="ro1">
          <table:table-cell table:style-name="ce26" office:value-type="float" office:value="492" calcext:value-type="float">
            <text:p>49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un Mammoth BFR (Big Fat Rim)</text:p>
          </table:table-cell>
          <table:table-cell table:number-columns-repeated="1019"/>
        </table:table-row>
        <table:table-row table:style-name="ro1">
          <table:table-cell table:style-name="ce26" office:value-type="float" office:value="493" calcext:value-type="float">
            <text:p>49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un Rhyno Lite</text:p>
          </table:table-cell>
          <table:table-cell table:number-columns-repeated="1019"/>
        </table:table-row>
        <table:table-row table:style-name="ro1">
          <table:table-cell table:style-name="ce26" office:value-type="float" office:value="486" calcext:value-type="float">
            <text:p>48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un Rhyno Lite (newer version)</text:p>
          </table:table-cell>
          <table:table-cell table:number-columns-repeated="1019"/>
        </table:table-row>
        <table:table-row table:style-name="ro1">
          <table:table-cell table:style-name="ce26" office:value-type="float" office:value="483" calcext:value-type="float">
            <text:p>48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Velocity Aero Heat AT</text:p>
          </table:table-cell>
          <table:table-cell table:number-columns-repeated="1019"/>
        </table:table-row>
        <table:table-row table:style-name="ro1">
          <table:table-cell table:style-name="ce26" office:value-type="float" office:value="464.5" calcext:value-type="float">
            <text:p>464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Velocity Deep V (24mm wide x 32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480" calcext:value-type="float">
            <text:p>48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Velocity TAIPAN</text:p>
          </table:table-cell>
          <table:table-cell table:number-columns-repeated="1019"/>
        </table:table-row>
        <table:table-row table:style-name="ro1">
          <table:table-cell table:style-name="ce26" office:value-type="float" office:value="495.5" calcext:value-type="float">
            <text:p>495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4" BMX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Velocity Triple V </text:p>
          </table:table-cell>
          <table:table-cell table:number-columns-repeated="1019"/>
        </table:table-row>
        <table:table-row table:style-name="ro1">
          <table:table-cell table:style-name="ce26" table:formula="of:=478+3" office:value-type="float" office:value="481" calcext:value-type="float">
            <text:p>48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550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Rigida AS 23 X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438.7" calcext:value-type="float">
            <text:p>438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aya 20A 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table:formula="of:=430+3" office:value-type="float" office:value="433" calcext:value-type="float">
            <text:p>43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Rigida AS 26 FL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439" calcext:value-type="float">
            <text:p>43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un CR16</text:p>
          </table:table-cell>
          <table:table-cell table:number-columns-repeated="1019"/>
        </table:table-row>
        <table:table-row table:style-name="ro1">
          <table:table-cell table:style-name="ce26" office:value-type="float" office:value="438" calcext:value-type="float">
            <text:p>43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un CR18, single eyelets</text:p>
          </table:table-cell>
          <table:table-cell/>
          <table:table-cell office:value-type="string" calcext:value-type="string">
            <text:p>www.sunrim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435" calcext:value-type="float">
            <text:p>43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un CR20 </text:p>
          </table:table-cell>
          <table:table-cell table:number-columns-repeated="1019"/>
        </table:table-row>
        <table:table-row table:style-name="ro1">
          <table:table-cell table:style-name="ce26" office:value-type="float" office:value="438" calcext:value-type="float">
            <text:p>43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table:style-name="ce5" office:value-type="string" calcext:value-type="string">
            <text:p>Sun ICI-1</text:p>
          </table:table-cell>
          <table:table-cell table:number-columns-repeated="1019"/>
        </table:table-row>
        <table:table-row table:style-name="ro1">
          <table:table-cell table:style-name="ce26" office:value-type="float" office:value="441" calcext:value-type="float">
            <text:p>4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un L17</text:p>
          </table:table-cell>
          <table:table-cell table:number-columns-repeated="1019"/>
        </table:table-row>
        <table:table-row table:style-name="ro1">
          <table:table-cell table:style-name="ce26" office:value-type="float" office:value="441" calcext:value-type="float">
            <text:p>4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un L20</text:p>
          </table:table-cell>
          <table:table-cell table:number-columns-repeated="1019"/>
        </table:table-row>
        <table:table-row table:style-name="ro1">
          <table:table-cell table:style-name="ce26" office:value-type="float" office:value="440" calcext:value-type="float">
            <text:p>44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un M13II</text:p>
          </table:table-cell>
          <table:table-cell table:number-columns-repeated="1019"/>
        </table:table-row>
        <table:table-row table:style-name="ro1">
          <table:table-cell table:style-name="ce26" office:value-type="float" office:value="441" calcext:value-type="float">
            <text:p>441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un M13L </text:p>
          </table:table-cell>
          <table:table-cell table:number-columns-repeated="1019"/>
        </table:table-row>
        <table:table-row table:style-name="ro1">
          <table:table-cell table:style-name="ce26" office:value-type="float" office:value="432" calcext:value-type="float">
            <text:p>43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un M14A</text:p>
          </table:table-cell>
          <table:table-cell table:number-columns-repeated="1019"/>
        </table:table-row>
        <table:table-row table:style-name="ro1">
          <table:table-cell table:style-name="ce26" office:value-type="float" office:value="440" calcext:value-type="float">
            <text:p>44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un M17 </text:p>
          </table:table-cell>
          <table:table-cell table:number-columns-repeated="1019"/>
        </table:table-row>
        <table:table-row table:style-name="ro1">
          <table:table-cell table:style-name="ce26" office:value-type="float" office:value="426" calcext:value-type="float">
            <text:p>42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un ME14A</text:p>
          </table:table-cell>
          <table:table-cell table:number-columns-repeated="1019"/>
        </table:table-row>
        <table:table-row table:style-name="ro1">
          <table:table-cell table:style-name="ce26" office:value-type="float" office:value="429" calcext:value-type="float">
            <text:p>42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x1 1/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Velocity Aerohead (20mm wide x 21mm deep)</text:p>
          </table:table-cell>
          <table:table-cell table:number-columns-repeated="1019"/>
        </table:table-row>
        <table:table-row table:style-name="ro1">
          <table:table-cell table:style-name="ce26" table:formula="of:=428.3+3" office:value-type="float" office:value="431.3" calcext:value-type="float">
            <text:p>431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500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igida AS 23 X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436" calcext:value-type="float">
            <text:p>43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500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einmann</text:p>
          </table:table-cell>
          <table:table-cell table:number-columns-repeated="1019"/>
        </table:table-row>
        <table:table-row table:style-name="ro1">
          <table:table-cell table:style-name="ce26" office:value-type="float" office:value="392" calcext:value-type="float">
            <text:p>39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CS Z </text:p>
          </table:table-cell>
          <table:table-cell table:number-columns-repeated="1019"/>
        </table:table-row>
        <table:table-row table:style-name="ro1">
          <table:table-cell table:style-name="ce26" office:value-type="float" office:value="378" calcext:value-type="float">
            <text:p>37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lesa Explorer</text:p>
          </table:table-cell>
          <table:table-cell table:number-columns-repeated="1019"/>
        </table:table-row>
        <table:table-row table:style-name="ro1">
          <table:table-cell table:style-name="ce26" office:value-type="float" office:value="376.9" calcext:value-type="float">
            <text:p>376.9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nswer Aero Tech</text:p>
          </table:table-cell>
          <table:table-cell table:number-columns-repeated="1019"/>
        </table:table-row>
        <table:table-row table:style-name="ro1">
          <table:table-cell table:style-name="ce26" office:value-type="float" office:value="393" calcext:value-type="float">
            <text:p>39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raya GP-710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396.4" calcext:value-type="float">
            <text:p>396.4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raya MP-707X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379" calcext:value-type="float">
            <text:p>37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raya RB-17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377.9" calcext:value-type="float">
            <text:p>377.9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raya RB-907X/Super7X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382" calcext:value-type="float">
            <text:p>38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raya RB-J1/HIMIKO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office:value-type="float" office:value="392.3" calcext:value-type="float">
            <text:p>392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raya TB-807X/Ultra7X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table:formula="of:=390" office:value-type="float" office:value="390" calcext:value-type="float">
            <text:p>39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ontrager Mack</text:p>
          </table:table-cell>
          <table:table-cell table:number-columns-repeated="1019"/>
        </table:table-row>
        <table:table-row table:style-name="ro1">
          <table:table-cell table:style-name="ce26" table:formula="of:=396+3" office:value-type="float" office:value="399" calcext:value-type="float">
            <text:p>39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vic Xx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table:formula="of:=389+3" office:value-type="float" office:value="392" calcext:value-type="float">
            <text:p>39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vic Xy (ERD is Mavic's Nipple Seat Dia + 3mm for nipples)</text:p>
          </table:table-cell>
          <table:table-cell table:style-name="ce100" office:value-type="date" office:date-value="2001-12-28" calcext:value-type="date">
            <text:p>28-Dec-2001</text:p>
          </table:table-cell>
          <table:table-cell office:value-type="string" calcext:value-type="string">
            <text:p>Mavic OEM brochure</text:p>
          </table:table-cell>
          <table:table-cell table:number-columns-repeated="1017"/>
        </table:table-row>
        <table:table-row table:style-name="ro1">
          <table:table-cell table:style-name="ce26" office:value-type="float" office:value="387.5" calcext:value-type="float">
            <text:p>387.5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vic XZ</text:p>
          </table:table-cell>
          <table:table-cell table:style-name="ce100" office:value-type="date" office:date-value="2004-11-13" calcext:value-type="date">
            <text:p>13-Nov-2004</text:p>
          </table:table-cell>
          <table:table-cell office:value-type="string" calcext:value-type="string">
            <text:p>http://www.tech-mavic.com/uk/calcul.htm#</text:p>
          </table:table-cell>
          <table:table-cell table:number-columns-repeated="1017"/>
        </table:table-row>
        <table:table-row table:style-name="ro1">
          <table:table-cell table:style-name="ce26" table:formula="of:=392.2+3" office:value-type="float" office:value="395.2" calcext:value-type="float">
            <text:p>395.2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igida AS 26 FL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392.85+3" office:value-type="float" office:value="395.85" calcext:value-type="float">
            <text:p>395.9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igida M 19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392.85+3" office:value-type="float" office:value="395.85" calcext:value-type="float">
            <text:p>395.9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igida M 21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373+3" office:value-type="float" office:value="376" calcext:value-type="float">
            <text:p>376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igida X PLORER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395" calcext:value-type="float">
            <text:p>3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AT18 </text:p>
          </table:table-cell>
          <table:table-cell table:number-columns-repeated="1019"/>
        </table:table-row>
        <table:table-row table:style-name="ro1">
          <table:table-cell table:style-name="ce26" office:value-type="float" office:value="389" calcext:value-type="float">
            <text:p>389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Big City</text:p>
          </table:table-cell>
          <table:table-cell table:number-columns-repeated="1019"/>
        </table:table-row>
        <table:table-row table:style-name="ro1">
          <table:table-cell table:style-name="ce26" office:value-type="float" office:value="393" calcext:value-type="float">
            <text:p>39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CR16</text:p>
          </table:table-cell>
          <table:table-cell table:number-columns-repeated="1019"/>
        </table:table-row>
        <table:table-row table:style-name="ro1">
          <table:table-cell table:style-name="ce26" office:value-type="float" office:value="395" calcext:value-type="float">
            <text:p>3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CR18, single eyelets</text:p>
          </table:table-cell>
          <table:table-cell/>
          <table:table-cell office:value-type="string" calcext:value-type="string">
            <text:p>www.sunrims.com</text:p>
          </table:table-cell>
          <table:table-cell table:number-columns-repeated="1017"/>
        </table:table-row>
        <table:table-row table:style-name="ro1">
          <table:table-cell table:style-name="ce26" office:value-type="float" office:value="392" calcext:value-type="float">
            <text:p>39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CR20 </text:p>
          </table:table-cell>
          <table:table-cell table:number-columns-repeated="1019"/>
        </table:table-row>
        <table:table-row table:style-name="ro1">
          <table:table-cell table:style-name="ce26" office:value-type="float" office:value="390" calcext:value-type="float">
            <text:p>39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CRE16, CRT16II</text:p>
          </table:table-cell>
          <table:table-cell table:number-columns-repeated="1019"/>
        </table:table-row>
        <table:table-row table:style-name="ro1">
          <table:table-cell table:style-name="ce26" office:value-type="float" office:value="395" calcext:value-type="float">
            <text:p>3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L17</text:p>
          </table:table-cell>
          <table:table-cell table:number-columns-repeated="1019"/>
        </table:table-row>
        <table:table-row table:style-name="ro1">
          <table:table-cell table:style-name="ce26" office:value-type="float" office:value="390" calcext:value-type="float">
            <text:p>39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L18</text:p>
          </table:table-cell>
          <table:table-cell table:number-columns-repeated="1019"/>
        </table:table-row>
        <table:table-row table:style-name="ro1">
          <table:table-cell table:style-name="ce26" office:value-type="float" office:value="395" calcext:value-type="float">
            <text:p>3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L20</text:p>
          </table:table-cell>
          <table:table-cell table:number-columns-repeated="1019"/>
        </table:table-row>
        <table:table-row table:style-name="ro1">
          <table:table-cell table:style-name="ce26" office:value-type="float" office:value="395" calcext:value-type="float">
            <text:p>3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L25, M25</text:p>
          </table:table-cell>
          <table:table-cell table:number-columns-repeated="1019"/>
        </table:table-row>
        <table:table-row table:style-name="ro1">
          <table:table-cell table:style-name="ce26" office:value-type="float" office:value="395" calcext:value-type="float">
            <text:p>3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M20</text:p>
          </table:table-cell>
          <table:table-cell table:number-columns-repeated="1019"/>
        </table:table-row>
        <table:table-row table:style-name="ro1">
          <table:table-cell table:style-name="ce26" office:value-type="float" office:value="395" calcext:value-type="float">
            <text:p>3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M25 </text:p>
          </table:table-cell>
          <table:table-cell table:number-columns-repeated="1019"/>
        </table:table-row>
        <table:table-row table:style-name="ro1">
          <table:table-cell table:style-name="ce26" office:value-type="float" office:value="394" calcext:value-type="float">
            <text:p>39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Mammoth BFR (Big Fat Rim)</text:p>
          </table:table-cell>
          <table:table-cell table:number-columns-repeated="1019"/>
        </table:table-row>
        <table:table-row table:style-name="ro1">
          <table:table-cell table:style-name="ce26" office:value-type="float" office:value="392" calcext:value-type="float">
            <text:p>39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Rhyno </text:p>
          </table:table-cell>
          <table:table-cell table:number-columns-repeated="1019"/>
        </table:table-row>
        <table:table-row table:style-name="ro1">
          <table:table-cell table:style-name="ce26" office:value-type="float" office:value="395" calcext:value-type="float">
            <text:p>3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Rhyno Lite</text:p>
          </table:table-cell>
          <table:table-cell table:number-columns-repeated="1019"/>
        </table:table-row>
        <table:table-row table:style-name="ro1">
          <table:table-cell table:style-name="ce26" office:value-type="float" office:value="395" calcext:value-type="float">
            <text:p>3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Rhyno Lite (MEAURE TO BE SURE!)</text:p>
          </table:table-cell>
          <table:table-cell table:style-name="ce100" office:value-type="date" office:date-value="2004-07-15" calcext:value-type="date">
            <text:p>15-Jul-2004</text:p>
          </table:table-cell>
          <table:table-cell office:value-type="string" calcext:value-type="string">
            <text:p>Robert Perkins &lt;rperkins1@nc.rr.com&gt;</text:p>
          </table:table-cell>
          <table:table-cell table:number-columns-repeated="1017"/>
        </table:table-row>
        <table:table-row table:style-name="ro1">
          <table:table-cell table:style-name="ce26" office:value-type="float" office:value="393" calcext:value-type="float">
            <text:p>39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Rhyno Lite (MEAURE TO BE SURE!)</text:p>
          </table:table-cell>
          <table:table-cell table:number-columns-repeated="1019"/>
        </table:table-row>
        <table:table-row table:style-name="ro1">
          <table:table-cell table:style-name="ce26" office:value-type="float" office:value="392" calcext:value-type="float">
            <text:p>392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un SST20</text:p>
          </table:table-cell>
          <table:table-cell table:number-columns-repeated="1019"/>
        </table:table-row>
        <table:table-row table:style-name="ro1">
          <table:table-cell table:style-name="ce26" office:value-type="float" office:value="383" calcext:value-type="float">
            <text:p>383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Velocity Aero Heat AT</text:p>
          </table:table-cell>
          <table:table-cell table:number-columns-repeated="1019"/>
        </table:table-row>
        <table:table-row table:style-name="ro1">
          <table:table-cell table:style-name="ce26" office:value-type="float" office:value="364" calcext:value-type="float">
            <text:p>36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Velocity Deep V (24mm wide x 32mm deep)</text:p>
          </table:table-cell>
          <table:table-cell table:number-columns-repeated="1019"/>
        </table:table-row>
        <table:table-row table:style-name="ro1">
          <table:table-cell table:style-name="ce26" office:value-type="float" office:value="380" calcext:value-type="float">
            <text:p>38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Velocity TAIPAN</text:p>
          </table:table-cell>
          <table:table-cell table:number-columns-repeated="1019"/>
        </table:table-row>
        <table:table-row table:style-name="ro1">
          <table:table-cell table:style-name="ce26" office:value-type="float" office:value="395" calcext:value-type="float">
            <text:p>3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Velocity Triple V </text:p>
          </table:table-cell>
          <table:table-cell table:number-columns-repeated="1019"/>
        </table:table-row>
        <table:table-row table:style-name="ro1">
          <table:table-cell table:style-name="ce26" office:value-type="float" office:value="376.9" calcext:value-type="float">
            <text:p>376.9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Vuelta Airline 1</text:p>
          </table:table-cell>
          <table:table-cell table:style-name="ce100" office:value-type="date" office:date-value="2001-07-17" calcext:value-type="date">
            <text:p>17-Jul-2001</text:p>
          </table:table-cell>
          <table:table-cell office:value-type="string" calcext:value-type="string">
            <text:p>Vuelta fax</text:p>
          </table:table-cell>
          <table:table-cell table:number-columns-repeated="1017"/>
        </table:table-row>
        <table:table-row table:style-name="ro1">
          <table:table-cell table:style-name="ce26" office:value-type="float" office:value="400" calcext:value-type="float">
            <text:p>40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Weinmann A129 </text:p>
          </table:table-cell>
          <table:table-cell table:number-columns-repeated="1019"/>
        </table:table-row>
        <table:table-row table:style-name="ro1">
          <table:table-cell table:style-name="ce26" office:value-type="float" office:value="387" calcext:value-type="float">
            <text:p>387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20" BMX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Weinmann Zac19 </text:p>
          </table:table-cell>
          <table:table-cell table:style-name="ce100" office:value-type="date" office:date-value="2004-07-15" calcext:value-type="date">
            <text:p>15-Jul-2004</text:p>
          </table:table-cell>
          <table:table-cell office:value-type="string" calcext:value-type="string">
            <text:p>Robert Perkins &lt;rperkins1@nc.rr.com&gt;</text:p>
          </table:table-cell>
          <table:table-cell table:number-columns-repeated="1017"/>
        </table:table-row>
        <table:table-row table:style-name="ro1">
          <table:table-cell table:style-name="ce26" office:value-type="float" office:value="363.7" calcext:value-type="float">
            <text:p>363.7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17x1 1/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oulton, Alex (factory rim)</text:p>
          </table:table-cell>
          <table:table-cell table:number-columns-repeated="1019"/>
        </table:table-row>
        <table:table-row table:style-name="ro1">
          <table:table-cell table:style-name="ce26" office:value-type="float" office:value="364" calcext:value-type="float">
            <text:p>364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17x1 1/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Sun M17 Moulton</text:p>
          </table:table-cell>
          <table:table-cell table:number-columns-repeated="1019"/>
        </table:table-row>
        <table:table-row table:style-name="ro1">
          <table:table-cell table:style-name="ce26" office:value-type="float" office:value="345" calcext:value-type="float">
            <text:p>34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16x1 3/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lesa Alloy 219 Brompton standard rim</text:p>
          </table:table-cell>
          <table:table-cell table:style-name="ce100" office:value-type="date" office:date-value="2004-05-21" calcext:value-type="date">
            <text:p>21-May-2004</text:p>
          </table:table-cell>
          <table:table-cell office:value-type="string" calcext:value-type="string">
            <text:p>Wolf, Michael &lt;m.wolf@waterman-group.co.uk&gt;</text:p>
          </table:table-cell>
          <table:table-cell table:number-columns-repeated="1017"/>
        </table:table-row>
        <table:table-row table:style-name="ro1">
          <table:table-cell table:style-name="ce26" office:value-type="float" office:value="330" calcext:value-type="float">
            <text:p>330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16x1 3/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Sun M14A</text:p>
          </table:table-cell>
          <table:table-cell table:number-columns-repeated="1019"/>
        </table:table-row>
        <table:table-row table:style-name="ro1">
          <table:table-cell table:style-name="ce26" table:formula="of:=326.3+3" office:value-type="float" office:value="329.3" calcext:value-type="float">
            <text:p>329.3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400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igida AS 26 FL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office:value-type="float" office:value="288" calcext:value-type="float">
            <text:p>288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16x1.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lex DM24</text:p>
          </table:table-cell>
          <table:table-cell table:style-name="ce100" office:value-type="date" office:date-value="2003-05-23" calcext:value-type="date">
            <text:p>23-May-2003</text:p>
          </table:table-cell>
          <table:table-cell office:value-type="string" calcext:value-type="string">
            <text:p>Brian McDaniel &lt;bambooland@earthlink.net&gt;</text:p>
          </table:table-cell>
          <table:table-cell table:number-columns-repeated="1017"/>
        </table:table-row>
        <table:table-row table:style-name="ro1">
          <table:table-cell table:style-name="ce26" office:value-type="float" office:value="262.8" calcext:value-type="float">
            <text:p>262.8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16x1.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raya GP-710 (MEASURE TO BE SURE!)</text:p>
          </table:table-cell>
          <table:table-cell table:style-name="ce100" office:value-type="date" office:date-value="2001-12-30" calcext:value-type="date">
            <text:p>30-Dec-2001</text:p>
          </table:table-cell>
          <table:table-cell office:value-type="string" calcext:value-type="string">
            <text:p>http://www.araya-kk.co.jp/rim/catalog/main.html</text:p>
          </table:table-cell>
          <table:table-cell table:number-columns-repeated="1017"/>
        </table:table-row>
        <table:table-row table:style-name="ro1">
          <table:table-cell table:style-name="ce26" table:formula="of:=291.95+3" office:value-type="float" office:value="294.95" calcext:value-type="float">
            <text:p>2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16x1.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igida M 19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>
          <table:table-cell table:style-name="ce26" table:formula="of:=291.95+3" office:value-type="float" office:value="294.95" calcext:value-type="float">
            <text:p>295.0</text:p>
          </table:table-cell>
          <table:table-cell table:style-name="ce26" office:value-type="float" office:value="0" calcext:value-type="float">
            <text:p>0.0</text:p>
          </table:table-cell>
          <table:table-cell office:value-type="string" calcext:value-type="string">
            <text:p>16x1.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igida M 21 (ERD is Rigida's Nipple Seat Dia + 3mm for nipples)</text:p>
          </table:table-cell>
          <table:table-cell table:style-name="ce100" office:value-type="date" office:date-value="2001-12-29" calcext:value-type="date">
            <text:p>29-Dec-2001</text:p>
          </table:table-cell>
          <table:table-cell office:value-type="string" calcext:value-type="string">
            <text:p>www.rigida.com/anglais/</text:p>
          </table:table-cell>
          <table:table-cell table:number-columns-repeated="1017"/>
        </table:table-row>
        <table:table-row table:style-name="ro1" table:number-rows-repeated="104758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LE" table:base-cell-address="$instructions.$A$1" table:cell-range-address="$rims.$G$582:.$G$582"/>
          <table:named-range table:name="TABLE_2" table:base-cell-address="$instructions.$A$1" table:cell-range-address="$rims.$G$582:.$G$582"/>
          <table:named-range table:name="TABLE_3" table:base-cell-address="$instructions.$A$1" table:cell-range-address="$rims.$G$895:.$G$895"/>
          <table:named-range table:name="TABLE_4" table:base-cell-address="$instructions.$A$1" table:cell-range-address="$rims.$G$895:.$G$895"/>
        </table:named-expressions>
      </table:table>
      <table:table table:name="hubs" table:style-name="ta4">
        <table:table-column table:style-name="co23" table:default-cell-style-name="ce109"/>
        <table:table-column table:style-name="co24" table:default-cell-style-name="ce109"/>
        <table:table-column table:style-name="co11" table:default-cell-style-name="ce109"/>
        <table:table-column table:style-name="co25" table:default-cell-style-name="ce109"/>
        <table:table-column table:style-name="co6" table:default-cell-style-name="ce14"/>
        <table:table-column table:style-name="co26" table:default-cell-style-name="ce14"/>
        <table:table-column table:style-name="co27" table:default-cell-style-name="ce14"/>
        <table:table-column table:style-name="co7" table:default-cell-style-name="ce14"/>
        <table:table-column table:style-name="co28" table:default-cell-style-name="ce14"/>
        <table:table-column table:style-name="co21" table:default-cell-style-name="ce98"/>
        <table:table-column table:style-name="co29" table:default-cell-style-name="ce137"/>
        <table:table-column table:style-name="co30" table:default-cell-style-name="ce14"/>
        <table:table-column table:style-name="co15" table:number-columns-repeated="245" table:default-cell-style-name="ce14"/>
        <table:table-column table:style-name="co15" table:number-columns-repeated="767" table:default-cell-style-name="Default"/>
        <table:table-row table:style-name="ro4">
          <table:table-cell table:style-name="ce104" office:value-type="string" calcext:value-type="string">
            <text:p>S<text:span text:style-name="T10"> is the Spoke hole diameter, usually 2.4mm.</text:span></text:p>
          </table:table-cell>
          <table:table-cell table:style-name="ce110" table:number-columns-repeated="3"/>
          <table:table-cell table:style-name="ce119" table:number-columns-repeated="4"/>
          <table:table-cell table:style-name="ce92"/>
          <table:table-cell table:number-columns-repeated="2"/>
          <table:table-cell table:style-name="ce98" table:number-columns-repeated="1013"/>
        </table:table-row>
        <table:table-row table:style-name="ro4">
          <table:table-cell table:style-name="ce105" office:value-type="string" calcext:value-type="string">
            <text:p>d<text:span text:style-name="T10"> is the diameter of the circle through the centers of the spoke holes.</text:span></text:p>
          </table:table-cell>
          <table:table-cell table:style-name="ce111" table:number-columns-repeated="3"/>
          <table:table-cell table:style-name="ce120" table:number-columns-repeated="4"/>
          <table:table-cell table:style-name="ce93"/>
          <table:table-cell table:number-columns-repeated="2"/>
          <table:table-cell table:style-name="ce98" table:number-columns-repeated="1013"/>
        </table:table-row>
        <table:table-row table:style-name="ro4">
          <table:table-cell table:style-name="ce105" office:value-type="string" calcext:value-type="string">
            <text:p>W<text:span text:style-name="T10"> is the hub width from the center of the wheel to the center of the flange.</text:span></text:p>
          </table:table-cell>
          <table:table-cell table:style-name="ce111" table:number-columns-repeated="3"/>
          <table:table-cell table:style-name="ce120" table:number-columns-repeated="4"/>
          <table:table-cell table:style-name="ce93"/>
          <table:table-cell table:number-columns-repeated="2"/>
          <table:table-cell table:style-name="ce98" table:number-columns-repeated="1013"/>
        </table:table-row>
        <table:table-row table:style-name="ro4">
          <table:table-cell table:style-name="ce105" office:value-type="string" calcext:value-type="string">
            <text:p>F/R<text:span text:style-name="T10"> indicates whether the hub is for a front or rear wheel.</text:span></text:p>
          </table:table-cell>
          <table:table-cell table:style-name="ce111" table:number-columns-repeated="3"/>
          <table:table-cell table:style-name="ce120" table:number-columns-repeated="4"/>
          <table:table-cell table:style-name="ce93"/>
          <table:table-cell table:number-columns-repeated="2"/>
          <table:table-cell table:style-name="ce98" table:number-columns-repeated="1013"/>
        </table:table-row>
        <table:table-row table:style-name="ro4">
          <table:table-cell table:style-name="ce105" office:value-type="string" calcext:value-type="string">
            <text:p>OLD<text:span text:style-name="T10"> is the Over Lock Nut dimension, or frame spacing.</text:span></text:p>
          </table:table-cell>
          <table:table-cell table:style-name="ce111" table:number-columns-repeated="3"/>
          <table:table-cell table:style-name="ce120" table:number-columns-repeated="4"/>
          <table:table-cell table:style-name="ce93"/>
          <table:table-cell table:number-columns-repeated="2"/>
          <table:table-cell table:style-name="ce98" table:number-columns-repeated="1013"/>
        </table:table-row>
        <table:table-row table:style-name="ro4">
          <table:table-cell table:style-name="ce106" office:value-type="string" calcext:value-type="string">
            <text:p>cogs<text:span text:style-name="T10"> is the number of cogs the hub accepts.</text:span></text:p>
          </table:table-cell>
          <table:table-cell table:style-name="ce112" table:number-columns-repeated="3"/>
          <table:table-cell table:style-name="ce121" table:number-columns-repeated="4"/>
          <table:table-cell table:style-name="ce94"/>
          <table:table-cell table:number-columns-repeated="2"/>
          <table:table-cell table:style-name="ce98" table:number-columns-repeated="1013"/>
        </table:table-row>
        <table:table-row table:style-name="ro4">
          <table:table-cell table:style-name="ce105"/>
          <table:table-cell table:style-name="ce111" table:number-columns-repeated="3"/>
          <table:table-cell table:style-name="ce120" table:number-columns-repeated="4"/>
          <table:table-cell table:style-name="ce93"/>
          <table:table-cell table:number-columns-repeated="2"/>
          <table:table-cell table:style-name="ce98" table:number-columns-repeated="1013"/>
        </table:table-row>
        <table:table-row table:style-name="ro6">
          <table:table-cell table:style-name="ce107"/>
          <table:table-cell table:style-name="ce113" office:value-type="string" calcext:value-type="string" table:number-columns-spanned="2" table:number-rows-spanned="1">
            <text:p>Left Flange</text:p>
          </table:table-cell>
          <table:covered-table-cell table:style-name="ce117"/>
          <table:table-cell table:style-name="ce113" office:value-type="string" calcext:value-type="string" table:number-columns-spanned="2" table:number-rows-spanned="1">
            <text:p>Right Flange</text:p>
          </table:table-cell>
          <table:covered-table-cell table:style-name="ce117"/>
          <table:table-cell table:style-name="ce88" table:number-columns-repeated="3"/>
          <table:table-cell table:style-name="ce130" office:value-type="string" calcext:value-type="string">
            <text:p>Select a <text:span text:style-name="T15">Hub:</text:span><text:span text:style-name="T16"> select a cell in this column, then choose "Enter Front Hub Dims" or "Enter Rear Hub Dims"  from the "Tools" menu.</text:span></text:p>
          </table:table-cell>
          <table:table-cell table:number-columns-repeated="2"/>
          <table:table-cell table:style-name="ce98" table:number-columns-repeated="1013"/>
        </table:table-row>
        <table:table-row table:style-name="ro1">
          <table:table-cell table:style-name="ce108" office:value-type="string" calcext:value-type="string">
            <text:p>S, mm</text:p>
          </table:table-cell>
          <table:table-cell table:style-name="ce114" office:value-type="string" calcext:value-type="string">
            <text:p>dL, mm</text:p>
          </table:table-cell>
          <table:table-cell table:style-name="ce118" office:value-type="string" calcext:value-type="string">
            <text:p>WL, mm</text:p>
          </table:table-cell>
          <table:table-cell table:style-name="ce114" office:value-type="string" calcext:value-type="string">
            <text:p>dR, mm</text:p>
          </table:table-cell>
          <table:table-cell table:style-name="ce118" office:value-type="string" calcext:value-type="string">
            <text:p>WR, mm</text:p>
          </table:table-cell>
          <table:table-cell table:style-name="ce122" office:value-type="string" calcext:value-type="string">
            <text:p>F/R</text:p>
          </table:table-cell>
          <table:table-cell table:style-name="ce122" office:value-type="string" calcext:value-type="string">
            <text:p>cogs</text:p>
          </table:table-cell>
          <table:table-cell table:style-name="ce122" office:value-type="string" calcext:value-type="string">
            <text:p>OLD, mm</text:p>
          </table:table-cell>
          <table:table-cell table:style-name="ce131" office:value-type="string" calcext:value-type="string">
            <text:p>Hub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y</text:p>
          </table:table-cell>
          <table:table-cell table:number-columns-repeated="242"/>
          <table:table-cell table:style-name="ce142" table:number-columns-repeated="771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6" calcext:value-type="float">
            <text:p>36.0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AC APX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AC APX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style-name="ce141"/>
          <table:table-cell table:number-columns-repeated="1012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18.5" calcext:value-type="float">
            <text:p>18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6,7</text:p>
          </table:table-cell>
          <table:table-cell table:style-name="ce87" office:value-type="float" office:value="126" calcext:value-type="float">
            <text:p>126</text:p>
          </table:table-cell>
          <table:table-cell table:style-name="ce132" office:value-type="string" calcext:value-type="string">
            <text:p>American Classi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16" calcext:value-type="float">
            <text:p>16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American Classi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6.5" calcext:value-type="float">
            <text:p>36.5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6,7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American Classi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American Classi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23" calcext:value-type="float">
            <text:p>23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6,7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American Classi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6.5" calcext:value-type="float">
            <text:p>36.5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40" calcext:value-type="float">
            <text:p>140</text:p>
          </table:table-cell>
          <table:table-cell table:style-name="ce132" office:value-type="string" calcext:value-type="string">
            <text:p>American Classi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6.5" calcext:value-type="float">
            <text:p>56.5</text:p>
          </table:table-cell>
          <table:table-cell table:style-name="ce26" office:value-type="float" office:value="23" calcext:value-type="float">
            <text:p>23.0</text:p>
          </table:table-cell>
          <table:table-cell table:style-name="ce26" office:value-type="float" office:value="56.5" calcext:value-type="float">
            <text:p>56.5</text:p>
          </table:table-cell>
          <table:table-cell table:style-name="ce26" office:value-type="float" office:value="36" calcext:value-type="float">
            <text:p>36.0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American Classic HD-140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amclassic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6.2" calcext:value-type="float">
            <text:p>66.2</text:p>
          </table:table-cell>
          <table:table-cell table:style-name="ce26" office:value-type="float" office:value="29" calcext:value-type="float">
            <text:p>29.0</text:p>
          </table:table-cell>
          <table:table-cell table:style-name="ce26" office:value-type="float" office:value="66.2" calcext:value-type="float">
            <text:p>66.2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American Classic HD-240 Ultra-Light, 135mm Disk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amclassic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6" calcext:value-type="float">
            <text:p>36.0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American Classic HH-120 suspension</text:p>
          </table:table-cell>
          <table:table-cell table:style-name="ce134" office:value-type="date" office:date-value="2003-04-17" calcext:value-type="date">
            <text:p>17-Apr-2003</text:p>
          </table:table-cell>
          <table:table-cell office:value-type="string" calcext:value-type="string">
            <text:p>www.amclassic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33.5" calcext:value-type="float">
            <text:p>33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American Classic Micro, newer wider version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amclassic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25" calcext:value-type="float">
            <text:p>25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American Classic Speedster, older narrow version</text:p>
          </table:table-cell>
          <table:table-cell table:style-name="ce135"/>
          <table:table-cell office:value-type="string" calcext:value-type="string">
            <text:p>www.amclassic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6" calcext:value-type="float">
            <text:p>36.0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American Classic Suspension small flange</text:p>
          </table:table-cell>
          <table:table-cell table:style-name="ce135"/>
          <table:table-cell office:value-type="string" calcext:value-type="string">
            <text:p>www.amclassic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American Classic track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amclassic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0.5" calcext:value-type="float">
            <text:p>30.5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0.5" calcext:value-type="float">
            <text:p>3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1" calcext:value-type="float">
            <text:p>121</text:p>
          </table:table-cell>
          <table:table-cell table:style-name="ce132" office:value-type="string" calcext:value-type="string">
            <text:p>American Classic track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amclassic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6.2" calcext:value-type="float">
            <text:p>66.2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66.2" calcext:value-type="float">
            <text:p>66.2</text:p>
          </table:table-cell>
          <table:table-cell table:style-name="ce26" office:value-type="float" office:value="17" calcext:value-type="float">
            <text:p>17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American Classic Ultra-Light, 130mm</text:p>
          </table:table-cell>
          <table:table-cell table:style-name="ce135"/>
          <table:table-cell office:value-type="string" calcext:value-type="string">
            <text:p>www.amclassic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6.2" calcext:value-type="float">
            <text:p>66.2</text:p>
          </table:table-cell>
          <table:table-cell table:style-name="ce26" office:value-type="float" office:value="29" calcext:value-type="float">
            <text:p>29.0</text:p>
          </table:table-cell>
          <table:table-cell table:style-name="ce26" office:value-type="float" office:value="66.2" calcext:value-type="float">
            <text:p>66.2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American Classic Ultra-Light, 135mm</text:p>
          </table:table-cell>
          <table:table-cell table:style-name="ce135"/>
          <table:table-cell office:value-type="string" calcext:value-type="string">
            <text:p>www.amclassic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29" calcext:value-type="float">
            <text:p>29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American Classic Ultra-Light, CHECK DIAMETER!</text:p>
          </table:table-cell>
          <table:table-cell table:style-name="ce136" office:value-type="date" office:date-value="2005-10-10" calcext:value-type="date">
            <text:p>10-Oct-05</text:p>
          </table:table-cell>
          <table:table-cell table:style-name="ce138" office:value-type="string" calcext:value-type="string">
            <text:p><text:span text:style-name="T14"><text:a xlink:href="mailto:OKVELO@aol.com" xlink:type="simple">OKVELO@aol.com</text:a></text:span>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Ariel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Bees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2.2" calcext:value-type="float">
            <text:p>62.2</text:p>
          </table:table-cell>
          <table:table-cell table:style-name="ce26" office:value-type="float" office:value="20.2" calcext:value-type="float">
            <text:p>20.2</text:p>
          </table:table-cell>
          <table:table-cell table:style-name="ce26" office:value-type="float" office:value="45.3" calcext:value-type="float">
            <text:p>45.3</text:p>
          </table:table-cell>
          <table:table-cell table:style-name="ce26" office:value-type="float" office:value="38.2" calcext:value-type="float">
            <text:p>38.2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BikeE 16 hole disc hub</text:p>
          </table:table-cell>
          <table:table-cell table:style-name="ce134" office:value-type="date" office:date-value="2003-05-23" calcext:value-type="date">
            <text:p>23-May-2003</text:p>
          </table:table-cell>
          <table:table-cell office:value-type="string" calcext:value-type="string">
            <text:p>Brian McDaniel &lt;bambooland@earthlink.net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115" office:value-type="float" office:value="38" calcext:value-type="float">
            <text:p>38.0</text:p>
          </table:table-cell>
          <table:table-cell table:style-name="ce26" office:value-type="float" office:value="34.1" calcext:value-type="float">
            <text:p>34.1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1" calcext:value-type="float">
            <text:p>34.1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00128 Superstock </text:p>
          </table:table-cell>
          <table:table-cell table:style-name="ce134" office:value-type="date" office:date-value="2002-02-14" calcext:value-type="date">
            <text:p>14-Feb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3.3" calcext:value-type="float">
            <text:p>33.3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3" calcext:value-type="float">
            <text:p>20.3</text:p>
          </table:table-cell>
          <table:table-cell table:style-name="ce123" office:value-type="string" calcext:value-type="string">
            <text:p>R</text:p>
          </table:table-cell>
          <table:table-cell table:style-name="ce123"/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PN 200129 Superstock </text:p>
          </table:table-cell>
          <table:table-cell table:style-name="ce134" office:value-type="date" office:date-value="2002-02-14" calcext:value-type="date">
            <text:p>14-Feb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95" calcext:value-type="float">
            <text:p>35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" calcext:value-type="float">
            <text:p>35.0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00171 Race by Formula (semi-sealed bearings)</text:p>
          </table:table-cell>
          <table:table-cell table:style-name="ce134" office:value-type="date" office:date-value="2002-02-22" calcext:value-type="date">
            <text:p>22-Feb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7" calcext:value-type="float">
            <text:p>38.7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3" calcext:value-type="float">
            <text:p>20.3</text:p>
          </table:table-cell>
          <table:table-cell table:style-name="ce123" office:value-type="string" calcext:value-type="string">
            <text:p>R</text:p>
          </table:table-cell>
          <table:table-cell table:style-name="ce123"/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PN 210240 Race </text:p>
          </table:table-cell>
          <table:table-cell table:style-name="ce134" office:value-type="date" office:date-value="2002-02-14" calcext:value-type="date">
            <text:p>14-Feb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3.25" calcext:value-type="float">
            <text:p>23.3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25" calcext:value-type="float">
            <text:p>35.3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10248 Race Mod Disc by DT Swiss (Onyx)</text:p>
          </table:table-cell>
          <table:table-cell table:style-name="ce134" office:value-type="date" office:date-value="2002-02-26" calcext:value-type="date">
            <text:p>26-Feb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75" calcext:value-type="float">
            <text:p>33.8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0.35" calcext:value-type="float">
            <text:p>20.4</text:p>
          </table:table-cell>
          <table:table-cell table:style-name="ce123" office:value-type="string" calcext:value-type="string">
            <text:p>R</text:p>
          </table:table-cell>
          <table:table-cell table:style-name="ce123"/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PN 210249 Race Mod Disc by DT Swiss (Onyx)</text:p>
          </table:table-cell>
          <table:table-cell table:style-name="ce134" office:value-type="date" office:date-value="2002-02-19" calcext:value-type="date">
            <text:p>19-Feb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.4" calcext:value-type="float">
            <text:p>22.4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2.5" calcext:value-type="float">
            <text:p>32.5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20028 Select Disc </text:p>
          </table:table-cell>
          <table:table-cell table:style-name="ce134" office:value-type="date" office:date-value="2002-02-13" calcext:value-type="date">
            <text:p>13-Feb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4.4" calcext:value-type="float">
            <text:p>34.4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0.4" calcext:value-type="float">
            <text:p>20.4</text:p>
          </table:table-cell>
          <table:table-cell table:style-name="ce123" office:value-type="string" calcext:value-type="string">
            <text:p>R</text:p>
          </table:table-cell>
          <table:table-cell table:style-name="ce123"/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PN 220029 Select Disc </text:p>
          </table:table-cell>
          <table:table-cell table:style-name="ce134" office:value-type="date" office:date-value="2002-02-13" calcext:value-type="date">
            <text:p>13-Feb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2.75" calcext:value-type="float">
            <text:p>32.8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2.75" calcext:value-type="float">
            <text:p>32.8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20196 Race by Formula (sealed bearings)</text:p>
          </table:table-cell>
          <table:table-cell table:style-name="ce134" office:value-type="date" office:date-value="2002-02-22" calcext:value-type="date">
            <text:p>22-Feb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45" calcext:value-type="float">
            <text:p>38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0.25" calcext:value-type="float">
            <text:p>20.3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PN 220197 Race by Formula (sealed bearings)</text:p>
          </table:table-cell>
          <table:table-cell table:style-name="ce134" office:value-type="date" office:date-value="2002-06-06" calcext:value-type="date">
            <text:p>6-Jun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16.7" calcext:value-type="float">
            <text:p>16.7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7.2" calcext:value-type="float">
            <text:p>27.2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20200 Race Disc by Formula</text:p>
          </table:table-cell>
          <table:table-cell table:style-name="ce134" office:value-type="date" office:date-value="2002-01-02" calcext:value-type="date">
            <text:p>2-Jan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85" calcext:value-type="float">
            <text:p>33.9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0.25" calcext:value-type="float">
            <text:p>20.3</text:p>
          </table:table-cell>
          <table:table-cell table:style-name="ce123" office:value-type="string" calcext:value-type="string">
            <text:p>R</text:p>
          </table:table-cell>
          <table:table-cell table:style-name="ce123"/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PN 220201 Race Disc by Formula</text:p>
          </table:table-cell>
          <table:table-cell table:style-name="ce134" office:value-type="date" office:date-value="2002-01-02" calcext:value-type="date">
            <text:p>2-Jan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05" calcext:value-type="float">
            <text:p>34.1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05" calcext:value-type="float">
            <text:p>34.1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20628 Select </text:p>
          </table:table-cell>
          <table:table-cell table:style-name="ce134" office:value-type="date" office:date-value="2002-02-14" calcext:value-type="date">
            <text:p>14-Feb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3.25" calcext:value-type="float">
            <text:p>33.3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25" calcext:value-type="float">
            <text:p>20.3</text:p>
          </table:table-cell>
          <table:table-cell table:style-name="ce123" office:value-type="string" calcext:value-type="string">
            <text:p>R</text:p>
          </table:table-cell>
          <table:table-cell table:style-name="ce123"/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PN 220629 Select </text:p>
          </table:table-cell>
          <table:table-cell table:style-name="ce134" office:value-type="date" office:date-value="2002-02-14" calcext:value-type="date">
            <text:p>14-Feb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Bontrager ATB PN 220864 Race Lite by DT</text:p>
          </table:table-cell>
          <table:table-cell table:style-name="ce134" office:value-type="date" office:date-value="2002-01-07" calcext:value-type="date">
            <text:p>7-Jan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6.5" calcext:value-type="float">
            <text:p>36.5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3" calcext:value-type="float">
            <text:p>23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Bontrager ATB PN 220864 Race Lite by DT, 130mm</text:p>
          </table:table-cell>
          <table:table-cell table:style-name="ce134" office:value-type="date" office:date-value="2002-03-12" calcext:value-type="date">
            <text:p>12-Mar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0.2" calcext:value-type="float">
            <text:p>20.2</text:p>
          </table:table-cell>
          <table:table-cell table:style-name="ce123" office:value-type="string" calcext:value-type="string">
            <text:p>R</text:p>
          </table:table-cell>
          <table:table-cell table:style-name="ce123"/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PN 220865 Race Modified by DT Swiss (Onyx)</text:p>
          </table:table-cell>
          <table:table-cell table:style-name="ce134" office:value-type="date" office:date-value="2001-12-31" calcext:value-type="date">
            <text:p>31-Dec-2001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116" office:value-type="float" office:value="40.5" calcext:value-type="float">
            <text:p>40.5</text:p>
          </table:table-cell>
          <table:table-cell table:style-name="ce26" office:value-type="float" office:value="37.4" calcext:value-type="float">
            <text:p>37.4</text:p>
          </table:table-cell>
          <table:table-cell table:style-name="ce26" office:value-type="float" office:value="40.5" calcext:value-type="float">
            <text:p>40.5</text:p>
          </table:table-cell>
          <table:table-cell table:style-name="ce26" office:value-type="float" office:value="37.4" calcext:value-type="float">
            <text:p>37.4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20866 Race Lite by DT</text:p>
          </table:table-cell>
          <table:table-cell table:style-name="ce134" office:value-type="date" office:date-value="2002-02-14" calcext:value-type="date">
            <text:p>14-Feb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" calcext:value-type="float">
            <text:p>35.0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20867 Race Modified by DT Swiss (Onyx) </text:p>
          </table:table-cell>
          <table:table-cell table:style-name="ce134" office:value-type="date" office:date-value="2001-12-31" calcext:value-type="date">
            <text:p>31-Dec-2001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" calcext:value-type="float">
            <text:p>35.0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30044 sealed bearings</text:p>
          </table:table-cell>
          <table:table-cell table:style-name="ce134" office:value-type="date" office:date-value="2002-03-12" calcext:value-type="date">
            <text:p>12-Mar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6.25" calcext:value-type="float">
            <text:p>36.3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.25" calcext:value-type="float">
            <text:p>22.3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30515 sealed bearings disc</text:p>
          </table:table-cell>
          <table:table-cell table:style-name="ce134" office:value-type="date" office:date-value="2002-11-13" calcext:value-type="date">
            <text:p>13-Nov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85" calcext:value-type="float">
            <text:p>33.9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0.25" calcext:value-type="float">
            <text:p>20.3</text:p>
          </table:table-cell>
          <table:table-cell table:style-name="ce123" office:value-type="string" calcext:value-type="string">
            <text:p>R</text:p>
          </table:table-cell>
          <table:table-cell table:style-name="ce123"/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PN 230516 sealed bearings disc</text:p>
          </table:table-cell>
          <table:table-cell table:style-name="ce134" office:value-type="date" office:date-value="2003-10-14" calcext:value-type="date">
            <text:p>14-Oct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.4" calcext:value-type="float">
            <text:p>22.4</text:p>
          </table:table-cell>
          <table:table-cell table:style-name="ce26" office:value-type="float" office:value="46" calcext:value-type="float">
            <text:p>46.0</text:p>
          </table:table-cell>
          <table:table-cell table:style-name="ce27" office:value-type="float" office:value="35.35" calcext:value-type="float">
            <text:p>35.35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40141 Disc, Team</text:p>
          </table:table-cell>
          <table:table-cell table:style-name="ce134" office:value-type="date" office:date-value="2003-07-22" calcext:value-type="date">
            <text:p>22-Jul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6" calcext:value-type="float">
            <text:p>46.0</text:p>
          </table:table-cell>
          <table:table-cell table:style-name="ce27" office:value-type="float" office:value="19.45" calcext:value-type="float">
            <text:p>19.45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9,10</text:p>
          </table:table-cell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PN 240175 Disc, Team</text:p>
          </table:table-cell>
          <table:table-cell table:style-name="ce134" office:value-type="date" office:date-value="2003-07-22" calcext:value-type="date">
            <text:p>22-Jul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21+3.5/2" office:value-type="float" office:value="22.75" calcext:value-type="float">
            <text:p>22.8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table:formula="of:=31.66+3.5/2" office:value-type="float" office:value="33.41" calcext:value-type="float">
            <text:p>33.4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PN 242146 Race X Lite centerlock</text:p>
          </table:table-cell>
          <table:table-cell table:style-name="ce134" office:value-type="date" office:date-value="2004-03-08" calcext:value-type="date">
            <text:p>8-Mar-2004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135/2-36.8-3.5/2" office:value-type="float" office:value="28.95" calcext:value-type="float">
            <text:p>29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135/2-44.6+3.5/2" office:value-type="float" office:value="24.65" calcext:value-type="float">
            <text:p>24.7</text:p>
          </table:table-cell>
          <table:table-cell table:style-name="ce123" office:value-type="string" calcext:value-type="string">
            <text:p>R</text:p>
          </table:table-cell>
          <table:table-cell table:style-name="ce123"/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PN 242147 Race X Lite centerlock</text:p>
          </table:table-cell>
          <table:table-cell table:style-name="ce134" office:value-type="date" office:date-value="2004-03-08" calcext:value-type="date">
            <text:p>8-Mar-2004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table:formula="of:=58.9-20.3" office:value-type="float" office:value="38.6" calcext:value-type="float">
            <text:p>38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table:formula="of:=135/2-40.5-5-3.5/2" office:value-type="float" office:value="20.25" calcext:value-type="float">
            <text:p>20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Bontrager ATB PN 990704 Yellow or red seals</text:p>
          </table:table-cell>
          <table:table-cell table:style-name="ce134" office:value-type="date" office:date-value="2002-04-12" calcext:value-type="date">
            <text:p>12-Apr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4.25" calcext:value-type="float">
            <text:p>34.3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.75" calcext:value-type="float">
            <text:p>19.8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PN Prototype LB/4 "XT class"</text:p>
          </table:table-cell>
          <table:table-cell table:style-name="ce134" office:value-type="date" office:date-value="2002-03-12" calcext:value-type="date">
            <text:p>12-Mar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7.6" calcext:value-type="float">
            <text:p>37.6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7.6" calcext:value-type="float">
            <text:p>37.6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ATB Race X-Lite by Chris King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table:formula="of:=135/2-31.5" office:value-type="float" office:value="36" calcext:value-type="float">
            <text:p>36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table:formula="of:=135/2-46.3" office:value-type="float" office:value="21.2" calcext:value-type="float">
            <text:p>21.2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ATB Race X-Lite by Chris King</text:p>
          </table:table-cell>
          <table:table-cell table:style-name="ce134" office:value-type="date" office:date-value="2002-01-09" calcext:value-type="date">
            <text:p>9-Jan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23" calcext:value-type="float">
            <text:p>23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.2" calcext:value-type="float">
            <text:p>34.2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PN 242146 Race X Lite disc</text:p>
          </table:table-cell>
          <table:table-cell table:style-name="ce134" office:value-type="date" office:date-value="2003-05-23" calcext:value-type="date">
            <text:p>23-May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21.25" calcext:value-type="float">
            <text:p>21.3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ontrager PN 242146 Race X Lite disc</text:p>
          </table:table-cell>
          <table:table-cell table:style-name="ce134" office:value-type="date" office:date-value="2003-05-23" calcext:value-type="date">
            <text:p>23-May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table:formula="of:=1.35*2" office:value-type="float" office:value="2.7" calcext:value-type="float">
            <text:p>2.7</text:p>
          </table:table-cell>
          <table:table-cell table:style-name="ce26" office:value-type="float" office:value="77.8" calcext:value-type="float">
            <text:p>77.8</text:p>
          </table:table-cell>
          <table:table-cell table:style-name="ce26" table:formula="of:=130/2-32.5" office:value-type="float" office:value="32.5" calcext:value-type="float">
            <text:p>32.5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table:formula="of:=130/2-48" office:value-type="float" office:value="17" calcext:value-type="float">
            <text:p>17.0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Power-tap 16H hi/lo proto. Even spacing. Use 1x.</text:p>
          </table:table-cell>
          <table:table-cell table:style-name="ce134" office:value-type="date" office:date-value="2002-05-28" calcext:value-type="date">
            <text:p>28-May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table:formula="of:=0.1*25.4" office:value-type="float" office:value="2.54" calcext:value-type="float">
            <text:p>2.5</text:p>
          </table:table-cell>
          <table:table-cell table:style-name="ce26" office:value-type="float" office:value="78" calcext:value-type="float">
            <text:p>78.0</text:p>
          </table:table-cell>
          <table:table-cell table:style-name="ce26" table:formula="of:=130/2-32" office:value-type="float" office:value="33" calcext:value-type="float">
            <text:p>33.0</text:p>
          </table:table-cell>
          <table:table-cell table:style-name="ce26" office:value-type="float" office:value="66" calcext:value-type="float">
            <text:p>66.0</text:p>
          </table:table-cell>
          <table:table-cell table:style-name="ce26" table:formula="of:=130/2-45" office:value-type="float" office:value="20" calcext:value-type="float">
            <text:p>20.0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Power-tap 16H hi/lo proto. Paired. Calc1.33x, build1x.</text:p>
          </table:table-cell>
          <table:table-cell table:style-name="ce134" office:value-type="date" office:date-value="2002-08-31" calcext:value-type="date">
            <text:p>31-Aug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78" calcext:value-type="float">
            <text:p>78.0</text:p>
          </table:table-cell>
          <table:table-cell table:style-name="ce26" table:formula="of:=130/2-33" office:value-type="float" office:value="32" calcext:value-type="float">
            <text:p>32.0</text:p>
          </table:table-cell>
          <table:table-cell table:style-name="ce26" office:value-type="float" office:value="66" calcext:value-type="float">
            <text:p>66.0</text:p>
          </table:table-cell>
          <table:table-cell table:style-name="ce26" table:formula="of:=130/2-47.5" office:value-type="float" office:value="17.5" calcext:value-type="float">
            <text:p>17.5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Power-tap 24H hi/lo proto. Paired. Calc1.25x, build1x.</text:p>
          </table:table-cell>
          <table:table-cell table:style-name="ce134" office:value-type="date" office:date-value="2002-08-31" calcext:value-type="date">
            <text:p>31-Aug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table:formula="of:=31.8-2.5" office:value-type="float" office:value="29.3" calcext:value-type="float">
            <text:p>29.3</text:p>
          </table:table-cell>
          <table:table-cell table:style-name="ce26" office:value-type="float" office:value="34.9" calcext:value-type="float">
            <text:p>34.9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7.25" calcext:value-type="float">
            <text:p>17.3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240097,8 proto</text:p>
          </table:table-cell>
          <table:table-cell table:style-name="ce134" office:value-type="date" office:date-value="2003-02-24" calcext:value-type="date">
            <text:p>24-Feb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31.3-3.5/2" office:value-type="float" office:value="29.55" calcext:value-type="float">
            <text:p>29.6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19.3-3.5/2" office:value-type="float" office:value="17.55" calcext:value-type="float">
            <text:p>17.6</text:p>
          </table:table-cell>
          <table:table-cell table:style-name="ce123" office:value-type="string" calcext:value-type="string">
            <text:p>R</text:p>
          </table:table-cell>
          <table:table-cell table:style-name="ce123"/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PN 220212 Race X-Lite.</text:p>
          </table:table-cell>
          <table:table-cell table:style-name="ce134" office:value-type="date" office:date-value="2002-12-26" calcext:value-type="date">
            <text:p>26-Dec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3.45" calcext:value-type="float">
            <text:p>33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3.45" calcext:value-type="float">
            <text:p>33.5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20213 Race Lite. Radial only.</text:p>
          </table:table-cell>
          <table:table-cell table:style-name="ce134" office:value-type="date" office:date-value="2002-02-07" calcext:value-type="date">
            <text:p>7-Feb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31.7-3.5/2" office:value-type="float" office:value="29.95" calcext:value-type="float">
            <text:p>30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19.8-3.5/2" office:value-type="float" office:value="18.05" calcext:value-type="float">
            <text:p>18.1</text:p>
          </table:table-cell>
          <table:table-cell table:style-name="ce123" office:value-type="string" calcext:value-type="string">
            <text:p>R</text:p>
          </table:table-cell>
          <table:table-cell table:style-name="ce123"/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PN 220271 Race Lite.</text:p>
          </table:table-cell>
          <table:table-cell table:style-name="ce134" office:value-type="date" office:date-value="2002-12-26" calcext:value-type="date">
            <text:p>26-Dec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7" calcext:value-type="float">
            <text:p>17.0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PN 220407 Select</text:p>
          </table:table-cell>
          <table:table-cell table:style-name="ce134" office:value-type="date" office:date-value="2002-08-30" calcext:value-type="date">
            <text:p>30-Aug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table:formula="of:=68.1/2" office:value-type="float" office:value="34.05" calcext:value-type="float">
            <text:p>34.1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table:formula="of:=68.1/2" office:value-type="float" office:value="34.05" calcext:value-type="float">
            <text:p>34.1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20622 Select</text:p>
          </table:table-cell>
          <table:table-cell table:style-name="ce134" office:value-type="date" office:date-value="2002-09-18" calcext:value-type="date">
            <text:p>18-Sep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2" calcext:value-type="float">
            <text:p>34.2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2" calcext:value-type="float">
            <text:p>34.2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20969 RXL Aero. Radial only.</text:p>
          </table:table-cell>
          <table:table-cell table:style-name="ce134" office:value-type="date" office:date-value="2002-02-18" calcext:value-type="date">
            <text:p>18-Feb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32.15+1" office:value-type="float" office:value="33.15" calcext:value-type="float">
            <text:p>33.2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18.3+1" office:value-type="float" office:value="19.3" calcext:value-type="float">
            <text:p>19.3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PN 220970 RXL Aero. Use 1.333 cross.</text:p>
          </table:table-cell>
          <table:table-cell table:style-name="ce134" office:value-type="date" office:date-value="2002-01-25" calcext:value-type="date">
            <text:p>25-Jan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0.75" calcext:value-type="float">
            <text:p>30.8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7.25" calcext:value-type="float">
            <text:p>17.3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PN 221088 Race Lite Campy. Use <text:s/>2.25 cross</text:p>
          </table:table-cell>
          <table:table-cell table:style-name="ce134" office:value-type="date" office:date-value="2002-02-27" calcext:value-type="date">
            <text:p>27-Feb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7" calcext:value-type="float">
            <text:p>2.7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table:formula="of:=31.35-3.5/2" office:value-type="float" office:value="29.6" calcext:value-type="float">
            <text:p>29.6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table:formula="of:=26.35-3.5/2" office:value-type="float" office:value="24.6" calcext:value-type="float">
            <text:p>24.6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45" calcext:value-type="float">
            <text:p>145</text:p>
          </table:table-cell>
          <table:table-cell table:style-name="ce30" office:value-type="string" calcext:value-type="string">
            <text:p>Bontrager Road PN 230036 Race Lite Tandem. Use 2.25 cross.</text:p>
          </table:table-cell>
          <table:table-cell table:style-name="ce134" office:value-type="date" office:date-value="2002-12-03" calcext:value-type="date">
            <text:p>3-Dec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7" calcext:value-type="float">
            <text:p>2.7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5.45" calcext:value-type="float">
            <text:p>35.5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5.45" calcext:value-type="float">
            <text:p>35.5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30037 Race Lite Tandem. Use 2.25 cross.</text:p>
          </table:table-cell>
          <table:table-cell table:style-name="ce134" office:value-type="date" office:date-value="2002-02-24" calcext:value-type="date">
            <text:p>24-Feb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2.3" calcext:value-type="float">
            <text:p>32.3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2.3" calcext:value-type="float">
            <text:p>32.3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30046 Race Lite. Radial only.</text:p>
          </table:table-cell>
          <table:table-cell table:style-name="ce134" office:value-type="date" office:date-value="2002-03-09" calcext:value-type="date">
            <text:p>9-Mar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05" calcext:value-type="float">
            <text:p>34.1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05" calcext:value-type="float">
            <text:p>34.1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30291 Formula RXL 28H standard spacing</text:p>
          </table:table-cell>
          <table:table-cell table:style-name="ce134" office:value-type="date" office:date-value="2002-06-03" calcext:value-type="date">
            <text:p>3-Jun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table:formula="of:=1.35*2" office:value-type="float" office:value="2.7" calcext:value-type="float">
            <text:p>2.7</text:p>
          </table:table-cell>
          <table:table-cell table:style-name="ce26" office:value-type="float" office:value="77.8" calcext:value-type="float">
            <text:p>77.8</text:p>
          </table:table-cell>
          <table:table-cell table:style-name="ce26" office:value-type="float" office:value="30.02" calcext:value-type="float">
            <text:p>30.0</text:p>
          </table:table-cell>
          <table:table-cell table:style-name="ce26" table:formula="of:=38.9*2" office:value-type="float" office:value="77.8" calcext:value-type="float">
            <text:p>77.8</text:p>
          </table:table-cell>
          <table:table-cell table:style-name="ce26" office:value-type="float" office:value="17.64" calcext:value-type="float">
            <text:p>17.6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PN 230416 Power Tap 16H. Use 1x.</text:p>
          </table:table-cell>
          <table:table-cell table:style-name="ce134" office:value-type="date" office:date-value="2002-05-28" calcext:value-type="date">
            <text:p>28-May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31.8-3.5/2" office:value-type="float" office:value="30.05" calcext:value-type="float">
            <text:p>30.1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19.8-3.5/2" office:value-type="float" office:value="18.05" calcext:value-type="float">
            <text:p>18.1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PN 230849, RXL road</text:p>
          </table:table-cell>
          <table:table-cell table:style-name="ce134" office:value-type="date" office:date-value="2003-06-10" calcext:value-type="date">
            <text:p>10-Jun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table:formula="of:=(100/2)-13.4-(3.5/2)" office:value-type="float" office:value="34.85" calcext:value-type="float">
            <text:p>34.9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table:formula="of:=[.C82]" office:value-type="float" office:value="34.85" calcext:value-type="float">
            <text:p>34.9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30850, RXL Aero</text:p>
          </table:table-cell>
          <table:table-cell table:style-name="ce134" office:value-type="date" office:date-value="2003-06-05" calcext:value-type="date">
            <text:p>5-Jun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32.7+1" office:value-type="float" office:value="33.7" calcext:value-type="float">
            <text:p>33.7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18.8+1" office:value-type="float" office:value="19.8" calcext:value-type="float">
            <text:p>19.8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PN 230851 RXL Aero. Use 1.333 cross.</text:p>
          </table:table-cell>
          <table:table-cell table:style-name="ce134" office:value-type="date" office:date-value="2002-12-03" calcext:value-type="date">
            <text:p>3-Dec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table:formula="of:=35.8-2.5" office:value-type="float" office:value="33.3" calcext:value-type="float">
            <text:p>33.3</text:p>
          </table:table-cell>
          <table:table-cell table:style-name="ce26" table:formula="of:=84.1/2+1" office:value-type="float" office:value="43.05" calcext:value-type="float">
            <text:p>43.1</text:p>
          </table:table-cell>
          <table:table-cell table:style-name="ce26" table:formula="of:=35.8-2.5" office:value-type="float" office:value="33.3" calcext:value-type="float">
            <text:p>33.3</text:p>
          </table:table-cell>
          <table:table-cell table:style-name="ce26" table:formula="of:=84.1/2+1" office:value-type="float" office:value="43.05" calcext:value-type="float">
            <text:p>43.1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40001 prototype 122g</text:p>
          </table:table-cell>
          <table:table-cell table:style-name="ce134" office:value-type="date" office:date-value="2002-05-20" calcext:value-type="date">
            <text:p>20-May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7.5" calcext:value-type="float">
            <text:p>37.5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40036 Team climbing ft hub</text:p>
          </table:table-cell>
          <table:table-cell table:style-name="ce134" office:value-type="date" office:date-value="2003-11-07" calcext:value-type="date">
            <text:p>7-Nov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7" office:value-type="float" office:value="30.56" calcext:value-type="float">
            <text:p>30.56</text:p>
          </table:table-cell>
          <table:table-cell table:style-name="ce26" office:value-type="float" office:value="36.5" calcext:value-type="float">
            <text:p>36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19.8-(3.55/2)" office:value-type="float" office:value="18.025" calcext:value-type="float">
            <text:p>18.0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9,10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office:annotation draw:style-name="gr6" draw:text-style-name="P2" svg:width="101.79pt" svg:height="55.53pt" svg:x="632.92pt" svg:y="1101.74pt" draw:caption-point-x="-12.16pt" draw:caption-point-y="7.77pt">
              <dc:date>2017-11-16T00:00:00</dc:date>
              <text:p text:style-name="P1"><text:span text:style-name="T1">Change spoke hole diameter to 0 for left lengths.</text:span></text:p>
            </office:annotation>
            <text:p>Bontrager Road PN 240097 RXXXL from DT</text:p>
          </table:table-cell>
          <table:table-cell table:style-name="ce134" office:value-type="date" office:date-value="2004-03-05" calcext:value-type="date">
            <text:p>5-Mar-2004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table:formula="of:=31.8-2.5" office:value-type="float" office:value="29.3" calcext:value-type="float">
            <text:p>29.3</text:p>
          </table:table-cell>
          <table:table-cell table:style-name="ce26" office:value-type="float" office:value="34.9" calcext:value-type="float">
            <text:p>34.9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7.25" calcext:value-type="float">
            <text:p>17.3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PN 240097,8 proto</text:p>
          </table:table-cell>
          <table:table-cell table:style-name="ce134" office:value-type="date" office:date-value="2003-02-24" calcext:value-type="date">
            <text:p>24-Feb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0.25" calcext:value-type="float">
            <text:p>30.3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7.75" calcext:value-type="float">
            <text:p>17.8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PN 240134 Race.</text:p>
          </table:table-cell>
          <table:table-cell table:style-name="ce134" office:value-type="date" office:date-value="2003-07-07" calcext:value-type="date">
            <text:p>7-Jul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30.25-(145-130)/2" office:value-type="float" office:value="22.75" calcext:value-type="float">
            <text:p>22.8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table:formula="of:=17.75+(145-130)/2" office:value-type="float" office:value="25.25" calcext:value-type="float">
            <text:p>25.3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45" calcext:value-type="float">
            <text:p>145</text:p>
          </table:table-cell>
          <table:table-cell table:style-name="ce30" office:value-type="string" calcext:value-type="string">
            <text:p>Bontrager Road PN 240134 Race. Converted to 145</text:p>
          </table:table-cell>
          <table:table-cell table:style-name="ce134" office:value-type="date" office:date-value="2003-07-07" calcext:value-type="date">
            <text:p>7-Jul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28.8" calcext:value-type="float">
            <text:p>28.8</text:p>
          </table:table-cell>
          <table:table-cell table:style-name="ce26" office:value-type="float" office:value="39.7" calcext:value-type="float">
            <text:p>39.7</text:p>
          </table:table-cell>
          <table:table-cell table:style-name="ce26" office:value-type="float" office:value="28.8" calcext:value-type="float">
            <text:p>28.8</text:p>
          </table:table-cell>
          <table:table-cell table:style-name="ce26" office:value-type="float" office:value="39.7" calcext:value-type="float">
            <text:p>39.7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40144 proto</text:p>
          </table:table-cell>
          <table:table-cell table:style-name="ce134" office:value-type="date" office:date-value="2003-02-24" calcext:value-type="date">
            <text:p>24-Feb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29.1" calcext:value-type="float">
            <text:p>29.1</text:p>
          </table:table-cell>
          <table:table-cell table:style-name="ce27" office:value-type="float" office:value="38.07" calcext:value-type="float">
            <text:p>38.07</text:p>
          </table:table-cell>
          <table:table-cell table:style-name="ce26" table:formula="of:=[.B91]" office:value-type="float" office:value="29.1" calcext:value-type="float">
            <text:p>29.1</text:p>
          </table:table-cell>
          <table:table-cell table:style-name="ce27" table:formula="of:=[.C91]" office:value-type="float" office:value="38.07" calcext:value-type="float">
            <text:p>38.07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40144 RXXXL from DT</text:p>
          </table:table-cell>
          <table:table-cell table:style-name="ce134" office:value-type="date" office:date-value="2004-03-05" calcext:value-type="date">
            <text:p>5-Mar-2004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9.5" calcext:value-type="float">
            <text:p>19.5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8,9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PN 240441 RXL Aero. Use 1.333 cross.</text:p>
          </table:table-cell>
          <table:table-cell table:style-name="ce134" office:value-type="date" office:date-value="2003-06-10" calcext:value-type="date">
            <text:p>10-Jun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05" calcext:value-type="float">
            <text:p>34.1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05" calcext:value-type="float">
            <text:p>34.1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40603 Race Lite. Radial or cross ok.</text:p>
          </table:table-cell>
          <table:table-cell table:style-name="ce134" office:value-type="date" office:date-value="2003-07-07" calcext:value-type="date">
            <text:p>7-Jul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29.1" calcext:value-type="float">
            <text:p>29.1</text:p>
          </table:table-cell>
          <table:table-cell table:style-name="ce26" office:value-type="float" office:value="38.3" calcext:value-type="float">
            <text:p>38.3</text:p>
          </table:table-cell>
          <table:table-cell table:style-name="ce26" office:value-type="float" office:value="29.1" calcext:value-type="float">
            <text:p>29.1</text:p>
          </table:table-cell>
          <table:table-cell table:style-name="ce26" office:value-type="float" office:value="38.3" calcext:value-type="float">
            <text:p>38.3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9,10</text:p>
          </table:table-cell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42220 flangless RXXXL</text:p>
          </table:table-cell>
          <table:table-cell table:style-name="ce134" office:value-type="date" office:date-value="2003-05-20" calcext:value-type="date">
            <text:p>20-May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0.6" calcext:value-type="float">
            <text:p>30.6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47" calcext:value-type="float">
            <text:p>47.0</text:p>
          </table:table-cell>
          <table:table-cell table:style-name="ce27" office:value-type="float" office:value="16.75" calcext:value-type="float">
            <text:p>16.75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9,10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text:p>Bontrager Road PN 242221 flangless RXXXL - for DS calcs</text:p>
          </table:table-cell>
          <table:table-cell table:style-name="ce134" office:value-type="date" office:date-value="2003-05-20" calcext:value-type="date">
            <text:p>20-May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30.6" calcext:value-type="float">
            <text:p>30.6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47" calcext:value-type="float">
            <text:p>47.0</text:p>
          </table:table-cell>
          <table:table-cell table:style-name="ce27" office:value-type="float" office:value="16.75" calcext:value-type="float">
            <text:p>16.75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9,10</text:p>
          </table:table-cell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242221 flangless RXXXL - for NDS calcs</text:p>
          </table:table-cell>
          <table:table-cell table:style-name="ce134" office:value-type="date" office:date-value="2003-05-20" calcext:value-type="date">
            <text:p>20-May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0.8" calcext:value-type="float">
            <text:p>30.8</text:p>
          </table:table-cell>
          <table:table-cell table:style-name="ce26" office:value-type="float" office:value="47" calcext:value-type="float">
            <text:p>47.0</text:p>
          </table:table-cell>
          <table:table-cell table:style-name="ce27" office:value-type="float" office:value="26.8" calcext:value-type="float">
            <text:p>26.80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9,10</text:p>
          </table:table-cell>
          <table:table-cell table:style-name="ce123" office:value-type="float" office:value="145" calcext:value-type="float">
            <text:p>145</text:p>
          </table:table-cell>
          <table:table-cell table:style-name="ce30" office:value-type="string" calcext:value-type="string">
            <text:p>Bontrager Road PN 244144 tandem low flange by Formula</text:p>
          </table:table-cell>
          <table:table-cell table:style-name="ce134" office:value-type="date" office:date-value="2005-02-20" calcext:value-type="date">
            <text:p>20-Feb-2005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28.2" calcext:value-type="float">
            <text:p>28.2</text:p>
          </table:table-cell>
          <table:table-cell table:style-name="ce26" office:value-type="float" office:value="38.1" calcext:value-type="float">
            <text:p>38.1</text:p>
          </table:table-cell>
          <table:table-cell table:style-name="ce26" office:value-type="float" office:value="28.2" calcext:value-type="float">
            <text:p>28.2</text:p>
          </table:table-cell>
          <table:table-cell table:style-name="ce26" office:value-type="float" office:value="38.1" calcext:value-type="float">
            <text:p>38.1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Road PN xxxxxx prototype carbon shell</text:p>
          </table:table-cell>
          <table:table-cell table:style-name="ce134" office:value-type="date" office:date-value="2003-04-17" calcext:value-type="date">
            <text:p>17-Apr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0.9" calcext:value-type="float">
            <text:p>30.9</text:p>
          </table:table-cell>
          <table:table-cell table:style-name="ce26" office:value-type="float" office:value="33.8" calcext:value-type="float">
            <text:p>33.8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8" calcext:value-type="float">
            <text:p>18.0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string" calcext:value-type="string">
            <text:p>9,10</text:p>
          </table:table-cell>
          <table:table-cell table:style-name="ce123" office:value-type="float" office:value="130" calcext:value-type="float">
            <text:p>130</text:p>
          </table:table-cell>
          <table:table-cell table:style-name="ce30" office:value-type="string" calcext:value-type="string">
            <office:annotation draw:style-name="gr6" draw:text-style-name="P2" svg:width="101.79pt" svg:height="55.53pt" svg:x="632.92pt" svg:y="1280.24pt" draw:caption-point-x="-12.16pt" draw:caption-point-y="-4.96pt">
              <dc:date>2017-11-16T00:00:00</dc:date>
              <text:p text:style-name="P1"><text:span text:style-name="T1">Change spoke hole diameter to 0 for left lengths.</text:span></text:p>
            </office:annotation>
            <text:p>Bontrager Road PN xxxxxx prototype carbon shell</text:p>
          </table:table-cell>
          <table:table-cell table:style-name="ce134" office:value-type="date" office:date-value="2003-04-17" calcext:value-type="date">
            <text:p>17-Apr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3.3" calcext:value-type="float">
            <office:annotation draw:style-name="gr7" draw:text-style-name="P2" svg:width="101.4pt" svg:height="55.53pt" svg:x="140.91pt" svg:y="1292.97pt" draw:caption-point-x="-12.16pt" draw:caption-point-y="-4.96pt">
              <dc:date>2017-11-16T00:00:00</dc:date>
              <text:p text:style-name="P1"><text:span text:style-name="T1">center-to-outside</text:span></text:p>
            </office:annotation>
            <text:p>33.3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3.3" calcext:value-type="float">
            <office:annotation draw:style-name="gr8" draw:text-style-name="P2" svg:width="71.29pt" svg:height="17.29pt" svg:x="233.57pt" svg:y="1292.97pt" draw:caption-point-x="-12.16pt" draw:caption-point-y="-4.96pt">
              <dc:date>2017-11-16T00:00:00</dc:date>
              <text:p text:style-name="P1"><text:span text:style-name="T1">center-to-outside</text:span></text:p>
            </office:annotation>
            <text:p>33.3</text:p>
          </table:table-cell>
          <table:table-cell table:style-name="ce123" office:value-type="string" calcext:value-type="string">
            <text:p>R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20" calcext:value-type="float">
            <text:p>120</text:p>
          </table:table-cell>
          <table:table-cell table:style-name="ce30" office:value-type="string" calcext:value-type="string">
            <office:annotation draw:style-name="gr6" draw:text-style-name="P2" svg:width="101.79pt" svg:height="55.53pt" svg:x="632.92pt" svg:y="1292.97pt" draw:caption-point-x="-12.16pt" draw:caption-point-y="-4.96pt">
              <dc:date>2017-11-16T00:00:00</dc:date>
              <text:p text:style-name="P1"><text:span text:style-name="T1">Paired hub spoke holes are 20 degrees apart.</text:span></text:p>
            </office:annotation>
            <text:p>Bontrager Track PN 240007</text:p>
          </table:table-cell>
          <table:table-cell table:style-name="ce134" office:value-type="date" office:date-value="2003-07-24" calcext:value-type="date">
            <text:p>24-Jul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05" calcext:value-type="float">
            <office:annotation draw:style-name="gr7" draw:text-style-name="P2" svg:width="101.4pt" svg:height="55.53pt" svg:x="140.91pt" svg:y="1305.72pt" draw:caption-point-x="-12.16pt" draw:caption-point-y="-4.96pt">
              <dc:date>2017-11-16T00:00:00</dc:date>
              <text:p text:style-name="P1"><text:span text:style-name="T1">center-to-center</text:span></text:p>
            </office:annotation>
            <text:p>34.1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05" calcext:value-type="float">
            <office:annotation draw:style-name="gr8" draw:text-style-name="P2" svg:width="71.29pt" svg:height="17.29pt" svg:x="233.57pt" svg:y="1305.72pt" draw:caption-point-x="-12.16pt" draw:caption-point-y="-4.96pt">
              <dc:date>2017-11-16T00:00:00</dc:date>
              <text:p text:style-name="P1"><text:span text:style-name="T1">center-to-center</text:span></text:p>
            </office:annotation>
            <text:p>34.1</text:p>
          </table:table-cell>
          <table:table-cell table:style-name="ce123" office:value-type="string" calcext:value-type="string">
            <text:p>F</text:p>
          </table:table-cell>
          <table:table-cell table:style-name="ce123"/>
          <table:table-cell table:style-name="ce123" office:value-type="float" office:value="100" calcext:value-type="float">
            <text:p>100</text:p>
          </table:table-cell>
          <table:table-cell table:style-name="ce30" office:value-type="string" calcext:value-type="string">
            <text:p>Bontrager Track PN 240008</text:p>
          </table:table-cell>
          <table:table-cell table:style-name="ce134" office:value-type="date" office:date-value="2003-07-24" calcext:value-type="date">
            <text:p>24-Jul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25" calcext:value-type="float">
            <text:p>25.0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21.5" calcext:value-type="float">
            <text:p>21.5</text:p>
          </table:table-cell>
          <table:table-cell table:style-name="ce123" office:value-type="string" calcext:value-type="string">
            <text:p>R</text:p>
          </table:table-cell>
          <table:table-cell table:style-name="ce123"/>
          <table:table-cell table:style-name="ce123" office:value-type="float" office:value="135" calcext:value-type="float">
            <text:p>135</text:p>
          </table:table-cell>
          <table:table-cell table:style-name="ce30" office:value-type="string" calcext:value-type="string">
            <text:p>Brave Monster 48-hole BMX freehub 8/9 cogs shimano-compatible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Per Eric Rosén &lt;per@rosnix.net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6.5" calcext:value-type="float">
            <text:p>36.5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6.5" calcext:value-type="float">
            <text:p>36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Bullsey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21.5" calcext:value-type="float">
            <text:p>21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Bullseye 126mm 6speed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Bullseye 130mm 7speed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6.5" calcext:value-type="float">
            <text:p>36.5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6.5" calcext:value-type="float">
            <text:p>36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Bullseye tandem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6" calcext:value-type="float">
            <text:p>26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6" calcext:value-type="float">
            <text:p>26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Bullseye tandem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ampagnolo 1980's, 90's Chorus, C-Record, Athena low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34.1" calcext:value-type="float">
            <text:p>34.1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34.1" calcext:value-type="float">
            <text:p>34.1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ampagnolo 1999+ Athena, Veloce, Mirage</text:p>
          </table:table-cell>
          <table:table-cell table:style-name="ce134" office:value-type="date" office:date-value="2002-03-01" calcext:value-type="date">
            <text:p>1-Mar-2002</text:p>
          </table:table-cell>
          <table:table-cell office:value-type="string" calcext:value-type="string">
            <text:p>www.campagnolo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6.5" calcext:value-type="float">
            <text:p>36.5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16.7" calcext:value-type="float">
            <text:p>16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Campagnolo 1999+ Athena, Veloce, Mirage</text:p>
          </table:table-cell>
          <table:table-cell table:style-name="ce134" office:value-type="date" office:date-value="2002-03-01" calcext:value-type="date">
            <text:p>1-Mar-2002</text:p>
          </table:table-cell>
          <table:table-cell office:value-type="string" calcext:value-type="string">
            <text:p>www.campagnolo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7" calcext:value-type="float">
            <text:p>2.7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3.6" calcext:value-type="float">
            <text:p>33.6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3.6" calcext:value-type="float">
            <text:p>33.6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ampagnolo 1999+ Avanti</text:p>
          </table:table-cell>
          <table:table-cell table:style-name="ce134" office:value-type="date" office:date-value="2002-03-01" calcext:value-type="date">
            <text:p>1-Mar-2002</text:p>
          </table:table-cell>
          <table:table-cell office:value-type="string" calcext:value-type="string">
            <text:p>www.campagnolo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6.5" calcext:value-type="float">
            <text:p>36.5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16.7" calcext:value-type="float">
            <text:p>16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Campagnolo 1999+ Avanti</text:p>
          </table:table-cell>
          <table:table-cell table:style-name="ce134" office:value-type="date" office:date-value="2002-03-01" calcext:value-type="date">
            <text:p>1-Mar-2002</text:p>
          </table:table-cell>
          <table:table-cell office:value-type="string" calcext:value-type="string">
            <text:p>www.campagnolo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17" calcext:value-type="float">
            <text:p>17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Campagnolo 8-speed cassette</text:p>
          </table:table-cell>
          <table:table-cell table:style-name="ce134" office:value-type="date" office:date-value="2002-03-01" calcext:value-type="date">
            <text:p>1-Mar-2002</text:p>
          </table:table-cell>
          <table:table-cell office:value-type="string" calcext:value-type="string">
            <text:p>www.campagnolo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24" calcext:value-type="float">
            <text:p>24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Campagnolo all 120mm hi-flange models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Campagnolo all 126mm hi-flange models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Campagnolo all hi-flange model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7" calcext:value-type="float">
            <text:p>127</text:p>
          </table:table-cell>
          <table:table-cell table:style-name="ce132" office:value-type="string" calcext:value-type="string">
            <text:p>Campagnolo Athena, Chorus, Nuovo Record low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5.5" calcext:value-type="float">
            <text:p>35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Campagnolo Centaur 8 spd cassett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Campagnolo Centaur, Euclid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5.4" calcext:value-type="float">
            <text:p>35.4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5.4" calcext:value-type="float">
            <text:p>35.4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Campagnolo Chorus, Daytona OS</text:p>
          </table:table-cell>
          <table:table-cell table:style-name="ce134" office:value-type="date" office:date-value="2002-03-01" calcext:value-type="date">
            <text:p>1-Mar-2002</text:p>
          </table:table-cell>
          <table:table-cell office:value-type="string" calcext:value-type="string">
            <text:p>www.campagnolo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Campagnolo C-Record low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24" calcext:value-type="float">
            <text:p>24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Campagnolo Hi-Lo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ampagnolo Nuovo Record low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7" calcext:value-type="float">
            <text:p>2.7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Campagnolo Record</text:p>
          </table:table-cell>
          <table:table-cell table:style-name="ce136" office:value-type="date" office:date-value="2007-02-11" calcext:value-type="date">
            <text:p>11-Feb-07</text:p>
          </table:table-cell>
          <table:table-cell office:value-type="string" calcext:value-type="string">
            <text:p>"L Travers" &lt;lat7575@swbell.net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5.35" calcext:value-type="float">
            <text:p>35.4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5.4" calcext:value-type="float">
            <text:p>35.4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Campagnolo Record OS</text:p>
          </table:table-cell>
          <table:table-cell table:style-name="ce134" office:value-type="date" office:date-value="2002-03-01" calcext:value-type="date">
            <text:p>1-Mar-2002</text:p>
          </table:table-cell>
          <table:table-cell office:value-type="string" calcext:value-type="string">
            <text:p>www.campagnolo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6.76" calcext:value-type="float">
            <text:p>36.8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6.8" calcext:value-type="float">
            <text:p>16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9,10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Campagnolo Record, Chorus, Daytona OS</text:p>
          </table:table-cell>
          <table:table-cell table:style-name="ce134" office:value-type="date" office:date-value="2002-03-01" calcext:value-type="date">
            <text:p>1-Mar-2002</text:p>
          </table:table-cell>
          <table:table-cell office:value-type="string" calcext:value-type="string">
            <text:p>www.campagnolo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Campagnolo tandem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28" calcext:value-type="float">
            <text:p>28.0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28" calcext:value-type="float">
            <text:p>2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Campagnolo tandem cassett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Campagnolo track hi-flange C Recor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1" calcext:value-type="float">
            <text:p>3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Campagnolo track hi-flange Nuovo Recor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table:style-name="ce132" office:value-type="string" calcext:value-type="string">
            <text:p>Campagnolo track low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3.5" calcext:value-type="float">
            <text:p>43.5</text:p>
          </table:table-cell>
          <table:table-cell table:style-name="ce26" office:value-type="float" office:value="39.9" calcext:value-type="float">
            <text:p>39.9</text:p>
          </table:table-cell>
          <table:table-cell table:style-name="ce26" office:value-type="float" office:value="43.5" calcext:value-type="float">
            <text:p>43.5</text:p>
          </table:table-cell>
          <table:table-cell table:style-name="ce26" office:value-type="float" office:value="14.45" calcext:value-type="float">
            <text:p>14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Cannondale by DT Swiss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3.5" calcext:value-type="float">
            <text:p>43.5</text:p>
          </table:table-cell>
          <table:table-cell table:style-name="ce26" office:value-type="float" office:value="37.4" calcext:value-type="float">
            <text:p>37.4</text:p>
          </table:table-cell>
          <table:table-cell table:style-name="ce26" office:value-type="float" office:value="43.5" calcext:value-type="float">
            <text:p>43.5</text:p>
          </table:table-cell>
          <table:table-cell table:style-name="ce26" office:value-type="float" office:value="19.95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annondale by DT Swiss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7" calcext:value-type="float">
            <text:p>57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.2" calcext:value-type="float">
            <text:p>19.2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annondale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6" office:value-type="float" office:value="45" calcext:value-type="float">
            <text:p>45.0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string" calcext:value-type="string">
            <text:p>none</text:p>
          </table:table-cell>
          <table:table-cell office:value-type="string" calcext:value-type="string">
            <text:p>Cannondale Lefty disc</text:p>
          </table:table-cell>
          <table:table-cell table:style-name="ce134" office:value-type="date" office:date-value="2002-02-14" calcext:value-type="date">
            <text:p>14-Feb-2002</text:p>
          </table:table-cell>
          <table:table-cell office:value-type="string" calcext:value-type="string">
            <text:p>charlieb@attbi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2.6" calcext:value-type="float">
            <text:p>52.6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52.6" calcext:value-type="float">
            <text:p>52.6</text:p>
          </table:table-cell>
          <table:table-cell table:style-name="ce26" office:value-type="float" office:value="16.6" calcext:value-type="float">
            <text:p>16.6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annondale Moto120</text:p>
          </table:table-cell>
          <table:table-cell table:style-name="ce134" office:value-type="date" office:date-value="2001-10-26" calcext:value-type="date">
            <text:p>26-Oct-2001</text:p>
          </table:table-cell>
          <table:table-cell office:value-type="string" calcext:value-type="string">
            <text:p>Cannondale Tech Support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hris King BMX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hris King cassette MTB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18.5" calcext:value-type="float">
            <text:p>18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Chris King cassette road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3.5" calcext:value-type="float">
            <text:p>23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40" calcext:value-type="float">
            <text:p>140</text:p>
          </table:table-cell>
          <table:table-cell table:style-name="ce132" office:value-type="string" calcext:value-type="string">
            <text:p>Chris King Classic 140mm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hris King Classic front narrow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7.5" calcext:value-type="float">
            <text:p>37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hris King Classic front wid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hris King Classic mountain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18.5" calcext:value-type="float">
            <text:p>18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Chris King Classic road/cross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7.6" calcext:value-type="float">
            <text:p>57.6</text:p>
          </table:table-cell>
          <table:table-cell table:style-name="ce26" office:value-type="float" office:value="23.1" calcext:value-type="float">
            <text:p>23.1</text:p>
          </table:table-cell>
          <table:table-cell table:style-name="ce26" office:value-type="float" office:value="57.6" calcext:value-type="float">
            <text:p>57.6</text:p>
          </table:table-cell>
          <table:table-cell table:style-name="ce26" office:value-type="float" office:value="31.2" calcext:value-type="float">
            <text:p>31.2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table:style-name="ce132" office:value-type="string" calcext:value-type="string">
            <text:p>Chris King Disc 20mm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7.6" calcext:value-type="float">
            <text:p>57.6</text:p>
          </table:table-cell>
          <table:table-cell table:style-name="ce26" office:value-type="float" office:value="22.5" calcext:value-type="float">
            <text:p>22.5</text:p>
          </table:table-cell>
          <table:table-cell table:style-name="ce26" office:value-type="float" office:value="57.6" calcext:value-type="float">
            <text:p>57.6</text:p>
          </table:table-cell>
          <table:table-cell table:style-name="ce26" office:value-type="float" office:value="30.4" calcext:value-type="float">
            <text:p>30.4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hris King Disc ISO</text:p>
          </table:table-cell>
          <table:table-cell table:style-name="ce134" office:value-type="date" office:date-value="2002-03-05" calcext:value-type="date">
            <text:p>5-Mar-2002</text:p>
          </table:table-cell>
          <table:table-cell office:value-type="string" calcext:value-type="string">
            <text:p>http://www.chrisking.com/specs/disc_specs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7.6" calcext:value-type="float">
            <text:p>57.6</text:p>
          </table:table-cell>
          <table:table-cell table:style-name="ce26" office:value-type="float" office:value="33.9" calcext:value-type="float">
            <text:p>33.9</text:p>
          </table:table-cell>
          <table:table-cell table:style-name="ce26" office:value-type="float" office:value="57.6" calcext:value-type="float">
            <text:p>57.6</text:p>
          </table:table-cell>
          <table:table-cell table:style-name="ce26" office:value-type="float" office:value="20.1" calcext:value-type="float">
            <text:p>20.1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hris King Disc ISO</text:p>
          </table:table-cell>
          <table:table-cell table:style-name="ce134" office:value-type="date" office:date-value="2002-03-05" calcext:value-type="date">
            <text:p>5-Mar-2002</text:p>
          </table:table-cell>
          <table:table-cell office:value-type="string" calcext:value-type="string">
            <text:p>http://www.chrisking.com/specs/disc_specs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hris King Disc Single Speed</text:p>
          </table:table-cell>
          <table:table-cell table:style-name="ce134" office:value-type="date" office:date-value="2002-08-06" calcext:value-type="date">
            <text:p>6-Aug-2002</text:p>
          </table:table-cell>
          <table:table-cell office:value-type="string" calcext:value-type="string">
            <text:p>Chris King manual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4.2" calcext:value-type="float">
            <text:p>34.2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hris King Disc Single Speed</text:p>
          </table:table-cell>
          <table:table-cell table:style-name="ce134" office:value-type="date" office:date-value="2004-11-13" calcext:value-type="date">
            <text:p>13-Nov-2004</text:p>
          </table:table-cell>
          <table:table-cell office:value-type="string" calcext:value-type="string">
            <text:p>http://www.chrisking.com/specs/hubs_all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3" calcext:value-type="float">
            <text:p>23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hris King Disc Universal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hris King Disc Universal 135mm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3.5" calcext:value-type="float">
            <text:p>23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40" calcext:value-type="float">
            <text:p>140</text:p>
          </table:table-cell>
          <table:table-cell table:style-name="ce132" office:value-type="string" calcext:value-type="string">
            <text:p>Chris King Disc Universal 140mm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9" calcext:value-type="float">
            <text:p>29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6" calcext:value-type="float">
            <text:p>26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45" calcext:value-type="float">
            <text:p>145</text:p>
          </table:table-cell>
          <table:table-cell table:style-name="ce132" office:value-type="string" calcext:value-type="string">
            <text:p>Chris King Disc Universal 145mm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7.5" calcext:value-type="float">
            <text:p>37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hris King MTB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7" calcext:value-type="float">
            <text:p>27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10" calcext:value-type="float">
            <text:p>110</text:p>
          </table:table-cell>
          <table:table-cell table:style-name="ce132" office:value-type="string" calcext:value-type="string">
            <text:p>Chris King Rear BMX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hris King Rear DiscGoTech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3.5" calcext:value-type="float">
            <text:p>23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40" calcext:value-type="float">
            <text:p>140</text:p>
          </table:table-cell>
          <table:table-cell table:style-name="ce132" office:value-type="string" calcext:value-type="string">
            <text:p>Chris King Rear DiscGoTech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3.5" calcext:value-type="float">
            <text:p>23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40" calcext:value-type="float">
            <text:p>140</text:p>
          </table:table-cell>
          <table:table-cell table:style-name="ce132" office:value-type="string" calcext:value-type="string">
            <text:p>Chris King Rear DiscGoTech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hris King Road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hris King Single Speed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hris King Single Speed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hris King Tandem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9" calcext:value-type="float">
            <text:p>29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26" calcext:value-type="float">
            <text:p>26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45" calcext:value-type="float">
            <text:p>145</text:p>
          </table:table-cell>
          <table:table-cell table:style-name="ce132" office:value-type="string" calcext:value-type="string">
            <text:p>Chris King Tandem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60" calcext:value-type="float">
            <text:p>160</text:p>
          </table:table-cell>
          <table:table-cell table:style-name="ce132" office:value-type="string" calcext:value-type="string">
            <text:p>Chris King Tandem</text:p>
          </table:table-cell>
          <table:table-cell table:style-name="ce135" office:value-type="float" office:value="2001" calcext:value-type="float">
            <text:p>2001</text:p>
          </table:table-cell>
          <table:table-cell office:value-type="string" calcext:value-type="string">
            <text:p>www.chrisking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7" calcext:value-type="float">
            <text:p>37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CODA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oda 900 disc</text:p>
          </table:table-cell>
          <table:table-cell table:style-name="ce134" office:value-type="date" office:date-value="2001-10-26" calcext:value-type="date">
            <text:p>26-Oct-2001</text:p>
          </table:table-cell>
          <table:table-cell office:value-type="string" calcext:value-type="string">
            <text:p>Cannondale Tech Support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0" calcext:value-type="float">
            <text:p>20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oda 901 dis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18" calcext:value-type="float">
            <text:p>18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8" calcext:value-type="float">
            <text:p>38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oda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2.7" calcext:value-type="float">
            <text:p>52.7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52.7" calcext:value-type="float">
            <text:p>52.7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oda DT Hugi 98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19" calcext:value-type="float">
            <text:p>19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oda Expert dis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oda Expert disc</text:p>
          </table:table-cell>
          <table:table-cell table:style-name="ce134" office:value-type="date" office:date-value="2001-10-26" calcext:value-type="date">
            <text:p>26-Oct-2001</text:p>
          </table:table-cell>
          <table:table-cell office:value-type="string" calcext:value-type="string">
            <text:p>Cannondale Tech Support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1" calcext:value-type="float">
            <text:p>31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oda Expert Non-disc</text:p>
          </table:table-cell>
          <table:table-cell table:style-name="ce134" office:value-type="date" office:date-value="2001-10-26" calcext:value-type="date">
            <text:p>26-Oct-2001</text:p>
          </table:table-cell>
          <table:table-cell office:value-type="string" calcext:value-type="string">
            <text:p>Cannondale Tech Support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5.5" calcext:value-type="float">
            <text:p>35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18.5" calcext:value-type="float">
            <text:p>18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oda Expert non-disc</text:p>
          </table:table-cell>
          <table:table-cell table:style-name="ce134" office:value-type="date" office:date-value="2001-10-26" calcext:value-type="date">
            <text:p>26-Oct-2001</text:p>
          </table:table-cell>
          <table:table-cell office:value-type="string" calcext:value-type="string">
            <text:p>Cannondale Tech Support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14.5" calcext:value-type="float">
            <text:p>14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Coda Expert road</text:p>
          </table:table-cell>
          <table:table-cell table:style-name="ce134" office:value-type="date" office:date-value="2001-10-26" calcext:value-type="date">
            <text:p>26-Oct-2001</text:p>
          </table:table-cell>
          <table:table-cell office:value-type="string" calcext:value-type="string">
            <text:p>Cannondale Tech Support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25" calcext:value-type="float">
            <text:p>25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1" calcext:value-type="float">
            <text:p>31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oda Moto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3.5" calcext:value-type="float">
            <text:p>63.5</text:p>
          </table:table-cell>
          <table:table-cell table:style-name="ce26" office:value-type="float" office:value="31.75" calcext:value-type="float">
            <text:p>31.8</text:p>
          </table:table-cell>
          <table:table-cell table:style-name="ce26" office:value-type="float" office:value="53.975" calcext:value-type="float">
            <text:p>54.0</text:p>
          </table:table-cell>
          <table:table-cell table:style-name="ce26" office:value-type="float" office:value="26.9748" calcext:value-type="float">
            <text:p>27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132" office:value-type="string" calcext:value-type="string">
            <text:p>CORBIN DUPLEX coaster brake hub model 8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1" calcext:value-type="float">
            <text:p>51.0</text:p>
          </table:table-cell>
          <table:table-cell table:style-name="ce26" office:value-type="float" office:value="19" calcext:value-type="float">
            <text:p>19.0</text:p>
          </table:table-cell>
          <table:table-cell table:style-name="ce26" office:value-type="float" office:value="39.5" calcext:value-type="float">
            <text:p>39.5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orratec Carbon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1" calcext:value-type="float">
            <text:p>51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17" calcext:value-type="float">
            <text:p>17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orratec Carbon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5" calcext:value-type="float">
            <text:p>55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55" calcext:value-type="float">
            <text:p>55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Corratec Jumper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5" calcext:value-type="float">
            <text:p>55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Corratec Jumper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65" calcext:value-type="float">
            <text:p>165</text:p>
          </table:table-cell>
          <table:table-cell table:style-name="ce132" office:value-type="string" calcext:value-type="string">
            <text:p>Danny's 12mm through axle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Decathlon by DT Swiss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7" calcext:value-type="float">
            <text:p>37.7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6.7" calcext:value-type="float">
            <text:p>16.7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Decathlon by DT Swiss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2" calcext:value-type="float">
            <text:p>35.2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.2" calcext:value-type="float">
            <text:p>19.2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Decathlon by DT Swiss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Dengler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7.2" calcext:value-type="float">
            <text:p>37.2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7.2" calcext:value-type="float">
            <text:p>37.2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ia-Compe Tsali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6" calcext:value-type="float">
            <text:p>36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MR Revolver</text:p>
          </table:table-cell>
          <table:table-cell table:style-name="ce134" office:value-type="date" office:date-value="2002-10-10" calcext:value-type="date">
            <text:p>10-Oct-2002</text:p>
          </table:table-cell>
          <table:table-cell office:value-type="string" calcext:value-type="string">
            <text:p>Scarlett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3" calcext:value-type="float">
            <text:p>23.0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34.7" calcext:value-type="float">
            <text:p>34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Cerit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25" calcext:value-type="float">
            <text:p>33.3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DT Cerit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4.95" calcext:value-type="float">
            <text:p>35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4.9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240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7" calcext:value-type="float">
            <text:p>37.7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6.7" calcext:value-type="float">
            <text:p>16.7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DT Hugi 240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2" calcext:value-type="float">
            <text:p>35.2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.2" calcext:value-type="float">
            <text:p>19.2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240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9.8" calcext:value-type="float">
            <text:p>29.8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6.1" calcext:value-type="float">
            <text:p>16.1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DT Hugi 240 Campy 9,10s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4.8" calcext:value-type="float">
            <text:p>34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240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9.2" calcext:value-type="float">
            <text:p>19.2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240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46.5" calcext:value-type="float">
            <text:p>46.5</text:p>
          </table:table-cell>
          <table:table-cell table:style-name="ce26" office:value-type="float" office:value="19.2" calcext:value-type="float">
            <text:p>19.2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240 FR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.5" calcext:value-type="float">
            <text:p>58.5</text:p>
          </table:table-cell>
          <table:table-cell table:style-name="ce26" office:value-type="float" office:value="25.8" calcext:value-type="float">
            <text:p>25.8</text:p>
          </table:table-cell>
          <table:table-cell table:style-name="ce26" office:value-type="float" office:value="58.5" calcext:value-type="float">
            <text:p>58.5</text:p>
          </table:table-cell>
          <table:table-cell table:style-name="ce26" office:value-type="float" office:value="25.8" calcext:value-type="float">
            <text:p>25.8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50" calcext:value-type="float">
            <text:p>150</text:p>
          </table:table-cell>
          <table:table-cell office:value-type="string" calcext:value-type="string">
            <text:p>DT Hugi 240 FR 12mm through axle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.5" calcext:value-type="float">
            <text:p>58.5</text:p>
          </table:table-cell>
          <table:table-cell table:style-name="ce26" office:value-type="float" office:value="33.3" calcext:value-type="float">
            <text:p>33.3</text:p>
          </table:table-cell>
          <table:table-cell table:style-name="ce26" office:value-type="float" office:value="58.5" calcext:value-type="float">
            <text:p>58.5</text:p>
          </table:table-cell>
          <table:table-cell table:style-name="ce26" office:value-type="float" office:value="33.3" calcext:value-type="float">
            <text:p>33.3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65" calcext:value-type="float">
            <text:p>165</text:p>
          </table:table-cell>
          <table:table-cell office:value-type="string" calcext:value-type="string">
            <text:p>DT Hugi 240 FR 12mm through axle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9.8" calcext:value-type="float">
            <text:p>29.8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6.1" calcext:value-type="float">
            <text:p>16.1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DT Hugi 240 road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39.45" calcext:value-type="float">
            <text:p>39.5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17.95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DT Hugi 95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37.4" calcext:value-type="float">
            <text:p>37.4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20.05" calcext:value-type="float">
            <text:p>20.1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95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95 MTB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95 road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98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39.9" calcext:value-type="float">
            <text:p>39.9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17.55" calcext:value-type="float">
            <text:p>17.6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DT Hugi 98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37.3" calcext:value-type="float">
            <text:p>37.3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20.15" calcext:value-type="float">
            <text:p>20.2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98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3.65" calcext:value-type="float">
            <text:p>33.7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6.4" calcext:value-type="float">
            <text:p>16.4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DT Hugi 98 Campy 9s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2.5" calcext:value-type="float">
            <text:p>52.5</text:p>
          </table:table-cell>
          <table:table-cell table:style-name="ce26" office:value-type="float" office:value="16.95" calcext:value-type="float">
            <text:p>17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5.1" calcext:value-type="float">
            <text:p>35.1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Formula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2.5" calcext:value-type="float">
            <text:p>52.5</text:p>
          </table:table-cell>
          <table:table-cell table:style-name="ce26" office:value-type="float" office:value="33.4" calcext:value-type="float">
            <text:p>33.4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9.65" calcext:value-type="float">
            <text:p>19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Formula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30.2" calcext:value-type="float">
            <text:p>30.2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FR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30.2" calcext:value-type="float">
            <text:p>30.2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DT Hugi FR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18.95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Gustav M 98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DT Hugi Gustav M 98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3.65" calcext:value-type="float">
            <text:p>23.7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4.85" calcext:value-type="float">
            <text:p>34.9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Gustav M 98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6.6" calcext:value-type="float">
            <text:p>26.6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29.7" calcext:value-type="float">
            <text:p>29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DT Hugi Gustav M 98 disc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3.1" calcext:value-type="float">
            <text:p>23.1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4.4" calcext:value-type="float">
            <text:p>34.4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Hayes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.8" calcext:value-type="float">
            <text:p>22.8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DT Hugi Hayes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25" calcext:value-type="float">
            <text:p>33.3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9.75" calcext:value-type="float">
            <text:p>19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Hayes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9.65" calcext:value-type="float">
            <text:p>19.7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Louise 99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3.9" calcext:value-type="float">
            <text:p>23.9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5.6" calcext:value-type="float">
            <text:p>35.6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Louise 99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18.95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Magura Disc Gustav M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9.65" calcext:value-type="float">
            <text:p>19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Magura Disc Louis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15" calcext:value-type="float">
            <text:p>20.2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MTB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3.65" calcext:value-type="float">
            <text:p>33.7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6.4" calcext:value-type="float">
            <text:p>16.4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DT Hugi road Campagnolo compatibl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9.9" calcext:value-type="float">
            <text:p>39.9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7.55" calcext:value-type="float">
            <text:p>17.6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DT Hugi road Shimano compatibl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Sport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39.45" calcext:value-type="float">
            <text:p>39.5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17.95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DT Hugi Sport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37.4" calcext:value-type="float">
            <text:p>37.4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20.05" calcext:value-type="float">
            <text:p>20.1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Sport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Tandem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4.25" calcext:value-type="float">
            <text:p>34.3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19.45" calcext:value-type="float">
            <text:p>19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Hugi Tandem Arai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1.25" calcext:value-type="float">
            <text:p>31.3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1.45" calcext:value-type="float">
            <text:p>21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DT Hugi Tandem Arai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8.75" calcext:value-type="float">
            <text:p>28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3.95" calcext:value-type="float">
            <text:p>24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45" calcext:value-type="float">
            <text:p>145</text:p>
          </table:table-cell>
          <table:table-cell office:value-type="string" calcext:value-type="string">
            <text:p>DT Hugi Tandem Arai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2.75" calcext:value-type="float">
            <text:p>22.8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4.4" calcext:value-type="float">
            <text:p>34.4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Hugi Tandem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1.25" calcext:value-type="float">
            <text:p>31.3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1.45" calcext:value-type="float">
            <text:p>21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DT Hugi Tandem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8.75" calcext:value-type="float">
            <text:p>28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3.95" calcext:value-type="float">
            <text:p>24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45" calcext:value-type="float">
            <text:p>145</text:p>
          </table:table-cell>
          <table:table-cell office:value-type="string" calcext:value-type="string">
            <text:p>DT Hugi Tandem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3" calcext:value-type="float">
            <text:p>23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4.7" calcext:value-type="float">
            <text:p>34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Onyx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.8" calcext:value-type="float">
            <text:p>22.8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DT Onyx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25" calcext:value-type="float">
            <text:p>33.3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Onyx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.2" calcext:value-type="float">
            <text:p>34.2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.2" calcext:value-type="float">
            <text:p>34.2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Onyx Light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5.35" calcext:value-type="float">
            <text:p>35.4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5.35" calcext:value-type="float">
            <text:p>35.4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DT Onyx Normal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2.1" calcext:value-type="float">
            <text:p>32.1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7.5" calcext:value-type="float">
            <text:p>17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DT Swiss Onyx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29.6" calcext:value-type="float">
            <text:p>29.6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DT Swiss Onyx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Edco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Edco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178" calcext:value-type="float">
            <text:p>178.0</text:p>
          </table:table-cell>
          <table:table-cell table:style-name="ce26" office:value-type="float" office:value="20" calcext:value-type="float">
            <text:p>20.0</text:p>
          </table:table-cell>
          <table:table-cell table:style-name="ce26" office:value-type="float" office:value="178" calcext:value-type="float">
            <text:p>178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EMAG hub motor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Per Eric Rosén" &lt;per@rosnix.net&gt; http://www.electro-mobile.se/navmotor.htm and measurments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imoco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Formula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2.5" calcext:value-type="float">
            <text:p>52.5</text:p>
          </table:table-cell>
          <table:table-cell table:style-name="ce26" office:value-type="float" office:value="19.65" calcext:value-type="float">
            <text:p>19.7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5.1" calcext:value-type="float">
            <text:p>35.1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ormula by DT Swiss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2.5" calcext:value-type="float">
            <text:p>52.5</text:p>
          </table:table-cell>
          <table:table-cell table:style-name="ce26" office:value-type="float" office:value="33.4" calcext:value-type="float">
            <text:p>33.4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9.65" calcext:value-type="float">
            <text:p>19.7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Formula by DT Swiss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1" calcext:value-type="float">
            <text:p>51.0</text:p>
          </table:table-cell>
          <table:table-cell table:style-name="ce26" office:value-type="float" office:value="18" calcext:value-type="float">
            <text:p>18.0</text:p>
          </table:table-cell>
          <table:table-cell table:style-name="ce26" office:value-type="float" office:value="51" calcext:value-type="float">
            <text:p>51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ormula by Edco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1" calcext:value-type="float">
            <text:p>51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51" calcext:value-type="float">
            <text:p>51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Formula by Edco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Formula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19" calcext:value-type="float">
            <text:p>19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8" calcext:value-type="float">
            <text:p>38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ormula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0" calcext:value-type="float">
            <text:p>0.0</text:p>
          </table:table-cell>
          <table:table-cell table:style-name="ce26" table:formula="of:=29+4" office:value-type="float" office:value="33" calcext:value-type="float">
            <text:p>33.0</text:p>
          </table:table-cell>
          <table:table-cell table:style-name="ce26" table:formula="of:=77/2" office:value-type="float" office:value="38.5" calcext:value-type="float">
            <text:p>38.5</text:p>
          </table:table-cell>
          <table:table-cell table:style-name="ce26" table:formula="of:=29+4" office:value-type="float" office:value="33" calcext:value-type="float">
            <text:p>33.0</text:p>
          </table:table-cell>
          <table:table-cell table:style-name="ce26" table:formula="of:=77/2" office:value-type="float" office:value="38.5" calcext:value-type="float">
            <text:p>38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ormula Engineering SP92, road straight pull spokes.</text:p>
          </table:table-cell>
          <table:table-cell table:style-name="ce134" office:value-type="date" office:date-value="2002-12-27" calcext:value-type="date">
            <text:p>27-Dec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RM FL-R TEAM CA (road only)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Franco &lt;frmbike@libero.it&gt; 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29" calcext:value-type="float">
            <text:p>29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FRM FL-R TEAM CA (road only)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Franco &lt;frmbike@libero.it&gt; 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8.3" calcext:value-type="float">
            <text:p>28.3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8.3" calcext:value-type="float">
            <text:p>28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RM FL-M TEAM (MTB)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Franco &lt;frmbike@libero.it&gt; 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39.4" calcext:value-type="float">
            <text:p>39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17.2" calcext:value-type="float">
            <text:p>17.2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FRM FL-M TEAM (MTB)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Franco &lt;frmbike@libero.it&gt; 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2.9" calcext:value-type="float">
            <text:p>22.9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RM FL-M TEAM DISC (MTB)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Franco &lt;frmbike@libero.it&gt; 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39.4" calcext:value-type="float">
            <text:p>39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17.2" calcext:value-type="float">
            <text:p>17.2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FRM FL-M TEAM DISC (MTB)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Franco &lt;frmbike@libero.it&gt; 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2.9" calcext:value-type="float">
            <text:p>22.9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string" calcext:value-type="string">
            <text:p>-</text:p>
          </table:table-cell>
          <table:table-cell office:value-type="string" calcext:value-type="string">
            <text:p>FRM "Lefty" FL-M TEAM DISC (MTB)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Franco &lt;frmbike@libero.it&gt; 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4" calcext:value-type="float">
            <text:p>34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4" calcext:value-type="float">
            <text:p>34.4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RM FL-R PRO &amp; FL-M PRO (road &amp; MTB)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Franco &lt;frmbike@libero.it&gt; 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7.7" calcext:value-type="float">
            <text:p>37.7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8.6" calcext:value-type="float">
            <text:p>18.6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FRM FL-R PRO (road only)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Franco &lt;frmbike@libero.it&gt; 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56.3" calcext:value-type="float">
            <text:p>56.3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.1" calcext:value-type="float">
            <text:p>21.1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FRM FL-M PRO (MTB)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Franco &lt;frmbike@libero.it&gt; 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2.8" calcext:value-type="float">
            <text:p>22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RM FL-M PRO DISC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Franco &lt;frmbike@libero.it&gt; 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3.9" calcext:value-type="float">
            <text:p>33.9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4" calcext:value-type="float">
            <text:p>20.4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FRM FL-M PRO DISC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Franco &lt;frmbike@libero.it&gt; 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RM Comp &amp; Pro</text:p>
          </table:table-cell>
          <table:table-cell table:style-name="ce134" office:value-type="date" office:date-value="2002-06-14" calcext:value-type="date">
            <text:p>14-Jun-2002</text:p>
          </table:table-cell>
          <table:table-cell office:value-type="string" calcext:value-type="string">
            <text:p>www.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18.5" calcext:value-type="float">
            <text:p>18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FRM Comp &amp; Pro</text:p>
          </table:table-cell>
          <table:table-cell table:style-name="ce134" office:value-type="date" office:date-value="2002-06-14" calcext:value-type="date">
            <text:p>14-Jun-2002</text:p>
          </table:table-cell>
          <table:table-cell office:value-type="string" calcext:value-type="string">
            <text:p>www.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36.5" calcext:value-type="float">
            <text:p>36.5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FRM Comp &amp; Pro</text:p>
          </table:table-cell>
          <table:table-cell table:style-name="ce134" office:value-type="date" office:date-value="2002-06-14" calcext:value-type="date">
            <text:p>14-Jun-2002</text:p>
          </table:table-cell>
          <table:table-cell office:value-type="string" calcext:value-type="string">
            <text:p>www.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RM Feather Front</text:p>
          </table:table-cell>
          <table:table-cell table:style-name="ce134" office:value-type="date" office:date-value="2002-06-14" calcext:value-type="date">
            <text:p>14-Jun-2002</text:p>
          </table:table-cell>
          <table:table-cell office:value-type="string" calcext:value-type="string">
            <text:p>www.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3" calcext:value-type="float">
            <text:p>23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3.4" calcext:value-type="float">
            <text:p>33.4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FRM FL Disc Comp &amp; Pro</text:p>
          </table:table-cell>
          <table:table-cell table:style-name="ce134" office:value-type="date" office:date-value="2002-06-14" calcext:value-type="date">
            <text:p>14-Jun-2002</text:p>
          </table:table-cell>
          <table:table-cell office:value-type="string" calcext:value-type="string">
            <text:p>www.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4.4" calcext:value-type="float">
            <text:p>34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FRM FL Disc Comp &amp; Pro</text:p>
          </table:table-cell>
          <table:table-cell table:style-name="ce134" office:value-type="date" office:date-value="2002-06-14" calcext:value-type="date">
            <text:p>14-Jun-2002</text:p>
          </table:table-cell>
          <table:table-cell office:value-type="string" calcext:value-type="string">
            <text:p>www.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18.5" calcext:value-type="float">
            <text:p>18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FRM Team SL Rear</text:p>
          </table:table-cell>
          <table:table-cell table:style-name="ce134" office:value-type="date" office:date-value="2002-06-14" calcext:value-type="date">
            <text:p>14-Jun-2002</text:p>
          </table:table-cell>
          <table:table-cell office:value-type="string" calcext:value-type="string">
            <text:p>www.frmbik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19" calcext:value-type="float">
            <text:p>19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Giant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Giant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0.2" calcext:value-type="float">
            <text:p>40.2</text:p>
          </table:table-cell>
          <table:table-cell table:style-name="ce26" office:value-type="float" office:value="35.1" calcext:value-type="float">
            <text:p>35.1</text:p>
          </table:table-cell>
          <table:table-cell table:style-name="ce26" office:value-type="float" office:value="40.2" calcext:value-type="float">
            <text:p>40.2</text:p>
          </table:table-cell>
          <table:table-cell table:style-name="ce26" office:value-type="float" office:value="35.1" calcext:value-type="float">
            <text:p>35.1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Gipiemme Special (Campy low flange copy)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6.8" calcext:value-type="float">
            <text:p>36.8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0.3" calcext:value-type="float">
            <text:p>20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7" calcext:value-type="float">
            <text:p>127</text:p>
          </table:table-cell>
          <table:table-cell table:style-name="ce132" office:value-type="string" calcext:value-type="string">
            <text:p>Gipiemme Special (Campy low flange copy)</text:p>
          </table:table-cell>
          <table:table-cell table:style-name="ce135"/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7.9" calcext:value-type="float">
            <text:p>27.9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table:style-name="ce132" office:value-type="string" calcext:value-type="string">
            <text:p>Gipiemme Special (respaced from road to track)</text:p>
          </table:table-cell>
          <table:table-cell table:style-name="ce135"/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6" calcext:value-type="float">
            <text:p>66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66" calcext:value-type="float">
            <text:p>66.0</text:p>
          </table:table-cell>
          <table:table-cell table:style-name="ce26" office:value-type="float" office:value="36" calcext:value-type="float">
            <text:p>36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Goldtec Track Hub</text:p>
          </table:table-cell>
          <table:table-cell table:style-name="ce134" office:value-type="date" office:date-value="2002-10-17" calcext:value-type="date">
            <text:p>17-Oct-2002</text:p>
          </table:table-cell>
          <table:table-cell office:value-type="string" calcext:value-type="string">
            <text:p>Scarlett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Goldtec-Ti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" calcext:value-type="float">
            <text:p>36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GT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GT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Hadley 12mm through axle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60" calcext:value-type="float">
            <text:p>160</text:p>
          </table:table-cell>
          <table:table-cell table:style-name="ce132" office:value-type="string" calcext:value-type="string">
            <text:p>Hadley Arai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2.6" calcext:value-type="float">
            <text:p>22.6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1.4" calcext:value-type="float">
            <text:p>31.4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table:style-name="ce132" office:value-type="string" calcext:value-type="string">
            <text:p>Hadley H500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3.5" calcext:value-type="float">
            <text:p>33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60" calcext:value-type="float">
            <text:p>160</text:p>
          </table:table-cell>
          <table:table-cell table:style-name="ce132" office:value-type="string" calcext:value-type="string">
            <text:p>Hadley Santa Cruz 14mm through axle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55" calcext:value-type="float">
            <text:p>55.0</text:p>
          </table:table-cell>
          <table:table-cell table:style-name="ce26" office:value-type="float" office:value="17" calcext:value-type="float">
            <text:p>17.0</text:p>
          </table:table-cell>
          <table:table-cell table:style-name="ce26" office:value-type="float" office:value="55" calcext:value-type="float">
            <text:p>55.0</text:p>
          </table:table-cell>
          <table:table-cell table:style-name="ce26" office:value-type="float" office:value="43" calcext:value-type="float">
            <text:p>43.0</text:p>
          </table:table-cell>
          <table:table-cell table:style-name="ce87" office:value-type="string" calcext:value-type="string">
            <text:p>F</text:p>
          </table:table-cell>
          <table:table-cell table:style-name="ce87" table:number-columns-repeated="2"/>
          <table:table-cell table:style-name="ce132" office:value-type="string" calcext:value-type="string">
            <text:p>Hanebrink LT 8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Harris Cyclery High-flange track hub</text:p>
          </table:table-cell>
          <table:table-cell table:style-name="ce134" office:value-type="date" office:date-value="2007-02-11" calcext:value-type="date">
            <text:p>11-Feb-2007</text:p>
          </table:table-cell>
          <table:table-cell office:value-type="string" calcext:value-type="string">
            <text:p>"Sheldon Brown" &lt;CaptBike@sheldonbrown.com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1" calcext:value-type="float">
            <text:p>3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0" calcext:value-type="float">
            <text:p>120</text:p>
          </table:table-cell>
          <table:table-cell table:style-name="ce132" office:value-type="string" calcext:value-type="string">
            <text:p>Harris Cyclery High-flange track hub</text:p>
          </table:table-cell>
          <table:table-cell table:style-name="ce134" office:value-type="date" office:date-value="2007-02-11" calcext:value-type="date">
            <text:p>11-Feb-2007</text:p>
          </table:table-cell>
          <table:table-cell office:value-type="string" calcext:value-type="string">
            <text:p>"Sheldon Brown" &lt;CaptBike@sheldonbrown.com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table:formula="of:=135/2-35" office:value-type="float" office:value="32.5" calcext:value-type="float">
            <text:p>32.5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table:formula="of:=135/2-50" office:value-type="float" office:value="17.5" calcext:value-type="float">
            <text:p>17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Hayes by EDCO</text:p>
          </table:table-cell>
          <table:table-cell table:style-name="ce134" office:value-type="date" office:date-value="2002-11-06" calcext:value-type="date">
            <text:p>6-Nov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3" calcext:value-type="float">
            <text:p>23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4.7" calcext:value-type="float">
            <text:p>34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Hayes Elite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25" calcext:value-type="float">
            <text:p>33.3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Hayes Elite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.8" calcext:value-type="float">
            <text:p>22.8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table:style-name="ce132" office:value-type="string" calcext:value-type="string">
            <text:p>Hayes Elite disc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4.8" calcext:value-type="float">
            <text:p>34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Hayes Superlight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9.2" calcext:value-type="float">
            <text:p>19.2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Hayes Superlight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1.5" calcext:value-type="float">
            <text:p>31.5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ershey Nak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1.5" calcext:value-type="float">
            <text:p>31.5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ershey Standard Ti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ershey Suspension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6.5" calcext:value-type="float">
            <text:p>36.5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Hershey Ti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eylight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Heylight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24" calcext:value-type="float">
            <text:p>24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26" calcext:value-type="float">
            <text:p>26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eylight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Heylight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29" calcext:value-type="float">
            <text:p>29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29" calcext:value-type="float">
            <text:p>29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eylight Mini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3" calcext:value-type="float">
            <text:p>3.0</text:p>
          </table:table-cell>
          <table:table-cell table:style-name="ce26" office:value-type="float" office:value="34.7" calcext:value-type="float">
            <text:p>34.7</text:p>
          </table:table-cell>
          <table:table-cell table:style-name="ce26" office:value-type="float" office:value="32.8" calcext:value-type="float">
            <text:p>32.8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Hi-E cassette Hi-Lo flange, custom narrow spacing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20" calcext:value-type="float">
            <text:p>20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Big'Un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25" calcext:value-type="float">
            <text:p>25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Hope Big'Un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21" calcext:value-type="float">
            <text:p>21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Bulb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50" calcext:value-type="float">
            <text:p>50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Hope Bulb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21" calcext:value-type="float">
            <text:p>21.0</text:p>
          </table:table-cell>
          <table:table-cell table:style-name="ce26" office:value-type="float" office:value="46.7" calcext:value-type="float">
            <text:p>46.7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Bulb IS2000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9" calcext:value-type="float">
            <text:p>49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Hope Bulb IS2000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Hope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Fatso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20" calcext:value-type="float">
            <text:p>20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Sport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Hope Sport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25" calcext:value-type="float">
            <text:p>25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25" calcext:value-type="float">
            <text:p>25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Super Ultralight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Suspension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32.5" calcext:value-type="float">
            <text:p>32.5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32.5" calcext:value-type="float">
            <text:p>32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tandem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27.5" calcext:value-type="float">
            <text:p>27.5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22.5" calcext:value-type="float">
            <text:p>22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Hope tandem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Tech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22.5" calcext:value-type="float">
            <text:p>22.5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22.5" calcext:value-type="float">
            <text:p>22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Tech, narrower flange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number-columns-repeated="4"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Tech, Ultralight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2.5" calcext:value-type="float">
            <text:p>32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ope Ti-Glide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Hope Ti-Glide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table:number-columns-repeated="2"/>
          <table:table-cell office:value-type="string" calcext:value-type="string">
            <text:p>Hugi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4.95" calcext:value-type="float">
            <text:p>35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4.9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ugi 24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2.5" calcext:value-type="float">
            <text:p>52.5</text:p>
          </table:table-cell>
          <table:table-cell table:style-name="ce26" office:value-type="float" office:value="16.95" calcext:value-type="float">
            <text:p>17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5.1" calcext:value-type="float">
            <text:p>35.1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ugi Formula Dis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3.7" calcext:value-type="float">
            <text:p>23.7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5.1" calcext:value-type="float">
            <text:p>35.1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ugi Hayes Dis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3.65" calcext:value-type="float">
            <text:p>23.7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4.85" calcext:value-type="float">
            <text:p>34.9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ugi Magura Disc Gustav M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6.6" calcext:value-type="float">
            <text:p>26.6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29.7" calcext:value-type="float">
            <text:p>29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Hugi Magura Disc Gustav M downhill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3.9" calcext:value-type="float">
            <text:p>23.9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5.6" calcext:value-type="float">
            <text:p>35.6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ugi Magura Disc Louis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9.5" calcext:value-type="float">
            <text:p>39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Hugi roa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Hugi roa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55" calcext:value-type="float">
            <text:p>55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55" calcext:value-type="float">
            <text:p>55.0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/>
          <table:table-cell table:style-name="ce132" office:value-type="string" calcext:value-type="string">
            <text:p>Hugi tandem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ugi tandem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5" calcext:value-type="float">
            <text:p>55.0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55" calcext:value-type="float">
            <text:p>55.0</text:p>
          </table:table-cell>
          <table:table-cell table:style-name="ce26" office:value-type="float" office:value="24" calcext:value-type="float">
            <text:p>24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Hugi tandem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ugi tandem large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ugi TD (tandem) 2001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1.25" calcext:value-type="float">
            <text:p>31.3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1.45" calcext:value-type="float">
            <text:p>21.5</text:p>
          </table:table-cell>
          <table:table-cell table:style-name="ce87" office:value-type="string" calcext:value-type="string">
            <text:p>R</text:p>
          </table:table-cell>
          <table:table-cell table:style-name="ce124" office:value-type="string" calcext:value-type="string">
            <text:p>8,9</text:p>
          </table:table-cell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Hugi TD (tandem) 2001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8.75" calcext:value-type="float">
            <text:p>28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3.95" calcext:value-type="float">
            <text:p>24.0</text:p>
          </table:table-cell>
          <table:table-cell table:style-name="ce87" office:value-type="string" calcext:value-type="string">
            <text:p>R</text:p>
          </table:table-cell>
          <table:table-cell table:style-name="ce124" office:value-type="string" calcext:value-type="string">
            <text:p>8,9</text:p>
          </table:table-cell>
          <table:table-cell table:style-name="ce87" office:value-type="float" office:value="145" calcext:value-type="float">
            <text:p>145</text:p>
          </table:table-cell>
          <table:table-cell office:value-type="string" calcext:value-type="string">
            <text:p>Hugi TD (tandem) 2001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ugi TD disc brake (tandem) 2001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ugi/Union Std.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Hugi/Union/Marwi Susp.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538" calcext:value-type="float">
            <text:p>5538.0</text:p>
          </table:table-cell>
          <table:table-cell table:style-name="ce26" office:value-type="float" office:value="21" calcext:value-type="float">
            <text:p>21.0</text:p>
          </table:table-cell>
          <table:table-cell table:style-name="ce26" office:value-type="float" office:value="55.8" calcext:value-type="float">
            <text:p>55.8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Inferno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5.8" calcext:value-type="float">
            <text:p>55.8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55.8" calcext:value-type="float">
            <text:p>55.8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124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Inferno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4" calcext:value-type="float">
            <text:p>24.0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1" calcext:value-type="float">
            <text:p>31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table:style-name="ce132" office:value-type="string" calcext:value-type="string">
            <text:p>Intense 20mm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IRO High-flange track hub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http://www.irocycle.com/hubspec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1" calcext:value-type="float">
            <text:p>3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0" calcext:value-type="float">
            <text:p>120</text:p>
          </table:table-cell>
          <table:table-cell table:style-name="ce132" office:value-type="string" calcext:value-type="string">
            <text:p>IRO High-flange track hub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http://www.irocycle.com/hubspec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6" calcext:value-type="float">
            <text:p>36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IRO Single Speed hub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http://www.irocycle.com/hubspec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9" calcext:value-type="float">
            <text:p>3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IRO Single Speed hub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http://www.irocycle.com/hubspec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IRO Single Speed disc brake hub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http://www.irocycle.com/hubspec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8.5" calcext:value-type="float">
            <text:p>28.5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8.5" calcext:value-type="float">
            <text:p>28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Joytech sealed med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Kingsbery low flang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23.5" calcext:value-type="float">
            <text:p>23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Kingsbery low flange 135mm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Kogswell double fixed mtb/singlespeed rear</text:p>
          </table:table-cell>
          <table:table-cell table:style-name="ce134" office:value-type="date" office:date-value="2003-10-06" calcext:value-type="date">
            <text:p>6-Oct-2003</text:p>
          </table:table-cell>
          <table:table-cell table:style-name="ce138" office:value-type="string" calcext:value-type="string">
            <text:p><text:span text:style-name="T14"><text:a xlink:href="mailto:CaptBike@sheldonbrown.com" xlink:type="simple">CaptBike@sheldonbrown.com</text:a></text:span>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6.1" calcext:value-type="float">
            <text:p>36.1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6.1" calcext:value-type="float">
            <text:p>36.1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Kogswell front</text:p>
          </table:table-cell>
          <table:table-cell table:style-name="ce134" office:value-type="date" office:date-value="2003-10-06" calcext:value-type="date">
            <text:p>6-Oct-2003</text:p>
          </table:table-cell>
          <table:table-cell table:style-name="ce138" office:value-type="string" calcext:value-type="string">
            <text:p><text:span text:style-name="T14"><text:a xlink:href="mailto:CaptBike@sheldonbrown.com" xlink:type="simple">CaptBike@sheldonbrown.com</text:a></text:span>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.5" calcext:value-type="float">
            <text:p>58.5</text:p>
          </table:table-cell>
          <table:table-cell table:style-name="ce26" table:formula="of:=110/2-25" office:value-type="float" office:value="30" calcext:value-type="float">
            <text:p>30.0</text:p>
          </table:table-cell>
          <table:table-cell table:style-name="ce26" office:value-type="float" office:value="51" calcext:value-type="float">
            <text:p>51.0</text:p>
          </table:table-cell>
          <table:table-cell table:style-name="ce26" table:formula="of:=110/2-16-3.5/2" office:value-type="float" office:value="37.25" calcext:value-type="float">
            <text:p>37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M bits</text:p>
          </table:table-cell>
          <table:table-cell table:style-name="ce134" office:value-type="date" office:date-value="2003-10-11" calcext:value-type="date">
            <text:p>11-Oct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Machine Tech Hollowcor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Machine Tech Power Claw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62.5" calcext:value-type="float">
            <text:p>62.5</text:p>
          </table:table-cell>
          <table:table-cell table:style-name="ce26" office:value-type="float" office:value="30.4" calcext:value-type="float">
            <text:p>30.4</text:p>
          </table:table-cell>
          <table:table-cell table:style-name="ce26" office:value-type="float" office:value="62.5" calcext:value-type="float">
            <text:p>62.5</text:p>
          </table:table-cell>
          <table:table-cell table:style-name="ce26" office:value-type="float" office:value="20.8" calcext:value-type="float">
            <text:p>20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Magura 1999 Louise dis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3" calcext:value-type="float">
            <text:p>23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4.7" calcext:value-type="float">
            <text:p>34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Magura Comp 2000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25" calcext:value-type="float">
            <text:p>33.3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Magura Comp 2000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.8" calcext:value-type="float">
            <text:p>22.8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Magura Comp 2000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3" calcext:value-type="float">
            <text:p>23.0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34.7" calcext:value-type="float">
            <text:p>34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Magura Fun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4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25" calcext:value-type="float">
            <text:p>33.3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Magura Fun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3.1" calcext:value-type="float">
            <text:p>23.1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4.4" calcext:value-type="float">
            <text:p>34.4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Magura Gustav M 2000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25" calcext:value-type="float">
            <text:p>33.3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9.75" calcext:value-type="float">
            <text:p>19.8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Magura Gustav M 2000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.8" calcext:value-type="float">
            <text:p>22.8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Magura Gustav M 2000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3.65" calcext:value-type="float">
            <text:p>23.7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4.85" calcext:value-type="float">
            <text:p>34.9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Magura Gustav M 99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18.95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Magura Gustav M 99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6.6" calcext:value-type="float">
            <text:p>26.6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29.7" calcext:value-type="float">
            <text:p>29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Magura Gustav M 99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4.8" calcext:value-type="float">
            <text:p>34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Magura Pro 2000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9.2" calcext:value-type="float">
            <text:p>19.2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Magura Pro 2000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Magura/SRAM louise 99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20" calcext:value-type="float">
            <text:p>20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Magura/SRAM Louise 99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7.5" calcext:value-type="float">
            <text:p>67.5</text:p>
          </table:table-cell>
          <table:table-cell table:style-name="ce26" office:value-type="float" office:value="35.9" calcext:value-type="float">
            <text:p>35.9</text:p>
          </table:table-cell>
          <table:table-cell table:style-name="ce26" office:value-type="float" office:value="67.5" calcext:value-type="float">
            <text:p>67.5</text:p>
          </table:table-cell>
          <table:table-cell table:style-name="ce26" office:value-type="float" office:value="20.9" calcext:value-type="float">
            <text:p>20.9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22.4" calcext:value-type="float">
            <text:p>122.4</text:p>
          </table:table-cell>
          <table:table-cell office:value-type="string" calcext:value-type="string">
            <text:p>Maillard Professional High Flange</text:p>
          </table:table-cell>
          <table:table-cell table:style-name="ce136" office:value-type="date" office:date-value="2007-02-11" calcext:value-type="date">
            <text:p>11-Feb-07</text:p>
          </table:table-cell>
          <table:table-cell office:value-type="string" calcext:value-type="string">
            <text:p>"L Travers" &lt;lat7575@swbell.net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7.5" calcext:value-type="float">
            <text:p>67.5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67.5" calcext:value-type="float">
            <text:p>67.5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99" calcext:value-type="float">
            <text:p>99</text:p>
          </table:table-cell>
          <table:table-cell office:value-type="string" calcext:value-type="string">
            <text:p>Maillard Professional High Flange</text:p>
          </table:table-cell>
          <table:table-cell table:style-name="ce136" office:value-type="date" office:date-value="2007-02-11" calcext:value-type="date">
            <text:p>11-Feb-07</text:p>
          </table:table-cell>
          <table:table-cell office:value-type="string" calcext:value-type="string">
            <text:p>"L Travers" &lt;lat7575@swbell.net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number-columns-repeated="4" table:style-name="ce26" office:value-type="float" office:value="40" calcext:value-type="float">
            <text:p>40.0</text:p>
          </table:table-cell>
          <table:table-cell table:style-name="ce87" office:value-type="string" calcext:value-type="string">
            <text:p>F</text:p>
          </table:table-cell>
          <table:table-cell table:style-name="ce87" table:number-columns-repeated="2"/>
          <table:table-cell office:value-type="string" calcext:value-type="string">
            <text:p>Manitou through axle, non-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36" calcext:value-type="float">
            <text:p>36.0</text:p>
          </table:table-cell>
          <table:table-cell table:style-name="ce87" office:value-type="string" calcext:value-type="string">
            <text:p>F</text:p>
          </table:table-cell>
          <table:table-cell table:style-name="ce87" table:number-columns-repeated="2"/>
          <table:table-cell office:value-type="string" calcext:value-type="string">
            <text:p>Marzocchi QR 20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1" calcext:value-type="float">
            <text:p>31.0</text:p>
          </table:table-cell>
          <table:table-cell table:style-name="ce87" office:value-type="string" calcext:value-type="string">
            <text:p>F</text:p>
          </table:table-cell>
          <table:table-cell table:style-name="ce87" table:number-columns-repeated="2"/>
          <table:table-cell office:value-type="string" calcext:value-type="string">
            <text:p>Marzocchi QR 20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3" calcext:value-type="float">
            <text:p>3.0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19" calcext:value-type="float">
            <text:p>19.0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 table:number-columns-repeated="2"/>
          <table:table-cell office:value-type="string" calcext:value-type="string">
            <text:p>Marzocchi QR 20+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9.4" calcext:value-type="float">
            <text:p>29.4</text:p>
          </table:table-cell>
          <table:table-cell table:style-name="ce26" office:value-type="float" office:value="50" calcext:value-type="float">
            <text:p>50.0</text:p>
          </table:table-cell>
          <table:table-cell table:style-name="ce26" office:value-type="float" office:value="36.5" calcext:value-type="float">
            <text:p>36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Maverick American hub</text:p>
          </table:table-cell>
          <table:table-cell table:style-name="ce134" office:value-type="date" office:date-value="2004-10-27" calcext:value-type="date">
            <text:p>27-Oct-2004</text:p>
          </table:table-cell>
          <table:table-cell office:value-type="string" calcext:value-type="string">
            <text:p>http://www.maverickamerican.com/pdfs/maverick_hub_specs.pdf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27" calcext:value-type="float">
            <text:p>27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27" calcext:value-type="float">
            <text:p>27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Mavic 500, 501, 520, 530, 531, 550, 571, 577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Mavic 501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1.5" calcext:value-type="float">
            <text:p>31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16.5" calcext:value-type="float">
            <text:p>16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Mavic 501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Mavic 506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0.5" calcext:value-type="float">
            <text:p>3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Mavic 520 track low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18.5" calcext:value-type="float">
            <text:p>18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Mavic 531 MTB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7" calcext:value-type="float">
            <text:p>27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Mavic 531 MTB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7" calcext:value-type="float">
            <text:p>37.7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.2" calcext:value-type="float">
            <text:p>19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26" calcext:value-type="float">
            <text:p>126</text:p>
          </table:table-cell>
          <table:table-cell table:style-name="ce132" office:value-type="string" calcext:value-type="string">
            <text:p>Mavic 55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6" calcext:value-type="float">
            <text:p>26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table:style-name="ce132" office:value-type="string" calcext:value-type="string">
            <text:p>Mavic 57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16.5" calcext:value-type="float">
            <text:p>16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Mavic 571 roa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Mavic 571, 572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26" office:value-type="float" office:value="53" calcext:value-type="float">
            <text:p>53.0</text:p>
          </table:table-cell>
          <table:table-cell table:style-name="ce26" office:value-type="float" office:value="17" calcext:value-type="float">
            <text:p>17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Mavic 577 MTB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27" calcext:value-type="float">
            <text:p>27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27" calcext:value-type="float">
            <text:p>27.0</text:p>
          </table:table-cell>
          <table:table-cell table:style-name="ce26" office:value-type="float" office:value="36" calcext:value-type="float">
            <text:p>36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Mavic Cosmic Carbone 2001 blk. STRAIGHT SPOKES</text:p>
          </table:table-cell>
          <table:table-cell table:style-name="ce134" office:value-type="date" office:date-value="2001-12-30" calcext:value-type="date">
            <text:p>30-Dec-2001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Mavic MR601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17.4" calcext:value-type="float">
            <text:p>17.4</text:p>
          </table:table-cell>
          <table:table-cell table:style-name="ce87" office:value-type="string" calcext:value-type="string">
            <text:p>R</text:p>
          </table:table-cell>
          <table:table-cell table:style-name="ce124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Mavic MR601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28" calcext:value-type="float">
            <text:p>28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28" calcext:value-type="float">
            <text:p>28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80" calcext:value-type="float">
            <text:p>80</text:p>
          </table:table-cell>
          <table:table-cell office:value-type="string" calcext:value-type="string">
            <text:p>Mavic special small TT hub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Maxx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R</text:p>
          </table:table-cell>
          <table:table-cell table:style-name="ce125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Miche track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125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Nashbar Fixed-Fixed Flip-Flop front hub NF-GHF</text:p>
          </table:table-cell>
          <table:table-cell table:style-name="ce134" office:value-type="date" office:date-value="2005-11-05" calcext:value-type="date">
            <text:p>5-Nov-2005</text:p>
          </table:table-cell>
          <table:table-cell table:style-name="ce14" office:value-type="string" calcext:value-type="string">
            <text:p>nashbar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1" calcext:value-type="float">
            <text:p>31.0</text:p>
          </table:table-cell>
          <table:table-cell table:style-name="ce87" office:value-type="string" calcext:value-type="string">
            <text:p>R</text:p>
          </table:table-cell>
          <table:table-cell table:style-name="ce125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Nashbar Fixed-Fixed Flip-Flop rear hub NF-GHR</text:p>
          </table:table-cell>
          <table:table-cell table:style-name="ce134" office:value-type="date" office:date-value="2005-11-05" calcext:value-type="date">
            <text:p>5-Nov-2005</text:p>
          </table:table-cell>
          <table:table-cell table:style-name="ce14" office:value-type="string" calcext:value-type="string">
            <text:p>nashbar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1.5" calcext:value-type="float">
            <text:p>21.5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3.9" calcext:value-type="float">
            <text:p>33.9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NC 17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1.7" calcext:value-type="float">
            <text:p>31.7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18.2" calcext:value-type="float">
            <text:p>18.2</text:p>
          </table:table-cell>
          <table:table-cell table:style-name="ce87" office:value-type="string" calcext:value-type="string">
            <text:p>R</text:p>
          </table:table-cell>
          <table:table-cell table:style-name="ce125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NC 17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1.5" calcext:value-type="float">
            <text:p>21.5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3.9" calcext:value-type="float">
            <text:p>33.9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NC 17 disc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19" calcext:value-type="float">
            <text:p>19.0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36" calcext:value-type="float">
            <text:p>36.0</text:p>
          </table:table-cell>
          <table:table-cell table:style-name="ce87" office:value-type="string" calcext:value-type="string">
            <text:p>F</text:p>
          </table:table-cell>
          <table:table-cell table:style-name="ce87" table:number-columns-repeated="2"/>
          <table:table-cell office:value-type="string" calcext:value-type="string">
            <text:p>Nicolai Nucleon NC 17 95mm 20mm through axle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Normandy high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Normandy high flange</text:p>
          </table:table-cell>
          <table:table-cell table:style-name="ce134" office:value-type="date" office:date-value="2002-12-03" calcext:value-type="date">
            <text:p>3-Dec-2002</text:p>
          </table:table-cell>
          <table:table-cell office:value-type="string" calcext:value-type="string">
            <text:p>Jim McKi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16" calcext:value-type="float">
            <text:p>16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6,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Normandy high flange respaced to 126mm</text:p>
          </table:table-cell>
          <table:table-cell table:style-name="ce134" office:value-type="date" office:date-value="2002-12-03" calcext:value-type="date">
            <text:p>3-Dec-2002</text:p>
          </table:table-cell>
          <table:table-cell office:value-type="string" calcext:value-type="string">
            <text:p>Jim McKi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35.25" calcext:value-type="float">
            <text:p>35.3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35.25" calcext:value-type="float">
            <text:p>35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Nuke Proof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43.1" calcext:value-type="float">
            <text:p>43.1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Nuke Proof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43.1" calcext:value-type="float">
            <text:p>43.1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Nuke Proof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43.1" calcext:value-type="float">
            <text:p>43.1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Nuke Proof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6.5" calcext:value-type="float">
            <text:p>36.5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6.5" calcext:value-type="float">
            <text:p>36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string" calcext:value-type="string">
            <text:p>BMX</text:p>
          </table:table-cell>
          <table:table-cell office:value-type="string" calcext:value-type="string">
            <text:p>Nuke Proof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9.5" calcext:value-type="float">
            <text:p>19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Nuke Proof Bombshell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Nuke Proof Bombshell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8" calcext:value-type="float">
            <text:p>38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Nuke Proof Bombshell, post '95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.2" calcext:value-type="float">
            <text:p>42.2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2.2" calcext:value-type="float">
            <text:p>42.2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Nuke Proof Bombshell, pre '95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47.3" calcext:value-type="float">
            <text:p>47.3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Nuke Proof XT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47.3" calcext:value-type="float">
            <text:p>47.3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Nuke Proof XT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47.3" calcext:value-type="float">
            <text:p>47.3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Nuke Proof XT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47.5" calcext:value-type="float">
            <text:p>47.5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Nuke Proof XTR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47.3" calcext:value-type="float">
            <text:p>47.3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Nuke Proof XTR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Nuke Proof, older model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27" calcext:value-type="float">
            <text:p>27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27" calcext:value-type="float">
            <text:p>27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On-one 120mm Double Fixed</text:p>
          </table:table-cell>
          <table:table-cell table:style-name="ce136" office:value-type="date" office:date-value="2006-12-02" calcext:value-type="date">
            <text:p>2-Dec-06</text:p>
          </table:table-cell>
          <table:table-cell office:value-type="string" calcext:value-type="string">
            <text:p>Jon Senior &lt;jon@restlesslemon.co.uk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ace carbon seal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2.5" calcext:value-type="float">
            <text:p>22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ace carbon seal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6" calcext:value-type="float">
            <text:p>36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aul Components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55" calcext:value-type="float">
            <text:p>55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55" calcext:value-type="float">
            <text:p>55.0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Phil Wood Cassett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27.8" calcext:value-type="float">
            <text:p>27.8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27.8" calcext:value-type="float">
            <text:p>27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hil Wood Cross Country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hil Wood Field Serviceabl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7.6" calcext:value-type="float">
            <text:p>37.6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19.4" calcext:value-type="float">
            <text:p>19.4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Phil Wood Field Serviceabl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4.9" calcext:value-type="float">
            <text:p>34.9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2.1" calcext:value-type="float">
            <text:p>22.1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Phil Wood Field Serviceabl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2.4" calcext:value-type="float">
            <text:p>3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.6" calcext:value-type="float">
            <text:p>24.6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hil Wood Field Serviceabl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Phil Wood Field Serviceabl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69" calcext:value-type="float">
            <text:p>69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Phil Wood Hi right hand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6.6" calcext:value-type="float">
            <text:p>36.6</text:p>
          </table:table-cell>
          <table:table-cell table:style-name="ce26" office:value-type="float" office:value="69" calcext:value-type="float">
            <text:p>69.0</text:p>
          </table:table-cell>
          <table:table-cell table:style-name="ce26" office:value-type="float" office:value="20.4" calcext:value-type="float">
            <text:p>20.4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Phil Wood Hi right hand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hil Wood medium original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Phil Wood medium original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6" calcext:value-type="float">
            <text:p>26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Phil Wood medium original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Phil Wood Mi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Phil Wood Mi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36.7" calcext:value-type="float">
            <text:p>36.7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0.3" calcext:value-type="float">
            <text:p>20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25" calcext:value-type="float">
            <text:p>125</text:p>
          </table:table-cell>
          <table:table-cell office:value-type="string" calcext:value-type="string">
            <text:p>Phil Wood MTB 6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34.2" calcext:value-type="float">
            <text:p>34.2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2.8" calcext:value-type="float">
            <text:p>22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Phil Wood MTB 6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31.7" calcext:value-type="float">
            <text:p>31.7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5.3" calcext:value-type="float">
            <text:p>25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hil Wood MTB 6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19.5" calcext:value-type="float">
            <text:p>19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Phil Wood MTB 7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35.7" calcext:value-type="float">
            <text:p>35.7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1.3" calcext:value-type="float">
            <text:p>21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Phil Wood MTB 7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33.2" calcext:value-type="float">
            <text:p>33.2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3.8" calcext:value-type="float">
            <text:p>23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hil Wood MTB 7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30.7" calcext:value-type="float">
            <text:p>30.7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6.3" calcext:value-type="float">
            <text:p>26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Phil Wood MTB 7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Phil Wood MTB 8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38.2" calcext:value-type="float">
            <text:p>38.2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18.8" calcext:value-type="float">
            <text:p>18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hil Wood MTB 8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8.5" calcext:value-type="float">
            <text:p>58.5</text:p>
          </table:table-cell>
          <table:table-cell table:style-name="ce26" office:value-type="float" office:value="35.7" calcext:value-type="float">
            <text:p>35.7</text:p>
          </table:table-cell>
          <table:table-cell table:style-name="ce26" office:value-type="float" office:value="49.2" calcext:value-type="float">
            <text:p>49.2</text:p>
          </table:table-cell>
          <table:table-cell table:style-name="ce26" office:value-type="float" office:value="21.3" calcext:value-type="float">
            <text:p>21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Phil Wood MTB 8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4.2" calcext:value-type="float">
            <text:p>34.2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2.8" calcext:value-type="float">
            <text:p>22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Phil Wood road 5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1.7" calcext:value-type="float">
            <text:p>31.7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5.3" calcext:value-type="float">
            <text:p>25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Phil Wood road 5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6.7" calcext:value-type="float">
            <text:p>36.7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0.3" calcext:value-type="float">
            <text:p>20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Phil Wood road 6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4.2" calcext:value-type="float">
            <text:p>34.2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2.8" calcext:value-type="float">
            <text:p>22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Phil Wood road 6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1.7" calcext:value-type="float">
            <text:p>31.7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5.3" calcext:value-type="float">
            <text:p>25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hil Wood road 6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7.2" calcext:value-type="float">
            <text:p>37.2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19.8" calcext:value-type="float">
            <text:p>19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Phil Wood road 7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5.7" calcext:value-type="float">
            <text:p>35.7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1.3" calcext:value-type="float">
            <text:p>21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Phil Wood road 7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3.2" calcext:value-type="float">
            <text:p>33.2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3.8" calcext:value-type="float">
            <text:p>23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hil Wood road 7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Phil Wood road 8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8.2" calcext:value-type="float">
            <text:p>38.2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18.8" calcext:value-type="float">
            <text:p>18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hil Wood road 8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5.7" calcext:value-type="float">
            <text:p>35.7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21.3" calcext:value-type="float">
            <text:p>21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Phil Wood road 8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hil Wood small ol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Phil Wood small ol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Phil Wood small ol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3.5" calcext:value-type="float">
            <text:p>23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hil Wood small ol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35.3" calcext:value-type="float">
            <text:p>35.3</text:p>
          </table:table-cell>
          <table:table-cell table:style-name="ce26" office:value-type="float" office:value="57.5" calcext:value-type="float">
            <text:p>57.5</text:p>
          </table:table-cell>
          <table:table-cell table:style-name="ce26" office:value-type="float" office:value="35.3" calcext:value-type="float">
            <text:p>35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hil Wood Suspension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7.5" calcext:value-type="float">
            <text:p>37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hil Wood Time Trial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128" office:value-type="float" office:value="120126130" calcext:value-type="float">
            <text:p>120,126,130</text:p>
          </table:table-cell>
          <table:table-cell office:value-type="string" calcext:value-type="string">
            <office:annotation draw:style-name="gr9" draw:text-style-name="P2" svg:width="138.13pt" svg:height="62.25pt" svg:x="632.92pt" svg:y="5997.74pt" draw:caption-point-x="-12.16pt" draw:caption-point-y="20.52pt">
              <dc:date>2017-11-16T00:00:00</dc:date>
              <text:p text:style-name="P1"><text:span text:style-name="T3">Part numbers (double sided figed gear): </text:span></text:p>
              <text:p text:style-name="P1"><text:span text:style-name="T2">AVL 522,622,527,627,532,632.</text:span></text:p>
              <text:p text:style-name="P1"><text:span text:style-name="T3">Fixed/free:</text:span><text:span text:style-name="T2"> AVL 523,623,528,628,533,633</text:span></text:p>
            </office:annotation>
            <text:p>Phil Wood track double-sided, small flange</text:p>
          </table:table-cell>
          <table:table-cell table:style-name="ce134" office:value-type="date" office:date-value="2003-05-07" calcext:value-type="date">
            <text:p>7-May-2003</text:p>
          </table:table-cell>
          <table:table-cell office:value-type="string" calcext:value-type="string">
            <text:p>www.philwood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48.2" calcext:value-type="float">
            <text:p>48.2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office:annotation draw:style-name="gr10" draw:text-style-name="P2" svg:width="111.88pt" svg:height="55.53pt" svg:x="632.92pt" svg:y="6010.47pt" draw:caption-point-x="-12.16pt" draw:caption-point-y="20.55pt">
              <dc:date>2017-11-16T00:00:00</dc:date>
              <text:p text:style-name="P1"><text:span text:style-name="T3">Part numbers:</text:span></text:p>
              <text:p text:style-name="P1"><text:span text:style-name="T2">AVL 400, 500, 600</text:span></text:p>
            </office:annotation>
            <text:p>Phil Wood track front, small flange</text:p>
          </table:table-cell>
          <table:table-cell table:style-name="ce134" office:value-type="date" office:date-value="2003-05-07" calcext:value-type="date">
            <text:p>7-May-2003</text:p>
          </table:table-cell>
          <table:table-cell office:value-type="string" calcext:value-type="string">
            <text:p>www.philwood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128" office:value-type="float" office:value="120126130" calcext:value-type="float">
            <text:p>120,126,130</text:p>
          </table:table-cell>
          <table:table-cell office:value-type="string" calcext:value-type="string">
            <office:annotation draw:style-name="gr11" draw:text-style-name="P2" svg:width="131.81pt" svg:height="55.53pt" svg:x="632.92pt" svg:y="6023.23pt" draw:caption-point-x="-12.16pt" draw:caption-point-y="20.55pt">
              <dc:date>2017-11-16T00:00:00</dc:date>
              <text:p text:style-name="P1"><text:span text:style-name="T4">Part numbers</text:span></text:p>
              <text:p text:style-name="P1"><text:span text:style-name="T2">AVL</text:span></text:p>
              <text:p text:style-name="P1"><text:span text:style-name="T2">521,621,526,626,531,631</text:span></text:p>
              <text:p text:style-name="P1"><text:span text:style-name="T1"/></text:p>
            </office:annotation>
            <text:p>Phil Wood track one-sided, small flange</text:p>
          </table:table-cell>
          <table:table-cell table:style-name="ce134" office:value-type="date" office:date-value="2003-05-07" calcext:value-type="date">
            <text:p>7-May-2003</text:p>
          </table:table-cell>
          <table:table-cell office:value-type="string" calcext:value-type="string">
            <text:p>www.philwood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6" calcext:value-type="float">
            <text:p>66.0</text:p>
          </table:table-cell>
          <table:table-cell table:style-name="ce26" table:formula="of:=120/2-17" office:value-type="float" office:value="43" calcext:value-type="float">
            <text:p>43.0</text:p>
          </table:table-cell>
          <table:table-cell table:style-name="ce26" office:value-type="float" office:value="66" calcext:value-type="float">
            <text:p>66.0</text:p>
          </table:table-cell>
          <table:table-cell table:style-name="ce26" table:formula="of:=120/2-31" office:value-type="float" office:value="29" calcext:value-type="float">
            <text:p>2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Phil Wood track, large flange</text:p>
          </table:table-cell>
          <table:table-cell table:style-name="ce134" office:value-type="date" office:date-value="2003-03-29" calcext:value-type="date">
            <text:p>29-Mar-2003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29.5" calcext:value-type="float">
            <text:p>29.5</text:p>
          </table:table-cell>
          <table:table-cell table:style-name="ce87" office:value-type="string" calcext:value-type="string">
            <text:p>R</text:p>
          </table:table-cell>
          <table:table-cell table:style-name="ce87" table:number-columns-repeated="2"/>
          <table:table-cell office:value-type="string" calcext:value-type="string">
            <text:p>Phil Wood wheelchair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oint HR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78" calcext:value-type="float">
            <text:p>78.0</text:p>
          </table:table-cell>
          <table:table-cell table:style-name="ce26" office:value-type="float" office:value="36.2" calcext:value-type="float">
            <text:p>36.2</text:p>
          </table:table-cell>
          <table:table-cell table:style-name="ce26" office:value-type="float" office:value="66" calcext:value-type="float">
            <text:p>66.0</text:p>
          </table:table-cell>
          <table:table-cell table:style-name="ce26" office:value-type="float" office:value="16.7" calcext:value-type="float">
            <text:p>16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Power-tap</text:p>
          </table:table-cell>
          <table:table-cell table:style-name="ce134" office:value-type="date" office:date-value="2001-07-17" calcext:value-type="date">
            <text:p>17-Jul-2001</text:p>
          </table:table-cell>
          <table:table-cell office:value-type="string" calcext:value-type="string">
            <text:p>Adam at Graber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78" calcext:value-type="float">
            <text:p>78.0</text:p>
          </table:table-cell>
          <table:table-cell table:style-name="ce26" table:formula="of:=135/2-37" office:value-type="float" office:value="30.5" calcext:value-type="float">
            <text:p>30.5</text:p>
          </table:table-cell>
          <table:table-cell table:style-name="ce26" office:value-type="float" office:value="66" calcext:value-type="float">
            <text:p>66.0</text:p>
          </table:table-cell>
          <table:table-cell table:style-name="ce26" table:formula="of:=135/2-48" office:value-type="float" office:value="19.5" calcext:value-type="float">
            <text:p>19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53" calcext:value-type="float">
            <text:p>153</text:p>
          </table:table-cell>
          <table:table-cell table:style-name="ce132" office:value-type="string" calcext:value-type="string">
            <text:p>Power-tap ATB</text:p>
          </table:table-cell>
          <table:table-cell table:style-name="ce134" office:value-type="date" office:date-value="2002-08-02" calcext:value-type="date">
            <text:p>2-Aug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table:formula="of:=35*2" office:value-type="float" office:value="70" calcext:value-type="float">
            <text:p>70.0</text:p>
          </table:table-cell>
          <table:table-cell table:style-name="ce26" office:value-type="float" office:value="31.8" calcext:value-type="float">
            <text:p>31.8</text:p>
          </table:table-cell>
          <table:table-cell table:style-name="ce26" office:value-type="float" office:value="70" calcext:value-type="float">
            <text:p>70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Power-tap SL</text:p>
          </table:table-cell>
          <table:table-cell table:style-name="ce134" office:value-type="date" office:date-value="2004-12-07" calcext:value-type="date">
            <text:p>7-Dec-2004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1.3" calcext:value-type="float">
            <text:p>41.3</text:p>
          </table:table-cell>
          <table:table-cell table:style-name="ce26" office:value-type="float" office:value="32.5" calcext:value-type="float">
            <text:p>32.5</text:p>
          </table:table-cell>
          <table:table-cell table:style-name="ce26" office:value-type="float" office:value="41.3" calcext:value-type="float">
            <text:p>41.3</text:p>
          </table:table-cell>
          <table:table-cell table:style-name="ce26" office:value-type="float" office:value="32.5" calcext:value-type="float">
            <text:p>32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ulstar 28 hol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7.6" calcext:value-type="float">
            <text:p>47.6</text:p>
          </table:table-cell>
          <table:table-cell table:style-name="ce26" office:value-type="float" office:value="32.5" calcext:value-type="float">
            <text:p>32.5</text:p>
          </table:table-cell>
          <table:table-cell table:style-name="ce26" office:value-type="float" office:value="47.6" calcext:value-type="float">
            <text:p>47.6</text:p>
          </table:table-cell>
          <table:table-cell table:style-name="ce26" office:value-type="float" office:value="32.5" calcext:value-type="float">
            <text:p>32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ulstar 32 hol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7.6" calcext:value-type="float">
            <text:p>47.6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7.6" calcext:value-type="float">
            <text:p>47.6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/>
          <table:table-cell office:value-type="string" calcext:value-type="string">
            <text:p>Pulstar 7-spd 32-hol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0.8" calcext:value-type="float">
            <text:p>50.8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50.8" calcext:value-type="float">
            <text:p>50.8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/>
          <table:table-cell office:value-type="string" calcext:value-type="string">
            <text:p>Pulstar 7-spd 36-hol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7.6" calcext:value-type="float">
            <text:p>47.6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7.6" calcext:value-type="float">
            <text:p>47.6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/>
          <table:table-cell office:value-type="string" calcext:value-type="string">
            <text:p>Pulstar 8-spd 32-hol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0.8" calcext:value-type="float">
            <text:p>50.8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50.8" calcext:value-type="float">
            <text:p>50.8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/>
          <table:table-cell office:value-type="string" calcext:value-type="string">
            <text:p>Pulstar 8-spd 36-hol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ure Power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eal front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number-columns-repeated="2" table:style-name="ce26" office:value-type="float" office:value="37" calcext:value-type="float">
            <text:p>37.0</text:p>
          </table:table-cell>
          <table:table-cell table:style-name="ce26" office:value-type="float" office:value="54.5" calcext:value-type="float">
            <text:p>54.5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124" office:value-type="string" calcext:value-type="string">
            <text:p>8,9</text:p>
          </table:table-cell>
          <table:table-cell table:style-name="ce87"/>
          <table:table-cell office:value-type="string" calcext:value-type="string">
            <text:p>Real rear, not for disc brak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41.5" calcext:value-type="float">
            <text:p>41.5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22.5" calcext:value-type="float">
            <text:p>22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Ringlé 6-spd MTB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25.5" calcext:value-type="float">
            <text:p>25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Ringlé 7-spd MTB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Ringlé 7-spd roa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9.5" calcext:value-type="float">
            <text:p>39.5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Ringlé 8-spd MTB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Ringlé 8-spd roa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inglé Bubba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25.5" calcext:value-type="float">
            <text:p>25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Ringlé Bubba HR freewheel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Ringlé Super Bubba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inglé Super Bubba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inglé Super Duper Bubba 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Ringlé SuperDuper Eight MTB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Ringlé SuperEight MTB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6.5" calcext:value-type="float">
            <text:p>36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.5" calcext:value-type="float">
            <text:p>19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Ringlé SuperEight roa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inglé/Sun "Sun of Bubba"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itchey disc Pro Skraxle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Ritchey Pro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number-columns-repeated="4" table:style-name="ce26" office:value-type="float" office:value="38" calcext:value-type="float">
            <text:p>38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itchey Z-hub MTB: WCS, Pro, Comp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8.1" calcext:value-type="float">
            <text:p>28.1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.9" calcext:value-type="float">
            <text:p>21.9</text:p>
          </table:table-cell>
          <table:table-cell table:style-name="ce87" office:value-type="string" calcext:value-type="string">
            <text:p>R</text:p>
          </table:table-cell>
          <table:table-cell table:style-name="ce124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Ritchey Z-hub MTB: WCS, Pro, Comp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8.6" calcext:value-type="float">
            <text:p>28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.3" calcext:value-type="float">
            <text:p>21.3</text:p>
          </table:table-cell>
          <table:table-cell table:style-name="ce87" office:value-type="string" calcext:value-type="string">
            <text:p>R</text:p>
          </table:table-cell>
          <table:table-cell table:style-name="ce124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Ritchey Z-hub road: Pro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8.5" calcext:value-type="float">
            <text:p>28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.5" calcext:value-type="float">
            <text:p>21.5</text:p>
          </table:table-cell>
          <table:table-cell table:style-name="ce87" office:value-type="string" calcext:value-type="string">
            <text:p>R</text:p>
          </table:table-cell>
          <table:table-cell table:style-name="ce124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Ritchey Z-hub road: WC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" calcext:value-type="float">
            <text:p>36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itchey Z-hub road: WCS, Pro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table:formula="of:=0.1*25.4" office:value-type="float" office:value="2.54" calcext:value-type="float">
            <text:p>2.5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table:formula="of:=110/2-31" office:value-type="float" office:value="24" calcext:value-type="float">
            <text:p>24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table:formula="of:=110/2-23" office:value-type="float" office:value="32" calcext:value-type="float">
            <text:p>32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Rocky Mountain disc QR20</text:p>
          </table:table-cell>
          <table:table-cell table:style-name="ce134" office:value-type="date" office:date-value="2002-10-16" calcext:value-type="date">
            <text:p>16-Oct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100" calcext:value-type="float">
            <text:p>100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100" calcext:value-type="float">
            <text:p>100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R</text:p>
          </table:table-cell>
          <table:table-cell table:style-name="ce124"/>
          <table:table-cell table:style-name="ce87"/>
          <table:table-cell office:value-type="string" calcext:value-type="string">
            <text:p>Rohloff Speed Hub 500/14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0" calcext:value-type="float">
            <text:p>50.0</text:p>
          </table:table-cell>
          <table:table-cell table:style-name="ce26" office:value-type="float" office:value="23.25" calcext:value-type="float">
            <text:p>23.3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2.25" calcext:value-type="float">
            <text:p>32.3</text:p>
          </table:table-cell>
          <table:table-cell table:style-name="ce87" office:value-type="string" calcext:value-type="string">
            <text:p>F</text:p>
          </table:table-cell>
          <table:table-cell table:style-name="ce124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olf ATB PN 210246 Urraco disc. Use 2.25 cross.</text:p>
          </table:table-cell>
          <table:table-cell table:style-name="ce134" office:value-type="date" office:date-value="2002-03-13" calcext:value-type="date">
            <text:p>13-Mar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0" calcext:value-type="float">
            <text:p>50.0</text:p>
          </table:table-cell>
          <table:table-cell table:style-name="ce26" table:formula="of:=100/2-14.5-10.5-3.5/2" office:value-type="float" office:value="23.25" calcext:value-type="float">
            <text:p>23.3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2.25" calcext:value-type="float">
            <text:p>32.3</text:p>
          </table:table-cell>
          <table:table-cell table:style-name="ce87" office:value-type="string" calcext:value-type="string">
            <text:p>F</text:p>
          </table:table-cell>
          <table:table-cell table:style-name="ce124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olf ATB PN 210668 Dolomite disc. Use 2.25 cross.</text:p>
          </table:table-cell>
          <table:table-cell table:style-name="ce134" office:value-type="date" office:date-value="2002-12-04" calcext:value-type="date">
            <text:p>4-Dec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2.75" calcext:value-type="float">
            <text:p>32.8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2.75" calcext:value-type="float">
            <text:p>32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olf ATB PN 990034 Propel. Radial, heads out.</text:p>
          </table:table-cell>
          <table:table-cell table:style-name="ce134" office:value-type="date" office:date-value="2002-02-07" calcext:value-type="date">
            <text:p>7-Feb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2.55" calcext:value-type="float">
            <text:p>32.6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2.55" calcext:value-type="float">
            <text:p>32.6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olf Road PN 200322 Vector Pro. Radial, heads out.</text:p>
          </table:table-cell>
          <table:table-cell table:style-name="ce134" office:value-type="date" office:date-value="2002-02-13" calcext:value-type="date">
            <text:p>13-Feb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34.6" calcext:value-type="float">
            <text:p>34.6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7.8" calcext:value-type="float">
            <text:p>17.8</text:p>
          </table:table-cell>
          <table:table-cell table:style-name="ce87" office:value-type="string" calcext:value-type="string">
            <text:p>R</text:p>
          </table:table-cell>
          <table:table-cell table:style-name="ce124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Rolf Road PN 200328 Vector Comp. Use 2.29 cross.</text:p>
          </table:table-cell>
          <table:table-cell table:style-name="ce134" office:value-type="date" office:date-value="2002-04-15" calcext:value-type="date">
            <text:p>15-Apr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table:formula="of:=69.5/2-3.5" office:value-type="float" office:value="31.25" calcext:value-type="float">
            <text:p>31.3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table:formula="of:=69.5/2-3.5" office:value-type="float" office:value="31.25" calcext:value-type="float">
            <text:p>31.3</text:p>
          </table:table-cell>
          <table:table-cell table:style-name="ce87" office:value-type="string" calcext:value-type="string">
            <text:p>R</text:p>
          </table:table-cell>
          <table:table-cell table:style-name="ce124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Rolf Road PN 200385 Vector Comp. Radial, heads out.</text:p>
          </table:table-cell>
          <table:table-cell table:style-name="ce134" office:value-type="date" office:date-value="2002-04-15" calcext:value-type="date">
            <text:p>15-Apr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34.575" calcext:value-type="float">
            <text:p>34.6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7.75" calcext:value-type="float">
            <text:p>17.8</text:p>
          </table:table-cell>
          <table:table-cell table:style-name="ce87" office:value-type="string" calcext:value-type="string">
            <text:p>R</text:p>
          </table:table-cell>
          <table:table-cell table:style-name="ce124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Rolf Road PN 210948 Vector. Use 2.25 cross.</text:p>
          </table:table-cell>
          <table:table-cell table:style-name="ce134" office:value-type="date" office:date-value="2002-02-14" calcext:value-type="date">
            <text:p>14-Feb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05" calcext:value-type="float">
            <text:p>34.1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05" calcext:value-type="float">
            <text:p>34.1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Rolf Road PN 992473 Vector. Radial, heads out.</text:p>
          </table:table-cell>
          <table:table-cell table:style-name="ce134" office:value-type="date" office:date-value="2002-02-14" calcext:value-type="date">
            <text:p>14-Feb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17.5" calcext:value-type="float">
            <text:p>17.5</text:p>
          </table:table-cell>
          <table:table-cell table:style-name="ce87" office:value-type="string" calcext:value-type="string">
            <text:p>R</text:p>
          </table:table-cell>
          <table:table-cell table:style-name="ce124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Rolf Road Vector Pro. Use 1.333 cross.</text:p>
          </table:table-cell>
          <table:table-cell table:style-name="ce134" office:value-type="date" office:date-value="2002-01-27" calcext:value-type="date">
            <text:p>27-Jan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66" calcext:value-type="float">
            <text:p>66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R</text:p>
          </table:table-cell>
          <table:table-cell table:style-name="ce125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Rolf Track Vector Pro. Use 1.333 cross.</text:p>
          </table:table-cell>
          <table:table-cell table:style-name="ce134" office:value-type="date" office:date-value="2002-03-19" calcext:value-type="date">
            <text:p>19-Mar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Rollex Freecoaster BMX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Roox Jim Bob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25" calcext:value-type="float">
            <text:p>25.0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Roox Jim Bob 99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83" calcext:value-type="float">
            <text:p>83.0</text:p>
          </table:table-cell>
          <table:table-cell table:style-name="ce26" office:value-type="float" office:value="28.5" calcext:value-type="float">
            <text:p>28.5</text:p>
          </table:table-cell>
          <table:table-cell table:style-name="ce26" office:value-type="float" office:value="83" calcext:value-type="float">
            <text:p>83.0</text:p>
          </table:table-cell>
          <table:table-cell table:style-name="ce26" office:value-type="float" office:value="25.5" calcext:value-type="float">
            <text:p>25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Rotwild Schweizer Loop Inter-4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28.5" calcext:value-type="float">
            <text:p>28.5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28.5" calcext:value-type="float">
            <text:p>28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achs 3000, 5000, New Succes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5.5" calcext:value-type="float">
            <text:p>25.5</text:p>
          </table:table-cell>
          <table:table-cell table:style-name="ce26" office:value-type="float" office:value="60" calcext:value-type="float">
            <text:p>60.0</text:p>
          </table:table-cell>
          <table:table-cell table:style-name="ce26" office:value-type="float" office:value="24.5" calcext:value-type="float">
            <text:p>24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18" calcext:value-type="float">
            <text:p>118</text:p>
          </table:table-cell>
          <table:table-cell office:value-type="string" calcext:value-type="string">
            <text:p>Sachs 3-speed coaster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89" calcext:value-type="float">
            <text:p>89.0</text:p>
          </table:table-cell>
          <table:table-cell table:style-name="ce26" office:value-type="float" office:value="30.5" calcext:value-type="float">
            <text:p>30.5</text:p>
          </table:table-cell>
          <table:table-cell table:style-name="ce26" office:value-type="float" office:value="89" calcext:value-type="float">
            <text:p>89.0</text:p>
          </table:table-cell>
          <table:table-cell table:style-name="ce26" office:value-type="float" office:value="23.5" calcext:value-type="float">
            <text:p>23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18" calcext:value-type="float">
            <text:p>118</text:p>
          </table:table-cell>
          <table:table-cell office:value-type="string" calcext:value-type="string">
            <text:p>Sachs 3-speed drum brak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6.5" calcext:value-type="float">
            <text:p>26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4" calcext:value-type="float">
            <text:p>24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Sachs 3-speed standar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achs 3X7 Centera, Quarz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achs 3x7 disc/non-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achs 3X7 Original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achs 3X7 Traxx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1.6" calcext:value-type="float">
            <text:p>31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.6" calcext:value-type="float">
            <text:p>19.6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achs 7 speed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2.6" calcext:value-type="float">
            <text:p>3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8.6" calcext:value-type="float">
            <text:p>18.6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achs 8 speed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87" calcext:value-type="float">
            <text:p>87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87" calcext:value-type="float">
            <text:p>87.0</text:p>
          </table:table-cell>
          <table:table-cell table:style-name="ce26" office:value-type="float" office:value="17" calcext:value-type="float">
            <text:p>17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/>
          <table:table-cell office:value-type="string" calcext:value-type="string">
            <text:p>Sachs HT3020 drum brak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105" calcext:value-type="float">
            <text:p>105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131" calcext:value-type="float">
            <text:p>131.0</text:p>
          </table:table-cell>
          <table:table-cell table:style-name="ce26" office:value-type="float" office:value="23" calcext:value-type="float">
            <text:p>23.0</text:p>
          </table:table-cell>
          <table:table-cell table:style-name="ce87" office:value-type="string" calcext:value-type="string">
            <text:p>R</text:p>
          </table:table-cell>
          <table:table-cell table:style-name="ce87" table:number-columns-repeated="2"/>
          <table:table-cell office:value-type="string" calcext:value-type="string">
            <text:p>Sachs Inter 12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achs Orbit Drum 6-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37.2" calcext:value-type="float">
            <text:p>37.2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17.8" calcext:value-type="float">
            <text:p>17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achs Orbit Drum 7-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achs Orbit MTB 7-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achs Orbit standard 6-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28.5" calcext:value-type="float">
            <text:p>28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2" calcext:value-type="float">
            <text:p>122</text:p>
          </table:table-cell>
          <table:table-cell office:value-type="string" calcext:value-type="string">
            <text:p>Sachs Pentasport coaster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30.5" calcext:value-type="float">
            <text:p>30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achs Pentasport drum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29.6" calcext:value-type="float">
            <text:p>29.6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29" calcext:value-type="float">
            <text:p>2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2" calcext:value-type="float">
            <text:p>122</text:p>
          </table:table-cell>
          <table:table-cell office:value-type="string" calcext:value-type="string">
            <text:p>Sachs Pentasport Std.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achs Quartz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20" calcext:value-type="float">
            <text:p>20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achs Quarz, Neos disc brake hub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29.6" calcext:value-type="float">
            <text:p>29.6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29.6" calcext:value-type="float">
            <text:p>29.6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achs Quarz, Neos, Centera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35.5" calcext:value-type="float">
            <text:p>35.5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achs Super 7 coaster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35.7" calcext:value-type="float">
            <text:p>35.7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34.8" calcext:value-type="float">
            <text:p>34.8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achs Super 7 drum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achs Super 7 standar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4.1" calcext:value-type="float">
            <text:p>34.1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7.1" calcext:value-type="float">
            <text:p>17.1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achs thread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4.6" calcext:value-type="float">
            <text:p>34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6.6" calcext:value-type="float">
            <text:p>16.6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achs thread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achs Traxx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87" calcext:value-type="float">
            <text:p>87.0</text:p>
          </table:table-cell>
          <table:table-cell table:style-name="ce26" office:value-type="float" office:value="26" calcext:value-type="float">
            <text:p>26.0</text:p>
          </table:table-cell>
          <table:table-cell table:style-name="ce26" office:value-type="float" office:value="87" calcext:value-type="float">
            <text:p>87.0</text:p>
          </table:table-cell>
          <table:table-cell table:style-name="ce26" office:value-type="float" office:value="26" calcext:value-type="float">
            <text:p>26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achs VT3000 drum brak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26" calcext:value-type="float">
            <text:p>26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achs VT5000 drum brak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/>
          <table:table-cell office:value-type="string" calcext:value-type="string">
            <text:p>Sachs VT5000 drum brak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anshin low flange (like Specialized)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5.5" calcext:value-type="float">
            <text:p>35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anshin low flange (like Specialized)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anshin low flange (like Specialized)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anshin medium flange (like Specialized)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28" calcext:value-type="float">
            <text:p>28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string" calcext:value-type="string">
            <text:p>older</text:p>
          </table:table-cell>
          <table:table-cell office:value-type="string" calcext:value-type="string">
            <text:p>Sanshin medium flange (like Specialized)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6,7</text:p>
          </table:table-cell>
          <table:table-cell table:style-name="ce87" office:value-type="string" calcext:value-type="string">
            <text:p>older</text:p>
          </table:table-cell>
          <table:table-cell office:value-type="string" calcext:value-type="string">
            <text:p>Sanshin medium flange (like Specialized)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2.1" calcext:value-type="float">
            <text:p>62.1</text:p>
          </table:table-cell>
          <table:table-cell table:style-name="ce26" office:value-type="float" office:value="37.7" calcext:value-type="float">
            <text:p>37.7</text:p>
          </table:table-cell>
          <table:table-cell table:style-name="ce26" office:value-type="float" office:value="62.1" calcext:value-type="float">
            <text:p>62.1</text:p>
          </table:table-cell>
          <table:table-cell table:style-name="ce26" office:value-type="float" office:value="37.7" calcext:value-type="float">
            <text:p>37.7</text:p>
          </table:table-cell>
          <table:table-cell table:style-name="ce87" office:value-type="string" calcext:value-type="string">
            <text:p>n/a</text:p>
          </table:table-cell>
          <table:table-cell table:style-name="ce87"/>
          <table:table-cell table:style-name="ce87" office:value-type="string" calcext:value-type="string">
            <text:p>n/a</text:p>
          </table:table-cell>
          <table:table-cell office:value-type="string" calcext:value-type="string">
            <text:p>Schwinn unicycle hub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table:formula="of:=74/2+(3.3/2)" office:value-type="float" office:value="38.65" calcext:value-type="float">
            <text:p>38.7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table:formula="of:=74/2+(3.3/2)" office:value-type="float" office:value="38.65" calcext:value-type="float">
            <text:p>38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105 <text:s/>HB-5501</text:p>
          </table:table-cell>
          <table:table-cell table:style-name="ce134" office:value-type="date" office:date-value="2003-11-11" calcext:value-type="date">
            <text:p>11-Nov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2.5" calcext:value-type="float">
            <text:p>3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105 FH-5500</text:p>
          </table:table-cell>
          <table:table-cell table:style-name="ce134" office:value-type="date" office:date-value="2002-03-05" calcext:value-type="date">
            <text:p>5-Mar-2002</text:p>
          </table:table-cell>
          <table:table-cell office:value-type="string" calcext:value-type="string">
            <text:p>http://bike.shimano.com/road/105/ComponentTemplate.asp?partnumber=FH-5500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3" calcext:value-type="float">
            <text:p>37.3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7" calcext:value-type="float">
            <text:p>20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himano 105SC FH-1055 7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105SC HB-1055-F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2" calcext:value-type="float">
            <text:p>38.2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2" calcext:value-type="float">
            <text:p>20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himano 200GS FH-HG20-QR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6.2" calcext:value-type="float">
            <text:p>36.2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2" calcext:value-type="float">
            <text:p>22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200GS FH-HG20-QR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6.2" calcext:value-type="float">
            <text:p>36.2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2" calcext:value-type="float">
            <text:p>22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400CX FH-C04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400CX HB-C40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himano 600 FH-6400 6S</text:p>
          </table:table-cell>
          <table:table-cell table:style-name="ce134" office:value-type="date" office:date-value="2002-12-03" calcext:value-type="date">
            <text:p>3-Dec-2002</text:p>
          </table:table-cell>
          <table:table-cell office:value-type="string" calcext:value-type="string">
            <text:p>Jim McKi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3" calcext:value-type="float">
            <text:p>37.3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7" calcext:value-type="float">
            <text:p>20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table:style-name="ce132" office:value-type="string" calcext:value-type="string">
            <text:p>Shimano 600 Ultegra FH-6401 7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1" calcext:value-type="float">
            <text:p>37.1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9" calcext:value-type="float">
            <text:p>20.9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Shimano 600 Ultegra FH-6402 8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600 Ultegra HB-640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3" calcext:value-type="float">
            <text:p>35.3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7" calcext:value-type="float">
            <text:p>22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700CX FH-C07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700CX HB-C70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1" calcext:value-type="float">
            <text:p>38.1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5" calcext:value-type="float">
            <text:p>22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Acera FH-M29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6" calcext:value-type="float">
            <text:p>35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Acera FH-M29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Acera HB-M29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.5" calcext:value-type="float">
            <text:p>21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Alivio FH-MC18AZ</text:p>
          </table:table-cell>
          <table:table-cell table:style-name="ce134" office:value-type="date" office:date-value="2002-02-28" calcext:value-type="date">
            <text:p>28-Feb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1" calcext:value-type="float">
            <text:p>38.1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5" calcext:value-type="float">
            <text:p>22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Alivio FH-R05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6" calcext:value-type="float">
            <text:p>35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Alivio FH-R05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6" calcext:value-type="float">
            <text:p>37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3" calcext:value-type="float">
            <text:p>23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himano Altus C90 FH-CT9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1" calcext:value-type="float">
            <text:p>38.1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5" calcext:value-type="float">
            <text:p>22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Altus C90 FH-CT9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6" calcext:value-type="float">
            <text:p>35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Altus C90 FH-CT9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6" calcext:value-type="float">
            <text:p>35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Altus C90 FH-CT9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string" calcext:value-type="string">
            <text:p>96 or 100</text:p>
          </table:table-cell>
          <table:table-cell office:value-type="string" calcext:value-type="string">
            <text:p>Shimano Altus C90 HB-CT9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1" calcext:value-type="float">
            <text:p>38.1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5" calcext:value-type="float">
            <text:p>22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6,7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Shimano Deore DX cassett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himano Deore HB-M51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himano Deore HB-M530</text:p>
          </table:table-cell>
          <table:table-cell table:style-name="ce136" office:value-type="date" office:date-value="2006-12-02" calcext:value-type="date">
            <text:p>2-Dec-06</text:p>
          </table:table-cell>
          <table:table-cell office:value-type="string" calcext:value-type="string">
            <text:p>Knoesen, Scherrit : WM Gerrard &lt;scherrit.knoesen@gerrard.com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9" calcext:value-type="float">
            <text:p>37.9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7" calcext:value-type="float">
            <text:p>22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Deore LX &amp; STX-RC. FH-R080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6" calcext:value-type="float">
            <text:p>37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3" calcext:value-type="float">
            <text:p>23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Deore LX FH-563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1" calcext:value-type="float">
            <text:p>35.1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5.5" calcext:value-type="float">
            <text:p>25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Deore LX FH-563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9" calcext:value-type="float">
            <text:p>37.9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7" calcext:value-type="float">
            <text:p>22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Deore LX FH-565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6.8" calcext:value-type="float">
            <text:p>36.8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3.2" calcext:value-type="float">
            <text:p>23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Deore LX FH-57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Deore LX HB-M563, HB-M564, HB-M57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6.8" calcext:value-type="float">
            <text:p>36.8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3.2" calcext:value-type="float">
            <text:p>23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Deore XT FH-M737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18.5" calcext:value-type="float">
            <text:p>18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Deore XT FH-M756L</text:p>
          </table:table-cell>
          <table:table-cell table:style-name="ce134" office:value-type="date" office:date-value="2003-10-06" calcext:value-type="date">
            <text:p>6-Oct-2003</text:p>
          </table:table-cell>
          <table:table-cell table:style-name="ce138" office:value-type="string" calcext:value-type="string">
            <text:p><text:span text:style-name="T14"><text:a xlink:href="mailto:barsiantony@hotmail.com" xlink:type="simple">barsiantony@hotmail.com</text:a></text:span>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Deore XT HB-M737, HB-M738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21.1" calcext:value-type="float">
            <text:p>21.1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1.7" calcext:value-type="float">
            <text:p>31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Deore XT HB-M756L</text:p>
          </table:table-cell>
          <table:table-cell table:style-name="ce134" office:value-type="date" office:date-value="2003-10-06" calcext:value-type="date">
            <text:p>6-Oct-2003</text:p>
          </table:table-cell>
          <table:table-cell table:style-name="ce138" office:value-type="string" calcext:value-type="string">
            <text:p><text:span text:style-name="T14"><text:a xlink:href="mailto:barsiantony@hotmail.com" xlink:type="simple">barsiantony@hotmail.com</text:a></text:span>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table:formula="of:=(56.9/2)+7.9+(3.3/2)" office:value-type="float" office:value="38" calcext:value-type="float">
            <text:p>38.0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table:formula="of:=(56.9/2)-7.9+(3.3/2)" office:value-type="float" office:value="22.2" calcext:value-type="float">
            <text:p>22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9,10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Dura-Ace 10spd 7800</text:p>
          </table:table-cell>
          <table:table-cell table:style-name="ce134" office:value-type="date" office:date-value="2003-07-30" calcext:value-type="date">
            <text:p>30-Jul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table:formula="of:=37+(3.3/2)" office:value-type="float" office:value="38.65" calcext:value-type="float">
            <text:p>38.7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table:formula="of:=37+(3.3/2)" office:value-type="float" office:value="38.65" calcext:value-type="float">
            <text:p>38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Dura-Ace 7800</text:p>
          </table:table-cell>
          <table:table-cell table:style-name="ce134" office:value-type="date" office:date-value="2003-07-30" calcext:value-type="date">
            <text:p>30-Jul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6.8" calcext:value-type="float">
            <text:p>36.8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3.2" calcext:value-type="float">
            <text:p>23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himano Dura-Ace FH-7400 6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8.15" calcext:value-type="float">
            <text:p>38.2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1.85" calcext:value-type="float">
            <text:p>21.9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himano Dura-Ace FH-7400 7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6.9" calcext:value-type="float">
            <text:p>36.9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1.1" calcext:value-type="float">
            <text:p>21.1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Dura-Ace FH-7402, 7403 8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6.9" calcext:value-type="float">
            <text:p>36.9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1.1" calcext:value-type="float">
            <text:p>21.1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Dura-Ace FH-7700 9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7" calcext:value-type="float">
            <text:p>37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Dura-Ace low flange, all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8.95" calcext:value-type="float">
            <text:p>29.0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9" calcext:value-type="float">
            <text:p>2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Shimano Dura-Ace re-spaced to track</text:p>
          </table:table-cell>
          <table:table-cell table:style-name="ce134" office:value-type="date" office:date-value="2002-03-09" calcext:value-type="date">
            <text:p>9-Mar-2002</text:p>
          </table:table-cell>
          <table:table-cell office:value-type="string" calcext:value-type="string">
            <text:p>DGR "New Dura-Ace" freewheel hub: 1986-ish?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Dura-Ace track high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Shimano Dura-Ace track high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77" calcext:value-type="float">
            <text:p>35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Dura-Ace track small flange</text:p>
          </table:table-cell>
          <table:table-cell table:style-name="ce134" office:value-type="date" office:date-value="2002-03-03" calcext:value-type="date">
            <text:p>3-Mar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7.48" calcext:value-type="float">
            <text:p>37.5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1.71" calcext:value-type="float">
            <text:p>31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Shimano Dura-Ace track small flange</text:p>
          </table:table-cell>
          <table:table-cell table:style-name="ce134" office:value-type="date" office:date-value="2002-03-03" calcext:value-type="date">
            <text:p>3-Mar-2002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2" calcext:value-type="float">
            <text:p>38.2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2" calcext:value-type="float">
            <text:p>20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himano Exage FH-HG40, FH-HG5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6.2" calcext:value-type="float">
            <text:p>36.2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2" calcext:value-type="float">
            <text:p>22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Exage FH-HG40, FH-HG5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3.7" calcext:value-type="float">
            <text:p>33.7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4.7" calcext:value-type="float">
            <text:p>24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Exage FH-HG40, FH-HG5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Exage HB-RM50-F, HB-RM5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6" calcext:value-type="float">
            <text:p>35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FH-RM40-8</text:p>
          </table:table-cell>
          <table:table-cell table:style-name="ce134" office:value-type="date" office:date-value="2002-02-28" calcext:value-type="date">
            <text:p>28-Feb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80" calcext:value-type="float">
            <text:p>80.0</text:p>
          </table:table-cell>
          <table:table-cell table:style-name="ce26" office:value-type="float" office:value="28" calcext:value-type="float">
            <text:p>28.0</text:p>
          </table:table-cell>
          <table:table-cell table:style-name="ce26" office:value-type="float" office:value="80" calcext:value-type="float">
            <text:p>80.0</text:p>
          </table:table-cell>
          <table:table-cell table:style-name="ce26" office:value-type="float" office:value="28" calcext:value-type="float">
            <text:p>28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himano HB-NX30 hubdynamo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80" calcext:value-type="float">
            <text:p>80.0</text:p>
          </table:table-cell>
          <table:table-cell table:style-name="ce26" office:value-type="float" office:value="29" calcext:value-type="float">
            <text:p>29.0</text:p>
          </table:table-cell>
          <table:table-cell table:style-name="ce26" office:value-type="float" office:value="80" calcext:value-type="float">
            <text:p>80.0</text:p>
          </table:table-cell>
          <table:table-cell table:style-name="ce26" office:value-type="float" office:value="29" calcext:value-type="float">
            <text:p>29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himano Inter-L hub dynamo 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25" calcext:value-type="float">
            <text:p>25.0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himano Nexave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Nexave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87" calcext:value-type="float">
            <text:p>87.0</text:p>
          </table:table-cell>
          <table:table-cell table:style-name="ce26" office:value-type="float" office:value="29.225" calcext:value-type="float">
            <text:p>29.2</text:p>
          </table:table-cell>
          <table:table-cell table:style-name="ce26" office:value-type="float" office:value="87" calcext:value-type="float">
            <text:p>87.0</text:p>
          </table:table-cell>
          <table:table-cell table:style-name="ce26" office:value-type="float" office:value="25.375" calcext:value-type="float">
            <text:p>25.4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Nexus SG-7R45 7SPD INTER-7 ROLLER BRAKE</text:p>
          </table:table-cell>
          <table:table-cell table:style-name="ce134" office:value-type="date" office:date-value="2002-05-07" calcext:value-type="date">
            <text:p>7-May-2002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84" calcext:value-type="float">
            <text:p>84.0</text:p>
          </table:table-cell>
          <table:table-cell table:style-name="ce26" office:value-type="float" office:value="31.15" calcext:value-type="float">
            <text:p>31.2</text:p>
          </table:table-cell>
          <table:table-cell table:style-name="ce26" office:value-type="float" office:value="84" calcext:value-type="float">
            <text:p>84.0</text:p>
          </table:table-cell>
          <table:table-cell table:style-name="ce26" office:value-type="float" office:value="23.45" calcext:value-type="float">
            <text:p>23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3.5" calcext:value-type="float">
            <text:p>123.5</text:p>
          </table:table-cell>
          <table:table-cell office:value-type="string" calcext:value-type="string">
            <text:p>Shimano Nexus 4S coaster brake SG-4C3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84" calcext:value-type="float">
            <text:p>84.0</text:p>
          </table:table-cell>
          <table:table-cell table:style-name="ce26" office:value-type="float" office:value="27.7" calcext:value-type="float">
            <text:p>27.7</text:p>
          </table:table-cell>
          <table:table-cell table:style-name="ce26" office:value-type="float" office:value="84" calcext:value-type="float">
            <text:p>84.0</text:p>
          </table:table-cell>
          <table:table-cell table:style-name="ce26" office:value-type="float" office:value="33.55" calcext:value-type="float">
            <text:p>33.6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3.5" calcext:value-type="float">
            <text:p>123.5</text:p>
          </table:table-cell>
          <table:table-cell office:value-type="string" calcext:value-type="string">
            <text:p>Shimano Nexus 4S roller brake SG-4R31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87" calcext:value-type="float">
            <text:p>87.0</text:p>
          </table:table-cell>
          <table:table-cell table:style-name="ce26" office:value-type="float" office:value="29.73" calcext:value-type="float">
            <text:p>29.7</text:p>
          </table:table-cell>
          <table:table-cell table:style-name="ce26" office:value-type="float" office:value="87" calcext:value-type="float">
            <text:p>87.0</text:p>
          </table:table-cell>
          <table:table-cell table:style-name="ce26" office:value-type="float" office:value="24.7" calcext:value-type="float">
            <text:p>24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7" calcext:value-type="float">
            <text:p>127</text:p>
          </table:table-cell>
          <table:table-cell office:value-type="string" calcext:value-type="string">
            <text:p>Shimano Nexus 7S coaster brake SG-7C21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87" calcext:value-type="float">
            <text:p>87.0</text:p>
          </table:table-cell>
          <table:table-cell table:style-name="ce26" office:value-type="float" office:value="31.15" calcext:value-type="float">
            <text:p>31.2</text:p>
          </table:table-cell>
          <table:table-cell table:style-name="ce26" office:value-type="float" office:value="87" calcext:value-type="float">
            <text:p>87.0</text:p>
          </table:table-cell>
          <table:table-cell table:style-name="ce26" office:value-type="float" office:value="23.45" calcext:value-type="float">
            <text:p>23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Nexus 7S roller brake SG-7R4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26" calcext:value-type="float">
            <text:p>26.0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Nexus HB-IM40 front, roller brak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80" calcext:value-type="float">
            <text:p>80.0</text:p>
          </table:table-cell>
          <table:table-cell table:style-name="ce26" office:value-type="float" office:value="23.2" calcext:value-type="float">
            <text:p>23.2</text:p>
          </table:table-cell>
          <table:table-cell table:style-name="ce26" office:value-type="float" office:value="80" calcext:value-type="float">
            <text:p>80.0</text:p>
          </table:table-cell>
          <table:table-cell table:style-name="ce26" office:value-type="float" office:value="28.8" calcext:value-type="float">
            <text:p>28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Nexus HB-NX70 Disc hubdynamo</text:p>
          </table:table-cell>
          <table:table-cell table:style-name="ce136" office:value-type="date" office:date-value="2006-12-02" calcext:value-type="date">
            <text:p>2-Dec-06</text:p>
          </table:table-cell>
          <table:table-cell office:value-type="string" calcext:value-type="string">
            <text:p>Shimano's web site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92.6" calcext:value-type="float">
            <text:p>92.6</text:p>
          </table:table-cell>
          <table:table-cell table:style-name="ce26" office:value-type="float" office:value="29.3" calcext:value-type="float">
            <text:p>29.3</text:p>
          </table:table-cell>
          <table:table-cell table:style-name="ce26" office:value-type="float" office:value="92.6" calcext:value-type="float">
            <text:p>92.6</text:p>
          </table:table-cell>
          <table:table-cell table:style-name="ce26" office:value-type="float" office:value="24.9" calcext:value-type="float">
            <text:p>24.9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2" calcext:value-type="float">
            <text:p>132</text:p>
          </table:table-cell>
          <table:table-cell office:value-type="string" calcext:value-type="string">
            <text:p>Shimano Nexus Inter-8 8-speed internal</text:p>
          </table:table-cell>
          <table:table-cell table:style-name="ce134" office:value-type="date" office:date-value="2003-10-06" calcext:value-type="date">
            <text:p>6-Oct-2003</text:p>
          </table:table-cell>
          <table:table-cell table:style-name="ce138" office:value-type="string" calcext:value-type="string">
            <text:p><text:span text:style-name="T14"><text:a xlink:href="mailto:CaptBike@sheldonbrown.com" xlink:type="simple">CaptBike@sheldonbrown.com</text:a></text:span>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92.6" calcext:value-type="float">
            <text:p>92.6</text:p>
          </table:table-cell>
          <table:table-cell table:style-name="ce26" table:formula="of:=31.85-3.2/2" office:value-type="float" office:value="30.25" calcext:value-type="float">
            <text:p>30.3</text:p>
          </table:table-cell>
          <table:table-cell table:style-name="ce26" office:value-type="float" office:value="92.6" calcext:value-type="float">
            <text:p>92.6</text:p>
          </table:table-cell>
          <table:table-cell table:style-name="ce26" table:formula="of:=26.45-3.2/2" office:value-type="float" office:value="24.85" calcext:value-type="float">
            <text:p>24.9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Shimano Nexus Inter-8 8-speed internal SG-8R20</text:p>
          </table:table-cell>
          <table:table-cell table:style-name="ce134" office:value-type="date" office:date-value="2004-01-22" calcext:value-type="date">
            <text:p>22-Jan-2004</text:p>
          </table:table-cell>
          <table:table-cell table:style-name="ce138" office:value-type="string" calcext:value-type="string">
            <text:p><text:span text:style-name="T14"><text:a xlink:href="mailto:CaptBike@sheldonbrown.com" xlink:type="simple">CaptBike@sheldonbrown.com</text:a></text:span>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92.6" calcext:value-type="float">
            <text:p>92.6</text:p>
          </table:table-cell>
          <table:table-cell table:style-name="ce26" office:value-type="float" office:value="32.9" calcext:value-type="float">
            <text:p>32.9</text:p>
          </table:table-cell>
          <table:table-cell table:style-name="ce26" office:value-type="float" office:value="92.6" calcext:value-type="float">
            <text:p>92.6</text:p>
          </table:table-cell>
          <table:table-cell table:style-name="ce26" office:value-type="float" office:value="21.3" calcext:value-type="float">
            <text:p>21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5" calcext:value-type="float">
            <text:p>125</text:p>
          </table:table-cell>
          <table:table-cell office:value-type="string" calcext:value-type="string">
            <text:p>Shimano Nexus Inter-8 8-speed internal without roller brake locknut</text:p>
          </table:table-cell>
          <table:table-cell table:style-name="ce134" office:value-type="date" office:date-value="2003-10-06" calcext:value-type="date">
            <text:p>6-Oct-2003</text:p>
          </table:table-cell>
          <table:table-cell table:style-name="ce138" office:value-type="string" calcext:value-type="string">
            <text:p><text:span text:style-name="T14"><text:a xlink:href="mailto:CaptBike@sheldonbrown.com" xlink:type="simple">CaptBike@sheldonbrown.com</text:a></text:span>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80" calcext:value-type="float">
            <text:p>80.0</text:p>
          </table:table-cell>
          <table:table-cell table:style-name="ce26" office:value-type="float" office:value="28.5" calcext:value-type="float">
            <text:p>28.5</text:p>
          </table:table-cell>
          <table:table-cell table:style-name="ce26" office:value-type="float" office:value="80" calcext:value-type="float">
            <text:p>80.0</text:p>
          </table:table-cell>
          <table:table-cell table:style-name="ce26" office:value-type="float" office:value="28.5" calcext:value-type="float">
            <text:p>28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Nexus Inter-L HB-NX30 hub dynamo</text:p>
          </table:table-cell>
          <table:table-cell table:style-name="ce134" office:value-type="date" office:date-value="2001-10-11" calcext:value-type="date">
            <text:p>11-Oct-2001</text:p>
          </table:table-cell>
          <table:table-cell office:value-type="string" calcext:value-type="string">
            <text:p>Martin Staines &lt;mstaines@superform-aluminium.com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74" calcext:value-type="float">
            <text:p>74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74" calcext:value-type="float">
            <text:p>74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Nexus Sport DH-3N70 hub dynamo</text:p>
          </table:table-cell>
          <table:table-cell table:style-name="ce134" office:value-type="date" office:date-value="2005-11-05" calcext:value-type="date">
            <text:p>5-Nov-2005</text:p>
          </table:table-cell>
          <table:table-cell office:value-type="string" calcext:value-type="string">
            <text:p>shimano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74" calcext:value-type="float">
            <text:p>74.0</text:p>
          </table:table-cell>
          <table:table-cell table:style-name="ce26" table:formula="of:=52.3/2-3.85" office:value-type="float" office:value="22.3" calcext:value-type="float">
            <text:p>22.3</text:p>
          </table:table-cell>
          <table:table-cell table:style-name="ce26" office:value-type="float" office:value="74" calcext:value-type="float">
            <text:p>74.0</text:p>
          </table:table-cell>
          <table:table-cell table:style-name="ce26" table:formula="of:=52.3/2+3.85" office:value-type="float" office:value="30" calcext:value-type="float">
            <text:p>30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Nexus Sport DH-3D70 hub dynamo (disc brake)</text:p>
          </table:table-cell>
          <table:table-cell table:style-name="ce134" office:value-type="date" office:date-value="2005-11-05" calcext:value-type="date">
            <text:p>5-Nov-2005</text:p>
          </table:table-cell>
          <table:table-cell office:value-type="string" calcext:value-type="string">
            <text:p>shimano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parallax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7" calcext:value-type="float">
            <text:p>20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himano RSX FH-A41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2" calcext:value-type="float">
            <text:p>22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RSX FH-A41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table:formula="of:=135/2-34.17+2.5" office:value-type="float" office:value="35.83" calcext:value-type="float">
            <text:p>35.8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table:formula="of:=135/2-46.16-2.5" office:value-type="float" office:value="18.84" calcext:value-type="float">
            <text:p>18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RSX FH-A416</text:p>
          </table:table-cell>
          <table:table-cell table:style-name="ce134" office:value-type="date" office:date-value="2002-09-29" calcext:value-type="date">
            <text:p>29-Sep-2002</text:p>
          </table:table-cell>
          <table:table-cell table:style-name="ce139"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table:formula="of:=135/2-34.17" office:value-type="float" office:value="33.33" calcext:value-type="float">
            <text:p>33.3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table:formula="of:=135/2-46.16" office:value-type="float" office:value="21.34" calcext:value-type="float">
            <text:p>21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RSX FH-A416, respaced from 130mm to 135</text:p>
          </table:table-cell>
          <table:table-cell table:style-name="ce134" office:value-type="date" office:date-value="2002-09-29" calcext:value-type="date">
            <text:p>29-Sep-2002</text:p>
          </table:table-cell>
          <table:table-cell table:style-name="ce139"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RSX HB-A41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3" calcext:value-type="float">
            <text:p>37.3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7" calcext:value-type="float">
            <text:p>20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himano RX100 FH-A55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RX100 HB-A550-F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6.8" calcext:value-type="float">
            <text:p>36.8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2" calcext:value-type="float">
            <text:p>20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himano Santé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5" calcext:value-type="float">
            <text:p>35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5" calcext:value-type="float">
            <text:p>35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Santé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1" calcext:value-type="float">
            <text:p>38.1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5" calcext:value-type="float">
            <text:p>22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STX FH-MC32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6" calcext:value-type="float">
            <text:p>35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STX FH-MC32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1" calcext:value-type="float">
            <text:p>38.1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5" calcext:value-type="float">
            <text:p>22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STX FH-R05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6" calcext:value-type="float">
            <text:p>35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STX FH-R05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STX HB-MC32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1" calcext:value-type="float">
            <text:p>38.1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5" calcext:value-type="float">
            <text:p>22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STX-RC FH-MC33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6" calcext:value-type="float">
            <text:p>35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STX-RC FH-MC33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STX-RC. HB-MC33-S, HB-MC33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28" calcext:value-type="float">
            <text:p>28.0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45" calcext:value-type="float">
            <text:p>145</text:p>
          </table:table-cell>
          <table:table-cell table:style-name="ce132" office:value-type="string" calcext:value-type="string">
            <text:p>Shimano tandem FH-FH08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tandem HB-HF08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himano Ultegra 9 spd FH-6500</text:p>
          </table:table-cell>
          <table:table-cell table:style-name="ce134" office:value-type="date" office:date-value="2003-08-03" calcext:value-type="date">
            <text:p>3-Aug-2003</text:p>
          </table:table-cell>
          <table:table-cell office:value-type="string" calcext:value-type="string">
            <text:p>dcg</text:p>
          </table:table-cell>
          <table:table-cell table:style-name="ce101"/>
          <table:table-cell table:number-columns-repeated="1012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74" calcext:value-type="float">
            <text:p>74.0</text:p>
          </table:table-cell>
          <table:table-cell table:style-name="ce26" office:value-type="float" office:value="28.5" calcext:value-type="float">
            <text:p>28.5</text:p>
          </table:table-cell>
          <table:table-cell table:style-name="ce26" office:value-type="float" office:value="74" calcext:value-type="float">
            <text:p>74.0</text:p>
          </table:table-cell>
          <table:table-cell table:style-name="ce26" office:value-type="float" office:value="28.5" calcext:value-type="float">
            <text:p>28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Ultegra DH-2N70 hub dynamo</text:p>
          </table:table-cell>
          <table:table-cell table:style-name="ce134" office:value-type="date" office:date-value="2005-03-23" calcext:value-type="date">
            <text:p>23-Mar-2005</text:p>
          </table:table-cell>
          <table:table-cell table:style-name="ce101" office:value-type="string" calcext:value-type="string">
            <text:p><text:span text:style-name="T14"><text:a xlink:href="mailto:info@m-gineering.nl" xlink:type="simple">info@m-gineering.nl</text:a></text:span>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1" calcext:value-type="float">
            <text:p>37.1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9" calcext:value-type="float">
            <text:p>20.9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Shimano Ultegra FH-6500 9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6.3" calcext:value-type="float">
            <text:p>36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Ultegra HB-650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table:formula="of:=37+(3.3/2)" office:value-type="float" office:value="38.65" calcext:value-type="float">
            <text:p>38.7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table:formula="of:=37+(3.3/2)" office:value-type="float" office:value="38.65" calcext:value-type="float">
            <text:p>38.7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Ultegra HB-6500A</text:p>
          </table:table-cell>
          <table:table-cell table:style-name="ce134" office:value-type="date" office:date-value="2003-08-03" calcext:value-type="date">
            <text:p>3-Aug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XT Dis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XT Dis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table:formula="of:=(58.4/2)+6.15+(3.3/2)" office:value-type="float" office:value="37" calcext:value-type="float">
            <text:p>37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table:formula="of:=(58.4/2)-6.15+(3.3/2)" office:value-type="float" office:value="24.7" calcext:value-type="float">
            <text:p>24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XT Disc FH-M756</text:p>
          </table:table-cell>
          <table:table-cell table:style-name="ce134" office:value-type="date" office:date-value="2003-08-06" calcext:value-type="date">
            <text:p>6-Aug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table:formula="of:=(60.6/2)-5.5+(3.3/2)" office:value-type="float" office:value="26.45" calcext:value-type="float">
            <text:p>26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table:formula="of:=(60.6/2)+5.5+(3.3/2)" office:value-type="float" office:value="37.45" calcext:value-type="float">
            <text:p>37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XT Disc HB-M765</text:p>
          </table:table-cell>
          <table:table-cell table:style-name="ce134" office:value-type="date" office:date-value="2003-08-06" calcext:value-type="date">
            <text:p>6-Aug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XT FH-M750</text:p>
          </table:table-cell>
          <table:table-cell table:style-name="ce134" office:value-type="date" office:date-value="2003-08-06" calcext:value-type="date">
            <text:p>6-Aug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55" calcext:value-type="float">
            <text:p>37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.75" calcext:value-type="float">
            <text:p>21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XT FH-M760</text:p>
          </table:table-cell>
          <table:table-cell table:style-name="ce134" office:value-type="date" office:date-value="2005-11-05" calcext:value-type="date">
            <text:p>5-Nov-2005</text:p>
          </table:table-cell>
          <table:table-cell table:style-name="ce140" office:value-type="string" calcext:value-type="string">
            <text:p><text:span text:style-name="T14"><text:a xlink:href="http://www.shimano.com/" xlink:type="simple">shimano.com</text:a></text:span>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5" calcext:value-type="float">
            <text:p>35.5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5" calcext:value-type="float">
            <text:p>35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XT HB-M751</text:p>
          </table:table-cell>
          <table:table-cell table:style-name="ce134" office:value-type="date" office:date-value="2003-08-06" calcext:value-type="date">
            <text:p>6-Aug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XT HB-M753</text:p>
          </table:table-cell>
          <table:table-cell table:style-name="ce134" office:value-type="date" office:date-value="2004-12-11" calcext:value-type="date">
            <text:p>11-Dec-2004</text:p>
          </table:table-cell>
          <table:table-cell office:value-type="string" calcext:value-type="string">
            <text:p>Thad Ross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XT FH-M752</text:p>
          </table:table-cell>
          <table:table-cell table:style-name="ce134" office:value-type="date" office:date-value="2004-12-11" calcext:value-type="date">
            <text:p>11-Dec-2004</text:p>
          </table:table-cell>
          <table:table-cell office:value-type="string" calcext:value-type="string">
            <text:p>Thad Ross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15" calcext:value-type="float">
            <text:p>34.2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.15" calcext:value-type="float">
            <text:p>34.2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XT HB-M760</text:p>
          </table:table-cell>
          <table:table-cell table:style-name="ce134" office:value-type="date" office:date-value="2003-08-06" calcext:value-type="date">
            <text:p>6-Aug-2003</text:p>
          </table:table-cell>
          <table:table-cell office:value-type="string" calcext:value-type="string">
            <text:p>dcg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XT-II, DX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6" calcext:value-type="float">
            <text:p>35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6,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XT-II, DX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6.8" calcext:value-type="float">
            <text:p>36.8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3.2" calcext:value-type="float">
            <text:p>23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XTR FH-M950</text:p>
          </table:table-cell>
          <table:table-cell table:style-name="ce134" office:value-type="date" office:date-value="2002-11-21" calcext:value-type="date">
            <text:p>21-Nov-2002</text:p>
          </table:table-cell>
          <table:table-cell office:value-type="string" calcext:value-type="string">
            <text:p>www.shimano.com says 26.8; Kent says 36.8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table:formula="of:=58.4/2+6.15" office:value-type="float" office:value="35.35" calcext:value-type="float">
            <text:p>35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table:formula="of:=58.4/2-6.15" office:value-type="float" office:value="23.05" calcext:value-type="float">
            <text:p>23.1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himano XTR FH-M965 Disc</text:p>
          </table:table-cell>
          <table:table-cell table:style-name="ce134" office:value-type="date" office:date-value="2002-06-18" calcext:value-type="date">
            <text:p>18-Jun-2002</text:p>
          </table:table-cell>
          <table:table-cell office:value-type="string" calcext:value-type="string">
            <text:p>Shimano 2002/03 Products &amp; Features book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.8" calcext:value-type="float">
            <text:p>35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XTR HB-M95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3.4" calcext:value-type="float">
            <text:p>43.4</text:p>
          </table:table-cell>
          <table:table-cell table:style-name="ce26" table:formula="of:=60.6/2-5.5" office:value-type="float" office:value="24.8" calcext:value-type="float">
            <text:p>24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table:formula="of:=60.6/2+5.5" office:value-type="float" office:value="35.8" calcext:value-type="float">
            <text:p>35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imano XTR HB-M965 Disc</text:p>
          </table:table-cell>
          <table:table-cell table:style-name="ce134" office:value-type="date" office:date-value="2002-06-18" calcext:value-type="date">
            <text:p>18-Jun-2002</text:p>
          </table:table-cell>
          <table:table-cell office:value-type="string" calcext:value-type="string">
            <text:p>Shimano 2002/03 Products &amp; Features book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ogun Little Sumo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hogun Zero Carbon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70" calcext:value-type="float">
            <text:p>70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70" calcext:value-type="float">
            <text:p>70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ON 20-28" hubdynamo (2000 model)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70" calcext:value-type="float">
            <text:p>70.0</text:p>
          </table:table-cell>
          <table:table-cell table:style-name="ce26" office:value-type="float" office:value="21.5" calcext:value-type="float">
            <text:p>21.5</text:p>
          </table:table-cell>
          <table:table-cell table:style-name="ce26" office:value-type="float" office:value="70" calcext:value-type="float">
            <text:p>70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ON 20-28" hubdynamo-disc brake (2000 model)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pecialized low flang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5.5" calcext:value-type="float">
            <text:p>35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pecialized low flang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pecialized low flang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pecialized medium flang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28" calcext:value-type="float">
            <text:p>28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string" calcext:value-type="string">
            <text:p>old</text:p>
          </table:table-cell>
          <table:table-cell office:value-type="string" calcext:value-type="string">
            <text:p>Specialized medium flang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string" calcext:value-type="string">
            <text:p>older</text:p>
          </table:table-cell>
          <table:table-cell office:value-type="string" calcext:value-type="string">
            <text:p>Specialized medium flang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4.8" calcext:value-type="float">
            <text:p>34.8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4.8" calcext:value-type="float">
            <text:p>34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pecialized skraxle by DT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" calcext:value-type="float">
            <text:p>37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pecialized Stout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4.8" calcext:value-type="float">
            <text:p>34.8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4.8" calcext:value-type="float">
            <text:p>34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pecialized Y2K by DT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7" calcext:value-type="float">
            <text:p>37.7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6.7" calcext:value-type="float">
            <text:p>16.7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pecialized Y2K by DT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.2" calcext:value-type="float">
            <text:p>35.2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.2" calcext:value-type="float">
            <text:p>19.2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pecialized Y2K by DT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number-columns-repeated="2" table:style-name="ce26" office:value-type="float" office:value="38" calcext:value-type="float">
            <text:p>38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peed Te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0" calcext:value-type="float">
            <text:p>20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peed Tec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peed Tec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pot Single Speed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41" calcext:value-type="float">
            <text:p>4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pot single speed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.3" calcext:value-type="float">
            <text:p>34.3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.3" calcext:value-type="float">
            <text:p>34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R sealed bearing</text:p>
          </table:table-cell>
          <table:table-cell table:style-name="ce134" office:value-type="date" office:date-value="2004-03-07" calcext:value-type="date">
            <text:p>7-Mar-2004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29.6" calcext:value-type="float">
            <text:p>29.6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29.6" calcext:value-type="float">
            <text:p>29.6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RAM 2001 non-disc hub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0.7" calcext:value-type="float">
            <text:p>30.7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RAM 2001 non-disc hub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3" calcext:value-type="float">
            <text:p>3.0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29" calcext:value-type="float">
            <text:p>29.0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29" calcext:value-type="float">
            <text:p>2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3" calcext:value-type="float">
            <text:p>123</text:p>
          </table:table-cell>
          <table:table-cell table:style-name="ce132" office:value-type="string" calcext:value-type="string">
            <text:p>SRAM 5 speed hub MH 5205 w/no brak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3" calcext:value-type="float">
            <text:p>3.0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39.5" calcext:value-type="float">
            <text:p>39.5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28.5" calcext:value-type="float">
            <text:p>28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2" calcext:value-type="float">
            <text:p>122</text:p>
          </table:table-cell>
          <table:table-cell table:style-name="ce132" office:value-type="string" calcext:value-type="string">
            <text:p>SRAM 5 speed hub MH 5215 w/coaster brak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3" calcext:value-type="float">
            <text:p>3.0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30.5" calcext:value-type="float">
            <text:p>3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6" calcext:value-type="float">
            <text:p>126</text:p>
          </table:table-cell>
          <table:table-cell table:style-name="ce132" office:value-type="string" calcext:value-type="string">
            <text:p>SRAM 5 speed hub MH 5225 w/drum brak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RAM 9.0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.95" calcext:value-type="float">
            <text:p>23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7.75" calcext:value-type="float">
            <text:p>27.8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RAM 9.0SL dis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0.7" calcext:value-type="float">
            <text:p>30.7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SRAM 9.0SL, Disc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/>
          <table:table-cell table:style-name="ce132" office:value-type="string" calcext:value-type="string">
            <text:p>SRAM Dual Drive 27/24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/>
          <table:table-cell table:style-name="ce132" office:value-type="string" calcext:value-type="string">
            <text:p>SRAM Dual Drive 27/24 disc brake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/>
          <table:table-cell table:style-name="ce132" office:value-type="string" calcext:value-type="string">
            <text:p>SRAM Dual Drive 27/24 I-brake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93.6" calcext:value-type="float">
            <text:p>93.6</text:p>
          </table:table-cell>
          <table:table-cell table:style-name="ce26" office:value-type="float" office:value="26.5" calcext:value-type="float">
            <text:p>26.5</text:p>
          </table:table-cell>
          <table:table-cell table:style-name="ce26" office:value-type="float" office:value="93.6" calcext:value-type="float">
            <text:p>93.6</text:p>
          </table:table-cell>
          <table:table-cell table:style-name="ce26" office:value-type="float" office:value="31.5" calcext:value-type="float">
            <text:p>31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SRAM i-Motion 9 Gearhub (with back pedal brake)</text:p>
          </table:table-cell>
          <table:table-cell table:style-name="ce134" office:value-type="date" office:date-value="2006-12-02" calcext:value-type="date">
            <text:p>2-Dec-2006</text:p>
          </table:table-cell>
          <table:table-cell office:value-type="string" calcext:value-type="string">
            <text:p>Sheldon Brown &lt;CaptBike@sheldonbrown.com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7.4" calcext:value-type="float">
            <text:p>27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3.8" calcext:value-type="float">
            <text:p>23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SRAM Neos, Centera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9.9" calcext:value-type="float">
            <text:p>29.9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.3" calcext:value-type="float">
            <text:p>21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SRAM Neos, Centera, Traax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0.4" calcext:value-type="float">
            <text:p>30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8" calcext:value-type="float">
            <text:p>20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SRAM Plasma, Quartz, Neos, Centera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29.6" calcext:value-type="float">
            <text:p>29.6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29.6" calcext:value-type="float">
            <text:p>29.6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RAM Plasma, Quartz, Neos, Centera, Traax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62.5" calcext:value-type="float">
            <text:p>62.5</text:p>
          </table:table-cell>
          <table:table-cell table:style-name="ce26" office:value-type="float" office:value="30.4" calcext:value-type="float">
            <text:p>30.4</text:p>
          </table:table-cell>
          <table:table-cell table:style-name="ce26" office:value-type="float" office:value="62.5" calcext:value-type="float">
            <text:p>62.5</text:p>
          </table:table-cell>
          <table:table-cell table:style-name="ce26" office:value-type="float" office:value="20.8" calcext:value-type="float">
            <text:p>20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SRAM Power Disc: Plasma, Quartz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62.5" calcext:value-type="float">
            <text:p>62.5</text:p>
          </table:table-cell>
          <table:table-cell table:style-name="ce26" office:value-type="float" office:value="32.9" calcext:value-type="float">
            <text:p>32.9</text:p>
          </table:table-cell>
          <table:table-cell table:style-name="ce26" office:value-type="float" office:value="62.5" calcext:value-type="float">
            <text:p>62.5</text:p>
          </table:table-cell>
          <table:table-cell table:style-name="ce26" office:value-type="float" office:value="18.3" calcext:value-type="float">
            <text:p>18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SRAM Power Disc: Quartz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2.9" calcext:value-type="float">
            <text:p>32.9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8.3" calcext:value-type="float">
            <text:p>18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SRAM Quartz, Neos, Centera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9" calcext:value-type="float">
            <text:p>2.9</text:p>
          </table:table-cell>
          <table:table-cell table:style-name="ce26" office:value-type="float" office:value="194" calcext:value-type="float">
            <text:p>194.0</text:p>
          </table:table-cell>
          <table:table-cell table:style-name="ce26" office:value-type="float" office:value="27.5" calcext:value-type="float">
            <text:p>27.5</text:p>
          </table:table-cell>
          <table:table-cell table:style-name="ce26" office:value-type="float" office:value="194" calcext:value-type="float">
            <text:p>194.0</text:p>
          </table:table-cell>
          <table:table-cell table:style-name="ce26" office:value-type="float" office:value="27.5" calcext:value-type="float">
            <text:p>27.5</text:p>
          </table:table-cell>
          <table:table-cell table:style-name="ce87" office:value-type="string" calcext:value-type="string">
            <text:p>R</text:p>
          </table:table-cell>
          <table:table-cell table:style-name="ce87" table:number-columns-repeated="2"/>
          <table:table-cell table:style-name="ce132" office:value-type="string" calcext:value-type="string">
            <text:p>SRAM Spar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105" calcext:value-type="float">
            <text:p>105.0</text:p>
          </table:table-cell>
          <table:table-cell table:style-name="ce26" office:value-type="float" office:value="37.9" calcext:value-type="float">
            <text:p>37.9</text:p>
          </table:table-cell>
          <table:table-cell table:style-name="ce26" office:value-type="float" office:value="132" calcext:value-type="float">
            <text:p>132.0</text:p>
          </table:table-cell>
          <table:table-cell table:style-name="ce26" office:value-type="float" office:value="20.7" calcext:value-type="float">
            <text:p>20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SRAM Spectro 12 speed hub with coaster brak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3" calcext:value-type="float">
            <text:p>3.0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5.5" calcext:value-type="float">
            <text:p>25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4.5" calcext:value-type="float">
            <text:p>24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17" calcext:value-type="float">
            <text:p>117</text:p>
          </table:table-cell>
          <table:table-cell table:style-name="ce132" office:value-type="string" calcext:value-type="string">
            <text:p>SRAM Spectro 3 speed hum MH 3115 w/no brak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3" calcext:value-type="float">
            <text:p>3.0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5.5" calcext:value-type="float">
            <text:p>25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4.5" calcext:value-type="float">
            <text:p>24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18" calcext:value-type="float">
            <text:p>118</text:p>
          </table:table-cell>
          <table:table-cell table:style-name="ce132" office:value-type="string" calcext:value-type="string">
            <text:p>SRAM Spectro 3 speed hum MH 3125 w/coaster brak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3" calcext:value-type="float">
            <text:p>3.0</text:p>
          </table:table-cell>
          <table:table-cell table:style-name="ce26" office:value-type="float" office:value="89" calcext:value-type="float">
            <text:p>89.0</text:p>
          </table:table-cell>
          <table:table-cell table:style-name="ce26" office:value-type="float" office:value="32.5" calcext:value-type="float">
            <text:p>32.5</text:p>
          </table:table-cell>
          <table:table-cell table:style-name="ce26" office:value-type="float" office:value="89" calcext:value-type="float">
            <text:p>89.0</text:p>
          </table:table-cell>
          <table:table-cell table:style-name="ce26" office:value-type="float" office:value="25.5" calcext:value-type="float">
            <text:p>25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18" calcext:value-type="float">
            <text:p>118</text:p>
          </table:table-cell>
          <table:table-cell table:style-name="ce132" office:value-type="string" calcext:value-type="string">
            <text:p>SRAM Spectro 3 speed hum MH 3125 w/drum brak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SRAM Spectro 3x7: 3s hub with 7s cassett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3" calcext:value-type="float">
            <text:p>3.0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2" calcext:value-type="float">
            <text:p>132</text:p>
          </table:table-cell>
          <table:table-cell table:style-name="ce132" office:value-type="string" calcext:value-type="string">
            <text:p>SRAM Spectro 7 speed hub MH 7205 w/no brak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3" calcext:value-type="float">
            <text:p>3.0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SRAM Spectro 7 speed hub MH 7215 w/coaster brak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3" calcext:value-type="float">
            <text:p>3.0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35.7" calcext:value-type="float">
            <text:p>35.7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34.8" calcext:value-type="float">
            <text:p>34.8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SRAM Spectro 7 speed hub MH 7225 w/drum brak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0.8" calcext:value-type="float">
            <text:p>30.8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0.4" calcext:value-type="float">
            <text:p>20.4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SRAM Traax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27" calcext:value-type="float">
            <text:p>27.0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27" calcext:value-type="float">
            <text:p>27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Sturmey-Archer 3 sp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102.5" calcext:value-type="float">
            <text:p>102.5</text:p>
          </table:table-cell>
          <table:table-cell table:style-name="ce26" office:value-type="float" office:value="27" calcext:value-type="float">
            <text:p>27.0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27" calcext:value-type="float">
            <text:p>27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turmey-Archer dyno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101" calcext:value-type="float">
            <text:p>101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65" calcext:value-type="float">
            <text:p>65.0</text:p>
          </table:table-cell>
          <table:table-cell table:style-name="ce26" office:value-type="float" office:value="25.5" calcext:value-type="float">
            <text:p>25.5</text:p>
          </table:table-cell>
          <table:table-cell table:style-name="ce87" office:value-type="string" calcext:value-type="string">
            <text:p>R</text:p>
          </table:table-cell>
          <table:table-cell table:style-name="ce87" table:number-columns-repeated="2"/>
          <table:table-cell office:value-type="string" calcext:value-type="string">
            <text:p>Sturmey-Archer dyno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41.5" calcext:value-type="float">
            <text:p>41.5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18.5" calcext:value-type="float">
            <text:p>18.5</text:p>
          </table:table-cell>
          <table:table-cell table:style-name="ce87" office:value-type="string" calcext:value-type="string">
            <text:p>R</text:p>
          </table:table-cell>
          <table:table-cell table:style-name="ce87" table:number-columns-repeated="2"/>
          <table:table-cell office:value-type="string" calcext:value-type="string">
            <text:p>Sturmey-Archer Elite ST drum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27" calcext:value-type="float">
            <text:p>27.0</text:p>
          </table:table-cell>
          <table:table-cell table:style-name="ce26" office:value-type="float" office:value="90" calcext:value-type="float">
            <text:p>90.0</text:p>
          </table:table-cell>
          <table:table-cell table:style-name="ce26" office:value-type="float" office:value="27" calcext:value-type="float">
            <text:p>27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turmey-Archer hi brak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82" calcext:value-type="float">
            <text:p>82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82" calcext:value-type="float">
            <text:p>82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table:number-columns-repeated="2"/>
          <table:table-cell office:value-type="string" calcext:value-type="string">
            <text:p>Sturmey-Archer hi brak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7.15" calcext:value-type="float">
            <text:p>37.2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.7" calcext:value-type="float">
            <text:p>19.7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unn by DT Swiss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52" calcext:value-type="float">
            <text:p>52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un-Ringlé 439/439 Lit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.5" calcext:value-type="float">
            <text:p>54.5</text:p>
          </table:table-cell>
          <table:table-cell table:style-name="ce26" office:value-type="float" office:value="35.5" calcext:value-type="float">
            <text:p>35.5</text:p>
          </table:table-cell>
          <table:table-cell table:style-name="ce26" office:value-type="float" office:value="54.5" calcext:value-type="float">
            <text:p>54.5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un-Ringlé ABBAH / Lawwill DH (12mm thru axle)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9.5" calcext:value-type="float">
            <text:p>59.5</text:p>
          </table:table-cell>
          <table:table-cell table:style-name="ce26" office:value-type="float" office:value="24.5" calcext:value-type="float">
            <text:p>24.5</text:p>
          </table:table-cell>
          <table:table-cell table:style-name="ce26" office:value-type="float" office:value="54.5" calcext:value-type="float">
            <text:p>54.5</text:p>
          </table:table-cell>
          <table:table-cell table:style-name="ce26" office:value-type="float" office:value="35.5" calcext:value-type="float">
            <text:p>35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Sun-Ringlé ABBAH S.O.S. DH (20mm thru axle)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9.5" calcext:value-type="float">
            <text:p>59.5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59.5" calcext:value-type="float">
            <text:p>59.5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un-Ringlé ABBAH S.O.S. X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9.5" calcext:value-type="float">
            <text:p>59.5</text:p>
          </table:table-cell>
          <table:table-cell table:style-name="ce26" office:value-type="float" office:value="21" calcext:value-type="float">
            <text:p>21.0</text:p>
          </table:table-cell>
          <table:table-cell table:style-name="ce26" office:value-type="float" office:value="45.5" calcext:value-type="float">
            <text:p>45.5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un-Ringlé ABBAH S.O.S. XC (9mm axle ends)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1" calcext:value-type="float">
            <text:p>51.0</text:p>
          </table:table-cell>
          <table:table-cell table:style-name="ce26" office:value-type="float" office:value="32.1" calcext:value-type="float">
            <text:p>32.1</text:p>
          </table:table-cell>
          <table:table-cell table:style-name="ce26" office:value-type="float" office:value="51" calcext:value-type="float">
            <text:p>51.0</text:p>
          </table:table-cell>
          <table:table-cell table:style-name="ce26" office:value-type="float" office:value="32.1" calcext:value-type="float">
            <text:p>32.1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string" calcext:value-type="string">
            <text:p>95?</text:p>
          </table:table-cell>
          <table:table-cell office:value-type="string" calcext:value-type="string">
            <text:p>Sun-Ringlé Atilla the Hub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sun-ringl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51" calcext:value-type="float">
            <text:p>51.0</text:p>
          </table:table-cell>
          <table:table-cell table:style-name="ce26" office:value-type="float" office:value="37.1" calcext:value-type="float">
            <text:p>37.1</text:p>
          </table:table-cell>
          <table:table-cell table:style-name="ce26" office:value-type="float" office:value="51" calcext:value-type="float">
            <text:p>51.0</text:p>
          </table:table-cell>
          <table:table-cell table:style-name="ce26" office:value-type="float" office:value="30.2" calcext:value-type="float">
            <text:p>30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Sun-Ringlé Attila the hub (BMX)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sun-ringl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6" calcext:value-type="float">
            <text:p>46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un-Ringlé SuperDuper Bubba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untour 7 spd 135mm cass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untour GPX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untour high flange track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0" calcext:value-type="float">
            <text:p>3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Suntour high flange track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5.5" calcext:value-type="float">
            <text:p>35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Suntour low flang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1.5" calcext:value-type="float">
            <text:p>31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4" calcext:value-type="float">
            <text:p>24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untour low flang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untour micro drive 7 sp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21.5" calcext:value-type="float">
            <text:p>21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untour micro drive 8 sp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untour Microlight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untour Sprint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table:style-name="ce132" office:value-type="string" calcext:value-type="string">
            <text:p>Suntour Sprint low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table:style-name="ce132" office:value-type="string" calcext:value-type="string">
            <text:p>Suntour Superbe low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untour Superbe Pro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44.5" calcext:value-type="float">
            <text:p>44.5</text:p>
          </table:table-cell>
          <table:table-cell table:style-name="ce26" office:value-type="float" office:value="17" calcext:value-type="float">
            <text:p>17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Suntour Superbe Pro cassett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untour XC-900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Suntour XC-9000, XCD6000, XCD900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untour XCD-600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22.5" calcext:value-type="float">
            <text:p>2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urly "New" disc</text:p>
          </table:table-cell>
          <table:table-cell table:style-name="ce134" office:value-type="date" office:date-value="2004-11-13" calcext:value-type="date">
            <text:p>13-Nov-2004</text:p>
          </table:table-cell>
          <table:table-cell office:value-type="string" calcext:value-type="string">
            <text:p>http://www.surlybikes.com/spew8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urly "New" disc</text:p>
          </table:table-cell>
          <table:table-cell table:style-name="ce134" office:value-type="date" office:date-value="2004-11-13" calcext:value-type="date">
            <text:p>13-Nov-2004</text:p>
          </table:table-cell>
          <table:table-cell office:value-type="string" calcext:value-type="string">
            <text:p>http://www.surlybikes.com/spew8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8.4" calcext:value-type="float">
            <text:p>38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8.4" calcext:value-type="float">
            <text:p>38.4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Surly "New" single speed MTB hub</text:p>
          </table:table-cell>
          <table:table-cell table:style-name="ce134" office:value-type="date" office:date-value="2004-11-13" calcext:value-type="date">
            <text:p>13-Nov-2004</text:p>
          </table:table-cell>
          <table:table-cell office:value-type="string" calcext:value-type="string">
            <text:p>http://www.surlybikes.com/spew8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2.2" calcext:value-type="float">
            <text:p>32.2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2.2" calcext:value-type="float">
            <text:p>32.2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urly "New" track hub</text:p>
          </table:table-cell>
          <table:table-cell table:style-name="ce134" office:value-type="date" office:date-value="2004-11-13" calcext:value-type="date">
            <text:p>13-Nov-2004</text:p>
          </table:table-cell>
          <table:table-cell office:value-type="string" calcext:value-type="string">
            <text:p>http://www.surlybikes.com/spew8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0.1" calcext:value-type="float">
            <text:p>30.1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0.1" calcext:value-type="float">
            <text:p>30.1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office:value-type="string" calcext:value-type="string">
            <text:p>Surly "New" track hub</text:p>
          </table:table-cell>
          <table:table-cell table:style-name="ce134" office:value-type="date" office:date-value="2004-11-13" calcext:value-type="date">
            <text:p>13-Nov-2004</text:p>
          </table:table-cell>
          <table:table-cell office:value-type="string" calcext:value-type="string">
            <text:p>http://www.surlybikes.com/spew8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urly 1x1</text:p>
          </table:table-cell>
          <table:table-cell table:style-name="ce134" office:value-type="date" office:date-value="2004-11-13" calcext:value-type="date">
            <text:p>13-Nov-2004</text:p>
          </table:table-cell>
          <table:table-cell office:value-type="string" calcext:value-type="string">
            <text:p>http://www.surlybikes.com/spew8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9" calcext:value-type="float">
            <text:p>3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35" calcext:value-type="float">
            <text:p>135</text:p>
          </table:table-cell>
          <table:table-cell table:style-name="ce132" office:value-type="string" calcext:value-type="string">
            <text:p>Surly 1x1 single speed</text:p>
          </table:table-cell>
          <table:table-cell table:style-name="ce134" office:value-type="date" office:date-value="2004-11-13" calcext:value-type="date">
            <text:p>13-Nov-2004</text:p>
          </table:table-cell>
          <table:table-cell office:value-type="string" calcext:value-type="string">
            <text:p>http://www.surlybikes.com/spew8.html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62" calcext:value-type="float">
            <text:p>62.0</text:p>
          </table:table-cell>
          <table:table-cell table:style-name="ce26" office:value-type="float" office:value="31" calcext:value-type="float">
            <text:p>31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uzue front high flange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2.5" calcext:value-type="float">
            <text:p>62.5</text:p>
          </table:table-cell>
          <table:table-cell table:style-name="ce26" office:value-type="float" office:value="31.3" calcext:value-type="float">
            <text:p>31.3</text:p>
          </table:table-cell>
          <table:table-cell table:style-name="ce26" office:value-type="float" office:value="62.5" calcext:value-type="float">
            <text:p>62.5</text:p>
          </table:table-cell>
          <table:table-cell table:style-name="ce26" office:value-type="float" office:value="31.3" calcext:value-type="float">
            <text:p>31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Suzue Sil-SP</text:p>
          </table:table-cell>
          <table:table-cell table:style-name="ce134" office:value-type="date" office:date-value="2004-02-18" calcext:value-type="date">
            <text:p>18-Feb-2004</text:p>
          </table:table-cell>
          <table:table-cell office:value-type="string" calcext:value-type="string">
            <text:p>Jon Senior &lt;jon@restlesslemon.co.uk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2.5" calcext:value-type="float">
            <text:p>62.5</text:p>
          </table:table-cell>
          <table:table-cell table:style-name="ce26" office:value-type="float" office:value="27.3" calcext:value-type="float">
            <text:p>27.3</text:p>
          </table:table-cell>
          <table:table-cell table:style-name="ce26" office:value-type="float" office:value="62.5" calcext:value-type="float">
            <text:p>62.5</text:p>
          </table:table-cell>
          <table:table-cell table:style-name="ce26" office:value-type="float" office:value="27.3" calcext:value-type="float">
            <text:p>27.3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0" calcext:value-type="float">
            <text:p>120</text:p>
          </table:table-cell>
          <table:table-cell table:style-name="ce132" office:value-type="string" calcext:value-type="string">
            <text:p>Suzue Sil-SP</text:p>
          </table:table-cell>
          <table:table-cell table:style-name="ce134" office:value-type="date" office:date-value="2004-02-18" calcext:value-type="date">
            <text:p>18-Feb-2004</text:p>
          </table:table-cell>
          <table:table-cell office:value-type="string" calcext:value-type="string">
            <text:p>Jon Senior &lt;jon@restlesslemon.co.uk&gt;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27" calcext:value-type="float">
            <text:p>27.0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27" calcext:value-type="float">
            <text:p>27.0</text:p>
          </table:table-cell>
          <table:table-cell table:style-name="ce87" office:value-type="string" calcext:value-type="string">
            <text:p>R</text:p>
          </table:table-cell>
          <table:table-cell table:style-name="ce87" table:number-columns-repeated="2"/>
          <table:table-cell table:style-name="ce132" office:value-type="string" calcext:value-type="string">
            <text:p>Suzue Tandem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3.9" calcext:value-type="float">
            <text:p>63.9</text:p>
          </table:table-cell>
          <table:table-cell table:style-name="ce26" office:value-type="float" office:value="30.55" calcext:value-type="float">
            <text:p>30.6</text:p>
          </table:table-cell>
          <table:table-cell table:style-name="ce26" office:value-type="float" office:value="63.9" calcext:value-type="float">
            <text:p>63.9</text:p>
          </table:table-cell>
          <table:table-cell table:style-name="ce26" office:value-type="float" office:value="30.55" calcext:value-type="float">
            <text:p>30.6</text:p>
          </table:table-cell>
          <table:table-cell table:style-name="ce87" office:value-type="string" calcext:value-type="string">
            <text:p>n/a</text:p>
          </table:table-cell>
          <table:table-cell table:style-name="ce87"/>
          <table:table-cell table:style-name="ce87" office:value-type="string" calcext:value-type="string">
            <text:p>n/a</text:p>
          </table:table-cell>
          <table:table-cell office:value-type="string" calcext:value-type="string">
            <text:p>Suzue unicycle hub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.8" calcext:value-type="float">
            <text:p>59.8</text:p>
          </table:table-cell>
          <table:table-cell table:style-name="ce26" office:value-type="float" office:value="22.1" calcext:value-type="float">
            <text:p>22.1</text:p>
          </table:table-cell>
          <table:table-cell table:style-name="ce26" office:value-type="float" office:value="39.8" calcext:value-type="float">
            <text:p>39.8</text:p>
          </table:table-cell>
          <table:table-cell table:style-name="ce26" office:value-type="float" office:value="34.3" calcext:value-type="float">
            <text:p>34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yncros disc brak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9.8" calcext:value-type="float">
            <text:p>39.8</text:p>
          </table:table-cell>
          <table:table-cell table:style-name="ce26" office:value-type="float" office:value="34.3" calcext:value-type="float">
            <text:p>34.3</text:p>
          </table:table-cell>
          <table:table-cell table:style-name="ce26" office:value-type="float" office:value="39.8" calcext:value-type="float">
            <text:p>39.8</text:p>
          </table:table-cell>
          <table:table-cell table:style-name="ce26" office:value-type="float" office:value="34.3" calcext:value-type="float">
            <text:p>34.3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Syncros Hardcor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TNT 8-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TNT 8-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7.5" calcext:value-type="float">
            <text:p>37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TNT standard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39" calcext:value-type="float">
            <text:p>39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TNT suspension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TNT suspension 8-spee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Tomo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23.6" calcext:value-type="float">
            <text:p>23.6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1.9" calcext:value-type="float">
            <text:p>31.9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TruVative Disc Sealex SL FH-DISCX-SL-00</text:p>
          </table:table-cell>
          <table:table-cell table:style-name="ce135"/>
          <table:table-cell office:value-type="string" calcext:value-type="string">
            <text:p>www.truvativ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34.1" calcext:value-type="float">
            <text:p>34.1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19.2" calcext:value-type="float">
            <text:p>19.2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TruVative Sealex SL Disc RH-DISCX-SL-00</text:p>
          </table:table-cell>
          <table:table-cell table:style-name="ce135"/>
          <table:table-cell office:value-type="string" calcext:value-type="string">
            <text:p>www.truvativ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TruVative Sealex SL FH-SEAL-SL-00</text:p>
          </table:table-cell>
          <table:table-cell table:style-name="ce135"/>
          <table:table-cell office:value-type="string" calcext:value-type="string">
            <text:p>www.truvativ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19.5" calcext:value-type="float">
            <text:p>19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TruVative Sealex SL RH-SEAL-SL-00</text:p>
          </table:table-cell>
          <table:table-cell table:style-name="ce135"/>
          <table:table-cell office:value-type="string" calcext:value-type="string">
            <text:p>www.truvativ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TruVative Sealex XR FH-SEAL-XR-00</text:p>
          </table:table-cell>
          <table:table-cell table:style-name="ce135"/>
          <table:table-cell office:value-type="string" calcext:value-type="string">
            <text:p>www.truvative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61" calcext:value-type="float">
            <text:p>61.0</text:p>
          </table:table-cell>
          <table:table-cell table:style-name="ce26" office:value-type="float" office:value="19.5" calcext:value-type="float">
            <text:p>19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TruVative Sealex XR RH-SEAL-XR-00</text:p>
          </table:table-cell>
          <table:table-cell table:style-name="ce135"/>
          <table:table-cell office:value-type="string" calcext:value-type="string">
            <text:p>www.truvativ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Tune King disc 2000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19" calcext:value-type="float">
            <text:p>19.0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Tune King disc 99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0" calcext:value-type="float">
            <text:p>20.0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31" calcext:value-type="float">
            <text:p>31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Tune King Gustav M 99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126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Tune King Gustav M 99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24" calcext:value-type="float">
            <text:p>24.0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Tune King Louise 99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5.5" calcext:value-type="float">
            <text:p>55.5</text:p>
          </table:table-cell>
          <table:table-cell table:style-name="ce26" office:value-type="float" office:value="25" calcext:value-type="float">
            <text:p>25.0</text:p>
          </table:table-cell>
          <table:table-cell table:style-name="ce26" office:value-type="float" office:value="55.5" calcext:value-type="float">
            <text:p>55.5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Tune King MK disc 99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126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Tune Kong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56" calcext:value-type="float">
            <text:p>56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126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Tune Kong Louise 99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17" calcext:value-type="float">
            <text:p>17.0</text:p>
          </table:table-cell>
          <table:table-cell table:style-name="ce87" office:value-type="string" calcext:value-type="string">
            <text:p>R</text:p>
          </table:table-cell>
          <table:table-cell table:style-name="ce126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Tune MAG180/200/215 <text:s/>183,205,225gr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1" calcext:value-type="float">
            <text:p>41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126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Tune MAG180/200/215 <text:s/>183,205,225gr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35.6" calcext:value-type="float">
            <text:p>35.6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5.6" calcext:value-type="float">
            <text:p>35.6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Tune MIG 66 74gr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number-columns-repeated="4" table:style-name="ce26" office:value-type="float" office:value="36" calcext:value-type="float">
            <text:p>36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Tune MIG 75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78" calcext:value-type="float">
            <text:p>78.0</text:p>
          </table:table-cell>
          <table:table-cell table:style-name="ce26" office:value-type="float" office:value="36.2" calcext:value-type="float">
            <text:p>36.2</text:p>
          </table:table-cell>
          <table:table-cell table:style-name="ce26" office:value-type="float" office:value="66" calcext:value-type="float">
            <text:p>66.0</text:p>
          </table:table-cell>
          <table:table-cell table:style-name="ce26" office:value-type="float" office:value="16.7" calcext:value-type="float">
            <text:p>16.7</text:p>
          </table:table-cell>
          <table:table-cell table:style-name="ce87" office:value-type="string" calcext:value-type="string">
            <text:p>R</text:p>
          </table:table-cell>
          <table:table-cell table:style-name="ce127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Tune Power Tap Prologu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1.6" calcext:value-type="float">
            <text:p>51.6</text:p>
          </table:table-cell>
          <table:table-cell table:style-name="ce26" office:value-type="float" office:value="42" calcext:value-type="float">
            <text:p>42.0</text:p>
          </table:table-cell>
          <table:table-cell table:style-name="ce26" office:value-type="float" office:value="51.6" calcext:value-type="float">
            <text:p>51.6</text:p>
          </table:table-cell>
          <table:table-cell table:style-name="ce26" office:value-type="float" office:value="42" calcext:value-type="float">
            <text:p>42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Tune SandWitc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4" calcext:value-type="float">
            <text:p>34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Ultimate Machine Co. road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3.5" calcext:value-type="float">
            <text:p>43.5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Ultimate Machine Co., small left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3.5" calcext:value-type="float">
            <text:p>43.5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43.5" calcext:value-type="float">
            <text:p>43.5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Ultimate Machine Co., two equal flange diameter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81" calcext:value-type="float">
            <text:p>81.0</text:p>
          </table:table-cell>
          <table:table-cell table:style-name="ce26" office:value-type="float" office:value="28" calcext:value-type="float">
            <text:p>28.0</text:p>
          </table:table-cell>
          <table:table-cell table:style-name="ce26" office:value-type="float" office:value="81" calcext:value-type="float">
            <text:p>81.0</text:p>
          </table:table-cell>
          <table:table-cell table:style-name="ce26" office:value-type="float" office:value="28" calcext:value-type="float">
            <text:p>28.0</text:p>
          </table:table-cell>
          <table:table-cell table:style-name="ce87" office:value-type="string" calcext:value-type="string">
            <text:p>F</text:p>
          </table:table-cell>
          <table:table-cell table:style-name="ce87" table:number-columns-repeated="2"/>
          <table:table-cell table:style-name="ce132" office:value-type="string" calcext:value-type="string">
            <text:p>Union/Marwi WingIII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R</text:p>
          </table:table-cell>
          <table:table-cell table:style-name="ce87" table:number-columns-repeated="2"/>
          <table:table-cell office:value-type="string" calcext:value-type="string">
            <text:p>Wheelring wheelchair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40" calcext:value-type="float">
            <text:p>40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Wheelsmith Bullet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Wheelsmith Bullet cass.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4.3" calcext:value-type="float">
            <text:p>34.3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0.1" calcext:value-type="float">
            <text:p>20.1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White Industries cassett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table:formula="of:=41-4" office:value-type="float" office:value="37" calcext:value-type="float">
            <text:p>37.0</text:p>
          </table:table-cell>
          <table:table-cell table:style-name="ce26" table:formula="of:=130/2-29" office:value-type="float" office:value="36" calcext:value-type="float">
            <text:p>36.0</text:p>
          </table:table-cell>
          <table:table-cell table:style-name="ce26" table:formula="of:=58.5-4" office:value-type="float" office:value="54.5" calcext:value-type="float">
            <text:p>54.5</text:p>
          </table:table-cell>
          <table:table-cell table:style-name="ce26" table:formula="of:=130/2-46.28" office:value-type="float" office:value="18.72" calcext:value-type="float">
            <text:p>18.7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White Industries LTA cassette</text:p>
          </table:table-cell>
          <table:table-cell table:style-name="ce136" office:value-type="date" office:date-value="2004-12-26" calcext:value-type="date">
            <text:p>26-Dec-04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1.5" calcext:value-type="float">
            <text:p>21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White Industries cassett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74" calcext:value-type="float">
            <text:p>74.0</text:p>
          </table:table-cell>
          <table:table-cell table:style-name="ce26" office:value-type="float" office:value="21" calcext:value-type="float">
            <text:p>21.0</text:p>
          </table:table-cell>
          <table:table-cell table:style-name="ce26" office:value-type="float" office:value="74" calcext:value-type="float">
            <text:p>74.0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White Industries disc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3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48" calcext:value-type="float">
            <text:p>48.0</text:p>
          </table:table-cell>
          <table:table-cell table:style-name="ce26" office:value-type="float" office:value="32" calcext:value-type="float">
            <text:p>32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129" office:value-type="string" calcext:value-type="string">
            <text:p>126, 130, 135</text:p>
          </table:table-cell>
          <table:table-cell table:style-name="ce133" office:value-type="string" calcext:value-type="string">
            <text:p>White Industries ENO eccentric flip-flop</text:p>
          </table:table-cell>
          <table:table-cell table:style-name="ce134" office:value-type="date" office:date-value="2003-04-17" calcext:value-type="date">
            <text:p>17-Apr-2003</text:p>
          </table:table-cell>
          <table:table-cell table:style-name="ce138" office:value-type="string" calcext:value-type="string">
            <text:p><text:span text:style-name="T14"><text:a xlink:href="mailto:CaptBike@sheldonbrown.com" xlink:type="simple">CaptBike@sheldonbrown.com</text:a></text:span>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67" calcext:value-type="float">
            <text:p>67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White Industries Hayes disc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22" calcext:value-type="float">
            <text:p>22.0</text:p>
          </table:table-cell>
          <table:table-cell table:style-name="ce26" office:value-type="float" office:value="75" calcext:value-type="float">
            <text:p>75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White Industries Hayes disc DH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8" calcext:value-type="float">
            <text:p>38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White Industries road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5.5" calcext:value-type="float">
            <text:p>35.5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35.5" calcext:value-type="float">
            <text:p>35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White Industries Ti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4.5" calcext:value-type="float">
            <text:p>24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White Industries Ti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19" calcext:value-type="float">
            <text:p>1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6" calcext:value-type="float">
            <text:p>126</text:p>
          </table:table-cell>
          <table:table-cell office:value-type="string" calcext:value-type="string">
            <text:p>White Industries Ti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7" calcext:value-type="float">
            <text:p>27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7" calcext:value-type="float">
            <text:p>27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White Industries Ti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2" calcext:value-type="float">
            <text:p>32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2" calcext:value-type="float">
            <text:p>22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White Industries Ti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18" calcext:value-type="float">
            <text:p>18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White Industries Ti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9" calcext:value-type="float">
            <text:p>29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White Industries Ti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34" calcext:value-type="float">
            <text:p>34.0</text:p>
          </table:table-cell>
          <table:table-cell table:style-name="ce26" office:value-type="float" office:value="54" calcext:value-type="float">
            <text:p>54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White Industries Ti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5.5" calcext:value-type="float">
            <text:p>35.5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5.5" calcext:value-type="float">
            <text:p>35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White Industries Tracker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7" calcext:value-type="float">
            <text:p>27.0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7" calcext:value-type="float">
            <text:p>27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6" calcext:value-type="float">
            <text:p>136</text:p>
          </table:table-cell>
          <table:table-cell table:style-name="ce132" office:value-type="string" calcext:value-type="string">
            <text:p>Wilderness Trail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4.5" calcext:value-type="float">
            <text:p>24.5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9.5" calcext:value-type="float">
            <text:p>29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41" calcext:value-type="float">
            <text:p>141</text:p>
          </table:table-cell>
          <table:table-cell table:style-name="ce132" office:value-type="string" calcext:value-type="string">
            <text:p>Wilderness Trails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6" calcext:value-type="float">
            <text:p>36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Wilderness Trails classic narrow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39" calcext:value-type="float">
            <text:p>39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Wilderness Trails classic standard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45" calcext:value-type="float">
            <text:p>4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Wilderness Trails classic wid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.5" calcext:value-type="float">
            <text:p>34.5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Wilderness Trails Momentum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9" calcext:value-type="float">
            <text:p>39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Wilderness Trails New Paradigm large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9" calcext:value-type="float">
            <text:p>39.0</text:p>
          </table:table-cell>
          <table:table-cell table:style-name="ce26" office:value-type="float" office:value="42.5" calcext:value-type="float">
            <text:p>42.5</text:p>
          </table:table-cell>
          <table:table-cell table:style-name="ce26" office:value-type="float" office:value="39" calcext:value-type="float">
            <text:p>39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Wilderness Trails New Paradigm small flange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115" office:value-type="float" office:value="36" calcext:value-type="float">
            <text:p>36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Winners lo flang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1.5" calcext:value-type="float">
            <text:p>41.5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1.5" calcext:value-type="float">
            <text:p>41.5</text:p>
          </table:table-cell>
          <table:table-cell table:style-name="ce26" office:value-type="float" office:value="20.5" calcext:value-type="float">
            <text:p>20.5</text:p>
          </table:table-cell>
          <table:table-cell table:style-name="ce87" office:value-type="string" calcext:value-type="string">
            <text:p>R</text:p>
          </table:table-cell>
          <table:table-cell table:style-name="ce87"/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Winners low flang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16" calcext:value-type="float">
            <text:p>16.0</text:p>
          </table:table-cell>
          <table:table-cell table:style-name="ce26" office:value-type="float" office:value="58" calcext:value-type="float">
            <text:p>58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 table:number-columns-repeated="2"/>
          <table:table-cell office:value-type="string" calcext:value-type="string">
            <text:p>Woodman Bill LFY for Cannondale Lefty fork</text:p>
          </table:table-cell>
          <table:table-cell table:style-name="ce134" office:value-type="date" office:date-value="2002-03-04" calcext:value-type="date">
            <text:p>4-Mar-2002</text:p>
          </table:table-cell>
          <table:table-cell office:value-type="string" calcext:value-type="string">
            <text:p>woodmanusa@earthlink.net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30" calcext:value-type="float">
            <text:p>30.0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1" calcext:value-type="float">
            <text:p>131</text:p>
          </table:table-cell>
          <table:table-cell office:value-type="string" calcext:value-type="string">
            <text:p>WTB classic WTB 7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8" calcext:value-type="float">
            <text:p>28.0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7" calcext:value-type="float">
            <text:p>27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6" calcext:value-type="float">
            <text:p>136</text:p>
          </table:table-cell>
          <table:table-cell office:value-type="string" calcext:value-type="string">
            <text:p>WTB classic WTB 7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31.5" calcext:value-type="float">
            <text:p>31.5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3.5" calcext:value-type="float">
            <text:p>23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6" calcext:value-type="float">
            <text:p>136</text:p>
          </table:table-cell>
          <table:table-cell office:value-type="string" calcext:value-type="string">
            <text:p>WTB classic WTB 8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7.5" calcext:value-type="float">
            <text:p>27.5</text:p>
          </table:table-cell>
          <table:table-cell table:style-name="ce26" office:value-type="float" office:value="59" calcext:value-type="float">
            <text:p>59.0</text:p>
          </table:table-cell>
          <table:table-cell table:style-name="ce26" office:value-type="float" office:value="27.5" calcext:value-type="float">
            <text:p>27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41" calcext:value-type="float">
            <text:p>141</text:p>
          </table:table-cell>
          <table:table-cell office:value-type="string" calcext:value-type="string">
            <text:p>WTB classic WTB 8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1" calcext:value-type="float">
            <text:p>31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5" calcext:value-type="float">
            <text:p>25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WTB New Paradigm 7-speed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8.5" calcext:value-type="float">
            <text:p>38.5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7.5" calcext:value-type="float">
            <text:p>27.5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WTB New Paradigm 7-speed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3" calcext:value-type="float">
            <text:p>23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6" calcext:value-type="float">
            <text:p>136</text:p>
          </table:table-cell>
          <table:table-cell office:value-type="string" calcext:value-type="string">
            <text:p>WTB New Paradigm 8-speed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1" calcext:value-type="float">
            <text:p>21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9" calcext:value-type="float">
            <text:p>139</text:p>
          </table:table-cell>
          <table:table-cell office:value-type="string" calcext:value-type="string">
            <text:p>WTB New Paradigm 8-speed cassette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44" calcext:value-type="float">
            <text:p>44.0</text:p>
          </table:table-cell>
          <table:table-cell table:style-name="ce26" office:value-type="float" office:value="35.3" calcext:value-type="float">
            <text:p>35.3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19.1" calcext:value-type="float">
            <text:p>19.1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string" calcext:value-type="string">
            <text:p>8,9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Xero Lite 16H</text:p>
          </table:table-cell>
          <table:table-cell table:style-name="ce134" office:value-type="date" office:date-value="2004-02-08" calcext:value-type="date">
            <text:p>8-Feb-2004</text:p>
          </table:table-cell>
          <table:table-cell office:value-type="string" calcext:value-type="string">
            <text:p>DGR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38" calcext:value-type="float">
            <text:p>38.0</text:p>
          </table:table-cell>
          <table:table-cell table:style-name="ce26" office:value-type="float" office:value="35" calcext:value-type="float">
            <text:p>35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XS BMX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7" calcext:value-type="float">
            <text:p>27.0</text:p>
          </table:table-cell>
          <table:table-cell table:style-name="ce26" office:value-type="float" office:value="45" calcext:value-type="float">
            <text:p>45.0</text:p>
          </table:table-cell>
          <table:table-cell table:style-name="ce26" office:value-type="float" office:value="27" calcext:value-type="float">
            <text:p>27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XS BMX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33" calcext:value-type="float">
            <text:p>33.0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33" calcext:value-type="float">
            <text:p>33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XS BMX high flange</text:p>
          </table:table-cell>
          <table:table-cell table:style-name="ce134" office:value-type="date" office:date-value="2001-12-28" calcext:value-type="date">
            <text:p>28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29" calcext:value-type="float">
            <text:p>29.0</text:p>
          </table:table-cell>
          <table:table-cell table:style-name="ce26" office:value-type="float" office:value="63" calcext:value-type="float">
            <text:p>63.0</text:p>
          </table:table-cell>
          <table:table-cell table:style-name="ce26" office:value-type="float" office:value="29" calcext:value-type="float">
            <text:p>29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10" calcext:value-type="float">
            <text:p>110</text:p>
          </table:table-cell>
          <table:table-cell office:value-type="string" calcext:value-type="string">
            <text:p>XS BMX high flange</text:p>
          </table:table-cell>
          <table:table-cell table:style-name="ce134" office:value-type="date" office:date-value="2001-12-29" calcext:value-type="date">
            <text:p>29-Dec-2001</text:p>
          </table:table-cell>
          <table:table-cell office:value-type="string" calcext:value-type="string">
            <text:p>www.dtswiss.com</text:p>
          </table:table-cell>
          <table:table-cell table:number-columns-repeated="1013"/>
        </table:table-row>
        <table:table-row table:style-name="ro1"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5" calcext:value-type="float">
            <text:p>35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office:value-type="string" calcext:value-type="string">
            <text:p>Zipp 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6" calcext:value-type="float">
            <text:p>36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6" calcext:value-type="float">
            <text:p>36.0</text:p>
          </table:table-cell>
          <table:table-cell table:style-name="ce87" office:value-type="string" calcext:value-type="string">
            <text:p>F</text:p>
          </table:table-cell>
          <table:table-cell table:style-name="ce87"/>
          <table:table-cell table:style-name="ce87" office:value-type="float" office:value="100" calcext:value-type="float">
            <text:p>100</text:p>
          </table:table-cell>
          <table:table-cell table:style-name="ce132" office:value-type="string" calcext:value-type="string">
            <text:p>Zipp 100</text:p>
          </table:table-cell>
          <table:table-cell table:style-name="ce135"/>
          <table:table-cell table:number-columns-repeated="1014"/>
        </table:table-row>
        <table:table-row table:style-name="ro1"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37" calcext:value-type="float">
            <text:p>37.0</text:p>
          </table:table-cell>
          <table:table-cell table:style-name="ce26" office:value-type="float" office:value="43" calcext:value-type="float">
            <text:p>43.0</text:p>
          </table:table-cell>
          <table:table-cell table:style-name="ce26" office:value-type="float" office:value="20" calcext:value-type="float">
            <text:p>20.0</text:p>
          </table:table-cell>
          <table:table-cell table:style-name="ce87" office:value-type="string" calcext:value-type="string">
            <text:p>R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30" calcext:value-type="float">
            <text:p>130</text:p>
          </table:table-cell>
          <table:table-cell table:style-name="ce132" office:value-type="string" calcext:value-type="string">
            <text:p>Zipp 217</text:p>
          </table:table-cell>
          <table:table-cell table:style-name="ce135"/>
          <table:table-cell table:number-columns-repeated="1014"/>
        </table:table-row>
        <table:table-row table:style-name="ro1" table:number-rows-repeated="10477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LE" table:base-cell-address="$instructions.$A$1" table:cell-range-address="#REF!"/>
          <table:named-range table:name="TABLE_2" table:base-cell-address="$instructions.$A$1" table:cell-range-address="#REF!"/>
        </table:named-expressions>
      </table:table>
      <table:table table:name="Module1" table:style-name="ta5">
        <table:table-column table:style-name="co31" table:default-cell-style-name="Default"/>
        <table:table-row table:style-name="ro7">
          <table:table-cell/>
        </table:table-row>
      </table:table>
      <table:named-expressions>
        <table:named-range table:name="D" table:base-cell-address="$instructions.$A$1" table:cell-range-address="#REF!"/>
        <table:named-range table:name="data" table:base-cell-address="$instructions.$A$1" table:cell-range-address="$hubs.$A$9:.$I$9"/>
        <table:named-range table:name="fd" table:base-cell-address="$instructions.$A$1" table:cell-range-address="#REF!"/>
        <table:named-range table:name="rd" table:base-cell-address="$instructions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8" loext:min-decimal-places="8" number:min-integer-digits="1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10" loext:min-decimal-places="10" number:min-integer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2" loext:min-decimal-places="0" number:min-integer-digits="0" number:decimal-replacement=""/>
      <number:text>º</number:text>
    </number:number-style>
    <number:number-style style:name="N147">
      <number:number number:decimal-places="3" loext:min-decimal-places="0" number:min-integer-digits="0" number:decimal-replacement=""/>
      <number:text>º</number:text>
    </number:number-style>
    <number:number-style style:name="N148">
      <number:number number:decimal-places="4" loext:min-decimal-places="0" number:min-integer-digits="0" number:decimal-replacement=""/>
      <number:text>º</number:text>
    </number:number-style>
    <number:number-style style:name="N149">
      <number:number number:decimal-places="1" loext:min-decimal-places="0" number:min-integer-digits="0" number:decimal-replacement=""/>
      <number:text>º</number:text>
    </number:number-style>
    <number:date-style style:name="N150P0" style:volatile="true">
      <number:month/>
      <number:text>/</number:text>
      <number:day/>
      <number:text>/</number:text>
      <number:year number:style="long"/>
    </number:date-style>
    <number:text-style style:name="N150">
      <number:text-content/>
      <style:map style:condition="value()&lt;=1.79769313486232E+308" style:apply-style-name="N150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37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37" number:language="en" number:country="US">
      <number:text-content/>
      <style:map style:condition="value()&lt;=1.79769313486232E+308" style:apply-style-name="N10137P0"/>
    </number:text-style>
    <style:style style:name="Default" style:family="table-cell">
      <style:table-cell-properties fo:padding="2.01pt" style:rotation-align="none"/>
      <style:text-properties style:font-name="Arial" fo:font-family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ollowed_20_Hyperlink" style:display-name="Followed Hyperlink" style:family="table-cell" style:parent-style-name="Default">
      <style:table-cell-properties fo:padding="2.01pt"/>
      <style:text-properties fo:color="#800080" style:text-outline="false" style:text-line-through-style="none" style:text-line-through-type="none" style:font-name="Arial" fo:font-family="Arial" fo:font-size="9.5pt" fo:font-style="normal" fo:text-shadow="none" style:text-underline-style="solid" style:text-underline-width="auto" style:text-underline-color="font-color" fo:font-weight="normal" style:font-size-asian="9.5pt" style:font-style-asian="normal" style:font-weight-asian="normal" style:font-size-complex="9.5pt" style:font-style-complex="normal" style:font-weight-complex="normal"/>
    </style:style>
    <style:style style:name="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9.5pt" fo:font-style="normal" fo:text-shadow="none" style:text-underline-style="solid" style:text-underline-width="auto" style:text-underline-color="font-color" fo:font-weight="normal" style:font-size-asian="9.5pt" style:font-style-asian="normal" style:font-weight-asian="normal" style:font-size-complex="9.5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53.86pt" fo:margin-right="53.86pt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page-layout style:name="Mpm4">
      <style:page-layout-properties fo:page-width="792pt" fo:page-height="612pt" style:num-format="1" style:print-orientation="landscape" fo:margin-top="70.84pt" fo:margin-bottom="70.84pt" fo:margin-left="68.4pt" fo:margin-right="64.8pt" style:first-page-number="continue" loext:scale-to-X="1" loext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5">
      <style:page-layout-properties style:num-format="1" style:print-orientation="portrait" fo:margin-top="36pt" fo:margin-bottom="70.84pt" fo:margin-left="53.86pt" fo:margin-right="53.86pt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6">
      <style:page-layout-properties style:num-format="1" style:print-orientation="portrait" fo:margin-top="36pt" fo:margin-bottom="70.84pt" fo:margin-left="53.86pt" fo:margin-right="53.86pt" style:first-page-number="continue" loext:scale-to-X="1" style:writing-mode="lr-tb" style:print="charts drawings grid objects zero-values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culator" style:display-name="PageStyle_calcul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ms" style:display-name="PageStyle_rim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hubs" style:display-name="PageStyle_hub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Yahoo! Mail - drinard@yahoo.com</dc:title>
    <dc:subject>Calculate spoke lengths of wire wheels of all kinds</dc:subject>
    <meta:initial-creator>Damon Rinard</meta:initial-creator>
    <meta:creation-date>2002-01-04T05:37:50</meta:creation-date>
    <dc:date>2017-11-16T13:21:33.258666493</dc:date>
    <meta:print-date>2005-01-01T16:23:58</meta:print-date>
    <meta:editing-duration>PT9M10S</meta:editing-duration>
    <meta:editing-cycles>1</meta:editing-cycles>
    <meta:document-statistic meta:table-count="5" meta:cell-count="13818" meta:object-count="0"/>
    <meta:generator>LibreOffice/5.3.7.2.0$Linux_X86_64 LibreOffice_project/30m0$Build-2</meta:generator>
    <meta:user-defined meta:name="_AdHocReviewCycleID" meta:value-type="float">1443442912</meta:user-defined>
    <meta:user-defined meta:name="_AuthorEmail">Damon_Rinard@trekbikes.com</meta:user-defined>
    <meta:user-defined meta:name="_AuthorEmailDisplayName">Rinard, Damon</meta:user-defined>
    <meta:user-defined meta:name="_EmailSubject">spocalc.xls</meta:user-defined>
    <meta:user-defined meta:name="_ReviewingToolsShownOnce" meta:value-type="string"/>
  </office:meta>
</office:document-meta>
</file>

<file path=Basic/SPOCALC.XLS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































































































'
' enter_front_hub Macro
' copies all front hub dims to cells in calculator sheet
'
'
Sub enter_front_hub()
' Get spoke hole diameter
    ActiveCell.Offset(0, -8).Range("A1").Select
    Selection.Copy
' copy to calculator cell
    Sheets("calculator").Select
    Range("C17").Select
    ActiveSheet.Paste
' Get left flange diameter,
    Sheets("hubs").Select
    ActiveCell.Offset(0, 1).Range("A1").Select
    Selection.Copy
' copy to calculator cell:
    Sheets("calculator").Select
    Range("C15").Select
    ActiveSheet.Paste
' Get left flange width,
    Sheets("hubs").Select
    ActiveCell.Offset(0, 1).Range("A1").Select
    Selection.Copy
' copy to calculator cell:
    Sheets("calculator").Select
    Range("C13").Select
    ActiveSheet.Paste
' Get right flange diameter,
    Sheets("hubs").Select
    ActiveCell.Offset(0, 1).Range("A1").Select
    Selection.Copy
' copy to calculator cell:
    Sheets("calculator").Select
    Range("C16").Select
    ActiveSheet.Paste
' Get right flange width,
    Sheets("hubs").Select
    ActiveCell.Offset(0, 1).Range("A1").Select
    Selection.Copy
' copy to calculator cell:
    Sheets("calculator").Select
    Range("C14").Select
    ActiveSheet.Paste
' get hub name
    Sheets("hubs").Select
    ActiveCell.Offset(0, 4).Range("A1").Select
    Selection.Copy
' copy hub name to calculator
    Sheets("calculator").Select
    Range("C35").Select
    ActiveSheet.Paste
' get rid of blinking border
    Application.CutCopyMode = False
    Range("A3").Select
' return control to hub sheet
    Sheets("hubs").Select
    Range("I8").Select
    End Sub
'
' enter_front_rim Macro
' copies ERD to "calculator" sheet
'
'
Sub enter_front_rim()
' get rim ERD in left column
    ActiveCell.Offset(0, -4).Range("A1").Select
    Selection.Copy
' Paste ERD in calculator cell for rim ERD
    Sheets("calculator").Select
    Range("C11").Select
    ActiveSheet.Paste
' get OSB
    Sheets("rims").Select
    ActiveCell.Offset(0, 1).Range("A1").Select
    Selection.Copy
' copy OSB to calculator
    Sheets("calculator").Select
    Range("C12").Select
    ActiveSheet.Paste
' get rim name
    Sheets("rims").Select
    ActiveCell.Offset(0, 3).Range("A1").Select
    Selection.Copy
' copy rim name to calculator
    Sheets("calculator").Select
    Range("C36").Select
    ActiveSheet.Paste
    Range("A3").Select
' get rid of blinking border
    Sheets("rims").Select
    Application.CutCopyMode = False
' return control to rims
    Sheets("rims").Select
    Range("E8").Select
    End Sub
'
' enter_rear_hub Macro
' copies all rear hub dims to cells in calculator sheet
'
'
Sub enter_rear_hub()
' Get spoke hole diameter
    ActiveCell.Offset(0, -8).Range("A1").Select
    Selection.Copy
' copy to calculator cells
    Sheets("calculator").Select
    Range("C30").Select
    ActiveSheet.Paste
' Get left flange diameter,
    Sheets("hubs").Select
    ActiveCell.Offset(0, 1).Range("A1").Select
    Selection.Copy
' copy to calculator cell:
    Sheets("calculator").Select
    Range("C28").Select
    ActiveSheet.Paste
' Get left flange width,
    Sheets("hubs").Select
    ActiveCell.Offset(0, 1).Range("A1").Select
    Selection.Copy
' copy to calculator cell:
    Sheets("calculator").Select
    Range("C26").Select
    ActiveSheet.Paste
' Get right flange diameter,
    Sheets("hubs").Select
    ActiveCell.Offset(0, 1).Range("A1").Select
    Selection.Copy
' copy to calculator cell:
    Sheets("calculator").Select
    Range("C29").Select
    ActiveSheet.Paste
' Get right flange width,
    Sheets("hubs").Select
    ActiveCell.Offset(0, 1).Range("A1").Select
    Selection.Copy
' copy to calculator cell:
    Sheets("calculator").Select
    Range("C27").Select
    ActiveSheet.Paste
' get rear hub name
    Sheets("hubs").Select
    ActiveCell.Offset(0, 4).Range("A1").Select
    Selection.Copy
' paste rear hub name to calculator
    Sheets("calculator").Select
    Range("C37").Select
    ActiveSheet.Paste
' get rid of blinking border
    Application.CutCopyMode = False
    Range("A3").Select
' return control to hubs
    Sheets("hubs").Select
    Range("I8").Select
    End Sub
'
' enter_rear_rim Macro
' copies ERD to "calculator" sheet
'
'
Sub enter_rear_rim()
' get rim ERD in left column
    ActiveCell.Offset(0, -4).Range("A1").Select
    Selection.Copy
' Paste ERD in calculator cell for rim ERD
    Sheets("calculator").Select
    Range("C24").Select
    ActiveSheet.Paste
' get rim OSB
    Sheets("rims").Select
    ActiveCell.Offset(0, 1).Range("A1").Select
    Selection.Copy
' paste OSB to calculator
    Sheets("calculator").Select
    Range("C25").Select
    ActiveSheet.Paste
' get rim name
    Sheets("rims").Select
    ActiveCell.Offset(0, 3).Range("A1").Select
    Selection.Copy
' paste rim name to calculator
    Sheets("calculator").Select
    Range("C38").Select
    ActiveSheet.Paste
    Range("A3").Select
' get rid of blinking border
    Sheets("rims").Select
    Application.CutCopyMode = False
' return control to rims
    Sheets("rims").Select
    Range("E8").Select
    End Sub

</script:module>
</file>

<file path=Basic/SPOCALC.XLS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








</script:module>
</file>

<file path=Basic/SPOCALC.XLS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








</script:module>
</file>

<file path=Basic/SPOCALC.XLS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








</script:module>
</file>

<file path=Basic/SPOCALC.XLS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








</script:module>
</file>

<file path=Basic/SPOCALC.XLS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





</script:module>
</file>

<file path=Basic/SPOCALC.XLS/script-lb.xml><?xml version="1.0" encoding="utf-8"?>
<!DOCTYPE library  PUBLIC '-//OpenOffice.org//DTD OfficeDocument 1.0//EN'  'library.dtd'>
<library:library xmlns:library="http://openoffice.org/2000/library" library:name="SPOCALC.XLS" library:readonly="false" library:passwordprotected="false">
  <library:element library:name="Module1"/>
  <library:element library:name="Sheet1"/>
  <library:element library:name="Sheet2"/>
  <library:element library:name="Sheet3"/>
  <library:element library:name="Sheet4"/>
  <library:element library:name="ThisWorkbook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SPOCALC.XLS" library:link="false"/>
</library:libraries>
</file>